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Bebas Neue" svg:font-family="'Bebas Neue'"/>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solid" svg:stroke-width="0.053cm" svg:stroke-color="#285293"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gr2" style:family="graphic" style:parent-style-name="standard">
      <style:graphic-properties draw:stroke="solid" svg:stroke-width="0.053cm" svg:stroke-color="#285293"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solid" svg:stroke-width="0.026cm" svg:stroke-color="#00f4ad"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none" svg:stroke-width="0cm" draw:fill="solid" draw:fill-color="#00f4ad"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none" svg:stroke-width="0cm" draw:fill="solid" draw:fill-color="#285293"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solid" svg:stroke-width="0.026cm" svg:stroke-color="#00f4ad"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graphic-properties style:protect="size"/>
    </style:style>
    <style:style style:name="gr8"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standard">
      <style:graphic-properties draw:stroke="solid" svg:stroke-width="0.053cm" svg:stroke-color="#434343"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none" svg:stroke-width="0cm" draw:fill="solid" draw:fill-color="#9fc5e8" draw:textarea-vertical-align="middle" draw:auto-grow-height="false" draw:fit-to-size="false" style:shrink-to-fit="false" fo:min-height="0cm" fo:min-width="0cm" fo:padding-top="0.254cm" fo:padding-bottom="0.254cm" fo:padding-left="0.254cm" fo:padding-right="0.254cm" fo:wrap-option="wrap"/>
    </style:style>
    <style:style style:name="gr11" style:family="graphic" style:parent-style-name="standard">
      <style:graphic-properties draw:stroke="none" svg:stroke-width="0cm" draw:fill="solid" draw:fill-color="#00a7f8" draw:textarea-vertical-align="middle" draw:auto-grow-height="false" draw:fit-to-size="false" style:shrink-to-fit="false" fo:min-height="0cm" fo:min-width="0cm" fo:padding-top="0.254cm" fo:padding-bottom="0.254cm" fo:padding-left="0.254cm" fo:padding-right="0.254cm" fo:wrap-option="wrap"/>
    </style:style>
    <style:style style:name="gr12" style:family="graphic" style:parent-style-name="standard">
      <style:graphic-properties draw:stroke="solid" svg:stroke-width="0.106cm" svg:stroke-color="#00f4ad" draw:stroke-linejoin="round" draw:fill="none" draw:textarea-vertical-align="top" draw:auto-grow-height="false" draw:fit-to-size="false" style:shrink-to-fit="false" fo:min-height="0cm" fo:min-width="0cm" fo:padding-top="0.254cm" fo:padding-bottom="0.254cm" fo:padding-left="0.254cm" fo:padding-right="0.254cm" fo:wrap-option="wrap"/>
    </style:style>
    <style:style style:name="gr13" style:family="graphic" style:parent-style-name="standard">
      <style:graphic-properties draw:stroke="solid" svg:stroke-width="0.079cm" svg:stroke-color="#00f4ad" draw:stroke-linejoin="round" draw:fill="none" draw:textarea-vertical-align="top" draw:auto-grow-height="false" draw:fit-to-size="false" style:shrink-to-fit="false" fo:min-height="0cm" fo:min-width="0cm" fo:padding-top="0.254cm" fo:padding-bottom="0.254cm" fo:padding-left="0.254cm" fo:padding-right="0.254cm" fo:wrap-option="wrap"/>
    </style:style>
    <style:style style:name="gr14" style:family="graphic" style:parent-style-name="standard">
      <style:graphic-properties draw:stroke="solid" svg:stroke-width="0.106cm" svg:stroke-color="#00f4ad"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5"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16" style:family="graphic" style:parent-style-name="standard">
      <style:graphic-properties draw:stroke="solid" svg:stroke-width="0.079cm" svg:stroke-color="#00f4ad"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7" style:family="graphic" style:parent-style-name="standard">
      <style:graphic-properties draw:stroke="solid" svg:stroke-width="0.026cm" svg:stroke-color="#00f4ad"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8" style:family="graphic" style:parent-style-name="standard">
      <style:graphic-properties draw:stroke="solid" svg:stroke-width="0.026cm" svg:stroke-color="#00f4ad" draw:stroke-linejoin="round" draw:fill="none" draw:textarea-vertical-align="top" draw:auto-grow-height="false" fo:min-height="0cm" fo:min-width="0cm" fo:padding-top="0.125cm" fo:padding-bottom="0.125cm" fo:padding-left="0.25cm" fo:padding-right="0.25cm" fo:wrap-option="wrap"/>
    </style:style>
    <style:style style:name="gr19" style:family="graphic" style:parent-style-name="standard">
      <style:graphic-properties draw:stroke="solid" svg:stroke-width="0.053cm" svg:stroke-color="#00f4ad"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middle" draw:auto-grow-height="false" draw:fit-to-size="false" style:shrink-to-fit="false" fo:min-height="2.386cm" fo:padding-top="0cm" fo:padding-bottom="0cm" fo:padding-left="0cm" fo:padding-right="0cm" fo:wrap-option="wrap"/>
    </style:style>
    <style:style style:name="pr2" style:family="presentation" style:parent-style-name="TITLE-subtitle">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pr3" style:family="presentation" style:parent-style-name="TITLE-notes" style:list-style-name="L2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false" style:shrink-to-fit="false" fo:min-height="2.386cm" fo:padding-top="0cm" fo:padding-bottom="0cm" fo:padding-left="0cm" fo:padding-right="0cm" fo:wrap-option="wrap"/>
    </style:style>
    <style:style style:name="pr5" style:family="presentation" style:parent-style-name="TITLE_5f_AND_5f_BODY-outline1">
      <style:graphic-properties draw:stroke="none" svg:stroke-width="0cm" draw:fill="none" draw:textarea-vertical-align="middle" draw:auto-grow-height="false" draw:fit-to-size="false" style:shrink-to-fit="false" fo:min-height="8.036cm" fo:padding-top="0cm" fo:padding-bottom="0cm" fo:padding-left="0cm" fo:padding-right="0cm" fo:wrap-option="wrap"/>
    </style:style>
    <style:style style:name="pr6" style:family="presentation" style:parent-style-name="TITLE_5f_AND_5f_BODY-notes" style:list-style-name="L2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SECTION_5f_TITLE_5f_AND_5f_DESCRIPTION-title">
      <style:graphic-properties draw:stroke="none" svg:stroke-width="0cm" draw:fill="none" draw:textarea-vertical-align="middle" draw:auto-grow-height="false" draw:fit-to-size="false" style:shrink-to-fit="false" fo:min-height="2.386cm" fo:padding-top="0cm" fo:padding-bottom="0cm" fo:padding-left="0cm" fo:padding-right="0cm" fo:wrap-option="wrap"/>
    </style:style>
    <style:style style:name="pr8" style:family="presentation" style:parent-style-name="SECTION_5f_TITLE_5f_AND_5f_DESCRIPTION-notes" style:list-style-name="L2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ONE_5f_COLUMN_5f_TEXT-title">
      <style:graphic-properties draw:stroke="none" svg:stroke-width="0cm" draw:fill="none" draw:textarea-vertical-align="middle" draw:auto-grow-height="false" draw:fit-to-size="false" style:shrink-to-fit="false" fo:min-height="2.386cm" fo:padding-top="0cm" fo:padding-bottom="0cm" fo:padding-left="0cm" fo:padding-right="0cm" fo:wrap-option="wrap"/>
    </style:style>
    <style:style style:name="pr10" style:family="presentation" style:parent-style-name="ONE_5f_COLUMN_5f_TEXT-subtitle">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pr11" style:family="presentation" style:parent-style-name="ONE_5f_COLUMN_5f_TEXT-notes" style:list-style-name="L2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SECTION_5f_TITLE_5f_AND_5f_DESCRIPTION-notes" style:list-style-name="L2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outline1">
      <style:graphic-properties draw:stroke="none" svg:stroke-width="0cm" draw:fill="none" draw:textarea-vertical-align="top" draw:auto-grow-height="false" draw:fit-to-size="false" style:shrink-to-fit="false" fo:min-height="8.036cm" fo:padding-top="0cm" fo:padding-bottom="0cm" fo:padding-left="0cm" fo:padding-right="0cm" fo:wrap-option="wrap"/>
    </style:style>
    <style:style style:name="pr14" style:family="presentation" style:parent-style-name="TITLE_5f_AND_5f_BODY-notes" style:list-style-name="L2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SECTION_5f_TITLE_5f_AND_5f_DESCRIPTION-notes" style:list-style-name="L2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2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SECTION_5f_TITLE_5f_AND_5f_DESCRIPTION-notes" style:list-style-name="L2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2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SECTION_5f_TITLE_5f_AND_5f_DESCRIPTION-subtitle">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style>
    <style:style style:name="pr20" style:family="presentation" style:parent-style-name="SECTION_5f_TITLE_5f_AND_5f_DESCRIPTION-notes" style:list-style-name="L2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SECTION_5f_TITLE_5f_AND_5f_DESCRIPTION-notes" style:list-style-name="L2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notes" style:list-style-name="L2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SECTION_5f_TITLE_5f_AND_5f_DESCRIPTION-notes" style:list-style-name="L2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notes" style:list-style-name="L2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notes" style:list-style-name="L2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SECTION_5f_TITLE_5f_AND_5f_DESCRIPTION-notes" style:list-style-name="L2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AND_5f_BODY-notes" style:list-style-name="L2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AND_5f_BODY-notes" style:list-style-name="L2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SECTION_5f_TITLE_5f_AND_5f_DESCRIPTION-subtitle">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pr30" style:family="presentation" style:parent-style-name="SECTION_5f_TITLE_5f_AND_5f_DESCRIPTION-notes" style:list-style-name="L2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ONLY-title">
      <style:graphic-properties draw:stroke="none" svg:stroke-width="0cm" draw:fill="none" draw:textarea-vertical-align="top" draw:auto-grow-height="false" draw:fit-to-size="false" style:shrink-to-fit="false" fo:min-height="2.386cm" fo:padding-top="0cm" fo:padding-bottom="0cm" fo:padding-left="0cm" fo:padding-right="0cm" fo:wrap-option="wrap"/>
    </style:style>
    <style:style style:name="pr32" style:family="presentation" style:parent-style-name="TITLE_5f_ONLY-subtitle">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pr33" style:family="presentation" style:parent-style-name="TITLE_5f_ONLY-notes" style:list-style-name="L2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SECTION_5f_TITLE_5f_AND_5f_DESCRIPTION-notes" style:list-style-name="L2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61pt"/>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loext:graphic-properties draw:fill="none"/>
      <style:paragraph-properties fo:text-align="start" style:font-independent-line-spacing="true"/>
      <style:text-properties fo:font-size="14pt"/>
    </style:style>
    <style:style style:name="P5" style:family="paragraph">
      <loext:graphic-properties draw:fill="solid" draw:fill-color="#00f4ad"/>
      <style:paragraph-properties fo:text-align="start" style:font-independent-line-spacing="true"/>
      <style:text-properties fo:font-size="14pt"/>
    </style:style>
    <style:style style:name="P6" style:family="paragraph">
      <loext:graphic-properties draw:fill="solid" draw:fill-color="#285293"/>
      <style:paragraph-properties fo:text-align="start" style:font-independent-line-spacing="true"/>
      <style:text-properties fo:font-size="14pt"/>
    </style:style>
    <style:style style:name="P7"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8" style:family="paragraph">
      <loext:graphic-properties draw:fill="none"/>
      <style:paragraph-properties fo:text-align="start" style:font-independent-line-spacing="true"/>
      <style:text-properties fo:font-size="36pt"/>
    </style:style>
    <style:style style:name="P9" style:family="paragraph">
      <style:paragraph-properties fo:margin-left="0cm" fo:margin-right="0cm" fo:margin-top="0cm" fo:margin-bottom="0cm" fo:line-height="100%" fo:text-align="start" fo:text-indent="0cm" style:writing-mode="lr-tb"/>
    </style:style>
    <style:style style:name="P10" style:family="paragraph">
      <loext:graphic-properties draw:fill="none"/>
      <style:paragraph-properties fo:text-align="start" style:font-independent-line-spacing="true"/>
      <style:text-properties fo:font-size="12pt"/>
    </style:style>
    <style:style style:name="P11" style:family="paragraph">
      <loext:graphic-properties draw:fill="none"/>
      <style:paragraph-properties fo:text-align="start" style:font-independent-line-spacing="true"/>
      <style:text-properties fo:font-size="72pt"/>
    </style:style>
    <style:style style:name="P12" style:family="paragraph">
      <loext:graphic-properties draw:fill="none"/>
      <style:paragraph-properties fo:text-align="start" style:font-independent-line-spacing="true"/>
      <style:text-properties fo:font-size="47pt"/>
    </style:style>
    <style:style style:name="P1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4" style:family="paragraph">
      <loext:graphic-properties draw:fill="none" draw:fill-color="#ffffff"/>
      <style:paragraph-properties fo:text-align="start" style:font-independent-line-spacing="true"/>
      <style:text-properties fo:font-size="16pt"/>
    </style:style>
    <style:style style:name="P15" style:family="paragraph">
      <loext:graphic-properties draw:fill="solid" draw:fill-color="#ffffff"/>
      <style:paragraph-properties fo:text-align="start" style:font-independent-line-spacing="true"/>
      <style:text-properties fo:font-size="14pt"/>
    </style:style>
    <style:style style:name="P16" style:family="paragraph">
      <loext:graphic-properties draw:fill="solid" draw:fill-color="#9fc5e8"/>
      <style:paragraph-properties fo:text-align="start" style:font-independent-line-spacing="true"/>
      <style:text-properties fo:font-size="14pt"/>
    </style:style>
    <style:style style:name="P17" style:family="paragraph">
      <loext:graphic-properties draw:fill="solid" draw:fill-color="#00a7f8"/>
      <style:paragraph-properties fo:text-align="start" style:font-independent-line-spacing="true"/>
      <style:text-properties fo:font-size="14pt"/>
    </style:style>
    <style:style style:name="P18" style:family="paragraph">
      <style:paragraph-properties fo:margin-left="0cm" fo:margin-right="0cm" fo:margin-top="0cm" fo:margin-bottom="0cm" fo:line-height="115%" fo:text-align="start" fo:text-indent="0cm" style:writing-mode="lr-tb"/>
    </style:style>
    <style:style style:name="P19" style:family="paragraph">
      <style:paragraph-properties fo:margin-left="2.54cm" fo:margin-right="0cm" fo:margin-top="0.564cm" fo:margin-bottom="0.564cm" fo:line-height="100%" fo:text-align="start" fo:text-indent="0cm" style:writing-mode="lr-tb">
        <style:tab-stops>
          <style:tab-stop style:position="0cm"/>
        </style:tab-stops>
      </style:paragraph-properties>
    </style:style>
    <style:style style:name="P20" style:family="paragraph">
      <loext:graphic-properties draw:fill="none" draw:fill-color="#ffffff"/>
      <style:paragraph-properties fo:text-align="start" style:font-independent-line-spacing="true"/>
      <style:text-properties fo:font-size="21pt"/>
    </style:style>
    <style:style style:name="P21" style:family="paragraph">
      <style:paragraph-properties fo:margin-left="0cm" fo:margin-right="0cm" fo:margin-top="0cm" fo:margin-bottom="0cm" fo:line-height="115%" fo:text-align="center" fo:text-indent="0cm" style:writing-mode="lr-tb">
        <style:tab-stops>
          <style:tab-stop style:position="0cm"/>
        </style:tab-stops>
      </style:paragraph-properties>
    </style:style>
    <style:style style:name="P22" style:family="paragraph">
      <style:paragraph-properties fo:margin-left="0cm" fo:margin-right="0cm" fo:margin-top="0.564cm" fo:margin-bottom="0.564cm" fo:line-height="115%" fo:text-align="center" fo:text-indent="0cm" style:writing-mode="lr-tb">
        <style:tab-stops>
          <style:tab-stop style:position="0cm"/>
        </style:tab-stops>
      </style:paragraph-properties>
    </style:style>
    <style:style style:name="P23" style:family="paragraph">
      <style:paragraph-properties fo:margin-left="0cm" fo:margin-right="0cm" fo:margin-top="0.564cm" fo:margin-bottom="0cm" fo:line-height="100%" fo:text-align="start" fo:text-indent="0cm" style:writing-mode="lr-tb">
        <style:tab-stops>
          <style:tab-stop style:position="0cm"/>
        </style:tab-stops>
      </style:paragraph-properties>
    </style:style>
    <style:style style:name="P24"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25" style:family="paragraph">
      <style:paragraph-properties fo:margin-left="0cm" fo:margin-right="0cm" fo:margin-top="0.564cm" fo:margin-bottom="0.564cm" fo:line-height="100%" fo:text-align="start" fo:text-indent="0cm" style:writing-mode="lr-tb">
        <style:tab-stops>
          <style:tab-stop style:position="0cm"/>
        </style:tab-stops>
      </style:paragraph-properties>
    </style:style>
    <style:style style:name="P26" style:family="paragraph">
      <loext:graphic-properties draw:fill="none"/>
      <style:paragraph-properties fo:text-align="start"/>
      <style:text-properties fo:font-size="18pt"/>
    </style:style>
    <style:style style:name="P27" style:family="paragraph">
      <style:paragraph-properties fo:margin-left="0cm" fo:margin-right="0cm" fo:margin-top="0.212cm" fo:margin-bottom="0cm" fo:line-height="100%" fo:text-align="start" fo:text-indent="0cm" style:writing-mode="lr-tb"/>
    </style:style>
    <style:style style:name="P28" style:family="paragraph">
      <style:paragraph-properties fo:margin-left="0cm" fo:margin-right="0cm" fo:margin-top="0.212cm" fo:margin-bottom="0.212cm" fo:line-height="100%" fo:text-align="start" fo:text-indent="0cm" style:writing-mode="lr-tb"/>
    </style:style>
    <style:style style:name="T1" style:family="text">
      <style:text-properties fo:font-variant="normal" fo:text-transform="none" fo:color="#00f4ad" style:text-line-through-style="none" style:text-line-through-type="none" style:text-position="0% 100%" style:font-name="Bebas Neue" fo:font-size="44pt" fo:letter-spacing="normal" fo:font-style="normal" style:text-underline-style="none" fo:font-weight="normal" style:font-name-asian="Bebas Neue" style:font-size-asian="44pt" style:font-style-asian="normal" style:font-weight-asian="normal" style:font-name-complex="Bebas Neue" style:font-size-complex="4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Roboto" fo:font-size="22pt" fo:letter-spacing="normal" fo:font-style="normal" style:text-underline-style="none" fo:font-weight="normal" style:font-name-asian="Roboto" style:font-size-asian="22pt" style:font-style-asian="normal" style:font-weight-asian="normal" style:font-name-complex="Roboto" style:font-size-complex="22pt" style:font-style-complex="normal" style:font-weight-complex="normal"/>
    </style:style>
    <style:style style:name="T3" style:family="text">
      <style:text-properties fo:font-variant="normal" fo:text-transform="none" fo:color="#ffffff" style:text-line-through-style="none" style:text-line-through-type="none" style:text-position="0% 100%" style:font-name="Bebas Neue" fo:font-size="72pt" fo:letter-spacing="normal" fo:font-style="normal" style:text-underline-style="none" fo:font-weight="normal" style:font-name-asian="Bebas Neue" style:font-size-asian="72pt" style:font-style-asian="normal" style:font-weight-asian="normal" style:font-name-complex="Bebas Neue" style:font-size-complex="72pt" style:font-style-complex="normal" style:font-weight-complex="normal"/>
    </style:style>
    <style:style style:name="T4" style:family="text">
      <style:text-properties fo:font-variant="normal" fo:text-transform="none" fo:color="#00f4ad" style:text-line-through-style="none" style:text-line-through-type="none" style:text-position="0% 100%" style:font-name="Bebas Neue" fo:font-size="47pt" fo:letter-spacing="normal" fo:font-style="normal" style:text-underline-style="none" fo:font-weight="normal" style:font-name-asian="Bebas Neue" style:font-size-asian="47pt" style:font-style-asian="normal" style:font-weight-asian="normal" style:font-name-complex="Bebas Neue" style:font-size-complex="47pt" style:font-style-complex="normal" style:font-weight-complex="normal"/>
    </style:style>
    <style:style style:name="T5" style:family="text">
      <style:text-properties fo:font-variant="normal" fo:text-transform="none" fo:color="#00f4ad" style:text-line-through-style="none" style:text-line-through-type="none" style:text-position="0% 100%" style:font-name="Bebas Neue" fo:font-size="36pt" fo:letter-spacing="normal" fo:font-style="normal" style:text-underline-style="none" fo:font-weight="normal" style:font-name-asian="Bebas Neue" style:font-size-asian="36pt" style:font-style-asian="normal" style:font-weight-asian="normal" style:font-name-complex="Bebas Neue" style:font-size-complex="36pt" style:font-style-complex="normal" style:font-weight-complex="normal"/>
    </style:style>
    <style:style style:name="T6" style:family="text">
      <style:text-properties fo:font-variant="normal" fo:text-transform="none" fo:color="#ffffff" style:text-line-through-style="none" style:text-line-through-type="none" style:text-position="0% 100%" style:font-name="Roboto" fo:font-size="16pt" fo:letter-spacing="normal" fo:font-style="normal" style:text-underline-style="none" fo:font-weight="normal" style:font-name-asian="Roboto" style:font-size-asian="16pt" style:font-style-asian="normal" style:font-weight-asian="normal" style:font-name-complex="Roboto" style:font-size-complex="16pt" style:font-style-complex="normal" style:font-weight-complex="normal"/>
    </style:style>
    <style:style style:name="T7" style:family="text">
      <style:text-properties fo:font-variant="normal" fo:text-transform="none" fo:color="#ffffff" style:text-line-through-style="none" style:text-line-through-type="none" style:text-position="0% 100%" style:font-name="Roboto" fo:font-size="13.5pt" fo:letter-spacing="normal" fo:font-style="normal" style:text-underline-style="none" fo:font-weight="normal" style:font-name-asian="Roboto" style:font-size-asian="13.5pt" style:font-style-asian="normal" style:font-weight-asian="normal" style:font-name-complex="Roboto" style:font-size-complex="13.5pt" style:font-style-complex="normal" style:font-weight-complex="normal"/>
    </style:style>
    <style:style style:name="T8" style:family="text">
      <style:text-properties fo:font-variant="normal" fo:text-transform="none" fo:color="#ffffff" style:text-line-through-style="none" style:text-line-through-type="none" style:text-position="0% 100%" style:font-name="Roboto" fo:font-size="16pt" fo:letter-spacing="normal" fo:font-style="normal" style:text-underline-style="none" fo:font-weight="bold" style:font-name-asian="Roboto" style:font-size-asian="16pt" style:font-style-asian="normal" style:font-weight-asian="bold" style:font-name-complex="Roboto" style:font-size-complex="16pt" style:font-style-complex="normal" style:font-weight-complex="bold"/>
    </style:style>
    <style:style style:name="T9" style:family="text">
      <style:text-properties fo:font-variant="normal" fo:text-transform="none" fo:color="#ffffff" style:text-line-through-style="none" style:text-line-through-type="none" style:text-position="0% 100%" style:font-name="Roboto" fo:font-size="13pt" fo:letter-spacing="normal" fo:font-style="normal" style:text-underline-style="none" fo:font-weight="normal" style:font-name-asian="Roboto" style:font-size-asian="13pt" style:font-style-asian="normal" style:font-weight-asian="normal" style:font-name-complex="Roboto" style:font-size-complex="13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Roboto" fo:font-size="3pt" fo:letter-spacing="normal" fo:font-style="normal" style:text-underline-style="none" fo:font-weight="normal" style:font-name-asian="Roboto" style:font-size-asian="3pt" style:font-style-asian="normal" style:font-weight-asian="normal" style:font-name-complex="Roboto" style:font-size-complex="3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Roboto" fo:font-size="4pt" fo:letter-spacing="normal" fo:font-style="normal" style:text-underline-style="none" fo:font-weight="normal" style:font-name-asian="Roboto" style:font-size-asian="4pt" style:font-style-asian="normal" style:font-weight-asian="normal" style:font-name-complex="Roboto" style:font-size-complex="4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Roboto" fo:font-size="15pt" fo:letter-spacing="normal" fo:font-style="normal" style:text-underline-style="none" fo:font-weight="normal" style:font-name-asian="Roboto" style:font-size-asian="15pt" style:font-style-asian="normal" style:font-weight-asian="normal" style:font-name-complex="Roboto" style:font-size-complex="15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Roboto" fo:font-size="6pt" fo:letter-spacing="normal" fo:font-style="normal" style:text-underline-style="none" fo:font-weight="normal" style:font-name-asian="Roboto" style:font-size-asian="6pt" style:font-style-asian="normal" style:font-weight-asian="normal" style:font-name-complex="Roboto" style:font-size-complex="6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Roboto" fo:font-size="20pt" fo:letter-spacing="normal" fo:font-style="normal" style:text-underline-style="none" fo:font-weight="normal" style:font-name-asian="Roboto" style:font-size-asian="20pt" style:font-style-asian="normal" style:font-weight-asian="normal" style:font-name-complex="Roboto" style:font-size-complex="20pt" style:font-style-complex="normal" style:font-weight-complex="normal"/>
    </style:style>
    <style:style style:name="T16" style:family="text">
      <style:text-properties fo:font-variant="normal" fo:text-transform="none" fo:color="#ffffff" style:text-line-through-style="none" style:text-line-through-type="none" style:text-position="0% 100%" style:font-name="Roboto" fo:font-size="21pt" fo:letter-spacing="normal" fo:font-style="normal" style:text-underline-style="none" fo:font-weight="normal" style:font-name-asian="Roboto" style:font-size-asian="21pt" style:font-style-asian="normal" style:font-weight-asian="normal" style:font-name-complex="Roboto" style:font-size-complex="21pt" style:font-style-complex="normal" style:font-weight-complex="normal"/>
    </style:style>
    <text:list-style style:name="L1">
      <text:list-level-style-number text:level="1" style:num-format="">
        <style:list-level-properties text:min-label-width="0.6cm"/>
        <style:text-properties fo:color="#00f4a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f4a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248cm" text:min-label-width="1.022cm"/>
        <style:text-properties style:font-name="Roboto" fo:color="#00f4a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f4a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f4a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f4a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54cm" text:min-label-width="0.916cm"/>
        <style:text-properties style:font-name="Roboto" fo:color="#00f4a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354cm" text:min-label-width="0.916cm"/>
        <style:text-properties style:font-name="Roboto" fo:color="#00f4ad" fo:font-size="100%"/>
      </text:list-level-style-bullet>
      <text:list-level-style-bullet text:level="2" text:bullet-char="○">
        <style:list-level-properties text:space-before="2.894cm" text:min-label-width="0.916cm"/>
        <style:text-properties style:font-name="Roboto"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space-before="0.354cm" text:min-label-width="0.916cm"/>
        <style:text-properties fo:color="#00f4ad" fo:font-size="100%"/>
      </text:list-level-style-number>
      <text:list-level-style-bullet text:level="2" text:bullet-char="○">
        <style:list-level-properties text:space-before="2.894cm" text:min-label-width="0.916cm"/>
        <style:text-properties style:font-name="Roboto"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283cm" text:min-label-width="0.987cm"/>
        <style:text-properties style:font-name="Roboto" fo:color="#00f4a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398cm" text:min-label-width="0.872cm"/>
        <style:text-properties style:font-name="Roboto" fo:color="#00f4a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398cm" text:min-label-width="0.872cm"/>
        <style:text-properties style:font-name="Roboto" fo:color="#00f4ad" fo:font-size="100%"/>
      </text:list-level-style-bullet>
      <text:list-level-style-bullet text:level="2" text:bullet-char="○">
        <style:list-level-properties text:space-before="1.668cm" text:min-label-width="0.872cm"/>
        <style:text-properties style:font-name="Roboto"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248cm" text:min-label-width="1.022cm"/>
        <style:text-properties style:font-name="Roboto"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354cm" text:min-label-width="0.916cm"/>
        <style:text-properties style:font-name="Roboto"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format="">
        <style:list-level-properties text:space-before="0.3cm" text:min-label-width="0.9cm"/>
        <style:text-properties fo:color="#00f4ad"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space-before="0.407cm" text:min-label-width="0.863cm"/>
        <style:text-properties style:font-name="Roboto" fo:color="#00f4a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bullet text:level="1" text:bullet-char="●">
        <style:list-level-properties text:space-before="0.407cm" text:min-label-width="0.863cm"/>
        <style:text-properties style:font-name="Roboto" fo:color="#00f4ad" fo:font-size="100%"/>
      </text:list-level-style-bullet>
      <text:list-level-style-bullet text:level="2" text:bullet-char="○">
        <style:list-level-properties text:space-before="1.677cm" text:min-label-width="0.863cm"/>
        <style:text-properties style:font-name="Roboto"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bullet text:level="1" text:bullet-char="●">
        <style:list-level-properties text:space-before="0.407cm" text:min-label-width="0.863cm"/>
        <style:text-properties style:font-name="Roboto" fo:color="#00f4ad" fo:font-size="100%"/>
      </text:list-level-style-bullet>
      <text:list-level-style-bullet text:level="2" text:bullet-char="○">
        <style:list-level-properties text:space-before="1.677cm" text:min-label-width="0.863cm"/>
        <style:text-properties style:font-name="Roboto" fo:color="#ffffff" fo:font-size="100%"/>
      </text:list-level-style-bullet>
      <text:list-level-style-bullet text:level="3" text:bullet-char="■">
        <style:list-level-properties text:space-before="2.947cm" text:min-label-width="0.863cm"/>
        <style:text-properties style:font-name="Roboto" fo:color="#ffffff"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number text:level="1" style:num-format="">
        <style:list-level-properties text:space-before="0.407cm" text:min-label-width="0.863cm"/>
        <style:text-properties fo:color="#00f4ad" fo:font-size="100%"/>
      </text:list-level-style-number>
      <text:list-level-style-bullet text:level="2" text:bullet-char="○">
        <style:list-level-properties text:space-before="1.677cm" text:min-label-width="0.863cm"/>
        <style:text-properties style:font-name="Roboto" fo:color="#ffffff" fo:font-size="100%"/>
      </text:list-level-style-bullet>
      <text:list-level-style-bullet text:level="3" text:bullet-char="■">
        <style:list-level-properties text:space-before="2.947cm" text:min-label-width="0.863cm"/>
        <style:text-properties style:font-name="Roboto" fo:color="#ffffff"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bullet text:level="1" text:bullet-char="●">
        <style:list-level-properties text:space-before="0.371cm" text:min-label-width="0.899cm"/>
        <style:text-properties style:font-name="Roboto" fo:color="#00f4a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4">
      <text:list-level-style-bullet text:level="1" text:bullet-char="●">
        <style:list-level-properties text:space-before="0.371cm" text:min-label-width="0.899cm"/>
        <style:text-properties style:font-name="Roboto" fo:color="#00f4ad" fo:font-size="100%"/>
      </text:list-level-style-bullet>
      <text:list-level-style-bullet text:level="2" text:bullet-char="○">
        <style:list-level-properties text:space-before="1.641cm" text:min-label-width="0.899cm"/>
        <style:text-properties style:font-name="Roboto"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5">
      <text:list-level-style-bullet text:level="1" text:bullet-char="●">
        <style:list-level-properties text:space-before="0.354cm" text:min-label-width="0.916cm"/>
        <style:text-properties style:font-name="Roboto" fo:color="#00f4ad" fo:font-size="100%"/>
      </text:list-level-style-bullet>
      <text:list-level-style-bullet text:level="2" text:bullet-char="○">
        <style:list-level-properties text:space-before="1.624cm" text:min-label-width="0.916cm"/>
        <style:text-properties style:font-name="Roboto"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6">
      <text:list-level-style-number text:level="1" style:num-format="">
        <style:list-level-properties text:space-before="0.354cm" text:min-label-width="0.916cm"/>
        <style:text-properties fo:color="#00f4ad" fo:font-size="100%"/>
      </text:list-level-style-number>
      <text:list-level-style-bullet text:level="2" text:bullet-char="○">
        <style:list-level-properties text:space-before="1.624cm" text:min-label-width="0.916cm"/>
        <style:text-properties style:font-name="Roboto"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7">
      <text:list-level-style-bullet text:level="1" text:bullet-char="●">
        <style:list-level-properties text:space-before="0.407cm" text:min-label-width="0.863cm"/>
        <style:text-properties style:font-name="Roboto" fo:color="#00f4a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bullet text:level="1" text:bullet-char="●">
        <style:list-level-properties text:space-before="0.407cm" text:min-label-width="0.863cm"/>
        <style:text-properties fo:font-family="'Didact Gothic'" fo:color="#00f4a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1851;p22" presentation:style-name="pr1" draw:text-style-name="P2" draw:layer="layout" svg:width="19.792cm" svg:height="3.828cm" svg:x="2.803cm" svg:y="3.06cm" presentation:class="title" presentation:user-transformed="true">
          <draw:text-box>
            <text:p text:style-name="P1"><text:span text:style-name="T1">Social Recommendation Engines Using Machine Learning</text:span></text:p>
          </draw:text-box>
        </draw:frame>
        <draw:frame draw:name="Google Shape;1852;p22" presentation:style-name="pr2" draw:text-style-name="P3" draw:layer="layout" svg:width="19.792cm" svg:height="3.828cm" svg:x="2.803cm" svg:y="7.398cm" presentation:class="subtitle" presentation:user-transformed="true">
          <draw:text-box>
            <text:p text:style-name="P1"><text:span text:style-name="T2">Archit Prasad Kane</text:span></text:p>
            <text:p text:style-name="P1"><text:span text:style-name="T2">Roll no. 31206</text:span></text:p>
            <text:p text:style-name="P1"><text:span text:style-name="T2">TE 2</text:span></text:p>
            <text:p text:style-name="P1"><text:span text:style-name="T2">Guide: Dr. A. S. Ghotkar </text:span></text:p>
          </draw:text-box>
        </draw:frame>
        <draw:g draw:name="Google Shape;1853;p22">
          <draw:custom-shape draw:name="Google Shape;1854;p22" draw:style-name="gr1" draw:text-style-name="P4" draw:layer="layout" svg:width="0.808cm" svg:height="4.918cm" draw:transform="rotate (-1.5707963267949) translate (4.952cm 0.239cm)">
            <text:p text:style-name="P13"/>
            <draw:enhanced-geometry draw:mirror-horizontal="false" draw:mirror-vertical="false" drawooo:sub-view-size="3309 20126" draw:text-areas="0 0 ?f0 ?f1" svg:viewBox="0 0 0 0" draw:type="ooxml-non-primitive" draw:enhanced-path="M 3309 20126 L 3309 10627 1 7293 1 0 F N">
              <draw:equation draw:name="f0" draw:formula="logwidth"/>
              <draw:equation draw:name="f1" draw:formula="logheight"/>
            </draw:enhanced-geometry>
          </draw:custom-shape>
          <draw:custom-shape draw:name="Google Shape;1855;p22" draw:style-name="gr1" draw:text-style-name="P4" draw:layer="layout" svg:width="0.001cm" svg:height="1.567cm" draw:transform="rotate (-1.5707963267949) translate (1.601cm 0.545cm)">
            <text:p text:style-name="P13"/>
            <draw:enhanced-geometry draw:mirror-horizontal="false" draw:mirror-vertical="false" drawooo:sub-view-size="1 6417" draw:text-areas="0 0 ?f0 ?f1" svg:viewBox="0 0 0 0" draw:type="ooxml-non-primitive" draw:enhanced-path="M 1 6416 L 1 0 F N">
              <draw:equation draw:name="f0" draw:formula="logwidth"/>
              <draw:equation draw:name="f1" draw:formula="logheight"/>
            </draw:enhanced-geometry>
          </draw:custom-shape>
          <draw:custom-shape draw:name="Google Shape;1856;p22" draw:style-name="gr2" draw:text-style-name="P4" draw:layer="layout" svg:width="0.465cm" svg:height="0.459cm" draw:transform="rotate (-1.5707963267949) translate (2.061cm 0.312cm)">
            <text:p text:style-name="P13"/>
            <draw:enhanced-geometry draw:mirror-horizontal="false" draw:mirror-vertical="false" drawooo:sub-view-size="1906 1881" draw:text-areas="0 0 ?f0 ?f1" svg:viewBox="0 0 0 0" draw:type="ooxml-non-primitive" draw:enhanced-path="M 953 1 C 426 1 0 402 0 928 0 1455 426 1881 953 1881 1479 1881 1905 1455 1905 928 1905 402 1479 1 953 1 Z N">
              <draw:equation draw:name="f0" draw:formula="logwidth"/>
              <draw:equation draw:name="f1" draw:formula="logheight"/>
            </draw:enhanced-geometry>
          </draw:custom-shape>
          <draw:custom-shape draw:name="Google Shape;1857;p22" draw:style-name="gr3" draw:text-style-name="P4" draw:layer="layout" svg:width="0.41cm" svg:height="5.265cm" draw:transform="rotate (-1.5707963267949) translate (5.265cm 1.452cm)">
            <text:p text:style-name="P13"/>
            <draw:enhanced-geometry draw:mirror-horizontal="false" draw:mirror-vertical="false" drawooo:sub-view-size="1681 21405" draw:text-areas="0 0 ?f0 ?f1" svg:viewBox="0 0 0 0" draw:type="ooxml-non-primitive" draw:enhanced-path="M 1 21405 L 1 5114 1680 3434 1680 1 F N">
              <draw:equation draw:name="f0" draw:formula="logwidth"/>
              <draw:equation draw:name="f1" draw:formula="logheight"/>
            </draw:enhanced-geometry>
          </draw:custom-shape>
          <draw:custom-shape draw:name="Google Shape;1858;p22" draw:style-name="gr1" draw:text-style-name="P4" draw:layer="layout" svg:width="1.004cm" svg:height="5.31cm" draw:transform="rotate (-1.5707963267949) translate (4.69cm 1.5cm)">
            <text:p text:style-name="P13"/>
            <draw:enhanced-geometry draw:mirror-horizontal="false" draw:mirror-vertical="false" drawooo:sub-view-size="4111 21731" draw:text-areas="0 0 ?f0 ?f1" svg:viewBox="0 0 0 0" draw:type="ooxml-non-primitive" draw:enhanced-path="M 0 21730 L 0 14562 4110 10427 4110 1 F N">
              <draw:equation draw:name="f0" draw:formula="logwidth"/>
              <draw:equation draw:name="f1" draw:formula="logheight"/>
            </draw:enhanced-geometry>
          </draw:custom-shape>
          <draw:custom-shape draw:name="Google Shape;1859;p22" draw:style-name="gr2" draw:text-style-name="P4" draw:layer="layout" svg:width="0.459cm" svg:height="0.465cm" draw:transform="rotate (-1.5707963267949) translate (5.155cm 2.278cm)">
            <text:p text:style-name="P13"/>
            <draw:enhanced-geometry draw:mirror-horizontal="false" draw:mirror-vertical="false" drawooo:sub-view-size="1880 1905" draw:text-areas="0 0 ?f0 ?f1" svg:viewBox="0 0 0 0" draw:type="ooxml-non-primitive" draw:enhanced-path="M 927 0 C 401 0 0 426 0 952 0 1479 401 1905 927 1905 1454 1905 1880 1479 1880 952 1880 426 1454 0 927 0 Z N">
              <draw:equation draw:name="f0" draw:formula="logwidth"/>
              <draw:equation draw:name="f1" draw:formula="logheight"/>
            </draw:enhanced-geometry>
          </draw:custom-shape>
          <draw:custom-shape draw:name="Google Shape;1860;p22" draw:style-name="gr4" draw:text-style-name="P5" draw:layer="layout" svg:width="0.465cm" svg:height="0.459cm" draw:transform="rotate (-1.5707963267949) translate (5.724cm 1.623cm)">
            <text:p text:style-name="P13"/>
            <draw:enhanced-geometry draw:mirror-horizontal="false" draw:mirror-vertical="false" drawooo:sub-view-size="1906 1881" draw:text-areas="0 0 ?f0 ?f1" svg:viewBox="0 0 0 0" draw:type="ooxml-non-primitive" draw:enhanced-path="M 953 0 C 427 0 1 426 1 928 1 1454 427 1880 953 1880 1479 1880 1905 1454 1905 928 1905 426 1479 0 953 0 Z N">
              <draw:equation draw:name="f0" draw:formula="logwidth"/>
              <draw:equation draw:name="f1" draw:formula="logheight"/>
            </draw:enhanced-geometry>
          </draw:custom-shape>
          <draw:custom-shape draw:name="Google Shape;1861;p22" draw:style-name="gr5" draw:text-style-name="P6" draw:layer="layout" svg:width="0.465cm" svg:height="0.465cm" draw:transform="rotate (-1.5707963267949) translate (5.418cm 0cm)">
            <text:p text:style-name="P13"/>
            <draw:enhanced-geometry draw:mirror-horizontal="false" draw:mirror-vertical="false" drawooo:sub-view-size="1905 1906" draw:text-areas="0 0 ?f0 ?f1" svg:viewBox="0 0 0 0" draw:type="ooxml-non-primitive" draw:enhanced-path="M 952 1 C 426 1 0 427 0 953 0 1480 426 1906 952 1906 1479 1906 1905 1480 1905 953 1905 427 1479 1 952 1 Z N">
              <draw:equation draw:name="f0" draw:formula="logwidth"/>
              <draw:equation draw:name="f1" draw:formula="logheight"/>
            </draw:enhanced-geometry>
          </draw:custom-shape>
        </draw:g>
        <draw:g draw:name="Google Shape;1862;p22">
          <draw:custom-shape draw:name="Google Shape;1863;p22" draw:style-name="gr5" draw:text-style-name="P6" draw:layer="layout" svg:width="0.465cm" svg:height="0.459cm" draw:transform="rotate (-3.14159265358979) translate (25.536cm 3.228cm)">
            <text:p text:style-name="P13"/>
            <draw:enhanced-geometry draw:mirror-horizontal="false" draw:mirror-vertical="false" drawooo:sub-view-size="1906 1881" draw:text-areas="0 0 ?f0 ?f1" svg:viewBox="0 0 0 0" draw:type="ooxml-non-primitive" draw:enhanced-path="M 953 1 C 426 1 0 402 0 928 0 1455 426 1881 953 1881 1479 1881 1905 1455 1905 928 1905 402 1479 1 953 1 Z N">
              <draw:equation draw:name="f0" draw:formula="logwidth"/>
              <draw:equation draw:name="f1" draw:formula="logheight"/>
            </draw:enhanced-geometry>
          </draw:custom-shape>
          <draw:custom-shape draw:name="Google Shape;1864;p22" draw:style-name="gr6" draw:text-style-name="P4" draw:layer="layout" svg:width="8.707cm" svg:height="0.505cm" svg:x="16.691cm" svg:y="0.328cm">
            <text:p text:style-name="P13"/>
            <draw:enhanced-geometry draw:mirror-horizontal="false" draw:mirror-vertical="false" drawooo:sub-view-size="25490 1480" draw:text-areas="0 0 ?f0 ?f1" svg:viewBox="0 0 0 0" draw:type="ooxml-non-primitive" draw:enhanced-path="M 1 1479 L 13710 1479 15164 0 25490 0 F N">
              <draw:equation draw:name="f0" draw:formula="logwidth"/>
              <draw:equation draw:name="f1" draw:formula="logheight"/>
            </draw:enhanced-geometry>
          </draw:custom-shape>
          <draw:custom-shape draw:name="Google Shape;1865;p22" draw:style-name="gr4" draw:text-style-name="P5" draw:layer="layout" svg:width="0.65cm" svg:height="0.65cm" svg:x="16.323cm" svg:y="0.508cm">
            <text:p text:style-name="P13"/>
            <draw:enhanced-geometry draw:mirror-horizontal="false" draw:mirror-vertical="false" drawooo:sub-view-size="1905 1906" draw:text-areas="0 0 ?f0 ?f1" svg:viewBox="0 0 0 0" draw:type="ooxml-non-primitive" draw:enhanced-path="M 953 1 C 426 1 0 427 0 953 0 1479 426 1905 953 1905 1479 1905 1905 1479 1905 953 1905 427 1479 1 953 1 Z N">
              <draw:equation draw:name="f0" draw:formula="logwidth"/>
              <draw:equation draw:name="f1" draw:formula="logheight"/>
            </draw:enhanced-geometry>
          </draw:custom-shape>
          <draw:custom-shape draw:name="Google Shape;1866;p22" draw:style-name="gr1" draw:text-style-name="P4" draw:layer="layout" svg:width="0.001cm" svg:height="1.567cm" draw:transform="rotate (-3.14159265358979) translate (25.303cm 3.001cm)">
            <text:p text:style-name="P13"/>
            <draw:enhanced-geometry draw:mirror-horizontal="false" draw:mirror-vertical="false" drawooo:sub-view-size="1 6417" draw:text-areas="0 0 ?f0 ?f1" svg:viewBox="0 0 0 0" draw:type="ooxml-non-primitive" draw:enhanced-path="M 1 6416 L 1 0 F N">
              <draw:equation draw:name="f0" draw:formula="logwidth"/>
              <draw:equation draw:name="f1" draw:formula="logheight"/>
            </draw:enhanced-geometry>
          </draw:custom-shape>
          <draw:custom-shape draw:name="Google Shape;1867;p22" draw:style-name="gr3" draw:text-style-name="P4" draw:layer="layout" svg:width="1.004cm" svg:height="6.58cm" draw:transform="rotate (-3.14159265358979) translate (24.452cm 8.013cm)">
            <text:p text:style-name="P13"/>
            <draw:enhanced-geometry draw:mirror-horizontal="false" draw:mirror-vertical="false" drawooo:sub-view-size="4111 21731" draw:text-areas="0 0 ?f0 ?f1" svg:viewBox="0 0 0 0" draw:type="ooxml-non-primitive" draw:enhanced-path="M 0 21730 L 0 14562 4110 10427 4110 1 F N">
              <draw:equation draw:name="f0" draw:formula="logwidth"/>
              <draw:equation draw:name="f1" draw:formula="logheight"/>
            </draw:enhanced-geometry>
          </draw:custom-shape>
          <draw:custom-shape draw:name="Google Shape;1868;p22" draw:style-name="gr4" draw:text-style-name="P5" draw:layer="layout" svg:width="0.459cm" svg:height="0.465cm" draw:transform="rotate (-3.14159265358979) translate (23.674cm 8.191cm)">
            <text:p text:style-name="P13"/>
            <draw:enhanced-geometry draw:mirror-horizontal="false" draw:mirror-vertical="false" drawooo:sub-view-size="1880 1905" draw:text-areas="0 0 ?f0 ?f1" svg:viewBox="0 0 0 0" draw:type="ooxml-non-primitive" draw:enhanced-path="M 927 0 C 401 0 0 426 0 952 0 1479 401 1905 927 1905 1454 1905 1880 1479 1880 952 1880 426 1454 0 927 0 Z N">
              <draw:equation draw:name="f0" draw:formula="logwidth"/>
              <draw:equation draw:name="f1" draw:formula="logheight"/>
            </draw:enhanced-geometry>
          </draw:custom-shape>
        </draw:g>
        <presentation:notes draw:style-name="dp2">
          <draw:page-thumbnail draw:name="Google Shape;1848;p:notes" draw:style-name="gr7" draw:layer="layout" svg:width="16.933cm" svg:height="9.524cm" svg:x="1.059cm" svg:y="1.905cm" draw:page-number="1" presentation:class="page"/>
          <draw:frame draw:name="Google Shape;1849;p:notes" presentation:style-name="pr3" draw:text-style-name="P7" draw:layer="layout" svg:width="15.239cm" svg:height="11.429cm" svg:x="1.905cm" svg:y="12.065cm" presentation:class="notes" presentation:placeholder="true" presentation:user-transformed="true">
            <draw:text-box/>
          </draw:frame>
        </presentation:notes>
      </draw:page>
      <draw:page draw:name="CONTENTS" draw:style-name="dp1" draw:master-page-name="TITLE_5f_AND_5f_BODY" presentation:presentation-page-layout-name="AL2T1">
        <draw:frame draw:name="Google Shape;1873;p23" presentation:style-name="pr4" draw:text-style-name="P8" draw:layer="layout" svg:width="21.399cm" svg:height="1.807cm" svg:x="2cm" svg:y="1.283cm" presentation:class="title" presentation:user-transformed="true">
          <draw:text-box>
            <text:p text:style-name="P1"><text:span text:style-name="T1">CONTENTS</text:span></text:p>
          </draw:text-box>
        </draw:frame>
        <draw:frame draw:name="Google Shape;1874;p23" presentation:style-name="pr5" draw:text-style-name="P10" draw:layer="layout" svg:width="21.399cm" svg:height="9.237cm" svg:x="2cm" svg:y="3.454cm" presentation:class="outline" presentation:user-transformed="true">
          <draw:text-box>
            <text:list text:style-name="L4">
              <text:list-item>
                <text:p text:style-name="P9"><text:span text:style-name="T2">Problem Definition And Scope</text:span></text:p>
              </text:list-item>
              <text:list-item>
                <text:p text:style-name="P9"><text:span text:style-name="T2">Introduction</text:span></text:p>
              </text:list-item>
              <text:list-item>
                <text:p text:style-name="P9"><text:span text:style-name="T2">Motivation</text:span></text:p>
              </text:list-item>
              <text:list-item>
                <text:p text:style-name="P9"><text:span text:style-name="T2">Literature Survey</text:span></text:p>
              </text:list-item>
              <text:list-item>
                <text:p text:style-name="P9"><text:span text:style-name="T2">Methodology</text:span></text:p>
              </text:list-item>
              <text:list-item>
                <text:p text:style-name="P9"><text:span text:style-name="T2">Conclusion</text:span></text:p>
              </text:list-item>
              <text:list-item>
                <text:p text:style-name="P9"><text:span text:style-name="T2">References</text:span></text:p>
              </text:list-item>
            </text:list>
          </draw:text-box>
        </draw:frame>
        <presentation:notes draw:style-name="dp2">
          <draw:page-thumbnail draw:name="Google Shape;1870;g86ca632bb8_0_5:notes" draw:style-name="gr7" draw:layer="layout" svg:width="16.932cm" svg:height="9.524cm" svg:x="1.059cm" svg:y="1.905cm" draw:page-number="2" presentation:class="page"/>
          <draw:frame draw:name="Google Shape;1871;g86ca632bb8_0_5:notes" presentation:style-name="pr6" draw:text-style-name="P7" draw:layer="layout" svg:width="15.239cm" svg:height="11.429cm" svg:x="1.905cm" svg:y="12.065cm" presentation:class="notes" presentation:placeholder="true" presentation:user-transformed="true">
            <draw:text-box/>
          </draw:frame>
        </presentation:notes>
      </draw:page>
      <draw:page draw:name="Problem Definition And Scope" draw:style-name="dp1" draw:master-page-name="SECTION_5f_TITLE_5f_AND_5f_DESCRIPTION">
        <draw:frame draw:name="Google Shape;1879;p24" presentation:style-name="pr7" draw:text-style-name="P11" draw:layer="layout" svg:width="5.351cm" svg:height="2.096cm" svg:x="10.132cm" svg:y="4.694cm" presentation:class="title" presentation:user-transformed="true">
          <draw:text-box>
            <text:p text:style-name="P1"><text:span text:style-name="T3">1</text:span></text:p>
          </draw:text-box>
        </draw:frame>
        <draw:frame draw:name="Google Shape;1880;p24" presentation:style-name="pr7" draw:text-style-name="P12" draw:layer="layout" svg:width="17.473cm" svg:height="2.096cm" svg:x="3.963cm" svg:y="7.496cm" presentation:class="title" presentation:user-transformed="true">
          <draw:text-box>
            <text:p text:style-name="P1"><text:span text:style-name="T4">Problem Definition And Scope</text:span></text:p>
          </draw:text-box>
        </draw:frame>
        <presentation:notes draw:style-name="dp2">
          <draw:page-thumbnail draw:name="Google Shape;1876;gd7fb5e0e01_0_7:notes" draw:style-name="gr7" draw:layer="layout" svg:width="16.932cm" svg:height="9.524cm" svg:x="1.059cm" svg:y="1.905cm" draw:page-number="3" presentation:class="page"/>
          <draw:frame draw:name="Google Shape;1877;gd7fb5e0e01_0_7:notes" presentation:style-name="pr8" draw:text-style-name="P7" draw:layer="layout" svg:width="15.239cm" svg:height="11.429cm" svg:x="1.905cm" svg:y="12.065cm" presentation:class="notes" presentation:placeholder="true" presentation:user-transformed="true">
            <draw:text-box/>
          </draw:frame>
        </presentation:notes>
      </draw:page>
      <draw:page draw:name="Scope" draw:style-name="dp1" draw:master-page-name="ONE_5f_COLUMN_5f_TEXT">
        <draw:frame draw:name="Google Shape;1885;p25" presentation:style-name="pr9" draw:text-style-name="P8" draw:layer="layout" svg:width="11.475cm" svg:height="1.63cm" svg:x="11.161cm" svg:y="3.027cm" presentation:class="title" presentation:user-transformed="true">
          <draw:text-box>
            <text:p text:style-name="P13"><text:span text:style-name="T5">Problem Definition</text:span></text:p>
          </draw:text-box>
        </draw:frame>
        <draw:frame draw:name="Google Shape;1886;p25" presentation:style-name="pr10" draw:text-style-name="P14" draw:layer="layout" svg:width="13.159cm" svg:height="1.89cm" svg:x="11.161cm" svg:y="4.658cm" presentation:class="subtitle" presentation:user-transformed="true">
          <draw:text-box>
            <text:p text:style-name="P13"><text:span text:style-name="T6">Understand how social recommendation engines work with the help of machine learning.</text:span></text:p>
          </draw:text-box>
        </draw:frame>
        <draw:g draw:name="Google Shape;1887;p25">
          <draw:custom-shape draw:name="Google Shape;1888;p25" draw:style-name="gr8" draw:text-style-name="P15" draw:layer="layout" svg:width="1.671cm" svg:height="0.647cm" svg:x="5.826cm" svg:y="8.512cm">
            <text:p text:style-name="P13"/>
            <draw:enhanced-geometry draw:mirror-horizontal="false" draw:mirror-vertical="false" drawooo:sub-view-size="5239 2031" draw:text-areas="0 0 ?f0 ?f1" svg:viewBox="0 0 0 0" draw:type="ooxml-non-primitive" draw:enhanced-path="M 1 1 L 1 1504 1 1605 C 1 1855 1179 2031 2607 2031 4061 2031 5239 1855 5239 1605 L 5239 1504 5239 1 Z N">
              <draw:equation draw:name="f0" draw:formula="logwidth"/>
              <draw:equation draw:name="f1" draw:formula="logheight"/>
            </draw:enhanced-geometry>
          </draw:custom-shape>
          <draw:custom-shape draw:name="Google Shape;1889;p25" draw:style-name="gr9" draw:text-style-name="P4" draw:layer="layout" svg:width="1.671cm" svg:height="0.647cm" svg:x="5.826cm" svg:y="8.512cm">
            <text:p text:style-name="P13"/>
            <draw:enhanced-geometry draw:mirror-horizontal="false" draw:mirror-vertical="false" drawooo:sub-view-size="5239 2031" draw:text-areas="0 0 ?f0 ?f1" svg:viewBox="0 0 0 0" draw:type="ooxml-non-primitive" draw:enhanced-path="M 5239 1504 L 5239 1605 C 5239 1855 4061 2031 2607 2031 1179 2031 1 1855 1 1605 L 1 1504 1 1 5239 1 Z F N">
              <draw:equation draw:name="f0" draw:formula="logwidth"/>
              <draw:equation draw:name="f1" draw:formula="logheight"/>
            </draw:enhanced-geometry>
          </draw:custom-shape>
          <draw:custom-shape draw:name="Google Shape;1890;p25" draw:style-name="gr8" draw:text-style-name="P15" draw:layer="layout" svg:width="1.695cm" svg:height="0.359cm" svg:x="5.81cm" svg:y="8.329cm">
            <text:p text:style-name="P13"/>
            <draw:enhanced-geometry draw:mirror-horizontal="false" draw:mirror-vertical="false" drawooo:sub-view-size="5314 1128" draw:text-areas="0 0 ?f0 ?f1" svg:viewBox="0 0 0 0" draw:type="ooxml-non-primitive" draw:enhanced-path="M 2657 0 C 1204 0 1 251 1 551 1 877 1204 1128 2657 1128 4136 1128 5314 877 5314 551 5314 251 4136 0 2657 0 Z N">
              <draw:equation draw:name="f0" draw:formula="logwidth"/>
              <draw:equation draw:name="f1" draw:formula="logheight"/>
            </draw:enhanced-geometry>
          </draw:custom-shape>
          <draw:custom-shape draw:name="Google Shape;1891;p25" draw:style-name="gr9" draw:text-style-name="P4" draw:layer="layout" svg:width="1.695cm" svg:height="0.359cm" svg:x="5.81cm" svg:y="8.329cm">
            <text:p text:style-name="P13"/>
            <draw:enhanced-geometry draw:mirror-horizontal="false" draw:mirror-vertical="false" drawooo:sub-view-size="5314 1128" draw:text-areas="0 0 ?f0 ?f1" svg:viewBox="0 0 0 0" draw:type="ooxml-non-primitive" draw:enhanced-path="M 5314 551 C 5314 877 4136 1128 2657 1128 1204 1128 1 877 1 551 1 251 1204 0 2657 0 4136 0 5314 251 5314 551 Z F N">
              <draw:equation draw:name="f0" draw:formula="logwidth"/>
              <draw:equation draw:name="f1" draw:formula="logheight"/>
            </draw:enhanced-geometry>
          </draw:custom-shape>
          <draw:custom-shape draw:name="Google Shape;1892;p25" draw:style-name="gr10" draw:text-style-name="P16" draw:layer="layout" svg:width="1.151cm" svg:height="0.447cm" svg:x="6.05cm" svg:y="8.24cm">
            <text:p text:style-name="P13"/>
            <draw:enhanced-geometry draw:mirror-horizontal="false" draw:mirror-vertical="false" drawooo:sub-view-size="3610 1404" draw:text-areas="0 0 ?f0 ?f1" svg:viewBox="0 0 0 0" draw:type="ooxml-non-primitive" draw:enhanced-path="M 0 0 L 0 1028 0 1103 C 0 1279 802 1404 1805 1404 2807 1404 3609 1279 3609 1103 L 3609 1028 3609 0 Z N">
              <draw:equation draw:name="f0" draw:formula="logwidth"/>
              <draw:equation draw:name="f1" draw:formula="logheight"/>
            </draw:enhanced-geometry>
          </draw:custom-shape>
          <draw:custom-shape draw:name="Google Shape;1893;p25" draw:style-name="gr9" draw:text-style-name="P4" draw:layer="layout" svg:width="1.151cm" svg:height="0.447cm" svg:x="6.05cm" svg:y="8.24cm">
            <text:p text:style-name="P13"/>
            <draw:enhanced-geometry draw:mirror-horizontal="false" draw:mirror-vertical="false" drawooo:sub-view-size="3610 1404" draw:text-areas="0 0 ?f0 ?f1" svg:viewBox="0 0 0 0" draw:type="ooxml-non-primitive" draw:enhanced-path="M 3609 1028 L 3609 1103 C 3609 1279 2807 1404 1805 1404 802 1404 0 1279 0 1103 L 0 1028 0 0 3609 0 Z F N">
              <draw:equation draw:name="f0" draw:formula="logwidth"/>
              <draw:equation draw:name="f1" draw:formula="logheight"/>
            </draw:enhanced-geometry>
          </draw:custom-shape>
          <draw:custom-shape draw:name="Google Shape;1894;p25" draw:style-name="gr8" draw:text-style-name="P15" draw:layer="layout" svg:width="1.671cm" svg:height="0.655cm" svg:x="5.786cm" svg:y="7.656cm">
            <text:p text:style-name="P13"/>
            <draw:enhanced-geometry draw:mirror-horizontal="false" draw:mirror-vertical="false" drawooo:sub-view-size="5239 2056" draw:text-areas="0 0 ?f0 ?f1" svg:viewBox="0 0 0 0" draw:type="ooxml-non-primitive" draw:enhanced-path="M 0 1 L 0 1505 0 1605 C 0 1855 1178 2056 2632 2056 4060 2056 5238 1855 5238 1605 L 5238 1505 5238 1 Z N">
              <draw:equation draw:name="f0" draw:formula="logwidth"/>
              <draw:equation draw:name="f1" draw:formula="logheight"/>
            </draw:enhanced-geometry>
          </draw:custom-shape>
          <draw:custom-shape draw:name="Google Shape;1895;p25" draw:style-name="gr9" draw:text-style-name="P4" draw:layer="layout" svg:width="1.671cm" svg:height="0.655cm" svg:x="5.786cm" svg:y="7.656cm">
            <text:p text:style-name="P13"/>
            <draw:enhanced-geometry draw:mirror-horizontal="false" draw:mirror-vertical="false" drawooo:sub-view-size="5239 2056" draw:text-areas="0 0 ?f0 ?f1" svg:viewBox="0 0 0 0" draw:type="ooxml-non-primitive" draw:enhanced-path="M 5238 1505 L 5238 1605 C 5238 1855 4060 2056 2632 2056 1178 2056 0 1855 0 1605 L 0 1505 0 1 5238 1 Z F N">
              <draw:equation draw:name="f0" draw:formula="logwidth"/>
              <draw:equation draw:name="f1" draw:formula="logheight"/>
            </draw:enhanced-geometry>
          </draw:custom-shape>
          <draw:custom-shape draw:name="Google Shape;1896;p25" draw:style-name="gr8" draw:text-style-name="P15" draw:layer="layout" svg:width="1.695cm" svg:height="0.343cm" svg:x="5.778cm" svg:y="7.472cm">
            <text:p text:style-name="P13"/>
            <draw:enhanced-geometry draw:mirror-horizontal="false" draw:mirror-vertical="false" drawooo:sub-view-size="5314 1079" draw:text-areas="0 0 ?f0 ?f1" svg:viewBox="0 0 0 0" draw:type="ooxml-non-primitive" draw:enhanced-path="M 2657 0 C 1178 0 0 251 0 552 0 853 1178 1078 2657 1078 4111 1078 5314 853 5314 552 5314 251 4111 0 2657 0 Z N">
              <draw:equation draw:name="f0" draw:formula="logwidth"/>
              <draw:equation draw:name="f1" draw:formula="logheight"/>
            </draw:enhanced-geometry>
          </draw:custom-shape>
          <draw:custom-shape draw:name="Google Shape;1897;p25" draw:style-name="gr11" draw:text-style-name="P17" draw:layer="layout" svg:width="0.719cm" svg:height="0.119cm" svg:x="6.266cm" svg:y="7.656cm">
            <text:p text:style-name="P13"/>
            <draw:enhanced-geometry draw:mirror-horizontal="false" draw:mirror-vertical="false" drawooo:sub-view-size="2256 377" draw:text-areas="0 0 ?f0 ?f1" svg:viewBox="0 0 0 0" draw:type="ooxml-non-primitive" draw:enhanced-path="M 1128 1 C 501 1 0 76 0 176 0 302 501 377 1128 377 1754 377 2256 302 2256 176 2256 76 1754 1 1128 1 Z N">
              <draw:equation draw:name="f0" draw:formula="logwidth"/>
              <draw:equation draw:name="f1" draw:formula="logheight"/>
            </draw:enhanced-geometry>
          </draw:custom-shape>
          <draw:custom-shape draw:name="Google Shape;1898;p25" draw:style-name="gr9" draw:text-style-name="P4" draw:layer="layout" svg:width="1.695cm" svg:height="0.343cm" svg:x="5.778cm" svg:y="7.472cm">
            <text:p text:style-name="P13"/>
            <draw:enhanced-geometry draw:mirror-horizontal="false" draw:mirror-vertical="false" drawooo:sub-view-size="5314 1079" draw:text-areas="0 0 ?f0 ?f1" svg:viewBox="0 0 0 0" draw:type="ooxml-non-primitive" draw:enhanced-path="M 5314 552 C 5314 853 4111 1078 2657 1078 1178 1078 0 853 0 552 0 251 1178 0 2657 0 4111 0 5314 251 5314 552 Z F N">
              <draw:equation draw:name="f0" draw:formula="logwidth"/>
              <draw:equation draw:name="f1" draw:formula="logheight"/>
            </draw:enhanced-geometry>
          </draw:custom-shape>
          <draw:custom-shape draw:name="Google Shape;1899;p25" draw:style-name="gr10" draw:text-style-name="P16" draw:layer="layout" svg:width="1.151cm" svg:height="0.448cm" svg:x="6.05cm" svg:y="7.384cm">
            <text:p text:style-name="P13"/>
            <draw:enhanced-geometry draw:mirror-horizontal="false" draw:mirror-vertical="false" drawooo:sub-view-size="3610 1405" draw:text-areas="0 0 ?f0 ?f1" svg:viewBox="0 0 0 0" draw:type="ooxml-non-primitive" draw:enhanced-path="M 0 1 L 0 1028 0 1103 C 0 1279 802 1404 1805 1404 2807 1404 3609 1279 3609 1103 L 3609 1028 3609 1 Z N">
              <draw:equation draw:name="f0" draw:formula="logwidth"/>
              <draw:equation draw:name="f1" draw:formula="logheight"/>
            </draw:enhanced-geometry>
          </draw:custom-shape>
          <draw:custom-shape draw:name="Google Shape;1900;p25" draw:style-name="gr9" draw:text-style-name="P4" draw:layer="layout" svg:width="1.151cm" svg:height="0.448cm" svg:x="6.05cm" svg:y="7.384cm">
            <text:p text:style-name="P13"/>
            <draw:enhanced-geometry draw:mirror-horizontal="false" draw:mirror-vertical="false" drawooo:sub-view-size="3610 1405" draw:text-areas="0 0 ?f0 ?f1" svg:viewBox="0 0 0 0" draw:type="ooxml-non-primitive" draw:enhanced-path="M 3609 1028 L 3609 1103 C 3609 1279 2807 1404 1805 1404 802 1404 0 1279 0 1103 L 0 1028 0 1 3609 1 Z F N">
              <draw:equation draw:name="f0" draw:formula="logwidth"/>
              <draw:equation draw:name="f1" draw:formula="logheight"/>
            </draw:enhanced-geometry>
          </draw:custom-shape>
          <draw:custom-shape draw:name="Google Shape;1901;p25" draw:style-name="gr8" draw:text-style-name="P15" draw:layer="layout" svg:width="1.671cm" svg:height="0.655cm" svg:x="5.786cm" svg:y="6.8cm">
            <text:p text:style-name="P13"/>
            <draw:enhanced-geometry draw:mirror-horizontal="false" draw:mirror-vertical="false" drawooo:sub-view-size="5239 2056" draw:text-areas="0 0 ?f0 ?f1" svg:viewBox="0 0 0 0" draw:type="ooxml-non-primitive" draw:enhanced-path="M 0 0 L 0 1504 0 1604 C 0 1855 1178 2055 2632 2055 4060 2055 5238 1855 5238 1604 L 5238 1504 5238 0 Z N">
              <draw:equation draw:name="f0" draw:formula="logwidth"/>
              <draw:equation draw:name="f1" draw:formula="logheight"/>
            </draw:enhanced-geometry>
          </draw:custom-shape>
          <draw:custom-shape draw:name="Google Shape;1902;p25" draw:style-name="gr9" draw:text-style-name="P4" draw:layer="layout" svg:width="1.671cm" svg:height="0.655cm" svg:x="5.786cm" svg:y="6.8cm">
            <text:p text:style-name="P13"/>
            <draw:enhanced-geometry draw:mirror-horizontal="false" draw:mirror-vertical="false" drawooo:sub-view-size="5239 2056" draw:text-areas="0 0 ?f0 ?f1" svg:viewBox="0 0 0 0" draw:type="ooxml-non-primitive" draw:enhanced-path="M 5238 1504 L 5238 1604 C 5238 1855 4060 2055 2632 2055 1178 2055 0 1855 0 1604 L 0 1504 0 0 5238 0 Z F N">
              <draw:equation draw:name="f0" draw:formula="logwidth"/>
              <draw:equation draw:name="f1" draw:formula="logheight"/>
            </draw:enhanced-geometry>
          </draw:custom-shape>
          <draw:custom-shape draw:name="Google Shape;1903;p25" draw:style-name="gr8" draw:text-style-name="P15" draw:layer="layout" svg:width="1.695cm" svg:height="0.335cm" svg:x="5.778cm" svg:y="6.616cm">
            <text:p text:style-name="P13"/>
            <draw:enhanced-geometry draw:mirror-horizontal="false" draw:mirror-vertical="false" drawooo:sub-view-size="5314 1054" draw:text-areas="0 0 ?f0 ?f1" svg:viewBox="0 0 0 0" draw:type="ooxml-non-primitive" draw:enhanced-path="M 2657 1 C 1178 1 0 226 0 527 0 803 1178 1053 2657 1053 4111 1053 5314 803 5314 527 5314 226 4111 1 2657 1 Z N">
              <draw:equation draw:name="f0" draw:formula="logwidth"/>
              <draw:equation draw:name="f1" draw:formula="logheight"/>
            </draw:enhanced-geometry>
          </draw:custom-shape>
          <draw:custom-shape draw:name="Google Shape;1904;p25" draw:style-name="gr9" draw:text-style-name="P4" draw:layer="layout" svg:width="1.695cm" svg:height="0.335cm" svg:x="5.778cm" svg:y="6.616cm">
            <text:p text:style-name="P13"/>
            <draw:enhanced-geometry draw:mirror-horizontal="false" draw:mirror-vertical="false" drawooo:sub-view-size="5314 1054" draw:text-areas="0 0 ?f0 ?f1" svg:viewBox="0 0 0 0" draw:type="ooxml-non-primitive" draw:enhanced-path="M 5314 527 C 5314 803 4111 1053 2657 1053 1178 1053 0 803 0 527 0 226 1178 1 2657 1 4111 1 5314 226 5314 527 Z F N">
              <draw:equation draw:name="f0" draw:formula="logwidth"/>
              <draw:equation draw:name="f1" draw:formula="logheight"/>
            </draw:enhanced-geometry>
          </draw:custom-shape>
          <draw:custom-shape draw:name="Google Shape;1905;p25" draw:style-name="gr10" draw:text-style-name="P16" draw:layer="layout" svg:width="0.719cm" svg:height="0.119cm" svg:x="6.266cm" svg:y="6.744cm">
            <text:p text:style-name="P13"/>
            <draw:enhanced-geometry draw:mirror-horizontal="false" draw:mirror-vertical="false" drawooo:sub-view-size="2256 377" draw:text-areas="0 0 ?f0 ?f1" svg:viewBox="0 0 0 0" draw:type="ooxml-non-primitive" draw:enhanced-path="M 1128 1 C 501 1 0 76 0 176 0 301 501 377 1128 377 1754 377 2256 301 2256 176 2256 76 1754 1 1128 1 Z N">
              <draw:equation draw:name="f0" draw:formula="logwidth"/>
              <draw:equation draw:name="f1" draw:formula="logheight"/>
            </draw:enhanced-geometry>
          </draw:custom-shape>
        </draw:g>
        <draw:frame draw:name="Google Shape;1906;p25" presentation:style-name="pr9" draw:text-style-name="P8" draw:layer="layout" svg:width="10.672cm" svg:height="1.63cm" svg:x="11.161cm" svg:y="6.871cm" presentation:class="title" presentation:user-transformed="true">
          <draw:text-box>
            <text:p text:style-name="P13"><text:span text:style-name="T5">Scope</text:span></text:p>
          </draw:text-box>
        </draw:frame>
        <draw:frame draw:name="Google Shape;1907;p25" presentation:style-name="pr10" draw:text-style-name="P14" draw:layer="layout" svg:width="13.159cm" svg:height="4.188cm" svg:x="11.161cm" svg:y="8.502cm" presentation:class="subtitle" presentation:user-transformed="true">
          <draw:text-box>
            <text:p text:style-name="P13"><text:span text:style-name="T6">Extracting user-generated data and examining it to find out the users interests. The data includes text and images shared or interacted with by users. This derived data is used to recommend users or forums of similar interests to the user on the social graph.</text:span></text:p>
          </draw:text-box>
        </draw:frame>
        <presentation:notes draw:style-name="dp2">
          <draw:page-thumbnail draw:name="Google Shape;1882;g86ca632bb8_0_1778:notes" draw:style-name="gr7" draw:layer="layout" svg:width="16.932cm" svg:height="9.524cm" svg:x="1.059cm" svg:y="1.905cm" draw:page-number="4" presentation:class="page"/>
          <draw:frame draw:name="Google Shape;1883;g86ca632bb8_0_1778:notes" presentation:style-name="pr11" draw:text-style-name="P7" draw:layer="layout" svg:width="15.239cm" svg:height="11.429cm" svg:x="1.905cm" svg:y="12.065cm" presentation:class="notes" presentation:placeholder="true" presentation:user-transformed="true">
            <draw:text-box/>
          </draw:frame>
        </presentation:notes>
      </draw:page>
      <draw:page draw:name="Introduction" draw:style-name="dp1" draw:master-page-name="SECTION_5f_TITLE_5f_AND_5f_DESCRIPTION">
        <draw:frame draw:name="Google Shape;1912;p26" presentation:style-name="pr7" draw:text-style-name="P11" draw:layer="layout" svg:width="5.351cm" svg:height="2.096cm" svg:x="10.131cm" svg:y="4.694cm" presentation:class="title" presentation:user-transformed="true">
          <draw:text-box>
            <text:p text:style-name="P1"><text:span text:style-name="T3">2</text:span></text:p>
          </draw:text-box>
        </draw:frame>
        <draw:frame draw:name="Google Shape;1913;p26" presentation:style-name="pr7" draw:text-style-name="P12" draw:layer="layout" svg:width="11.236cm" svg:height="2.096cm" svg:x="7.082cm" svg:y="7.496cm" presentation:class="title" presentation:user-transformed="true">
          <draw:text-box>
            <text:p text:style-name="P1"><text:span text:style-name="T4">Introduction</text:span></text:p>
          </draw:text-box>
        </draw:frame>
        <presentation:notes draw:style-name="dp2">
          <draw:page-thumbnail draw:name="Google Shape;1909;g92b9ca3f2f_0_1378:notes" draw:style-name="gr7" draw:layer="layout" svg:width="16.932cm" svg:height="9.524cm" svg:x="1.059cm" svg:y="1.905cm" draw:page-number="5" presentation:class="page"/>
          <draw:frame draw:name="Google Shape;1910;g92b9ca3f2f_0_1378:notes" presentation:style-name="pr12" draw:text-style-name="P7" draw:layer="layout" svg:width="15.239cm" svg:height="11.429cm" svg:x="1.905cm" svg:y="12.065cm" presentation:class="notes" presentation:placeholder="true" presentation:user-transformed="true">
            <draw:text-box/>
          </draw:frame>
        </presentation:notes>
      </draw:page>
      <draw:page draw:name="Introduction" draw:style-name="dp1" draw:master-page-name="TITLE_5f_AND_5f_BODY" presentation:presentation-page-layout-name="AL2T1">
        <draw:frame draw:name="Google Shape;1918;p27" presentation:style-name="pr4" draw:text-style-name="P8" draw:layer="layout" svg:width="21.399cm" svg:height="1.356cm" svg:x="2cm" svg:y="1.283cm" presentation:class="title" presentation:user-transformed="true">
          <draw:text-box>
            <text:p text:style-name="P1"><text:span text:style-name="T5">Introduction</text:span></text:p>
          </draw:text-box>
        </draw:frame>
        <draw:frame draw:name="Google Shape;1919;p27" presentation:style-name="pr13" draw:text-style-name="P10" draw:layer="layout" svg:width="21.399cm" svg:height="9.24cm" svg:x="2cm" svg:y="3.451cm" presentation:class="outline" presentation:user-transformed="true">
          <draw:text-box>
            <text:list text:style-name="L9">
              <text:list-item>
                <text:p text:style-name="P9"><text:span text:style-name="T6">The number of users using online social media platforms has increased over the past decade.</text:span></text:p>
              </text:list-item>
              <text:list-item>
                <text:p text:style-name="P9"><text:span text:style-name="T6">This is coupled by the large number of social media communities.</text:span></text:p>
              </text:list-item>
              <text:list-item>
                <text:p text:style-name="P9"><text:span text:style-name="T6">This change is also reflected in the types of messages sent.</text:span></text:p>
              </text:list-item>
              <text:list-item>
                <text:p text:style-name="P9"><text:span text:style-name="T6">Users interact with users or communities.</text:span></text:p>
              </text:list-item>
              <text:list-item>
                <text:p text:style-name="P9"><text:span text:style-name="T6">Interaction is based on their roles or topics of interest.</text:span></text:p>
              </text:list-item>
              <text:list-item>
                <text:p text:style-name="P9"><text:span text:style-name="T6">These online connections are called social graphs.</text:span></text:p>
              </text:list-item>
              <text:list-item>
                <text:p text:style-name="P9"><text:span text:style-name="T6">Connections happen by shared interests.</text:span></text:p>
              </text:list-item>
              <text:list-item>
                <text:p text:style-name="P9"><text:span text:style-name="T6">Social Recommendation System Approaches:</text:span></text:p>
              </text:list-item>
            </text:list>
            <text:list text:style-name="L10">
              <text:list-item>
                <text:list>
                  <text:list-item>
                    <text:p text:style-name="P18"><text:span text:style-name="T6">Collaborative filtering - <text:s/>based on the opinions of the user.</text:span></text:p>
                  </text:list-item>
                  <text:list-item>
                    <text:p text:style-name="P18"><text:span text:style-name="T6">Content-based filtering - based on the previous posts liked by the user.</text:span></text:p>
                  </text:list-item>
                  <text:list-item>
                    <text:p text:style-name="P18"><text:span text:style-name="T6">Hybrid recommendations combine the above two specified methods.</text:span></text:p>
                  </text:list-item>
                </text:list>
              </text:list-item>
            </text:list>
            <text:p text:style-name="P19"><text:span text:style-name="T6"/></text:p>
          </draw:text-box>
        </draw:frame>
        <presentation:notes draw:style-name="dp2">
          <draw:page-thumbnail draw:name="Google Shape;1915;gd7fb5e0e01_0_27:notes" draw:style-name="gr7" draw:layer="layout" svg:width="16.932cm" svg:height="9.524cm" svg:x="1.059cm" svg:y="1.905cm" draw:page-number="6" presentation:class="page"/>
          <draw:frame draw:name="Google Shape;1916;gd7fb5e0e01_0_27:notes" presentation:style-name="pr14" draw:text-style-name="P7" draw:layer="layout" svg:width="15.239cm" svg:height="11.429cm" svg:x="1.905cm" svg:y="12.065cm" presentation:class="notes" presentation:placeholder="true" presentation:user-transformed="true">
            <draw:text-box/>
          </draw:frame>
        </presentation:notes>
      </draw:page>
      <draw:page draw:name="MOTIVATION" draw:style-name="dp1" draw:master-page-name="SECTION_5f_TITLE_5f_AND_5f_DESCRIPTION">
        <draw:frame draw:name="Google Shape;1924;p28" presentation:style-name="pr7" draw:text-style-name="P11" draw:layer="layout" svg:width="5.351cm" svg:height="2.096cm" svg:x="10.131cm" svg:y="4.694cm" presentation:class="title" presentation:user-transformed="true">
          <draw:text-box>
            <text:p text:style-name="P1"><text:span text:style-name="T3">3</text:span></text:p>
          </draw:text-box>
        </draw:frame>
        <draw:frame draw:name="Google Shape;1925;p28" presentation:style-name="pr7" draw:text-style-name="P12" draw:layer="layout" svg:width="11.236cm" svg:height="2.096cm" svg:x="7.082cm" svg:y="7.496cm" presentation:class="title" presentation:user-transformed="true">
          <draw:text-box>
            <text:p text:style-name="P1"><text:span text:style-name="T4">MOTIVATION</text:span></text:p>
          </draw:text-box>
        </draw:frame>
        <presentation:notes draw:style-name="dp2">
          <draw:page-thumbnail draw:name="Google Shape;1921;gd7fb5e0e01_0_15:notes" draw:style-name="gr7" draw:layer="layout" svg:width="16.932cm" svg:height="9.524cm" svg:x="1.059cm" svg:y="1.905cm" draw:page-number="7" presentation:class="page"/>
          <draw:frame draw:name="Google Shape;1922;gd7fb5e0e01_0_15:notes" presentation:style-name="pr15" draw:text-style-name="P7" draw:layer="layout" svg:width="15.239cm" svg:height="11.429cm" svg:x="1.905cm" svg:y="12.065cm" presentation:class="notes" presentation:placeholder="true" presentation:user-transformed="true">
            <draw:text-box/>
          </draw:frame>
        </presentation:notes>
      </draw:page>
      <draw:page draw:name="MOTIVATION" draw:style-name="dp1" draw:master-page-name="TITLE_5f_AND_5f_BODY" presentation:presentation-page-layout-name="AL2T1">
        <draw:frame draw:name="Google Shape;1930;p29" presentation:style-name="pr4" draw:text-style-name="P8" draw:layer="layout" svg:width="21.399cm" svg:height="1.356cm" svg:x="2cm" svg:y="1.283cm" presentation:class="title" presentation:user-transformed="true">
          <draw:text-box>
            <text:p text:style-name="P1"><text:span text:style-name="T5">MOTIVATION</text:span></text:p>
          </draw:text-box>
        </draw:frame>
        <draw:frame draw:name="Google Shape;1931;p29" presentation:style-name="pr13" draw:text-style-name="P10" draw:layer="layout" svg:width="21.399cm" svg:height="9.24cm" svg:x="2cm" svg:y="3.451cm" presentation:class="outline" presentation:user-transformed="true">
          <draw:text-box>
            <text:list text:style-name="L12">
              <text:list-item>
                <text:p text:style-name="P9"><text:span text:style-name="T6">The number of users using online social media platforms has increased over the past decade. </text:span></text:p>
              </text:list-item>
              <text:list-item>
                <text:p text:style-name="P9"><text:span text:style-name="T6">Social Media has now transitioned from a simple text messaging platform to a richer multimedia experience. </text:span></text:p>
              </text:list-item>
              <text:list-item>
                <text:p text:style-name="P9"><text:span text:style-name="T6">This lead to an increase in the amount of content that can be accessed by the user. </text:span></text:p>
              </text:list-item>
              <text:list-item>
                <text:p text:style-name="P9"><text:span text:style-name="T6">Giving us the need to improve our social recommendation algorithms to provide more engagement to the user using machine learning. </text:span></text:p>
              </text:list-item>
              <text:list-item>
                <text:p text:style-name="P9"><text:span text:style-name="T6">Content is tailored by looking into the user’s past interests and activities. This helps to increase the engagement levels for the user. </text:span></text:p>
              </text:list-item>
              <text:list-item>
                <text:p text:style-name="P9"><text:span text:style-name="T6">These techniques have been proved an effective alternative to the traditional approach which used user described tags or social graphs. </text:span></text:p>
              </text:list-item>
            </text:list>
          </draw:text-box>
        </draw:frame>
        <presentation:notes draw:style-name="dp2">
          <draw:page-thumbnail draw:name="Google Shape;1927;gdab3d15a6e_1_7:notes" draw:style-name="gr7" draw:layer="layout" svg:width="16.932cm" svg:height="9.524cm" svg:x="1.059cm" svg:y="1.905cm" draw:page-number="8" presentation:class="page"/>
          <draw:frame draw:name="Google Shape;1928;gdab3d15a6e_1_7:notes" presentation:style-name="pr16" draw:text-style-name="P7" draw:layer="layout" svg:width="15.239cm" svg:height="11.429cm" svg:x="1.905cm" svg:y="12.065cm" presentation:class="notes" presentation:placeholder="true" presentation:user-transformed="true">
            <draw:text-box/>
          </draw:frame>
        </presentation:notes>
      </draw:page>
      <draw:page draw:name="LITERATURE SURVEY" draw:style-name="dp1" draw:master-page-name="SECTION_5f_TITLE_5f_AND_5f_DESCRIPTION">
        <draw:frame draw:name="Google Shape;1936;p30" presentation:style-name="pr7" draw:text-style-name="P11" draw:layer="layout" svg:width="5.351cm" svg:height="2.096cm" svg:x="10.131cm" svg:y="4.694cm" presentation:class="title" presentation:user-transformed="true">
          <draw:text-box>
            <text:p text:style-name="P1"><text:span text:style-name="T3">4</text:span></text:p>
          </draw:text-box>
        </draw:frame>
        <draw:frame draw:name="Google Shape;1937;p30" presentation:style-name="pr7" draw:text-style-name="P12" draw:layer="layout" svg:width="11.236cm" svg:height="2.096cm" svg:x="7.082cm" svg:y="7.496cm" presentation:class="title" presentation:user-transformed="true">
          <draw:text-box>
            <text:p text:style-name="P1"><text:span text:style-name="T4">LITERATURE SURVEY</text:span></text:p>
          </draw:text-box>
        </draw:frame>
        <presentation:notes draw:style-name="dp2">
          <draw:page-thumbnail draw:name="Google Shape;1933;gdab3d15a6e_1_0:notes" draw:style-name="gr7" draw:layer="layout" svg:width="16.932cm" svg:height="9.524cm" svg:x="1.059cm" svg:y="1.905cm" draw:page-number="9" presentation:class="page"/>
          <draw:frame draw:name="Google Shape;1934;gdab3d15a6e_1_0:notes" presentation:style-name="pr17" draw:text-style-name="P7" draw:layer="layout" svg:width="15.239cm" svg:height="11.429cm" svg:x="1.905cm" svg:y="12.065cm" presentation:class="notes" presentation:placeholder="true" presentation:user-transformed="true">
            <draw:text-box/>
          </draw:frame>
        </presentation:notes>
      </draw:page>
      <draw:page draw:name="LITERATURE SURVEY&#10;" draw:style-name="dp1" draw:master-page-name="TITLE_5f_AND_5f_BODY" presentation:presentation-page-layout-name="AL2T1">
        <draw:frame draw:name="Google Shape;1942;p31" presentation:style-name="pr4" draw:text-style-name="P8" draw:layer="layout" svg:width="21.399cm" svg:height="1.356cm" svg:x="2cm" svg:y="1.283cm" presentation:class="title" presentation:user-transformed="true">
          <draw:text-box>
            <text:p text:style-name="P1"><text:span text:style-name="T4">LITERATURE SURVEY</text:span><text:span text:style-name="T4"><text:line-break/></text:span><text:span text:style-name="T4"/></text:p>
          </draw:text-box>
        </draw:frame>
        <draw:frame draw:name="Google Shape;1943;p31" presentation:style-name="pr13" draw:text-style-name="P10" draw:layer="layout" svg:width="23.635cm" svg:height="9.24cm" svg:x="0.883cm" svg:y="3.451cm" presentation:class="outline" presentation:user-transformed="true">
          <draw:text-box>
            <text:list text:style-name="L13">
              <text:list-item>
                <text:p text:style-name="P9"><text:span text:style-name="T7"><text:s/></text:span><text:span text:style-name="T7">Characterizing User Connections in Social Media through User Shared Images</text:span></text:p>
              </text:list-item>
            </text:list>
            <text:list text:style-name="L14">
              <text:list-item>
                <text:list>
                  <text:list-item>
                    <text:p text:style-name="P18"><text:span text:style-name="T7">Images analysed using Machine learning algorithms generate labels to identify the user’s interests.</text:span></text:p>
                  </text:list-item>
                  <text:list-item>
                    <text:p text:style-name="P18"><text:span text:style-name="T7">Irrespective of the source or medium of exchange between the users they share similar images of interest.</text:span></text:p>
                  </text:list-item>
                  <text:list-item>
                    <text:p text:style-name="P18"><text:span text:style-name="T7"><text:s/></text:span><text:span text:style-name="T7">It shows better performance than the said friends of friends recommendation approach.</text:span></text:p>
                  </text:list-item>
                </text:list>
              </text:list-item>
              <text:list-item>
                <text:p text:style-name="P9"><text:span text:style-name="T7">Recommendation Framework for Online Social Networks</text:span></text:p>
                <text:list>
                  <text:list-item>
                    <text:p text:style-name="P18"><text:span text:style-name="T7">The algorithms needed to measure the strength of relationships, user activity and similarities are discussed. </text:span></text:p>
                  </text:list-item>
                  <text:list-item>
                    <text:p text:style-name="P18"><text:span text:style-name="T7">The data required for analysis and recommending users is filtered through these algorithms. </text:span></text:p>
                  </text:list-item>
                  <text:list-item>
                    <text:p text:style-name="P18"><text:span text:style-name="T7">These algorithms together are used to recommend new users on the social media platform.</text:span></text:p>
                  </text:list-item>
                </text:list>
              </text:list-item>
              <text:list-item>
                <text:p text:style-name="P9"><text:span text:style-name="T7">Characterizing User Behaviour and Information Propagation on a Social Multimedia Network </text:span></text:p>
                <text:list>
                  <text:list-item>
                    <text:p text:style-name="P18"><text:span text:style-name="T7">The roles among users are inferred from the behaviours on the social platform. </text:span></text:p>
                  </text:list-item>
                  <text:list-item>
                    <text:p text:style-name="P18"><text:span text:style-name="T7">Using data extracted from user messages they can be clustered based on these behavioural patterns.</text:span></text:p>
                  </text:list-item>
                </text:list>
              </text:list-item>
            </text:list>
          </draw:text-box>
        </draw:frame>
        <presentation:notes draw:style-name="dp2">
          <draw:page-thumbnail draw:name="Google Shape;1939;gdab3d15a6e_1_32:notes" draw:style-name="gr7" draw:layer="layout" svg:width="16.932cm" svg:height="9.524cm" svg:x="1.059cm" svg:y="1.905cm" draw:page-number="10" presentation:class="page"/>
          <draw:frame draw:name="Google Shape;1940;gdab3d15a6e_1_32:notes" presentation:style-name="pr18" draw:text-style-name="P7" draw:layer="layout" svg:width="15.239cm" svg:height="11.429cm" svg:x="1.905cm" svg:y="12.065cm" presentation:class="notes" presentation:placeholder="true" presentation:user-transformed="true">
            <draw:text-box/>
          </draw:frame>
        </presentation:notes>
      </draw:page>
      <draw:page draw:name="METHODOLOGY" draw:style-name="dp1" draw:master-page-name="SECTION_5f_TITLE_5f_AND_5f_DESCRIPTION">
        <draw:frame draw:name="Google Shape;1948;p32" presentation:style-name="pr7" draw:text-style-name="P11" draw:layer="layout" svg:width="5.351cm" svg:height="2.096cm" svg:x="10.131cm" svg:y="2.939cm" presentation:class="title" presentation:user-transformed="true">
          <draw:text-box>
            <text:p text:style-name="P1"><text:span text:style-name="T3">5</text:span></text:p>
          </draw:text-box>
        </draw:frame>
        <draw:frame draw:name="Google Shape;1949;p32" presentation:style-name="pr7" draw:text-style-name="P12" draw:layer="layout" svg:width="11.236cm" svg:height="2.096cm" svg:x="7.082cm" svg:y="5.74cm" presentation:class="title" presentation:user-transformed="true">
          <draw:text-box>
            <text:p text:style-name="P1"><text:span text:style-name="T4">METHODOLOGY</text:span></text:p>
          </draw:text-box>
        </draw:frame>
        <draw:frame draw:name="Google Shape;1950;p32" presentation:style-name="pr19" draw:text-style-name="P20" draw:layer="layout" svg:width="11.236cm" svg:height="2.806cm" svg:x="7.082cm" svg:y="8.542cm" presentation:class="subtitle" presentation:user-transformed="true">
          <draw:text-box>
            <text:list text:style-name="L15">
              <text:list-item>
                <text:p text:style-name="P9"><text:span text:style-name="T2">Data Collection</text:span></text:p>
              </text:list-item>
              <text:list-item>
                <text:p text:style-name="P9"><text:span text:style-name="T2">Data Analysis</text:span></text:p>
              </text:list-item>
              <text:list-item>
                <text:p text:style-name="P9"><text:span text:style-name="T2">Recommendation Process</text:span></text:p>
              </text:list-item>
            </text:list>
          </draw:text-box>
        </draw:frame>
        <presentation:notes draw:style-name="dp2">
          <draw:page-thumbnail draw:name="Google Shape;1945;gdab3d15a6e_1_14:notes" draw:style-name="gr7" draw:layer="layout" svg:width="16.932cm" svg:height="9.524cm" svg:x="1.059cm" svg:y="1.905cm" draw:page-number="11" presentation:class="page"/>
          <draw:frame draw:name="Google Shape;1946;gdab3d15a6e_1_14:notes" presentation:style-name="pr20" draw:text-style-name="P7" draw:layer="layout" svg:width="15.239cm" svg:height="11.429cm" svg:x="1.905cm" svg:y="12.065cm" presentation:class="notes" presentation:placeholder="true" presentation:user-transformed="true">
            <draw:text-box/>
          </draw:frame>
        </presentation:notes>
      </draw:page>
      <draw:page draw:name="Data Collection" draw:style-name="dp1" draw:master-page-name="SECTION_5f_TITLE_5f_AND_5f_DESCRIPTION">
        <draw:frame draw:name="Google Shape;1955;p33" presentation:style-name="pr7" draw:text-style-name="P11" draw:layer="layout" svg:width="5.351cm" svg:height="2.096cm" svg:x="10.131cm" svg:y="4.694cm" presentation:class="title" presentation:user-transformed="true">
          <draw:text-box>
            <text:p text:style-name="P1"><text:span text:style-name="T3">5.1</text:span></text:p>
          </draw:text-box>
        </draw:frame>
        <draw:frame draw:name="Google Shape;1956;p33" presentation:style-name="pr7" draw:text-style-name="P12" draw:layer="layout" svg:width="11.236cm" svg:height="2.096cm" svg:x="7.082cm" svg:y="7.496cm" presentation:class="title" presentation:user-transformed="true">
          <draw:text-box>
            <text:p text:style-name="P1"><text:span text:style-name="T4">Data Collection</text:span></text:p>
          </draw:text-box>
        </draw:frame>
        <presentation:notes draw:style-name="dp2">
          <draw:page-thumbnail draw:name="Google Shape;1952;gdab3d15a6e_1_45:notes" draw:style-name="gr7" draw:layer="layout" svg:width="16.932cm" svg:height="9.524cm" svg:x="1.059cm" svg:y="1.905cm" draw:page-number="12" presentation:class="page"/>
          <draw:frame draw:name="Google Shape;1953;gdab3d15a6e_1_45:notes" presentation:style-name="pr21" draw:text-style-name="P7" draw:layer="layout" svg:width="15.239cm" svg:height="11.429cm" svg:x="1.905cm" svg:y="12.065cm" presentation:class="notes" presentation:placeholder="true" presentation:user-transformed="true">
            <draw:text-box/>
          </draw:frame>
        </presentation:notes>
      </draw:page>
      <draw:page draw:name="Data Collection" draw:style-name="dp1" draw:master-page-name="TITLE_5f_AND_5f_BODY" presentation:presentation-page-layout-name="AL2T1">
        <draw:frame draw:name="Google Shape;1961;p34" presentation:style-name="pr4" draw:text-style-name="P8" draw:layer="layout" svg:width="21.399cm" svg:height="1.356cm" svg:x="2cm" svg:y="1.945cm" presentation:class="title" presentation:user-transformed="true">
          <draw:text-box>
            <text:p text:style-name="P1"><text:span text:style-name="T5">Data Collection</text:span></text:p>
          </draw:text-box>
        </draw:frame>
        <draw:custom-shape draw:name="Google Shape;1962;p34" draw:style-name="gr12" draw:text-style-name="P4" draw:layer="layout" svg:width="9.333cm" svg:height="7.11cm" svg:x="3.774cm" svg:y="4.868cm">
          <text:p text:style-name="P21"><text:span text:style-name="T6">Static Data</text:span></text:p>
          <text:p text:style-name="P22"><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63;p34" draw:style-name="gr13" draw:text-style-name="P4" draw:layer="layout" svg:width="8cm" svg:height="7.11cm" svg:x="13.625cm" svg:y="4.868cm">
          <text:p text:style-name="P21"><text:span text:style-name="T6">Dynamic Data</text:span></text:p>
          <text:p text:style-name="P22"><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64;p34" draw:style-name="gr12" draw:text-style-name="P4" draw:layer="layout" svg:width="4.972cm" svg:height="5.766cm" svg:x="4.135cm" svg:y="5.996cm">
          <text:p text:style-name="P1"><text:span text:style-name="T8">Demographics</text:span></text:p>
          <text:p text:style-name="P1"><text:span text:style-name="T6"/></text:p>
          <text:p text:style-name="P1"><text:span text:style-name="T6">Language</text:span></text:p>
          <text:p text:style-name="P1"><text:span text:style-name="T6">Location</text:span></text:p>
          <text:p text:style-name="P1"><text:span text:style-name="T6">Age</text:span></text:p>
          <text:p text:style-name="P1"><text:span text:style-name="T6">Gender</text:span></text:p>
          <text:p text:style-name="P1"><text:span text:style-name="T6">Occup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65;p34" draw:style-name="gr12" draw:text-style-name="P4" draw:layer="layout" svg:width="3.302cm" svg:height="5.766cm" svg:x="9.398cm" svg:y="5.996cm">
          <text:p text:style-name="P1"><text:span text:style-name="T8">Interests</text:span></text:p>
          <text:p text:style-name="P1"><text:span text:style-name="T6"/></text:p>
          <text:p text:style-name="P1"><text:span text:style-name="T6">Books</text:span></text:p>
          <text:p text:style-name="P1"><text:span text:style-name="T6">Movies</text:span></text:p>
          <text:p text:style-name="P1"><text:span text:style-name="T6">Cycl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66;p34" draw:style-name="gr14" draw:text-style-name="P4" draw:layer="layout" svg:width="7.365cm" svg:height="3.824cm" svg:x="13.942cm" svg:y="7.938cm">
          <text:list text:style-name="L17">
            <text:list-item>
              <text:p text:style-name="P9"><text:span text:style-name="T6">Posts interacted with</text:span></text:p>
            </text:list-item>
            <text:list-item>
              <text:p text:style-name="P9"><text:span text:style-name="T6">User Chat</text:span></text:p>
            </text:list-item>
            <text:list-item>
              <text:p text:style-name="P9"><text:span text:style-name="T6">Media files shared</text:span></text:p>
            </text:list-item>
            <text:list-item>
              <text:p text:style-name="P9"><text:span text:style-name="T6">Frequency of user communication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67;p34" draw:style-name="gr14" draw:text-style-name="P4" draw:layer="layout" svg:width="3.302cm" svg:height="1.587cm" svg:x="13.942cm" svg:y="5.961cm">
          <text:p text:style-name="P1"><text:span text:style-name="T6">User To Us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68;p34" draw:style-name="gr14" draw:text-style-name="P4" draw:layer="layout" svg:width="3.731cm" svg:height="1.587cm" svg:x="17.674cm" svg:y="5.961cm">
          <text:p text:style-name="P1"><text:span text:style-name="T6">User To For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958;gdab3d15a6e_1_73:notes" draw:style-name="gr7" draw:layer="layout" svg:width="16.932cm" svg:height="9.524cm" svg:x="1.059cm" svg:y="1.905cm" draw:page-number="13" presentation:class="page"/>
          <draw:frame draw:name="Google Shape;1959;gdab3d15a6e_1_73:notes" presentation:style-name="pr22" draw:text-style-name="P7" draw:layer="layout" svg:width="15.239cm" svg:height="11.429cm" svg:x="1.905cm" svg:y="12.065cm" presentation:class="notes" presentation:placeholder="true" presentation:user-transformed="true">
            <draw:text-box/>
          </draw:frame>
        </presentation:notes>
      </draw:page>
      <draw:page draw:name="Data Analysis" draw:style-name="dp1" draw:master-page-name="SECTION_5f_TITLE_5f_AND_5f_DESCRIPTION">
        <draw:frame draw:name="Google Shape;1973;p35" presentation:style-name="pr7" draw:text-style-name="P11" draw:layer="layout" svg:width="5.351cm" svg:height="2.096cm" svg:x="10.131cm" svg:y="4.694cm" presentation:class="title" presentation:user-transformed="true">
          <draw:text-box>
            <text:p text:style-name="P1"><text:span text:style-name="T3">5.2</text:span></text:p>
          </draw:text-box>
        </draw:frame>
        <draw:frame draw:name="Google Shape;1974;p35" presentation:style-name="pr7" draw:text-style-name="P12" draw:layer="layout" svg:width="11.236cm" svg:height="2.096cm" svg:x="7.082cm" svg:y="7.496cm" presentation:class="title" presentation:user-transformed="true">
          <draw:text-box>
            <text:p text:style-name="P1"><text:span text:style-name="T4">Data Analysis</text:span></text:p>
          </draw:text-box>
        </draw:frame>
        <presentation:notes draw:style-name="dp2">
          <draw:page-thumbnail draw:name="Google Shape;1970;gdab3d15a6e_1_55:notes" draw:style-name="gr7" draw:layer="layout" svg:width="16.932cm" svg:height="9.524cm" svg:x="1.059cm" svg:y="1.905cm" draw:page-number="14" presentation:class="page"/>
          <draw:frame draw:name="Google Shape;1971;gdab3d15a6e_1_55:notes" presentation:style-name="pr23" draw:text-style-name="P7" draw:layer="layout" svg:width="15.239cm" svg:height="11.429cm" svg:x="1.905cm" svg:y="12.065cm" presentation:class="notes" presentation:placeholder="true" presentation:user-transformed="true">
            <draw:text-box/>
          </draw:frame>
        </presentation:notes>
      </draw:page>
      <draw:page draw:name="Data Analysis&#10;" draw:style-name="dp1" draw:master-page-name="TITLE_5f_AND_5f_BODY" presentation:presentation-page-layout-name="AL2T1">
        <draw:frame draw:name="Google Shape;1979;p36" presentation:style-name="pr4" draw:text-style-name="P8" draw:layer="layout" svg:width="21.399cm" svg:height="1.356cm" svg:x="2cm" svg:y="1.283cm" presentation:class="title" presentation:user-transformed="true">
          <draw:text-box>
            <text:p text:style-name="P1"><text:span text:style-name="T4">Data Analysis</text:span><text:span text:style-name="T4"><text:line-break/></text:span><text:span text:style-name="T4"/></text:p>
          </draw:text-box>
        </draw:frame>
        <draw:frame draw:name="Google Shape;1980;p36" presentation:style-name="pr13" draw:text-style-name="P10" draw:layer="layout" svg:width="11.792cm" svg:height="9.304cm" svg:x="1.452cm" svg:y="3.528cm" presentation:class="outline" presentation:user-transformed="true">
          <draw:text-box>
            <text:p text:style-name="P13"><text:span text:style-name="T9">Text Based Data Analysis:</text:span></text:p>
            <text:list text:style-name="L19">
              <text:list-item>
                <text:p text:style-name="P23"><text:span text:style-name="T9">Find out Topics Of Interest</text:span></text:p>
              </text:list-item>
              <text:list-item>
                <text:p text:style-name="P13"><text:span text:style-name="T9">Rapid Automatic Keyword Extraction</text:span></text:p>
              </text:list-item>
            </text:list>
            <text:list text:style-name="L20">
              <text:list-item>
                <text:list>
                  <text:list-item>
                    <text:p text:style-name="P24"><text:span text:style-name="T9"><text:s/></text:span><text:span text:style-name="T9">a list of stop words (‘and’, ‘of’, ‘the’)</text:span></text:p>
                  </text:list-item>
                  <text:list-item>
                    <text:p text:style-name="P24"><text:span text:style-name="T9">partition the text into an array of keywords</text:span></text:p>
                  </text:list-item>
                  <text:list-item>
                    <text:p text:style-name="P24"><text:span text:style-name="T9">create a graph of word co-occurrence and calculate the word score.</text:span></text:p>
                  </text:list-item>
                  <text:list-item>
                    <text:p text:style-name="P24"><text:span text:style-name="T9">Word Score Metrics: </text:span></text:p>
                  </text:list-item>
                </text:list>
              </text:list-item>
            </text:list>
            <text:list text:style-name="L21">
              <text:list-item>
                <text:list>
                  <text:list-item>
                    <text:list>
                      <text:list-item>
                        <text:p text:style-name="P24"><text:span text:style-name="T9">Word Frequency,</text:span></text:p>
                      </text:list-item>
                      <text:list-item>
                        <text:p text:style-name="P24"><text:span text:style-name="T9">Word Degree</text:span></text:p>
                      </text:list-item>
                      <text:list-item>
                        <text:p text:style-name="P24"><text:span text:style-name="T9">Ratio of the degree to the frequency</text:span></text:p>
                      </text:list-item>
                      <text:list-item>
                        <text:p text:style-name="P24"><text:span text:style-name="T9">words that occur often</text:span></text:p>
                      </text:list-item>
                      <text:list-item>
                        <text:p text:style-name="P24"><text:span text:style-name="T9">words that occur the most</text:span></text:p>
                      </text:list-item>
                    </text:list>
                  </text:list-item>
                </text:list>
              </text:list-item>
            </text:list>
            <text:p text:style-name="P25"><text:span text:style-name="T9"/></text:p>
          </draw:text-box>
        </draw:frame>
        <draw:frame draw:name="Google Shape;1981;p36" presentation:style-name="pr13" draw:text-style-name="P10" draw:layer="layout" svg:width="10.568cm" svg:height="3.847cm" svg:x="13.851cm" svg:y="3.528cm" presentation:class="outline" presentation:user-transformed="true">
          <draw:text-box>
            <text:p text:style-name="P13"><text:span text:style-name="T9">Image Based Data Analysis:</text:span></text:p>
            <text:list text:style-name="L19">
              <text:list-item>
                <text:p text:style-name="P23"><text:span text:style-name="T9"><text:s/></text:span><text:span text:style-name="T9">Find out Topics Of Interest</text:span></text:p>
              </text:list-item>
              <text:list-item>
                <text:p text:style-name="P13"><text:span text:style-name="T9">Neural network</text:span></text:p>
              </text:list-item>
              <text:list-item>
                <text:p text:style-name="P13"><text:span text:style-name="T9">Extract Tags</text:span></text:p>
              </text:list-item>
              <text:list-item>
                <text:p text:style-name="P13"><text:span text:style-name="T9">Assigned as topic of interest.</text:span></text:p>
              </text:list-item>
            </text:list>
          </draw:text-box>
        </draw:frame>
        <draw:custom-shape draw:name="Google Shape;1982;p36" draw:style-name="gr15" draw:text-style-name="P4" draw:layer="layout" svg:width="10.568cm" svg:height="4.232cm" svg:x="13.851cm" svg:y="7.376cm">
          <text:p text:style-name="P13"><text:span text:style-name="T9">Conscientiousness: Frequency of responding to messages. </text:span></text:p>
          <text:p text:style-name="P13"><text:span text:style-name="T10"/></text:p>
          <text:p text:style-name="P13"><text:span text:style-name="T9">Extraversion: No of times conversations are initiated, analysing the images posted or tagged in. </text:span></text:p>
          <text:p text:style-name="P13"><text:span text:style-name="T10"/></text:p>
          <text:p text:style-name="P13"><text:span text:style-name="T9">Agreeableness: Strength of the social graph links. </text:span></text:p>
          <text:p text:style-name="P13"><text:span text:style-name="T11"/></text:p>
          <text:p text:style-name="P13"><text:span text:style-name="T9">Neuroticism: Analysing the chats s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976;gdab3d15a6e_1_338:notes" draw:style-name="gr7" draw:layer="layout" svg:width="16.932cm" svg:height="9.524cm" svg:x="1.059cm" svg:y="1.905cm" draw:page-number="15" presentation:class="page"/>
          <draw:frame draw:name="Google Shape;1977;gdab3d15a6e_1_338:notes" presentation:style-name="pr24" draw:text-style-name="P7" draw:layer="layout" svg:width="15.239cm" svg:height="11.429cm" svg:x="1.905cm" svg:y="12.065cm" presentation:class="notes" presentation:placeholder="true" presentation:user-transformed="true">
            <draw:text-box/>
          </draw:frame>
        </presentation:notes>
      </draw:page>
      <draw:page draw:name="Data Analysis" draw:style-name="dp1" draw:master-page-name="TITLE_5f_AND_5f_BODY" presentation:presentation-page-layout-name="AL2T1">
        <draw:frame draw:name="Google Shape;1987;p37" presentation:style-name="pr4" draw:text-style-name="P8" draw:layer="layout" svg:width="21.399cm" svg:height="1.356cm" svg:x="2cm" svg:y="1.283cm" presentation:class="title" presentation:user-transformed="true">
          <draw:text-box>
            <text:p text:style-name="P1"><text:span text:style-name="T5">Data Analysis</text:span></text:p>
          </draw:text-box>
        </draw:frame>
        <draw:frame draw:name="Google Shape;1988;p37" presentation:style-name="pr13" draw:text-style-name="P10" draw:layer="layout" svg:width="22.577cm" svg:height="9.24cm" svg:x="1.411cm" svg:y="3.451cm" presentation:class="outline" presentation:user-transformed="true">
          <draw:text-box>
            <text:list text:style-name="L23">
              <text:list-item>
                <text:p text:style-name="P9"><text:span text:style-name="T12"><text:s/></text:span><text:span text:style-name="T12">K-means algorithm to extract entity grouping based on their interests.</text:span></text:p>
              </text:list-item>
              <text:list-item>
                <text:p text:style-name="P9"><text:span text:style-name="T12">We then examine user profiles within the clusters. </text:span></text:p>
              </text:list-item>
              <text:list-item>
                <text:p text:style-name="P9"><text:span text:style-name="T12">The following are the user features that have been identified:</text:span></text:p>
              </text:list-item>
            </text:list>
            <text:list text:style-name="L24">
              <text:list-item>
                <text:list>
                  <text:list-item>
                    <text:p text:style-name="P18"><text:span text:style-name="T12">Avg. no. of messages/broadcasts per day</text:span></text:p>
                  </text:list-item>
                  <text:list-item>
                    <text:p text:style-name="P18"><text:span text:style-name="T12">Number of friends</text:span></text:p>
                  </text:list-item>
                  <text:list-item>
                    <text:p text:style-name="P18"><text:span text:style-name="T12">A common time for messages/broadcasts</text:span></text:p>
                  </text:list-item>
                  <text:list-item>
                    <text:p text:style-name="P18"><text:span text:style-name="T12">Diversity of topics within messages</text:span></text:p>
                  </text:list-item>
                  <text:list-item>
                    <text:p text:style-name="P18"><text:span text:style-name="T12">Diversity of topics within posts </text:span></text:p>
                  </text:list-item>
                </text:list>
              </text:list-item>
              <text:list-item>
                <text:p text:style-name="P9"><text:span text:style-name="T12"><text:s/></text:span><text:span text:style-name="T12">The feature values are normalized to 0 - 1. This is done because each feature value have different units.</text:span></text:p>
              </text:list-item>
              <text:list-item>
                <text:p text:style-name="P9"><text:span text:style-name="T12">We then apply the k-means algorithm to divide the users into clusters based on similar behaviour. </text:span></text:p>
              </text:list-item>
              <text:list-item>
                <text:p text:style-name="P9"><text:span text:style-name="T12">Each user within the feature cluster goes through demographic and behavioural profiles to identify common characteristics between the users. </text:span></text:p>
              </text:list-item>
            </text:list>
          </draw:text-box>
        </draw:frame>
        <presentation:notes draw:style-name="dp2">
          <draw:page-thumbnail draw:name="Google Shape;1984;gdab3d15a6e_1_214:notes" draw:style-name="gr7" draw:layer="layout" svg:width="16.932cm" svg:height="9.524cm" svg:x="1.059cm" svg:y="1.905cm" draw:page-number="16" presentation:class="page"/>
          <draw:frame draw:name="Google Shape;1985;gdab3d15a6e_1_214:notes" presentation:style-name="pr25" draw:text-style-name="P7" draw:layer="layout" svg:width="15.239cm" svg:height="11.429cm" svg:x="1.905cm" svg:y="12.065cm" presentation:class="notes" presentation:placeholder="true" presentation:user-transformed="true">
            <draw:text-box/>
          </draw:frame>
        </presentation:notes>
      </draw:page>
      <draw:page draw:name="Recommendation Process" draw:style-name="dp1" draw:master-page-name="SECTION_5f_TITLE_5f_AND_5f_DESCRIPTION">
        <draw:frame draw:name="Google Shape;1993;p38" presentation:style-name="pr7" draw:text-style-name="P11" draw:layer="layout" svg:width="5.351cm" svg:height="2.096cm" svg:x="10.131cm" svg:y="4.694cm" presentation:class="title" presentation:user-transformed="true">
          <draw:text-box>
            <text:p text:style-name="P1"><text:span text:style-name="T3">5.3</text:span></text:p>
          </draw:text-box>
        </draw:frame>
        <draw:frame draw:name="Google Shape;1994;p38" presentation:style-name="pr7" draw:text-style-name="P12" draw:layer="layout" svg:width="18.202cm" svg:height="2.096cm" svg:x="3.598cm" svg:y="7.496cm" presentation:class="title" presentation:user-transformed="true">
          <draw:text-box>
            <text:p text:style-name="P1"><text:span text:style-name="T4">Recommendation Process</text:span></text:p>
          </draw:text-box>
        </draw:frame>
        <presentation:notes draw:style-name="dp2">
          <draw:page-thumbnail draw:name="Google Shape;1990;gdab3d15a6e_1_207:notes" draw:style-name="gr7" draw:layer="layout" svg:width="16.932cm" svg:height="9.524cm" svg:x="1.059cm" svg:y="1.905cm" draw:page-number="17" presentation:class="page"/>
          <draw:frame draw:name="Google Shape;1991;gdab3d15a6e_1_207:notes" presentation:style-name="pr26" draw:text-style-name="P7" draw:layer="layout" svg:width="15.239cm" svg:height="11.429cm" svg:x="1.905cm" svg:y="12.065cm" presentation:class="notes" presentation:placeholder="true" presentation:user-transformed="true">
            <draw:text-box/>
          </draw:frame>
        </presentation:notes>
      </draw:page>
      <draw:page draw:name="Recommendation Process" draw:style-name="dp1" draw:master-page-name="TITLE_5f_AND_5f_BODY" presentation:presentation-page-layout-name="AL2T1">
        <draw:frame draw:name="Google Shape;1999;p39" presentation:style-name="pr4" draw:text-style-name="P8" draw:layer="layout" svg:width="21.399cm" svg:height="1.154cm" svg:x="2cm" svg:y="1.199cm" presentation:class="title" presentation:user-transformed="true">
          <draw:text-box>
            <text:p text:style-name="P1"><text:span text:style-name="T5">Recommendation Process</text:span></text:p>
          </draw:text-box>
        </draw:frame>
        <draw:g draw:name="Google Shape;2000;p39">
          <draw:custom-shape draw:name="Google Shape;2001;p39" draw:style-name="gr16" draw:text-style-name="P4" draw:layer="layout" svg:width="16.54cm" svg:height="0.681cm" svg:x="6.249cm" svg:y="3.295cm">
            <text:p text:style-name="P1"><text:span text:style-name="T13">Monitor the Activities of the Us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02;p39" draw:style-name="gr16" draw:text-style-name="P4" draw:layer="layout" svg:width="16.54cm" svg:height="1.572cm" svg:x="6.249cm" svg:y="4.543cm">
            <text:p text:style-name="P1"><text:span text:style-name="T13">Similarity Between the Users</text:span></text:p>
            <text:p text:style-name="P1"><text:span text:style-name="T14"/></text:p>
            <text:p text:style-name="P1"><text:span text:style-name="T13">Direct Similarity <text:s text:c="8"/>Strength of Relationships <text:s text:c="8"/>Activ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03;p39" draw:style-name="gr16" draw:text-style-name="P4" draw:layer="layout" svg:width="16.54cm" svg:height="0.586cm" svg:x="6.249cm" svg:y="6.66cm">
            <text:p text:style-name="P1"><text:span text:style-name="T13">List Of Users Close To The Us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04;p39" draw:style-name="gr16" draw:text-style-name="P4" draw:layer="layout" svg:width="16.54cm" svg:height="0.681cm" svg:x="6.249cm" svg:y="7.745cm">
            <text:p text:style-name="P1"><text:span text:style-name="T13">Social Filtering Of Li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05;p39" draw:style-name="gr16" draw:text-style-name="P4" draw:layer="layout" svg:width="2.903cm" svg:height="2.358cm" svg:x="9.685cm" svg:y="8.791cm">
            <text:p text:style-name="P1"><text:span text:style-name="T13">Avg. no. of broadcasts per d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06;p39" draw:style-name="gr16" draw:text-style-name="P4" draw:layer="layout" svg:width="2.903cm" svg:height="2.358cm" svg:x="6.249cm" svg:y="8.791cm">
            <text:p text:style-name="P1"><text:span text:style-name="T13">No. of frien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07;p39" draw:style-name="gr16" draw:text-style-name="P4" draw:layer="layout" svg:width="2.903cm" svg:height="2.358cm" svg:x="13.12cm" svg:y="8.767cm">
            <text:p text:style-name="P1"><text:span text:style-name="T13">Common time for broadcas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08;p39" draw:style-name="gr16" draw:text-style-name="P4" draw:layer="layout" svg:width="2.903cm" svg:height="2.369cm" svg:x="16.555cm" svg:y="8.767cm">
            <text:p text:style-name="P1"><text:span text:style-name="T13">Diversity of topics within messag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09;p39" draw:style-name="gr16" draw:text-style-name="P4" draw:layer="layout" svg:width="2.903cm" svg:height="2.358cm" svg:x="19.99cm" svg:y="8.767cm">
            <text:p text:style-name="P1"><text:span text:style-name="T13">Diversity of topics within pos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10;p39" draw:style-name="gr16" draw:text-style-name="P4" draw:layer="layout" svg:width="16.54cm" svg:height="1.503cm" svg:x="6.249cm" svg:y="11.513cm">
            <text:p text:style-name="P1"><text:span text:style-name="T13">Take top N items from the list and recommend to the us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11;p39" draw:style-name="gr17" draw:text-style-name="P26" draw:layer="layout" svg:width="0.001cm" svg:height="0.565cm" svg:x="14.52cm" svg:y="3.977cm">
            <text:p/>
            <draw:enhanced-geometry draw:mirror-horizontal="false" draw:mirror-vertical="false" svg:viewBox="0 0 21600 21600" draw:type="mso-spt32" draw:enhanced-path="M 0 0 L 21600 21600 N"/>
          </draw:custom-shape>
          <draw:custom-shape draw:name="Google Shape;2012;p39" draw:style-name="gr17" draw:text-style-name="P26" draw:layer="layout" svg:width="0.001cm" svg:height="0.542cm" svg:x="14.52cm" svg:y="6.116cm">
            <text:p/>
            <draw:enhanced-geometry draw:mirror-horizontal="false" draw:mirror-vertical="false" svg:viewBox="0 0 21600 21600" draw:type="mso-spt32" draw:enhanced-path="M 0 0 L 21600 21600 N"/>
          </draw:custom-shape>
          <draw:custom-shape draw:name="Google Shape;2013;p39" draw:style-name="gr17" draw:text-style-name="P26" draw:layer="layout" svg:width="0.001cm" svg:height="0.497cm" svg:x="14.52cm" svg:y="7.247cm">
            <text:p/>
            <draw:enhanced-geometry draw:mirror-horizontal="false" draw:mirror-vertical="false" svg:viewBox="0 0 21600 21600" draw:type="mso-spt32" draw:enhanced-path="M 0 0 L 21600 21600 N"/>
          </draw:custom-shape>
          <draw:custom-shape draw:name="Google Shape;2014;p39" draw:style-name="gr18" draw:text-style-name="P26" draw:layer="layout" svg:width="0.023cm" svg:height="0.373cm" draw:transform="skewX (-0.0026179938779915) rotate (-0.0321140582366957) translate (7.741cm 8.427cm)">
            <text:p/>
            <draw:enhanced-geometry draw:mirror-horizontal="false" draw:mirror-vertical="false" svg:viewBox="0 0 21600 21600" draw:type="mso-spt32" draw:enhanced-path="M 0 0 L 21600 21600 N"/>
          </draw:custom-shape>
          <draw:custom-shape draw:name="Google Shape;2015;p39" draw:style-name="gr18" draw:text-style-name="P26" draw:layer="layout" svg:width="0.023cm" svg:height="0.373cm" draw:transform="skewX (-0.0026179938779915) rotate (-0.0321140582366957) translate (11.131cm 8.427cm)">
            <text:p/>
            <draw:enhanced-geometry draw:mirror-horizontal="false" draw:mirror-vertical="false" svg:viewBox="0 0 21600 21600" draw:type="mso-spt32" draw:enhanced-path="M 0 0 L 21600 21600 N"/>
          </draw:custom-shape>
          <draw:custom-shape draw:name="Google Shape;2016;p39" draw:style-name="gr18" draw:text-style-name="P26" draw:layer="layout" svg:width="0.023cm" svg:height="0.373cm" draw:transform="skewX (-0.0026179938779915) rotate (-0.0321140582366957) translate (14.567cm 8.427cm)">
            <text:p/>
            <draw:enhanced-geometry draw:mirror-horizontal="false" draw:mirror-vertical="false" svg:viewBox="0 0 21600 21600" draw:type="mso-spt32" draw:enhanced-path="M 0 0 L 21600 21600 N"/>
          </draw:custom-shape>
          <draw:custom-shape draw:name="Google Shape;2017;p39" draw:style-name="gr18" draw:text-style-name="P26" draw:layer="layout" svg:width="0.023cm" svg:height="0.373cm" draw:transform="skewX (-0.0026179938779915) rotate (-0.0321140582366957) translate (18.002cm 8.427cm)">
            <text:p/>
            <draw:enhanced-geometry draw:mirror-horizontal="false" draw:mirror-vertical="false" svg:viewBox="0 0 21600 21600" draw:type="mso-spt32" draw:enhanced-path="M 0 0 L 21600 21600 N"/>
          </draw:custom-shape>
          <draw:custom-shape draw:name="Google Shape;2018;p39" draw:style-name="gr18" draw:text-style-name="P26" draw:layer="layout" svg:width="0.023cm" svg:height="0.373cm" draw:transform="skewX (-0.0026179938779915) rotate (-0.0321140582366957) translate (21.437cm 8.427cm)">
            <text:p/>
            <draw:enhanced-geometry draw:mirror-horizontal="false" draw:mirror-vertical="false" svg:viewBox="0 0 21600 21600" draw:type="mso-spt32" draw:enhanced-path="M 0 0 L 21600 21600 N"/>
          </draw:custom-shape>
          <draw:custom-shape draw:name="Google Shape;2019;p39" draw:style-name="gr17" draw:text-style-name="P26" draw:layer="layout" svg:width="0.001cm" svg:height="0.375cm" svg:x="14.52cm" svg:y="11.137cm">
            <text:p/>
            <draw:enhanced-geometry draw:mirror-horizontal="false" draw:mirror-vertical="false" svg:viewBox="0 0 21600 21600" draw:type="mso-spt32" draw:enhanced-path="M 0 0 L 21600 21600 N"/>
          </draw:custom-shape>
          <draw:custom-shape draw:name="Google Shape;2020;p39" draw:style-name="gr17" draw:text-style-name="P26" draw:layer="layout" svg:width="0.001cm" svg:height="0.375cm" svg:x="18.007cm" svg:y="11.137cm">
            <text:p/>
            <draw:enhanced-geometry draw:mirror-horizontal="false" draw:mirror-vertical="false" svg:viewBox="0 0 21600 21600" draw:type="mso-spt32" draw:enhanced-path="M 0 0 L 21600 21600 N"/>
          </draw:custom-shape>
          <draw:custom-shape draw:name="Google Shape;2021;p39" draw:style-name="gr17" draw:text-style-name="P26" draw:layer="layout" svg:width="0.001cm" svg:height="0.375cm" svg:x="21.442cm" svg:y="11.137cm">
            <text:p/>
            <draw:enhanced-geometry draw:mirror-horizontal="false" draw:mirror-vertical="false" svg:viewBox="0 0 21600 21600" draw:type="mso-spt32" draw:enhanced-path="M 0 0 L 21600 21600 N"/>
          </draw:custom-shape>
          <draw:custom-shape draw:name="Google Shape;2022;p39" draw:style-name="gr17" draw:text-style-name="P26" draw:layer="layout" svg:width="0.001cm" svg:height="0.375cm" svg:x="11.137cm" svg:y="11.137cm">
            <text:p/>
            <draw:enhanced-geometry draw:mirror-horizontal="false" draw:mirror-vertical="false" svg:viewBox="0 0 21600 21600" draw:type="mso-spt32" draw:enhanced-path="M 0 0 L 21600 21600 N"/>
          </draw:custom-shape>
          <draw:custom-shape draw:name="Google Shape;2023;p39" draw:style-name="gr17" draw:text-style-name="P26" draw:layer="layout" svg:width="0.001cm" svg:height="0.375cm" svg:x="7.702cm" svg:y="11.137cm">
            <text:p/>
            <draw:enhanced-geometry draw:mirror-horizontal="false" draw:mirror-vertical="false" svg:viewBox="0 0 21600 21600" draw:type="mso-spt32" draw:enhanced-path="M 0 0 L 21600 21600 N"/>
          </draw:custom-shape>
        </draw:g>
        <draw:custom-shape draw:name="Google Shape;2024;p39" draw:style-name="gr16" draw:text-style-name="P4" draw:layer="layout" svg:width="2.752cm" svg:height="1.667cm" svg:x="2.505cm" svg:y="8.361cm">
          <text:p text:style-name="P1"><text:span text:style-name="T13">Next Log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25;p39" draw:style-name="gr17" draw:text-style-name="P26" draw:layer="layout" svg:width="2.389cm" svg:height="0.018cm" svg:x="3.859cm" svg:y="6.934cm">
          <text:p/>
          <draw:enhanced-geometry draw:mirror-horizontal="false" draw:mirror-vertical="false" svg:viewBox="0 0 21600 21600" draw:type="mso-spt32" draw:enhanced-path="M 0 0 L 21600 21600 N"/>
        </draw:custom-shape>
        <draw:custom-shape draw:name="Google Shape;2026;p39" draw:style-name="gr17" draw:text-style-name="P26" draw:layer="layout" svg:width="2.39cm" svg:height="0.018cm" draw:transform="rotate (3.14124358773939) translate (6.251cm 12.309cm)">
          <text:p/>
          <draw:enhanced-geometry draw:mirror-horizontal="false" draw:mirror-vertical="false" svg:viewBox="0 0 21600 21600" draw:type="mso-spt32" draw:enhanced-path="M 0 0 L 21600 21600 N"/>
        </draw:custom-shape>
        <draw:custom-shape draw:name="Google Shape;2027;p39" draw:style-name="gr17" draw:text-style-name="P26" draw:layer="layout" svg:width="0.033cm" svg:height="2.317cm" draw:transform="rotate (-3.14159265358979) translate (3.916cm 12.348cm)">
          <text:p/>
          <draw:enhanced-geometry draw:mirror-horizontal="false" draw:mirror-vertical="false" svg:viewBox="0 0 21600 21600" draw:type="mso-spt32" draw:enhanced-path="M 0 0 L 21600 21600 N"/>
        </draw:custom-shape>
        <draw:custom-shape draw:name="Google Shape;2028;p39" draw:style-name="gr17" draw:text-style-name="P26" draw:layer="layout" svg:width="0.035cm" svg:height="1.516cm" draw:transform="rotate (-3.14159265358979) translate (3.881cm 8.361cm)">
          <text:p/>
          <draw:enhanced-geometry draw:mirror-horizontal="false" draw:mirror-vertical="false" svg:viewBox="0 0 21600 21600" draw:type="mso-spt32" draw:enhanced-path="M 0 0 L 21600 21600 N"/>
        </draw:custom-shape>
        <presentation:notes draw:style-name="dp2">
          <draw:page-thumbnail draw:name="Google Shape;1996;gdab3d15a6e_1_237:notes" draw:style-name="gr7" draw:layer="layout" svg:width="16.932cm" svg:height="9.524cm" svg:x="1.059cm" svg:y="1.905cm" draw:page-number="18" presentation:class="page"/>
          <draw:frame draw:name="Google Shape;1997;gdab3d15a6e_1_237:notes" presentation:style-name="pr27" draw:text-style-name="P7" draw:layer="layout" svg:width="15.239cm" svg:height="11.429cm" svg:x="1.905cm" svg:y="12.065cm" presentation:class="notes" presentation:placeholder="true" presentation:user-transformed="true">
            <draw:text-box/>
          </draw:frame>
        </presentation:notes>
      </draw:page>
      <draw:page draw:name="Recommendation Process&#10;" draw:style-name="dp1" draw:master-page-name="TITLE_5f_AND_5f_BODY" presentation:presentation-page-layout-name="AL2T1">
        <draw:frame draw:name="Google Shape;2033;p40" presentation:style-name="pr4" draw:text-style-name="P8" draw:layer="layout" svg:width="21.399cm" svg:height="1.356cm" svg:x="2cm" svg:y="1.283cm" presentation:class="title" presentation:user-transformed="true">
          <draw:text-box>
            <text:p text:style-name="P1"><text:span text:style-name="T5">Recommendation Process</text:span><text:span text:style-name="T5"><text:line-break/></text:span><text:span text:style-name="T5"/></text:p>
          </draw:text-box>
        </draw:frame>
        <draw:frame draw:name="Google Shape;2034;p40" presentation:style-name="pr13" draw:text-style-name="P10" draw:layer="layout" svg:width="21.399cm" svg:height="9.24cm" svg:x="2cm" svg:y="3.733cm" presentation:class="outline" presentation:user-transformed="true">
          <draw:text-box>
            <text:list text:style-name="L9">
              <text:list-item>
                <text:p text:style-name="P9"><text:span text:style-name="T6">The users are clustered separately into groups by using clustering algorithms. These groups are made based on the user’s static data.</text:span></text:p>
              </text:list-item>
              <text:list-item>
                <text:p text:style-name="P9"><text:span text:style-name="T6">Depending on the aim of the network the connectivity social filtering is used to improve the connections.</text:span></text:p>
              </text:list-item>
              <text:list-item>
                <text:p text:style-name="P9"><text:span text:style-name="T6">This is accomplished with the help of final similarity function:</text:span></text:p>
              </text:list-item>
            </text:list>
            <text:list text:style-name="L25">
              <text:list-item>
                <text:list>
                  <text:list-item>
                    <text:p text:style-name="P18"><text:span text:style-name="T6">r(x − y) = A * s(x, y) + B * c(x, y) + G * a(y) + D * sr(y)</text:span></text:p>
                  </text:list-item>
                  <text:list-item>
                    <text:p text:style-name="P18"><text:span text:style-name="T6">s(x, y) – the comparison of demography and interests of x and y.</text:span></text:p>
                  </text:list-item>
                  <text:list-item>
                    <text:p text:style-name="P18"><text:span text:style-name="T6">c(x, y) – social behaviour of the users in relationships. </text:span></text:p>
                  </text:list-item>
                  <text:list-item>
                    <text:p text:style-name="P18"><text:span text:style-name="T6">a(y) – the activity of the user y</text:span></text:p>
                  </text:list-item>
                  <text:list-item>
                    <text:p text:style-name="P18"><text:span text:style-name="T6">sr(y) – the strength of the relationship between x and y.</text:span></text:p>
                  </text:list-item>
                </text:list>
              </text:list-item>
              <text:list-item>
                <text:p text:style-name="P9"><text:span text:style-name="T6">A,B,G,D are the importance coefficients which are assigned values from 0 -1.</text:span></text:p>
              </text:list-item>
            </text:list>
            <text:p text:style-name="P25"><text:span text:style-name="T6"/></text:p>
          </draw:text-box>
        </draw:frame>
        <presentation:notes draw:style-name="dp2">
          <draw:page-thumbnail draw:name="Google Shape;2030;gdab3d15a6e_1_284:notes" draw:style-name="gr7" draw:layer="layout" svg:width="16.932cm" svg:height="9.524cm" svg:x="1.059cm" svg:y="1.905cm" draw:page-number="19" presentation:class="page"/>
          <draw:frame draw:name="Google Shape;2031;gdab3d15a6e_1_284:notes" presentation:style-name="pr28" draw:text-style-name="P7" draw:layer="layout" svg:width="15.239cm" svg:height="11.429cm" svg:x="1.905cm" svg:y="12.065cm" presentation:class="notes" presentation:placeholder="true" presentation:user-transformed="true">
            <draw:text-box/>
          </draw:frame>
        </presentation:notes>
      </draw:page>
      <draw:page draw:name="6" draw:style-name="dp1" draw:master-page-name="SECTION_5f_TITLE_5f_AND_5f_DESCRIPTION">
        <draw:frame draw:name="Google Shape;2039;p41" presentation:style-name="pr7" draw:text-style-name="P12" draw:layer="layout" svg:width="11.236cm" svg:height="2.096cm" svg:x="7.082cm" svg:y="4.76cm" presentation:class="title" presentation:user-transformed="true">
          <draw:text-box>
            <text:p text:style-name="P1"><text:span text:style-name="T4">CONCLUSION</text:span></text:p>
          </draw:text-box>
        </draw:frame>
        <draw:frame draw:name="Google Shape;2040;p41" presentation:style-name="pr29" draw:text-style-name="P20" draw:layer="layout" svg:width="17.567cm" svg:height="4.643cm" svg:x="3.739cm" svg:y="7.068cm" presentation:class="subtitle" presentation:user-transformed="true">
          <draw:text-box>
            <text:p text:style-name="P1"><text:span text:style-name="T15">This seminar examined how the social recommendation system works and the variety of data required along with the techniques of analysing and suggesting users and forums. </text:span></text:p>
            <text:p text:style-name="P1"><text:span text:style-name="T16"/></text:p>
          </draw:text-box>
        </draw:frame>
        <draw:frame draw:name="Google Shape;2041;p41" presentation:style-name="pr7" draw:text-style-name="P11" draw:layer="layout" svg:width="5.351cm" svg:height="2.096cm" svg:x="10.131cm" svg:y="1.958cm" presentation:class="title" presentation:user-transformed="true">
          <draw:text-box>
            <text:p text:style-name="P1"><text:span text:style-name="T3">6</text:span></text:p>
          </draw:text-box>
        </draw:frame>
        <presentation:notes draw:style-name="dp2">
          <draw:page-thumbnail draw:name="Google Shape;2036;gdab3d15a6e_1_325:notes" draw:style-name="gr7" draw:layer="layout" svg:width="16.932cm" svg:height="9.524cm" svg:x="1.059cm" svg:y="1.905cm" draw:page-number="20" presentation:class="page"/>
          <draw:frame draw:name="Google Shape;2037;gdab3d15a6e_1_325:notes" presentation:style-name="pr30" draw:text-style-name="P7" draw:layer="layout" svg:width="15.239cm" svg:height="11.429cm" svg:x="1.905cm" svg:y="12.065cm" presentation:class="notes" presentation:placeholder="true" presentation:user-transformed="true">
            <draw:text-box/>
          </draw:frame>
        </presentation:notes>
      </draw:page>
      <draw:page draw:name="References" draw:style-name="dp1" draw:master-page-name="TITLE_5f_ONLY" presentation:presentation-page-layout-name="AL3T19">
        <draw:frame draw:name="Google Shape;2046;p42" presentation:style-name="pr31" draw:text-style-name="P8" draw:layer="layout" svg:width="21.399cm" svg:height="1.356cm" svg:x="2cm" svg:y="1.283cm" presentation:class="title" presentation:user-transformed="true">
          <draw:text-box>
            <text:p text:style-name="P1"><text:span text:style-name="T4">References</text:span></text:p>
          </draw:text-box>
        </draw:frame>
        <draw:custom-shape draw:name="Google Shape;2047;p42" draw:style-name="gr19" draw:text-style-name="P4" draw:layer="layout" svg:width="19.755cm" svg:height="9.944cm" svg:x="2.822cm" svg:y="3.246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048;p42" presentation:style-name="pr32" draw:text-style-name="P14" draw:layer="layout" svg:width="17.779cm" svg:height="8.392cm" svg:x="3.81cm" svg:y="4.022cm" presentation:class="subtitle" presentation:user-transformed="true">
          <draw:text-box>
            <text:list text:style-name="L27">
              <text:list-item>
                <text:p text:style-name="P9"><text:span text:style-name="T9">M. Cheung, J. She and N. Wang, ”Characterizing User Connections in Social Media through User-Shared Images,” in IEEE Transactions on Big Data, vol. 4, no. 4, pp. 447-458, 1 Dec. 2018, doi: 10.1109/TBDATA.2017.2762719.</text:span></text:p>
              </text:list-item>
              <text:list-item>
                <text:p text:style-name="P27"><text:span text:style-name="T9">https://medium.datadriveninvestor.com/rake-rapid-automatic-keywordextraction-algorithm-f4ec17b2886c </text:span></text:p>
              </text:list-item>
            </text:list>
            <text:list text:style-name="L28">
              <text:list-item>
                <text:p text:style-name="P27"><text:span text:style-name="T9">Kazienko, Przemys law Musial, Katarzyna. (2006). Recommendation Framework for Online Social Networks. 10.1007/3-540-33880-2-12.</text:span></text:p>
              </text:list-item>
              <text:list-item>
                <text:p text:style-name="P27"><text:span text:style-name="T9">M. Hall, E. Frank, G. Holmes, B. Pfahringer, P. Reutemann, and I. H. Witten, “The WEKA Data Mining Software,” SIGKDD Explorations, vol. 11, no. 1, pp. 10–18, 2009.</text:span></text:p>
              </text:list-item>
              <text:list-item>
                <text:p text:style-name="P28"><text:span text:style-name="T9">F. T. O’Donovan et al., ”Characterizing user behavior and information propagation on a social multimedia network,” 2013 IEEE International Conference on Multimedia and Expo Workshops (ICMEW), 2013, pp. 1-6, doi: 10.1109/ICMEW.2013.6618395.</text:span></text:p>
              </text:list-item>
            </text:list>
          </draw:text-box>
        </draw:frame>
        <presentation:notes draw:style-name="dp2">
          <draw:page-thumbnail draw:name="Google Shape;2043;g93513c158a_0_167:notes" draw:style-name="gr7" draw:layer="layout" svg:width="16.932cm" svg:height="9.524cm" svg:x="1.059cm" svg:y="1.905cm" draw:page-number="21" presentation:class="page"/>
          <draw:frame draw:name="Google Shape;2044;g93513c158a_0_167:notes" presentation:style-name="pr33" draw:text-style-name="P7" draw:layer="layout" svg:width="15.239cm" svg:height="11.429cm" svg:x="1.905cm" svg:y="12.065cm" presentation:class="notes" presentation:placeholder="true" presentation:user-transformed="true">
            <draw:text-box/>
          </draw:frame>
        </presentation:notes>
      </draw:page>
      <draw:page draw:name="Thank You" draw:style-name="dp1" draw:master-page-name="SECTION_5f_TITLE_5f_AND_5f_DESCRIPTION">
        <draw:frame draw:name="Google Shape;2053;p43" presentation:style-name="pr7" draw:text-style-name="P12" draw:layer="layout" svg:width="11.236cm" svg:height="2.096cm" svg:x="7.082cm" svg:y="6.095cm" presentation:class="title" presentation:user-transformed="true">
          <draw:text-box>
            <text:p text:style-name="P1"><text:span text:style-name="T4">Thank You</text:span></text:p>
          </draw:text-box>
        </draw:frame>
        <presentation:notes draw:style-name="dp2">
          <draw:page-thumbnail draw:name="Google Shape;2050;gdab3d15a6e_1_314:notes" draw:style-name="gr7" draw:layer="layout" svg:width="16.932cm" svg:height="9.524cm" svg:x="1.059cm" svg:y="1.905cm" draw:page-number="22" presentation:class="page"/>
          <draw:frame draw:name="Google Shape;2051;gdab3d15a6e_1_314:notes" presentation:style-name="pr34" draw:text-style-name="P7"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Bebas Neue" svg:font-family="'Bebas Neue'"/>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5" draw:display-name="msArrowEnd 5" svg:viewBox="0 0 300 300" svg:d="M150 0l150 300h-300z"/>
    <draw:marker draw:name="msArrowOvalEnd_20_5" draw:display-name="msArrowOvalEnd 5" svg:viewBox="0 0 300 300" svg:d="M150 0l75 21 54 54 21 75-21 75-54 54-75 21-75-21-54-54-21-75 21-75 54-54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0f3570"/>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0f3570"/>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background" style:display-name="SECTION_TITLE_AND_DESCRIPTION-background" style:family="presentation">
      <style:graphic-properties draw:stroke="none" draw:fill="solid" draw:fill-color="#0f3570"/>
      <style:text-properties style:letter-kerning="true"/>
    </style:style>
    <style:style style:name="SECTION_5f_TITLE_5f_AND_5f_DESCRIPTION-backgroundobjects" style:display-name="SECTION_TITLE_AND_DESCRIPTION-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notes" style:display-name="SECTION_TITLE_AND_DESCRI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outline1" style:display-name="SECTION_TITLE_AND_DESCRIPTION-outline1" style:family="presentation">
      <style:graphic-properties draw:stroke="none" draw:fill="none" draw:auto-grow-height="false" draw:fit-to-size="shrink-to-fit" style:shrink-to-fit="true">
        <text:list-style style:name="SECTION_5f_TITLE_5f_AND_5f_DESCRIPTION-outline1" style:display-name="SECTION_TITLE_AND_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outline2" style:display-name="SECTION_TITLE_AND_DESCRIPTION-outline2" style:family="presentation" style:parent-style-name="SECTION_5f_TITLE_5f_AND_5f_DESCRIPTION-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3" style:display-name="SECTION_TITLE_AND_DESCRIPTION-outline3" style:family="presentation" style:parent-style-name="SECTION_5f_TITLE_5f_AND_5f_DESCRIPTION-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4" style:display-name="SECTION_TITLE_AND_DESCRIPTION-outline4" style:family="presentation" style:parent-style-name="SECTION_5f_TITLE_5f_AND_5f_DESCRIPTION-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5" style:display-name="SECTION_TITLE_AND_DESCRIPTION-outline5" style:family="presentation" style:parent-style-name="SECTION_5f_TITLE_5f_AND_5f_DESCRIPTION-outline4">
      <style:paragraph-properties fo:margin-top="0.1cm" fo:margin-bottom="0cm"/>
      <style:text-properties fo:font-size="20pt" style:font-size-asian="20pt" style:font-size-complex="20pt"/>
    </style:style>
    <style:style style:name="SECTION_5f_TITLE_5f_AND_5f_DESCRIPTION-outline6" style:display-name="SECTION_TITLE_AND_DESCRIPTION-outline6" style:family="presentation" style:parent-style-name="SECTION_5f_TITLE_5f_AND_5f_DESCRIPTION-outline5">
      <style:paragraph-properties fo:margin-top="0.1cm" fo:margin-bottom="0cm"/>
      <style:text-properties fo:font-size="20pt" style:font-size-asian="20pt" style:font-size-complex="20pt"/>
    </style:style>
    <style:style style:name="SECTION_5f_TITLE_5f_AND_5f_DESCRIPTION-outline7" style:display-name="SECTION_TITLE_AND_DESCRIPTION-outline7" style:family="presentation" style:parent-style-name="SECTION_5f_TITLE_5f_AND_5f_DESCRIPTION-outline6">
      <style:paragraph-properties fo:margin-top="0.1cm" fo:margin-bottom="0cm"/>
      <style:text-properties fo:font-size="20pt" style:font-size-asian="20pt" style:font-size-complex="20pt"/>
    </style:style>
    <style:style style:name="SECTION_5f_TITLE_5f_AND_5f_DESCRIPTION-outline8" style:display-name="SECTION_TITLE_AND_DESCRIPTION-outline8" style:family="presentation" style:parent-style-name="SECTION_5f_TITLE_5f_AND_5f_DESCRIPTION-outline7">
      <style:paragraph-properties fo:margin-top="0.1cm" fo:margin-bottom="0cm"/>
      <style:text-properties fo:font-size="20pt" style:font-size-asian="20pt" style:font-size-complex="20pt"/>
    </style:style>
    <style:style style:name="SECTION_5f_TITLE_5f_AND_5f_DESCRIPTION-outline9" style:display-name="SECTION_TITLE_AND_DESCRIPTION-outline9" style:family="presentation" style:parent-style-name="SECTION_5f_TITLE_5f_AND_5f_DESCRIPTION-outline8">
      <style:paragraph-properties fo:margin-top="0.1cm" fo:margin-bottom="0cm"/>
      <style:text-properties fo:font-size="20pt" style:font-size-asian="20pt" style:font-size-complex="20pt"/>
    </style:style>
    <style:style style:name="SECTION_5f_TITLE_5f_AND_5f_DESCRIPTION-subtitle" style:display-name="SECTION_TITLE_AND_DESCRIPTION-subtitle" style:family="presentation">
      <style:graphic-properties draw:stroke="none" draw:fill="none" draw:textarea-vertical-align="middle">
        <text:list-style style:name="SECTION_5f_TITLE_5f_AND_5f_DESCRIPTION-subtitle" style:display-name="SECTION_TITLE_AND_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title" style:display-name="SECTION_TITLE_AND_DESCRIPTION-title" style:family="presentation">
      <style:graphic-properties draw:stroke="none" draw:fill="none" draw:textarea-vertical-align="middle">
        <text:list-style style:name="SECTION_5f_TITLE_5f_AND_5f_DESCRIPTION-title" style:display-name="SECTION_TITLE_AND_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background" style:display-name="ONE_COLUMN_TEXT-background" style:family="presentation">
      <style:graphic-properties draw:stroke="none" draw:fill="solid" draw:fill-color="#0f3570"/>
      <style:text-properties style:letter-kerning="true"/>
    </style:style>
    <style:style style:name="ONE_5f_COLUMN_5f_TEXT-backgroundobjects" style:display-name="ONE_COLUMN_TEXT-backgroundobjects" style:family="presentation">
      <style:graphic-properties draw:textarea-horizontal-align="justify" draw:shadow="hidden" draw:shadow-offset-x="0.2cm" draw:shadow-offset-y="0.2cm" draw:shadow-color="#808080"/>
      <style:text-properties style:letter-kerning="true"/>
    </style:style>
    <style:style style:name="ONE_5f_COLUMN_5f_TEXT-notes" style:display-name="ONE_COLUMN_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outline1" style:display-name="ONE_COLUMN_TEXT-outline1" style:family="presentation">
      <style:graphic-properties draw:stroke="none" draw:fill="none" draw:auto-grow-height="false" draw:fit-to-size="shrink-to-fit" style:shrink-to-fit="true">
        <text:list-style style:name="ONE_5f_COLUMN_5f_TEXT-outline1" style:display-name="ONE_COLUM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outline2" style:display-name="ONE_COLUMN_TEXT-outline2" style:family="presentation" style:parent-style-name="ONE_5f_COLUMN_5f_TEX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3" style:display-name="ONE_COLUMN_TEXT-outline3" style:family="presentation" style:parent-style-name="ONE_5f_COLUMN_5f_TEX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4" style:display-name="ONE_COLUMN_TEXT-outline4" style:family="presentation" style:parent-style-name="ONE_5f_COLUMN_5f_TEX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5" style:display-name="ONE_COLUMN_TEXT-outline5" style:family="presentation" style:parent-style-name="ONE_5f_COLUMN_5f_TEXT-outline4">
      <style:paragraph-properties fo:margin-top="0.1cm" fo:margin-bottom="0cm"/>
      <style:text-properties fo:font-size="20pt" style:font-size-asian="20pt" style:font-size-complex="20pt"/>
    </style:style>
    <style:style style:name="ONE_5f_COLUMN_5f_TEXT-outline6" style:display-name="ONE_COLUMN_TEXT-outline6" style:family="presentation" style:parent-style-name="ONE_5f_COLUMN_5f_TEXT-outline5">
      <style:paragraph-properties fo:margin-top="0.1cm" fo:margin-bottom="0cm"/>
      <style:text-properties fo:font-size="20pt" style:font-size-asian="20pt" style:font-size-complex="20pt"/>
    </style:style>
    <style:style style:name="ONE_5f_COLUMN_5f_TEXT-outline7" style:display-name="ONE_COLUMN_TEXT-outline7" style:family="presentation" style:parent-style-name="ONE_5f_COLUMN_5f_TEXT-outline6">
      <style:paragraph-properties fo:margin-top="0.1cm" fo:margin-bottom="0cm"/>
      <style:text-properties fo:font-size="20pt" style:font-size-asian="20pt" style:font-size-complex="20pt"/>
    </style:style>
    <style:style style:name="ONE_5f_COLUMN_5f_TEXT-outline8" style:display-name="ONE_COLUMN_TEXT-outline8" style:family="presentation" style:parent-style-name="ONE_5f_COLUMN_5f_TEXT-outline7">
      <style:paragraph-properties fo:margin-top="0.1cm" fo:margin-bottom="0cm"/>
      <style:text-properties fo:font-size="20pt" style:font-size-asian="20pt" style:font-size-complex="20pt"/>
    </style:style>
    <style:style style:name="ONE_5f_COLUMN_5f_TEXT-outline9" style:display-name="ONE_COLUMN_TEXT-outline9" style:family="presentation" style:parent-style-name="ONE_5f_COLUMN_5f_TEXT-outline8">
      <style:paragraph-properties fo:margin-top="0.1cm" fo:margin-bottom="0cm"/>
      <style:text-properties fo:font-size="20pt" style:font-size-asian="20pt" style:font-size-complex="20pt"/>
    </style:style>
    <style:style style:name="ONE_5f_COLUMN_5f_TEXT-subtitle" style:display-name="ONE_COLUMN_TEXT-subtitle" style:family="presentation">
      <style:graphic-properties draw:stroke="none" draw:fill="none" draw:textarea-vertical-align="middle">
        <text:list-style style:name="ONE_5f_COLUMN_5f_TEXT-subtitle" style:display-name="ONE_COLUM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title" style:display-name="ONE_COLUMN_TEXT-title" style:family="presentation">
      <style:graphic-properties draw:stroke="none" draw:fill="none" draw:textarea-vertical-align="middle">
        <text:list-style style:name="ONE_5f_COLUMN_5f_TEXT-title" style:display-name="ONE_COLUM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0f3570"/>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f357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285293"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9fc5e8"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0f3570"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solid" svg:stroke-width="0.053cm" svg:stroke-color="#285293"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Mgr7" style:family="graphic" style:parent-style-name="standard">
      <style:graphic-properties draw:stroke="solid" svg:stroke-width="0.026cm" svg:stroke-color="#00f4ad"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Mgr8" style:family="graphic" style:parent-style-name="standard">
      <style:graphic-properties draw:stroke="solid" svg:stroke-width="0.053cm" svg:stroke-color="#285293" draw:stroke-linejoin="round" draw:fill="solid" draw:fill-color="#00f4ad" draw:textarea-vertical-align="middle" draw:auto-grow-height="false" draw:fit-to-size="false" style:shrink-to-fit="false" fo:min-height="0cm" fo:min-width="0cm" fo:padding-top="0.254cm" fo:padding-bottom="0.254cm" fo:padding-left="0.254cm" fo:padding-right="0.254cm" fo:wrap-option="wrap"/>
    </style:style>
    <style:style style:name="Mgr9" style:family="graphic" style:parent-style-name="standard">
      <style:graphic-properties draw:stroke="solid" svg:stroke-width="0.053cm" svg:stroke-color="#9fc5e8"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Mgr10" style:family="graphic" style:parent-style-name="standard">
      <style:graphic-properties draw:stroke="solid" svg:stroke-width="0.053cm" svg:stroke-color="#9fc5e8" draw:stroke-linejoin="round" draw:fill="none" draw:textarea-vertical-align="top" draw:auto-grow-height="false" fo:min-height="0cm" fo:min-width="0cm" fo:padding-top="0.125cm" fo:padding-bottom="0.125cm" fo:padding-left="0.25cm" fo:padding-right="0.25cm" fo:wrap-option="wrap"/>
    </style:style>
    <style:style style:name="Mgr11"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Mgr12" style:family="graphic" style:parent-style-name="standard">
      <style:graphic-properties draw:stroke="solid" svg:stroke-width="0.026cm" svg:stroke-color="#00f4ad" draw:stroke-linejoin="miter" draw:fill="solid" draw:fill-color="#0f3570" draw:textarea-vertical-align="middle" draw:auto-grow-height="false" draw:fit-to-size="false" style:shrink-to-fit="false" fo:min-height="0cm" fo:min-width="0cm" fo:padding-top="0.254cm" fo:padding-bottom="0.254cm" fo:padding-left="0.254cm" fo:padding-right="0.254cm" fo:wrap-option="wrap"/>
    </style:style>
    <style:style style:name="Mgr13" style:family="graphic" style:parent-style-name="standard">
      <style:graphic-properties draw:stroke="solid" svg:stroke-width="0.026cm" svg:stroke-color="#9fc5e8"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Mgr14" style:family="graphic" style:parent-style-name="standard">
      <style:graphic-properties draw:stroke="solid" svg:stroke-width="0.053cm" svg:stroke-color="#285293" draw:stroke-linejoin="miter" draw:fill="solid" draw:fill-color="#285293" draw:textarea-vertical-align="middle" draw:auto-grow-height="false" draw:fit-to-size="false" style:shrink-to-fit="false" fo:min-height="0cm" fo:min-width="0cm" fo:padding-top="0.254cm" fo:padding-bottom="0.254cm" fo:padding-left="0.254cm" fo:padding-right="0.254cm" fo:wrap-option="wrap"/>
    </style:style>
    <style:style style:name="Mgr15" style:family="graphic" style:parent-style-name="standard">
      <style:graphic-properties draw:stroke="solid" svg:stroke-width="0.053cm" svg:stroke-color="#285293" draw:stroke-linejoin="round" draw:fill="solid" draw:fill-color="#285293" draw:textarea-vertical-align="middle" draw:auto-grow-height="false" draw:fit-to-size="false" style:shrink-to-fit="false" fo:min-height="0cm" fo:min-width="0cm" fo:padding-top="0.254cm" fo:padding-bottom="0.254cm" fo:padding-left="0.254cm" fo:padding-right="0.254cm" fo:wrap-option="wrap"/>
    </style:style>
    <style:style style:name="Mgr16" style:family="graphic" style:parent-style-name="standard">
      <style:graphic-properties draw:stroke="solid" svg:stroke-width="0.053cm" svg:stroke-color="#00f4ad"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Mgr17" style:family="graphic" style:parent-style-name="standard">
      <style:graphic-properties draw:stroke="solid" svg:stroke-width="0.036cm" svg:stroke-color="#00f4ad"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Mgr18" style:family="graphic" style:parent-style-name="standard">
      <style:graphic-properties draw:stroke="solid" svg:stroke-width="0.053cm" svg:stroke-color="#00f4ad"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Mgr19" style:family="graphic" style:parent-style-name="standard">
      <style:graphic-properties draw:stroke="none" svg:stroke-width="0cm" draw:fill="solid" draw:fill-color="#00f4ad" draw:textarea-vertical-align="middle" draw:auto-grow-height="false" draw:fit-to-size="false" style:shrink-to-fit="false" fo:min-height="0cm" fo:min-width="0cm" fo:padding-top="0.254cm" fo:padding-bottom="0.254cm" fo:padding-left="0.254cm" fo:padding-right="0.254cm" fo:wrap-option="wrap"/>
    </style:style>
    <style:style style:name="Mgr20" style:family="graphic" style:parent-style-name="standard">
      <style:graphic-properties draw:stroke="solid" svg:stroke-width="0.053cm" svg:stroke-color="#9fc5e8" draw:marker-start="msArrowOvalEnd_20_5" draw:marker-start-width="0.21cm" draw:marker-start-center="true" draw:stroke-linejoin="round" draw:fill="none" draw:textarea-vertical-align="top" draw:auto-grow-height="false" fo:min-height="0cm" fo:min-width="0cm" fo:padding-top="0.125cm" fo:padding-bottom="0.125cm" fo:padding-left="0.25cm" fo:padding-right="0.25cm" fo:wrap-option="wrap"/>
    </style:style>
    <style:style style:name="Mgr21" style:family="graphic" style:parent-style-name="standard">
      <style:graphic-properties draw:stroke="solid" svg:stroke-width="0.053cm" svg:stroke-color="#285293"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Mgr22" style:family="graphic" style:parent-style-name="standard">
      <style:graphic-properties draw:stroke="solid" svg:stroke-width="0.036cm" svg:stroke-color="#9fc5e8" draw:stroke-linejoin="miter" draw:fill="solid" draw:fill-color="#9fc5e8" draw:textarea-vertical-align="middle" draw:auto-grow-height="false" draw:fit-to-size="false" style:shrink-to-fit="false" fo:min-height="0cm" fo:min-width="0cm" fo:padding-top="0.254cm" fo:padding-bottom="0.254cm" fo:padding-left="0.254cm" fo:padding-right="0.254cm" fo:wrap-option="wrap"/>
    </style:style>
    <style:style style:name="Mgr23" style:family="graphic" style:parent-style-name="standard">
      <style:graphic-properties draw:stroke="solid" svg:stroke-width="0.026cm" svg:stroke-color="#9fc5e8" draw:stroke-linejoin="round" draw:fill="solid" draw:fill-color="#9fc5e8" draw:textarea-vertical-align="middle" draw:auto-grow-height="false" draw:fit-to-size="false" style:shrink-to-fit="false" fo:min-height="0cm" fo:min-width="0cm" fo:padding-top="0.254cm" fo:padding-bottom="0.254cm" fo:padding-left="0.254cm" fo:padding-right="0.254cm" fo:wrap-option="wrap"/>
    </style:style>
    <style:style style:name="Mgr24" style:family="graphic" style:parent-style-name="standard">
      <style:graphic-properties draw:stroke="solid" svg:stroke-width="0.036cm" svg:stroke-color="#285293" draw:stroke-linejoin="miter" draw:fill="solid" draw:fill-color="#285293" draw:textarea-vertical-align="middle" draw:auto-grow-height="false" draw:fit-to-size="false" style:shrink-to-fit="false" fo:min-height="0cm" fo:min-width="0cm" fo:padding-top="0.254cm" fo:padding-bottom="0.254cm" fo:padding-left="0.254cm" fo:padding-right="0.254cm" fo:wrap-option="wrap"/>
    </style:style>
    <style:style style:name="Mgr25" style:family="graphic" style:parent-style-name="standard">
      <style:graphic-properties draw:stroke="solid" svg:stroke-width="0.026cm" svg:stroke-color="#285293" draw:stroke-linejoin="round" draw:fill="solid" draw:fill-color="#285293"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draw:fill="none" draw:fill-color="#ffffff" draw:auto-grow-height="false" fo:min-height="1.485cm"/>
    </style:style>
    <style:style style:name="Mpr2" style:family="presentation" style:parent-style-name="TITLE-backgroundobjects">
      <style:graphic-properties draw:stroke="none" draw:fill="none" draw:fill-color="#ffffff" draw:textarea-vertical-align="bottom" draw:auto-grow-height="false" fo:min-height="1.485cm"/>
    </style:style>
    <style:style style:name="Mpr3" style:family="presentation" style:parent-style-name="TITLE_5f_AND_5f_BODY-backgroundobjects">
      <style:graphic-properties draw:stroke="none" draw:fill="none" draw:fill-color="#ffffff" draw:auto-grow-height="false" fo:min-height="1.27cm"/>
    </style:style>
    <style:style style:name="Mpr4" style:family="presentation" style:parent-style-name="TITLE_5f_AND_5f_BODY-backgroundobjects">
      <style:graphic-properties draw:stroke="none" draw:fill="none" draw:fill-color="#ffffff" draw:textarea-vertical-align="bottom" draw:auto-grow-height="false" fo:min-height="1.27cm"/>
    </style:style>
    <style:style style:name="Mpr5" style:family="presentation" style:parent-style-name="SECTION_5f_TITLE_5f_AND_5f_DESCRIPTION-title">
      <style:graphic-properties draw:stroke="none" svg:stroke-width="0cm" draw:fill="none" draw:textarea-vertical-align="middle" draw:auto-grow-height="false" draw:fit-to-size="false" style:shrink-to-fit="false" fo:min-height="2.386cm" fo:padding-top="0cm" fo:padding-bottom="0cm" fo:padding-left="0cm" fo:padding-right="0cm" fo:wrap-option="wrap"/>
    </style:style>
    <style:style style:name="Mpr6" style:family="presentation" style:parent-style-name="SECTION_5f_TITLE_5f_AND_5f_DESCRIPTION-backgroundobjects">
      <style:graphic-properties draw:stroke="none" draw:fill="none" draw:fill-color="#ffffff" draw:auto-grow-height="false" fo:min-height="1.27cm"/>
    </style:style>
    <style:style style:name="Mpr7" style:family="presentation" style:parent-style-name="SECTION_5f_TITLE_5f_AND_5f_DESCRIPTION-backgroundobjects">
      <style:graphic-properties draw:stroke="none" draw:fill="none" draw:fill-color="#ffffff" draw:textarea-vertical-align="bottom" draw:auto-grow-height="false" fo:min-height="1.27cm"/>
    </style:style>
    <style:style style:name="Mpr8" style:family="presentation" style:parent-style-name="ONE_5f_COLUMN_5f_TEXT-backgroundobjects">
      <style:graphic-properties draw:stroke="none" draw:fill="none" draw:fill-color="#ffffff" draw:auto-grow-height="false" fo:min-height="1.27cm"/>
    </style:style>
    <style:style style:name="Mpr9" style:family="presentation" style:parent-style-name="ONE_5f_COLUMN_5f_TEXT-backgroundobjects">
      <style:graphic-properties draw:stroke="none" draw:fill="none" draw:fill-color="#ffffff" draw:textarea-vertical-align="bottom" draw:auto-grow-height="false" fo:min-height="1.27cm"/>
    </style:style>
    <style:style style:name="Mpr10" style:family="presentation" style:parent-style-name="TITLE_5f_ONLY-backgroundobjects">
      <style:graphic-properties draw:stroke="none" draw:fill="none" draw:fill-color="#ffffff" draw:auto-grow-height="false" fo:min-height="1.27cm"/>
    </style:style>
    <style:style style:name="Mpr11" style:family="presentation" style:parent-style-name="TITLE_5f_ONL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85293"/>
      <style:paragraph-properties fo:text-align="start" style:font-independent-line-spacing="true"/>
      <style:text-properties fo:font-size="14pt"/>
    </style:style>
    <style:style style:name="MP6" style:family="paragraph">
      <loext:graphic-properties draw:fill="solid" draw:fill-color="#9fc5e8"/>
      <style:paragraph-properties fo:text-align="start" style:font-independent-line-spacing="true"/>
      <style:text-properties fo:font-size="14pt"/>
    </style:style>
    <style:style style:name="MP7" style:family="paragraph">
      <loext:graphic-properties draw:fill="solid" draw:fill-color="#0f3570"/>
      <style:paragraph-properties fo:text-align="start" style:font-independent-line-spacing="true"/>
      <style:text-properties fo:font-size="14pt"/>
    </style:style>
    <style:style style:name="MP8" style:family="paragraph">
      <loext:graphic-properties draw:fill="none"/>
      <style:paragraph-properties fo:text-align="start" style:font-independent-line-spacing="true"/>
      <style:text-properties fo:font-size="14pt"/>
    </style:style>
    <style:style style:name="MP9" style:family="paragraph">
      <loext:graphic-properties draw:fill="solid" draw:fill-color="#00f4ad"/>
      <style:paragraph-properties fo:text-align="start" style:font-independent-line-spacing="true"/>
      <style:text-properties fo:font-size="14pt"/>
    </style:style>
    <style:style style:name="MP10" style:family="paragraph">
      <loext:graphic-properties draw:fill="none"/>
      <style:paragraph-properties fo:text-align="start"/>
      <style:text-properties fo:font-size="18pt"/>
    </style:style>
    <style:style style:name="MP11" style:family="paragraph">
      <style:paragraph-properties fo:margin-left="0cm" fo:margin-right="0cm" fo:margin-top="0cm" fo:margin-bottom="0cm" fo:line-height="100%" fo:text-align="center" fo:text-indent="0cm" style:writing-mode="lr-tb"/>
      <style:text-properties fo:font-size="72pt"/>
    </style:style>
    <style:style style:name="MP12" style:family="paragraph">
      <loext:graphic-properties draw:fill="none"/>
      <style:paragraph-properties fo:text-align="start" style:font-independent-line-spacing="true"/>
      <style:text-properties fo:font-size="72pt"/>
    </style:style>
    <style:style style:name="MT1" style:family="text">
      <style:text-properties fo:font-variant="normal" fo:text-transform="none" fo:color="#ffffff" style:text-line-through-style="none" style:text-line-through-type="none" style:text-position="0% 100%" style:font-name="Bebas Neue" fo:font-size="72pt" fo:letter-spacing="normal" fo:font-style="normal" style:text-underline-style="none" fo:font-weight="normal" style:font-name-asian="Bebas Neue" style:font-size-asian="72pt" style:font-style-asian="normal" style:font-weight-asian="normal" style:font-name-complex="Bebas Neue" style:font-size-complex="7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f4a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1</text:page-number></text:p>
        </draw:text-box>
      </draw:frame>
    </style:handout-master>
    <style:master-page style:name="TITLE" style:page-layout-name="PM1" draw:style-name="Mdp1">
      <draw:g draw:name="Google Shape;9;p2">
        <draw:custom-shape draw:name="Google Shape;10;p2" draw:style-name="Mgr3" draw:text-style-name="MP5" draw:layer="layout" svg:width="0.394cm" svg:height="0.359cm" svg:x="8.441cm" svg:y="-3.358cm">
          <text:p/>
          <draw:enhanced-geometry draw:mirror-horizontal="false" draw:mirror-vertical="false" drawooo:sub-view-size="5685 5182" draw:text-areas="0 0 ?f0 ?f1" svg:viewBox="0 0 0 0" draw:type="ooxml-non-primitive" draw:enhanced-path="M 2834 1 C 2169 1 1507 252 1005 754 1 1781 1 3402 1005 4429 1507 4931 2169 5182 2834 5182 3499 5182 4166 4931 4680 4429 5684 3402 5684 1781 4680 754 4166 252 3499 1 2834 1 Z N">
            <draw:equation draw:name="f0" draw:formula="logwidth"/>
            <draw:equation draw:name="f1" draw:formula="logheight"/>
          </draw:enhanced-geometry>
        </draw:custom-shape>
        <draw:custom-shape draw:name="Google Shape;11;p2" draw:style-name="Mgr3" draw:text-style-name="MP5" draw:layer="layout" svg:width="0.413cm" svg:height="0.257cm" svg:x="22.117cm" svg:y="3.821cm">
          <text:p/>
          <draw:enhanced-geometry draw:mirror-horizontal="false" draw:mirror-vertical="false" drawooo:sub-view-size="5958 3721" draw:text-areas="0 0 ?f0 ?f1" svg:viewBox="0 0 0 0" draw:type="ooxml-non-primitive" draw:enhanced-path="M 0 0 L 3584 3721 5958 3721 2374 0 Z N">
            <draw:equation draw:name="f0" draw:formula="logwidth"/>
            <draw:equation draw:name="f1" draw:formula="logheight"/>
          </draw:enhanced-geometry>
        </draw:custom-shape>
        <draw:custom-shape draw:name="Google Shape;12;p2" draw:style-name="Mgr3" draw:text-style-name="MP5" draw:layer="layout" svg:width="0.414cm" svg:height="0.257cm" svg:x="22.428cm" svg:y="3.821cm">
          <text:p/>
          <draw:enhanced-geometry draw:mirror-horizontal="false" draw:mirror-vertical="false" drawooo:sub-view-size="5981 3721" draw:text-areas="0 0 ?f0 ?f1" svg:viewBox="0 0 0 0" draw:type="ooxml-non-primitive" draw:enhanced-path="M 0 0 L 3584 3721 5980 3721 2374 0 Z N">
            <draw:equation draw:name="f0" draw:formula="logwidth"/>
            <draw:equation draw:name="f1" draw:formula="logheight"/>
          </draw:enhanced-geometry>
        </draw:custom-shape>
        <draw:custom-shape draw:name="Google Shape;13;p2" draw:style-name="Mgr3" draw:text-style-name="MP5" draw:layer="layout" svg:width="0.413cm" svg:height="0.257cm" svg:x="22.74cm" svg:y="3.821cm">
          <text:p/>
          <draw:enhanced-geometry draw:mirror-horizontal="false" draw:mirror-vertical="false" drawooo:sub-view-size="5959 3721" draw:text-areas="0 0 ?f0 ?f1" svg:viewBox="0 0 0 0" draw:type="ooxml-non-primitive" draw:enhanced-path="M 1 0 L 3584 3721 5958 3721 2375 0 Z N">
            <draw:equation draw:name="f0" draw:formula="logwidth"/>
            <draw:equation draw:name="f1" draw:formula="logheight"/>
          </draw:enhanced-geometry>
        </draw:custom-shape>
        <draw:custom-shape draw:name="Google Shape;14;p2" draw:style-name="Mgr3" draw:text-style-name="MP5" draw:layer="layout" svg:width="0.413cm" svg:height="0.257cm" svg:x="23.051cm" svg:y="3.821cm">
          <text:p/>
          <draw:enhanced-geometry draw:mirror-horizontal="false" draw:mirror-vertical="false" drawooo:sub-view-size="5958 3721" draw:text-areas="0 0 ?f0 ?f1" svg:viewBox="0 0 0 0" draw:type="ooxml-non-primitive" draw:enhanced-path="M 0 0 L 3584 3721 5958 3721 2374 0 Z N">
            <draw:equation draw:name="f0" draw:formula="logwidth"/>
            <draw:equation draw:name="f1" draw:formula="logheight"/>
          </draw:enhanced-geometry>
        </draw:custom-shape>
        <draw:custom-shape draw:name="Google Shape;15;p2" draw:style-name="Mgr3" draw:text-style-name="MP5" draw:layer="layout" svg:width="0.414cm" svg:height="0.257cm" svg:x="23.362cm" svg:y="3.821cm">
          <text:p/>
          <draw:enhanced-geometry draw:mirror-horizontal="false" draw:mirror-vertical="false" drawooo:sub-view-size="5981 3721" draw:text-areas="0 0 ?f0 ?f1" svg:viewBox="0 0 0 0" draw:type="ooxml-non-primitive" draw:enhanced-path="M 0 0 L 3607 3721 5980 3721 2397 0 Z N">
            <draw:equation draw:name="f0" draw:formula="logwidth"/>
            <draw:equation draw:name="f1" draw:formula="logheight"/>
          </draw:enhanced-geometry>
        </draw:custom-shape>
        <draw:custom-shape draw:name="Google Shape;16;p2" draw:style-name="Mgr3" draw:text-style-name="MP5" draw:layer="layout" svg:width="0.413cm" svg:height="0.257cm" svg:x="23.674cm" svg:y="3.821cm">
          <text:p/>
          <draw:enhanced-geometry draw:mirror-horizontal="false" draw:mirror-vertical="false" drawooo:sub-view-size="5959 3721" draw:text-areas="0 0 ?f0 ?f1" svg:viewBox="0 0 0 0" draw:type="ooxml-non-primitive" draw:enhanced-path="M 1 0 L 3584 3721 5958 3721 2375 0 Z N">
            <draw:equation draw:name="f0" draw:formula="logwidth"/>
            <draw:equation draw:name="f1" draw:formula="logheight"/>
          </draw:enhanced-geometry>
        </draw:custom-shape>
        <draw:custom-shape draw:name="Google Shape;17;p2" draw:style-name="Mgr3" draw:text-style-name="MP5" draw:layer="layout" svg:width="0.414cm" svg:height="0.257cm" svg:x="23.984cm" svg:y="3.821cm">
          <text:p/>
          <draw:enhanced-geometry draw:mirror-horizontal="false" draw:mirror-vertical="false" drawooo:sub-view-size="5981 3721" draw:text-areas="0 0 ?f0 ?f1" svg:viewBox="0 0 0 0" draw:type="ooxml-non-primitive" draw:enhanced-path="M 1 0 L 3584 3721 5981 3721 2374 0 Z N">
            <draw:equation draw:name="f0" draw:formula="logwidth"/>
            <draw:equation draw:name="f1" draw:formula="logheight"/>
          </draw:enhanced-geometry>
        </draw:custom-shape>
        <draw:custom-shape draw:name="Google Shape;18;p2" draw:style-name="Mgr3" draw:text-style-name="MP5" draw:layer="layout" svg:width="14.958cm" svg:height="3.084cm" svg:x="10.441cm" svg:y="-1.66cm">
          <text:p/>
          <draw:enhanced-geometry draw:mirror-horizontal="false" draw:mirror-vertical="false" drawooo:sub-view-size="206136 44419" draw:text-areas="0 0 ?f0 ?f1" svg:viewBox="0 0 0 0" draw:type="ooxml-non-primitive" draw:enhanced-path="M 183 0 C 91 0 0 92 0 206 0 297 91 388 183 388 L 31887 388 54507 23031 101870 23031 123257 44418 205930 44418 C 206044 44418 206136 44327 206136 44213 206136 44122 206044 44030 205930 44030 L 123417 44030 102029 22643 54667 22643 32024 0 Z N">
            <draw:equation draw:name="f0" draw:formula="logwidth"/>
            <draw:equation draw:name="f1" draw:formula="logheight"/>
          </draw:enhanced-geometry>
        </draw:custom-shape>
        <draw:custom-shape draw:name="Google Shape;19;p2" draw:style-name="Mgr3" draw:text-style-name="MP5" draw:layer="layout" svg:width="17.25cm" svg:height="4.078cm" svg:x="6.501cm" svg:y="-4.055cm">
          <text:p/>
          <draw:enhanced-geometry draw:mirror-horizontal="false" draw:mirror-vertical="false" drawooo:sub-view-size="248409 58736" draw:text-areas="0 0 ?f0 ?f1" svg:viewBox="0 0 0 0" draw:type="ooxml-non-primitive" draw:enhanced-path="M 248203 1 C 248151 1 248100 18 248066 52 L 196663 51455 175778 51455 155760 31460 121112 31460 94200 58371 183 58371 C 92 58371 0 58439 0 58553 0 58645 92 58736 183 58736 L 94360 58736 121248 31848 155623 31848 175618 51843 196823 51843 248340 326 C 248408 235 248408 121 248340 52 248306 18 248254 1 248203 1 Z N">
            <draw:equation draw:name="f0" draw:formula="logwidth"/>
            <draw:equation draw:name="f1" draw:formula="logheight"/>
          </draw:enhanced-geometry>
        </draw:custom-shape>
        <draw:custom-shape draw:name="Google Shape;20;p2" draw:style-name="Mgr3" draw:text-style-name="MP5" draw:layer="layout" svg:width="17.497cm" svg:height="5.43cm" svg:x="7.271cm" svg:y="-1.184cm">
          <text:p/>
          <draw:enhanced-geometry draw:mirror-horizontal="false" draw:mirror-vertical="false" drawooo:sub-view-size="251970 78200" draw:text-areas="0 0 ?f0 ?f1" svg:viewBox="0 0 0 0" draw:type="ooxml-non-primitive" draw:enhanced-path="M 389 0 C 160 0 1 183 1 388 1 593 160 776 389 776 L 66217 776 89179 23738 125197 23738 179659 78199 251581 78199 C 251787 78199 251969 78040 251969 77834 251969 77606 251787 77446 251581 77446 L 179978 77446 125517 22962 89499 22962 66536 0 Z N">
            <draw:equation draw:name="f0" draw:formula="logwidth"/>
            <draw:equation draw:name="f1" draw:formula="logheight"/>
          </draw:enhanced-geometry>
        </draw:custom-shape>
        <draw:custom-shape draw:name="Google Shape;21;p2" draw:style-name="Mgr4" draw:text-style-name="MP6" draw:layer="layout" svg:width="17.11cm" svg:height="3.042cm" svg:x="8.289cm" svg:y="0.44cm">
          <text:p/>
          <draw:enhanced-geometry draw:mirror-horizontal="false" draw:mirror-vertical="false" drawooo:sub-view-size="246400 43826" draw:text-areas="0 0 ?f0 ?f1" svg:viewBox="0 0 0 0" draw:type="ooxml-non-primitive" draw:enhanced-path="M 183 1 C 69 1 0 92 0 206 0 298 69 389 183 389 L 61286 389 104723 43825 165210 43825 207414 1599 246217 1599 C 246308 1599 246400 1507 246400 1416 246400 1302 246308 1233 246217 1233 L 207254 1233 165050 43437 104883 43437 61446 1 Z N">
            <draw:equation draw:name="f0" draw:formula="logwidth"/>
            <draw:equation draw:name="f1" draw:formula="logheight"/>
          </draw:enhanced-geometry>
        </draw:custom-shape>
        <draw:custom-shape draw:name="Google Shape;22;p2" draw:style-name="Mgr3" draw:text-style-name="MP5" draw:layer="layout" svg:width="13.032cm" svg:height="3.581cm" svg:x="9.253cm" svg:y="-4.123cm">
          <text:p/>
          <draw:enhanced-geometry draw:mirror-horizontal="false" draw:mirror-vertical="false" drawooo:sub-view-size="187670 51587" draw:text-areas="0 0 ?f0 ?f1" svg:viewBox="0 0 0 0" draw:type="ooxml-non-primitive" draw:enhanced-path="M 187453 1 C 187407 1 187362 24 187327 69 L 143594 43780 103992 43780 87444 27232 46838 27232 22871 51198 183 51198 C 91 51198 0 51289 0 51403 0 51495 91 51586 183 51586 L 23031 51586 46997 27620 87284 27620 103833 44168 143754 44168 187579 321 C 187670 252 187670 138 187579 69 187544 24 187499 1 187453 1 Z N">
            <draw:equation draw:name="f0" draw:formula="logwidth"/>
            <draw:equation draw:name="f1" draw:formula="logheight"/>
          </draw:enhanced-geometry>
        </draw:custom-shape>
        <draw:custom-shape draw:name="Google Shape;23;p2" draw:style-name="Mgr3" draw:text-style-name="MP5" draw:layer="layout" svg:width="18.396cm" svg:height="4.195cm" svg:x="6.36cm" svg:y="0.802cm">
          <text:p/>
          <draw:enhanced-geometry draw:mirror-horizontal="false" draw:mirror-vertical="false" drawooo:sub-view-size="264911 60419" draw:text-areas="0 0 ?f0 ?f1" svg:viewBox="0 0 0 0" draw:type="ooxml-non-primitive" draw:enhanced-path="M 183 0 C 91 0 0 69 0 183 0 297 91 365 183 365 L 57177 365 70941 14129 129214 14129 175504 60419 203419 60419 232316 31499 264705 31499 C 264819 31499 264911 31430 264911 31316 264911 31225 264819 31134 264705 31134 L 232156 31134 203259 60031 175664 60031 129374 13764 71101 13764 57337 0 Z N">
            <draw:equation draw:name="f0" draw:formula="logwidth"/>
            <draw:equation draw:name="f1" draw:formula="logheight"/>
          </draw:enhanced-geometry>
        </draw:custom-shape>
        <draw:custom-shape draw:name="Google Shape;24;p2" draw:style-name="Mgr3" draw:text-style-name="MP5" draw:layer="layout" svg:width="8.709cm" svg:height="2.129cm" svg:x="8.381cm" svg:y="-4.225cm">
          <text:p/>
          <draw:enhanced-geometry draw:mirror-horizontal="false" draw:mirror-vertical="false" drawooo:sub-view-size="125426 30667" draw:text-areas="0 0 ?f0 ?f1" svg:viewBox="0 0 0 0" draw:type="ooxml-non-primitive" draw:enhanced-path="M 125014 1 C 124917 1 124820 35 124741 103 L 111936 12931 47020 12931 30016 29913 388 29913 C 160 29913 0 30073 0 30301 0 30507 160 30666 388 30666 L 30335 30666 47340 13685 112255 13685 125288 651 C 125425 514 125425 263 125288 103 125208 35 125111 1 125014 1 Z N">
            <draw:equation draw:name="f0" draw:formula="logwidth"/>
            <draw:equation draw:name="f1" draw:formula="logheight"/>
          </draw:enhanced-geometry>
        </draw:custom-shape>
        <draw:custom-shape draw:name="Google Shape;25;p2" draw:style-name="Mgr3" draw:text-style-name="MP5" draw:layer="layout" svg:width="9.473cm" svg:height="1.473cm" svg:x="4.036cm" svg:y="1.049cm">
          <text:p/>
          <draw:enhanced-geometry draw:mirror-horizontal="false" draw:mirror-vertical="false" drawooo:sub-view-size="136427 21229" draw:text-areas="0 0 ?f0 ?f1" svg:viewBox="0 0 0 0" draw:type="ooxml-non-primitive" draw:enhanced-path="M 20748 1 L 160 20589 C 0 20726 0 20977 160 21114 228 21205 342 21228 434 21228 525 21228 616 21205 708 21114 L 21045 777 85390 777 103307 18672 136039 18672 C 136267 18672 136427 18512 136427 18307 136427 18078 136267 17919 136039 17919 L 103627 17919 85709 1 Z N">
            <draw:equation draw:name="f0" draw:formula="logwidth"/>
            <draw:equation draw:name="f1" draw:formula="logheight"/>
          </draw:enhanced-geometry>
        </draw:custom-shape>
        <draw:custom-shape draw:name="Google Shape;26;p2" draw:style-name="Mgr3" draw:text-style-name="MP5" draw:layer="layout" svg:width="5.623cm" svg:height="1.098cm" svg:x="4.052cm" svg:y="-2.731cm">
          <text:p/>
          <draw:enhanced-geometry draw:mirror-horizontal="false" draw:mirror-vertical="false" drawooo:sub-view-size="80985 15819" draw:text-areas="0 0 ?f0 ?f1" svg:viewBox="0 0 0 0" draw:type="ooxml-non-primitive" draw:enhanced-path="M 206 1 C 92 1 0 92 0 183 0 297 92 389 206 389 L 37297 389 52750 15818 80779 15818 C 80893 15818 80985 15727 80985 15636 80985 15522 80893 15430 80779 15430 L 52909 15430 37457 1 Z N">
            <draw:equation draw:name="f0" draw:formula="logwidth"/>
            <draw:equation draw:name="f1" draw:formula="logheight"/>
          </draw:enhanced-geometry>
        </draw:custom-shape>
        <draw:custom-shape draw:name="Google Shape;27;p2" draw:style-name="Mgr3" draw:text-style-name="MP5" draw:layer="layout" svg:width="4.596cm" svg:height="1.424cm" svg:x="3.824cm" svg:y="-1.966cm">
          <text:p/>
          <draw:enhanced-geometry draw:mirror-horizontal="false" draw:mirror-vertical="false" drawooo:sub-view-size="66194 20521" draw:text-areas="0 0 ?f0 ?f1" svg:viewBox="0 0 0 0" draw:type="ooxml-non-primitive" draw:enhanced-path="M 183 0 C 92 0 1 91 1 206 1 297 92 388 183 388 L 25245 388 45377 20520 66011 20520 C 66103 20520 66194 20429 66194 20337 66194 20223 66103 20132 66011 20132 L 45537 20132 25405 0 Z N">
            <draw:equation draw:name="f0" draw:formula="logwidth"/>
            <draw:equation draw:name="f1" draw:formula="logheight"/>
          </draw:enhanced-geometry>
        </draw:custom-shape>
        <draw:custom-shape draw:name="Google Shape;28;p2" draw:style-name="Mgr3" draw:text-style-name="MP5" draw:layer="layout" svg:width="2.719cm" svg:height="1.254cm" svg:x="3.824cm" svg:y="-1.234cm">
          <text:p/>
          <draw:enhanced-geometry draw:mirror-horizontal="false" draw:mirror-vertical="false" drawooo:sub-view-size="39169 18079" draw:text-areas="0 0 ?f0 ?f1" svg:viewBox="0 0 0 0" draw:type="ooxml-non-primitive" draw:enhanced-path="M 183 0 C 92 0 1 92 1 206 1 297 92 388 183 388 L 21182 388 38826 18010 C 38849 18055 38895 18078 38940 18078 39009 18078 39055 18055 39077 18010 39169 17941 39169 17827 39077 17736 L 21342 0 Z N">
            <draw:equation draw:name="f0" draw:formula="logwidth"/>
            <draw:equation draw:name="f1" draw:formula="logheight"/>
          </draw:enhanced-geometry>
        </draw:custom-shape>
        <draw:custom-shape draw:name="Google Shape;29;p2" draw:style-name="Mgr3" draw:text-style-name="MP5" draw:layer="layout" svg:width="4.249cm" svg:height="1.611cm" svg:x="19.272cm" svg:y="-1.132cm">
          <text:p/>
          <draw:enhanced-geometry draw:mirror-horizontal="false" draw:mirror-vertical="false" drawooo:sub-view-size="61196 23214" draw:text-areas="0 0 ?f0 ?f1" svg:viewBox="0 0 0 0" draw:type="ooxml-non-primitive" draw:enhanced-path="M 49121 0 L 26661 22460 389 22460 C 161 22460 1 22620 1 22848 1 23054 161 23214 389 23214 L 26980 23214 49441 776 60808 776 C 61013 776 61196 594 61196 388 61196 183 61013 0 60808 0 Z N">
            <draw:equation draw:name="f0" draw:formula="logwidth"/>
            <draw:equation draw:name="f1" draw:formula="logheight"/>
          </draw:enhanced-geometry>
        </draw:custom-shape>
        <draw:custom-shape draw:name="Google Shape;30;p2" draw:style-name="Mgr3" draw:text-style-name="MP5" draw:layer="layout" svg:width="0.373cm" svg:height="0.373cm" svg:x="20.293cm" svg:y="4.798cm">
          <text:p/>
          <draw:enhanced-geometry draw:mirror-horizontal="false" draw:mirror-vertical="false" drawooo:sub-view-size="5388 5388" draw:text-areas="0 0 ?f0 ?f1" svg:viewBox="0 0 0 0" draw:type="ooxml-non-primitive" draw:enhanced-path="M 2694 366 C 3972 366 5022 1416 5022 2694 5022 3949 3972 4999 2694 4999 1416 4999 388 3949 388 2694 388 1416 1416 366 2694 366 Z M 2694 1 C 1210 1 0 1187 0 2694 0 4178 1210 5387 2694 5387 4177 5387 5387 4178 5387 2694 5387 1187 4177 1 2694 1 Z N">
            <draw:equation draw:name="f0" draw:formula="logwidth"/>
            <draw:equation draw:name="f1" draw:formula="logheight"/>
          </draw:enhanced-geometry>
        </draw:custom-shape>
        <draw:custom-shape draw:name="Google Shape;31;p2" draw:style-name="Mgr3" draw:text-style-name="MP5" draw:layer="layout" svg:width="0.243cm" svg:height="0.242cm" svg:x="20.358cm" svg:y="4.863cm">
          <text:p/>
          <draw:enhanced-geometry draw:mirror-horizontal="false" draw:mirror-vertical="false" drawooo:sub-view-size="3516 3493" draw:text-areas="0 0 ?f0 ?f1" svg:viewBox="0 0 0 0" draw:type="ooxml-non-primitive" draw:enhanced-path="M 1758 0 C 799 0 0 776 0 1758 0 2717 799 3493 1758 3493 2739 3493 3515 2717 3515 1758 3515 776 2739 0 1758 0 Z N">
            <draw:equation draw:name="f0" draw:formula="logwidth"/>
            <draw:equation draw:name="f1" draw:formula="logheight"/>
          </draw:enhanced-geometry>
        </draw:custom-shape>
        <draw:custom-shape draw:name="Google Shape;32;p2" draw:style-name="Mgr3" draw:text-style-name="MP5" draw:layer="layout" svg:width="0.373cm" svg:height="0.373cm" svg:x="18.815cm" svg:y="1.223cm">
          <text:p/>
          <draw:enhanced-geometry draw:mirror-horizontal="false" draw:mirror-vertical="false" drawooo:sub-view-size="5388 5388" draw:text-areas="0 0 ?f0 ?f1" svg:viewBox="0 0 0 0" draw:type="ooxml-non-primitive" draw:enhanced-path="M 2694 389 C 3972 389 4999 1416 4999 2694 4999 3972 3972 5022 2694 5022 1415 5022 365 3972 365 2694 365 1416 1415 389 2694 389 Z M 2694 1 C 1210 1 0 1210 0 2694 0 4178 1210 5387 2694 5387 4177 5387 5387 4178 5387 2694 5387 1210 4177 1 2694 1 Z N">
            <draw:equation draw:name="f0" draw:formula="logwidth"/>
            <draw:equation draw:name="f1" draw:formula="logheight"/>
          </draw:enhanced-geometry>
        </draw:custom-shape>
        <draw:custom-shape draw:name="Google Shape;33;p2" draw:style-name="Mgr3" draw:text-style-name="MP5" draw:layer="layout" svg:width="0.243cm" svg:height="0.243cm" svg:x="18.88cm" svg:y="1.288cm">
          <text:p/>
          <draw:enhanced-geometry draw:mirror-horizontal="false" draw:mirror-vertical="false" drawooo:sub-view-size="3516 3516" draw:text-areas="0 0 ?f0 ?f1" svg:viewBox="0 0 0 0" draw:type="ooxml-non-primitive" draw:enhanced-path="M 1758 0 C 776 0 0 799 0 1758 0 2739 776 3516 1758 3516 2716 3516 3515 2739 3515 1758 3515 799 2716 0 1758 0 Z N">
            <draw:equation draw:name="f0" draw:formula="logwidth"/>
            <draw:equation draw:name="f1" draw:formula="logheight"/>
          </draw:enhanced-geometry>
        </draw:custom-shape>
        <draw:custom-shape draw:name="Google Shape;34;p2" draw:style-name="Mgr3" draw:text-style-name="MP5" draw:layer="layout" svg:width="0.373cm" svg:height="0.373cm" svg:x="18.922cm" svg:y="0.268cm">
          <text:p/>
          <draw:enhanced-geometry draw:mirror-horizontal="false" draw:mirror-vertical="false" drawooo:sub-view-size="5388 5388" draw:text-areas="0 0 ?f0 ?f1" svg:viewBox="0 0 0 0" draw:type="ooxml-non-primitive" draw:enhanced-path="M 2694 366 C 3972 366 4999 1416 4999 2694 4999 3973 3972 5000 2694 5000 1416 5000 389 3973 389 2694 389 1416 1416 366 2694 366 Z M 2694 1 C 1210 1 1 1211 1 2694 1 4178 1210 5388 2694 5388 4178 5388 5387 4178 5387 2694 5387 1211 4178 1 2694 1 Z N">
            <draw:equation draw:name="f0" draw:formula="logwidth"/>
            <draw:equation draw:name="f1" draw:formula="logheight"/>
          </draw:enhanced-geometry>
        </draw:custom-shape>
        <draw:custom-shape draw:name="Google Shape;35;p2" draw:style-name="Mgr3" draw:text-style-name="MP5" draw:layer="layout" svg:width="0.243cm" svg:height="0.243cm" svg:x="18.987cm" svg:y="0.333cm">
          <text:p/>
          <draw:enhanced-geometry draw:mirror-horizontal="false" draw:mirror-vertical="false" drawooo:sub-view-size="3516 3516" draw:text-areas="0 0 ?f0 ?f1" svg:viewBox="0 0 0 0" draw:type="ooxml-non-primitive" draw:enhanced-path="M 1758 1 C 799 1 0 777 0 1758 0 2717 799 3516 1758 3516 2739 3516 3515 2717 3515 1758 3515 777 2739 1 1758 1 Z N">
            <draw:equation draw:name="f0" draw:formula="logwidth"/>
            <draw:equation draw:name="f1" draw:formula="logheight"/>
          </draw:enhanced-geometry>
        </draw:custom-shape>
        <draw:custom-shape draw:name="Google Shape;36;p2" draw:style-name="Mgr3" draw:text-style-name="MP5" draw:layer="layout" svg:width="0.243cm" svg:height="0.243cm" svg:x="16.915cm" svg:y="0.333cm">
          <text:p/>
          <draw:enhanced-geometry draw:mirror-horizontal="false" draw:mirror-vertical="false" drawooo:sub-view-size="3516 3516" draw:text-areas="0 0 ?f0 ?f1" svg:viewBox="0 0 0 0" draw:type="ooxml-non-primitive" draw:enhanced-path="M 1758 1 C 777 1 1 777 1 1758 1 2717 777 3516 1758 3516 2717 3516 3516 2717 3516 1758 3516 777 2717 1 1758 1 Z N">
            <draw:equation draw:name="f0" draw:formula="logwidth"/>
            <draw:equation draw:name="f1" draw:formula="logheight"/>
          </draw:enhanced-geometry>
        </draw:custom-shape>
        <draw:custom-shape draw:name="Google Shape;37;p2" draw:style-name="Mgr3" draw:text-style-name="MP5" draw:layer="layout" svg:width="0.243cm" svg:height="0.242cm" svg:x="23.325cm" svg:y="2.27cm">
          <text:p/>
          <draw:enhanced-geometry draw:mirror-horizontal="false" draw:mirror-vertical="false" drawooo:sub-view-size="3516 3493" draw:text-areas="0 0 ?f0 ?f1" svg:viewBox="0 0 0 0" draw:type="ooxml-non-primitive" draw:enhanced-path="M 1758 0 C 799 0 0 776 0 1735 0 2716 799 3493 1758 3493 2739 3493 3515 2716 3515 1735 3515 776 2739 0 1758 0 Z N">
            <draw:equation draw:name="f0" draw:formula="logwidth"/>
            <draw:equation draw:name="f1" draw:formula="logheight"/>
          </draw:enhanced-geometry>
        </draw:custom-shape>
        <draw:custom-shape draw:name="Google Shape;38;p2" draw:style-name="Mgr3" draw:text-style-name="MP5" draw:layer="layout" svg:width="0.373cm" svg:height="0.373cm" svg:x="15.487cm" svg:y="-2.029cm">
          <text:p/>
          <draw:enhanced-geometry draw:mirror-horizontal="false" draw:mirror-vertical="false" drawooo:sub-view-size="5387 5387" draw:text-areas="0 0 ?f0 ?f1" svg:viewBox="0 0 0 0" draw:type="ooxml-non-primitive" draw:enhanced-path="M 2694 388 C 3972 388 5022 1415 5022 2694 5022 3972 3972 4999 2694 4999 1415 4999 388 3972 388 2694 388 1415 1415 388 2694 388 Z M 2694 0 C 1210 0 0 1210 0 2694 0 4177 1210 5387 2694 5387 4177 5387 5387 4177 5387 2694 5387 1210 4177 0 2694 0 Z N">
            <draw:equation draw:name="f0" draw:formula="logwidth"/>
            <draw:equation draw:name="f1" draw:formula="logheight"/>
          </draw:enhanced-geometry>
        </draw:custom-shape>
        <draw:custom-shape draw:name="Google Shape;39;p2" draw:style-name="Mgr3" draw:text-style-name="MP5" draw:layer="layout" svg:width="0.242cm" svg:height="0.243cm" svg:x="15.553cm" svg:y="-1.964cm">
          <text:p/>
          <draw:enhanced-geometry draw:mirror-horizontal="false" draw:mirror-vertical="false" drawooo:sub-view-size="3494 3517" draw:text-areas="0 0 ?f0 ?f1" svg:viewBox="0 0 0 0" draw:type="ooxml-non-primitive" draw:enhanced-path="M 1736 1 C 777 1 1 800 1 1759 1 2717 777 3516 1736 3516 2717 3516 3493 2717 3493 1759 3493 800 2717 1 1736 1 Z N">
            <draw:equation draw:name="f0" draw:formula="logwidth"/>
            <draw:equation draw:name="f1" draw:formula="logheight"/>
          </draw:enhanced-geometry>
        </draw:custom-shape>
        <draw:custom-shape draw:name="Google Shape;40;p2" draw:style-name="Mgr3" draw:text-style-name="MP5" draw:layer="layout" svg:width="0.373cm" svg:height="0.373cm" svg:x="13.486cm" svg:y="2.136cm">
          <text:p/>
          <draw:enhanced-geometry draw:mirror-horizontal="false" draw:mirror-vertical="false" drawooo:sub-view-size="5388 5388" draw:text-areas="0 0 ?f0 ?f1" svg:viewBox="0 0 0 0" draw:type="ooxml-non-primitive" draw:enhanced-path="M 2694 389 C 3972 389 4999 1416 4999 2694 4999 3973 3972 5000 2694 5000 1416 5000 389 3973 389 2694 389 1416 1416 389 2694 389 Z M 2694 1 C 1210 1 1 1211 1 2694 1 4178 1210 5388 2694 5388 4178 5388 5387 4178 5387 2694 5387 1211 4178 1 2694 1 Z N">
            <draw:equation draw:name="f0" draw:formula="logwidth"/>
            <draw:equation draw:name="f1" draw:formula="logheight"/>
          </draw:enhanced-geometry>
        </draw:custom-shape>
        <draw:custom-shape draw:name="Google Shape;41;p2" draw:style-name="Mgr3" draw:text-style-name="MP5" draw:layer="layout" svg:width="0.243cm" svg:height="0.243cm" svg:x="13.551cm" svg:y="2.201cm">
          <text:p/>
          <draw:enhanced-geometry draw:mirror-horizontal="false" draw:mirror-vertical="false" drawooo:sub-view-size="3516 3516" draw:text-areas="0 0 ?f0 ?f1" svg:viewBox="0 0 0 0" draw:type="ooxml-non-primitive" draw:enhanced-path="M 1758 1 C 776 1 0 777 0 1758 0 2717 776 3516 1758 3516 2717 3516 3516 2717 3516 1758 3516 777 2717 1 1758 1 Z N">
            <draw:equation draw:name="f0" draw:formula="logwidth"/>
            <draw:equation draw:name="f1" draw:formula="logheight"/>
          </draw:enhanced-geometry>
        </draw:custom-shape>
        <draw:custom-shape draw:name="Google Shape;42;p2" draw:style-name="Mgr3" draw:text-style-name="MP5" draw:layer="layout" svg:width="0.373cm" svg:height="0.373cm" svg:x="10.094cm" svg:y="-1.833cm">
          <text:p/>
          <draw:enhanced-geometry draw:mirror-horizontal="false" draw:mirror-vertical="false" drawooo:sub-view-size="5388 5388" draw:text-areas="0 0 ?f0 ?f1" svg:viewBox="0 0 0 0" draw:type="ooxml-non-primitive" draw:enhanced-path="M 2694 366 C 3972 366 4999 1416 4999 2694 4999 3972 3972 4999 2694 4999 1416 4999 366 3972 366 2694 366 1416 1416 366 2694 366 Z M 2694 0 C 1210 0 0 1210 0 2694 0 4178 1210 5387 2694 5387 4177 5387 5387 4178 5387 2694 5387 1210 4177 0 2694 0 Z N">
            <draw:equation draw:name="f0" draw:formula="logwidth"/>
            <draw:equation draw:name="f1" draw:formula="logheight"/>
          </draw:enhanced-geometry>
        </draw:custom-shape>
        <draw:custom-shape draw:name="Google Shape;43;p2" draw:style-name="Mgr3" draw:text-style-name="MP5" draw:layer="layout" svg:width="0.242cm" svg:height="0.243cm" svg:x="10.159cm" svg:y="-1.768cm">
          <text:p/>
          <draw:enhanced-geometry draw:mirror-horizontal="false" draw:mirror-vertical="false" drawooo:sub-view-size="3493 3516" draw:text-areas="0 0 ?f0 ?f1" svg:viewBox="0 0 0 0" draw:type="ooxml-non-primitive" draw:enhanced-path="M 1758 0 C 776 0 0 776 0 1758 0 2717 776 3515 1758 3515 2716 3515 3493 2717 3493 1758 3493 776 2716 0 1758 0 Z N">
            <draw:equation draw:name="f0" draw:formula="logwidth"/>
            <draw:equation draw:name="f1" draw:formula="logheight"/>
          </draw:enhanced-geometry>
        </draw:custom-shape>
        <draw:custom-shape draw:name="Google Shape;44;p2" draw:style-name="Mgr3" draw:text-style-name="MP5" draw:layer="layout" svg:width="0.262cm" svg:height="0.262cm" svg:x="8.14cm" svg:y="-2.253cm">
          <text:p/>
          <draw:enhanced-geometry draw:mirror-horizontal="false" draw:mirror-vertical="false" drawooo:sub-view-size="3790 3790" draw:text-areas="0 0 ?f0 ?f1" svg:viewBox="0 0 0 0" draw:type="ooxml-non-primitive" draw:enhanced-path="M 1895 366 C 2717 366 3402 1051 3402 1895 3402 2717 2717 3402 1895 3402 1051 3402 366 2717 366 1895 366 1051 1051 366 1895 366 Z M 1895 1 C 845 1 1 845 1 1895 1 2922 845 3790 1895 3790 2922 3790 3790 2922 3790 1895 3790 845 2922 1 1895 1 Z N">
            <draw:equation draw:name="f0" draw:formula="logwidth"/>
            <draw:equation draw:name="f1" draw:formula="logheight"/>
          </draw:enhanced-geometry>
        </draw:custom-shape>
        <draw:custom-shape draw:name="Google Shape;45;p2" draw:style-name="Mgr3" draw:text-style-name="MP5" draw:layer="layout" svg:width="0.166cm" svg:height="0.166cm" svg:x="8.187cm" svg:y="-2.205cm">
          <text:p/>
          <draw:enhanced-geometry draw:mirror-horizontal="false" draw:mirror-vertical="false" drawooo:sub-view-size="2398 2398" draw:text-areas="0 0 ?f0 ?f1" svg:viewBox="0 0 0 0" draw:type="ooxml-non-primitive" draw:enhanced-path="M 1210 1 C 548 1 1 548 1 1210 1 1872 548 2397 1210 2397 1872 2397 2397 1872 2397 1210 2397 548 1872 1 1210 1 Z N">
            <draw:equation draw:name="f0" draw:formula="logwidth"/>
            <draw:equation draw:name="f1" draw:formula="logheight"/>
          </draw:enhanced-geometry>
        </draw:custom-shape>
        <draw:custom-shape draw:name="Google Shape;46;p2" draw:style-name="Mgr3" draw:text-style-name="MP5" draw:layer="layout" svg:width="0.294cm" svg:height="0.294cm" svg:x="11.79cm" svg:y="-1.793cm">
          <text:p/>
          <draw:enhanced-geometry draw:mirror-horizontal="false" draw:mirror-vertical="false" drawooo:sub-view-size="4246 4246" draw:text-areas="0 0 ?f0 ?f1" svg:viewBox="0 0 0 0" draw:type="ooxml-non-primitive" draw:enhanced-path="M 2123 0 C 959 0 0 936 0 2123 0 3287 959 4246 2123 4246 3310 4246 4246 3287 4246 2123 4246 936 3310 0 2123 0 Z N">
            <draw:equation draw:name="f0" draw:formula="logwidth"/>
            <draw:equation draw:name="f1" draw:formula="logheight"/>
          </draw:enhanced-geometry>
        </draw:custom-shape>
        <draw:custom-shape draw:name="Google Shape;47;p2" draw:style-name="Mgr3" draw:text-style-name="MP5" draw:layer="layout" svg:width="0.294cm" svg:height="0.294cm" svg:x="23.214cm" svg:y="-1.249cm">
          <text:p/>
          <draw:enhanced-geometry draw:mirror-horizontal="false" draw:mirror-vertical="false" drawooo:sub-view-size="4246 4246" draw:text-areas="0 0 ?f0 ?f1" svg:viewBox="0 0 0 0" draw:type="ooxml-non-primitive" draw:enhanced-path="M 2123 0 C 936 0 0 959 0 2123 0 3310 936 4246 2123 4246 3287 4246 4246 3310 4246 2123 4246 959 3287 0 2123 0 Z N">
            <draw:equation draw:name="f0" draw:formula="logwidth"/>
            <draw:equation draw:name="f1" draw:formula="logheight"/>
          </draw:enhanced-geometry>
        </draw:custom-shape>
        <draw:custom-shape draw:name="Google Shape;48;p2" draw:style-name="Mgr4" draw:text-style-name="MP6" draw:layer="layout" svg:width="0.294cm" svg:height="0.294cm" svg:x="21.664cm" svg:y="1.263cm">
          <text:p/>
          <draw:enhanced-geometry draw:mirror-horizontal="false" draw:mirror-vertical="false" drawooo:sub-view-size="4246 4246" draw:text-areas="0 0 ?f0 ?f1" svg:viewBox="0 0 0 0" draw:type="ooxml-non-primitive" draw:enhanced-path="M 2123 0 C 959 0 0 959 0 2123 0 3310 959 4246 2123 4246 3310 4246 4246 3310 4246 2123 4246 959 3310 0 2123 0 Z N">
            <draw:equation draw:name="f0" draw:formula="logwidth"/>
            <draw:equation draw:name="f1" draw:formula="logheight"/>
          </draw:enhanced-geometry>
        </draw:custom-shape>
        <draw:custom-shape draw:name="Google Shape;49;p2" draw:style-name="Mgr3" draw:text-style-name="MP5" draw:layer="layout" svg:width="0.192cm" svg:height="0.192cm" svg:x="21.141cm" svg:y="4.124cm">
          <text:p/>
          <draw:enhanced-geometry draw:mirror-horizontal="false" draw:mirror-vertical="false" drawooo:sub-view-size="2786 2786" draw:text-areas="0 0 ?f0 ?f1" svg:viewBox="0 0 0 0" draw:type="ooxml-non-primitive" draw:enhanced-path="M 1393 1 C 617 1 1 617 1 1393 1 2146 617 2786 1393 2786 2169 2786 2786 2146 2786 1393 2786 617 2169 1 1393 1 Z N">
            <draw:equation draw:name="f0" draw:formula="logwidth"/>
            <draw:equation draw:name="f1" draw:formula="logheight"/>
          </draw:enhanced-geometry>
        </draw:custom-shape>
        <draw:custom-shape draw:name="Google Shape;50;p2" draw:style-name="Mgr3" draw:text-style-name="MP5" draw:layer="layout" svg:width="0.192cm" svg:height="0.191cm" svg:x="16.94cm" svg:y="3.374cm">
          <text:p/>
          <draw:enhanced-geometry draw:mirror-horizontal="false" draw:mirror-vertical="false" drawooo:sub-view-size="2786 2763" draw:text-areas="0 0 ?f0 ?f1" svg:viewBox="0 0 0 0" draw:type="ooxml-non-primitive" draw:enhanced-path="M 1393 0 C 617 0 1 617 1 1393 1 2146 617 2762 1393 2762 2169 2762 2786 2146 2786 1393 2786 617 2169 0 1393 0 Z N">
            <draw:equation draw:name="f0" draw:formula="logwidth"/>
            <draw:equation draw:name="f1" draw:formula="logheight"/>
          </draw:enhanced-geometry>
        </draw:custom-shape>
        <draw:custom-shape draw:name="Google Shape;51;p2" draw:style-name="Mgr3" draw:text-style-name="MP5" draw:layer="layout" svg:width="0.294cm" svg:height="0.294cm" svg:x="17.956cm" svg:y="-1.215cm">
          <text:p/>
          <draw:enhanced-geometry draw:mirror-horizontal="false" draw:mirror-vertical="false" drawooo:sub-view-size="4247 4246" draw:text-areas="0 0 ?f0 ?f1" svg:viewBox="0 0 0 0" draw:type="ooxml-non-primitive" draw:enhanced-path="M 2124 0 C 960 0 1 959 1 2123 1 3310 960 4246 2124 4246 3288 4246 4246 3310 4246 2123 4246 959 3288 0 2124 0 Z N">
            <draw:equation draw:name="f0" draw:formula="logwidth"/>
            <draw:equation draw:name="f1" draw:formula="logheight"/>
          </draw:enhanced-geometry>
        </draw:custom-shape>
        <draw:custom-shape draw:name="Google Shape;52;p2" draw:style-name="Mgr3" draw:text-style-name="MP5" draw:layer="layout" svg:width="0.208cm" svg:height="0.207cm" svg:x="19.568cm" svg:y="-1.142cm">
          <text:p/>
          <draw:enhanced-geometry draw:mirror-horizontal="false" draw:mirror-vertical="false" drawooo:sub-view-size="3014 2991" draw:text-areas="0 0 ?f0 ?f1" svg:viewBox="0 0 0 0" draw:type="ooxml-non-primitive" draw:enhanced-path="M 1507 0 C 685 0 0 662 0 1507 0 2328 685 2990 1507 2990 2328 2990 3013 2328 3013 1507 3013 662 2328 0 1507 0 Z N">
            <draw:equation draw:name="f0" draw:formula="logwidth"/>
            <draw:equation draw:name="f1" draw:formula="logheight"/>
          </draw:enhanced-geometry>
        </draw:custom-shape>
        <draw:custom-shape draw:name="Google Shape;53;p2" draw:style-name="Mgr3" draw:text-style-name="MP5" draw:layer="layout" svg:width="0.219cm" svg:height="0.219cm" svg:x="19.928cm" svg:y="-0.963cm">
          <text:p/>
          <draw:enhanced-geometry draw:mirror-horizontal="false" draw:mirror-vertical="false" drawooo:sub-view-size="3174 3174" draw:text-areas="0 0 ?f0 ?f1" svg:viewBox="0 0 0 0" draw:type="ooxml-non-primitive" draw:enhanced-path="M 1598 1 C 708 1 1 708 1 1575 1 2466 708 3173 1598 3173 2466 3173 3173 2466 3173 1575 3173 708 2466 1 1598 1 Z N">
            <draw:equation draw:name="f0" draw:formula="logwidth"/>
            <draw:equation draw:name="f1" draw:formula="logheight"/>
          </draw:enhanced-geometry>
        </draw:custom-shape>
        <draw:custom-shape draw:name="Google Shape;54;p2" draw:style-name="Mgr4" draw:text-style-name="MP6" draw:layer="layout" svg:width="0.387cm" svg:height="0.386cm" svg:x="13.681cm" svg:y="1.578cm">
          <text:p/>
          <draw:enhanced-geometry draw:mirror-horizontal="false" draw:mirror-vertical="false" drawooo:sub-view-size="5593 5570" draw:text-areas="0 0 ?f0 ?f1" svg:viewBox="0 0 0 0" draw:type="ooxml-non-primitive" draw:enhanced-path="M 2808 0 C 1255 0 0 1233 0 2785 0 4314 1255 5570 2808 5570 4337 5570 5592 4314 5592 2785 5592 1233 4337 0 2808 0 Z N">
            <draw:equation draw:name="f0" draw:formula="logwidth"/>
            <draw:equation draw:name="f1" draw:formula="logheight"/>
          </draw:enhanced-geometry>
        </draw:custom-shape>
        <draw:custom-shape draw:name="Google Shape;55;p2" draw:style-name="Mgr4" draw:text-style-name="MP6" draw:layer="layout" svg:width="0.387cm" svg:height="0.387cm" svg:x="18.811cm" svg:y="3.276cm">
          <text:p/>
          <draw:enhanced-geometry draw:mirror-horizontal="false" draw:mirror-vertical="false" drawooo:sub-view-size="5593 5593" draw:text-areas="0 0 ?f0 ?f1" svg:viewBox="0 0 0 0" draw:type="ooxml-non-primitive" draw:enhanced-path="M 2785 0 C 1256 0 1 1256 1 2808 1 4337 1256 5592 2785 5592 4338 5592 5593 4337 5593 2808 5593 1256 4338 0 2785 0 Z N">
            <draw:equation draw:name="f0" draw:formula="logwidth"/>
            <draw:equation draw:name="f1" draw:formula="logheight"/>
          </draw:enhanced-geometry>
        </draw:custom-shape>
        <draw:custom-shape draw:name="Google Shape;56;p2" draw:style-name="Mgr3" draw:text-style-name="MP5" draw:layer="layout" svg:width="0.18cm" svg:height="0.18cm" svg:x="12.955cm" svg:y="-0.08cm">
          <text:p/>
          <draw:enhanced-geometry draw:mirror-horizontal="false" draw:mirror-vertical="false" drawooo:sub-view-size="2603 2603" draw:text-areas="0 0 ?f0 ?f1" svg:viewBox="0 0 0 0" draw:type="ooxml-non-primitive" draw:enhanced-path="M 1301 0 C 594 0 0 571 0 1301 0 2009 594 2602 1301 2602 2009 2602 2602 2009 2602 1301 2602 571 2009 0 1301 0 Z N">
            <draw:equation draw:name="f0" draw:formula="logwidth"/>
            <draw:equation draw:name="f1" draw:formula="logheight"/>
          </draw:enhanced-geometry>
        </draw:custom-shape>
        <draw:custom-shape draw:name="Google Shape;57;p2" draw:style-name="Mgr3" draw:text-style-name="MP5" draw:layer="layout" svg:width="0.399cm" svg:height="0.4cm" svg:x="13.483cm" svg:y="-0.825cm">
          <text:p/>
          <draw:enhanced-geometry draw:mirror-horizontal="false" draw:mirror-vertical="false" drawooo:sub-view-size="5753 5776" draw:text-areas="0 0 ?f0 ?f1" svg:viewBox="0 0 0 0" draw:type="ooxml-non-primitive" draw:enhanced-path="M 2877 388 C 4246 388 5388 1507 5388 2899 5388 4269 4246 5410 2877 5410 1485 5410 366 4269 366 2899 366 1507 1485 388 2877 388 Z M 2877 0 C 1279 0 1 1301 1 2899 1 4497 1279 5775 2877 5775 4475 5775 5753 4497 5753 2899 5753 1301 4475 0 2877 0 Z N">
            <draw:equation draw:name="f0" draw:formula="logwidth"/>
            <draw:equation draw:name="f1" draw:formula="logheight"/>
          </draw:enhanced-geometry>
        </draw:custom-shape>
        <draw:custom-shape draw:name="Google Shape;58;p2" draw:style-name="Mgr3" draw:text-style-name="MP5" draw:layer="layout" svg:width="0.259cm" svg:height="0.257cm" svg:x="13.553cm" svg:y="-0.753cm">
          <text:p/>
          <draw:enhanced-geometry draw:mirror-horizontal="false" draw:mirror-vertical="false" drawooo:sub-view-size="3744 3722" draw:text-areas="0 0 ?f0 ?f1" svg:viewBox="0 0 0 0" draw:type="ooxml-non-primitive" draw:enhanced-path="M 1872 0 C 845 0 0 845 0 1872 0 2899 845 3721 1872 3721 2899 3721 3744 2899 3744 1872 3744 845 2899 0 1872 0 Z N">
            <draw:equation draw:name="f0" draw:formula="logwidth"/>
            <draw:equation draw:name="f1" draw:formula="logheight"/>
          </draw:enhanced-geometry>
        </draw:custom-shape>
        <draw:custom-shape draw:name="Google Shape;59;p2" draw:style-name="Mgr3" draw:text-style-name="MP5" draw:layer="layout" svg:width="0.294cm" svg:height="0.294cm" svg:x="9.118cm" svg:y="-0.701cm">
          <text:p/>
          <draw:enhanced-geometry draw:mirror-horizontal="false" draw:mirror-vertical="false" drawooo:sub-view-size="4246 4247" draw:text-areas="0 0 ?f0 ?f1" svg:viewBox="0 0 0 0" draw:type="ooxml-non-primitive" draw:enhanced-path="M 2123 1 C 959 1 0 937 0 2123 0 3288 959 4246 2123 4246 3310 4246 4246 3288 4246 2123 4246 937 3310 1 2123 1 Z N">
            <draw:equation draw:name="f0" draw:formula="logwidth"/>
            <draw:equation draw:name="f1" draw:formula="logheight"/>
          </draw:enhanced-geometry>
        </draw:custom-shape>
        <draw:custom-shape draw:name="Google Shape;60;p2" draw:style-name="Mgr3" draw:text-style-name="MP5" draw:layer="layout" svg:width="0.294cm" svg:height="0.294cm" svg:x="8.26cm" svg:y="-0.701cm">
          <text:p/>
          <draw:enhanced-geometry draw:mirror-horizontal="false" draw:mirror-vertical="false" drawooo:sub-view-size="4247 4247" draw:text-areas="0 0 ?f0 ?f1" svg:viewBox="0 0 0 0" draw:type="ooxml-non-primitive" draw:enhanced-path="M 2123 1 C 936 1 1 937 1 2123 1 3288 936 4246 2123 4246 3287 4246 4246 3288 4246 2123 4246 937 3287 1 2123 1 Z N">
            <draw:equation draw:name="f0" draw:formula="logwidth"/>
            <draw:equation draw:name="f1" draw:formula="logheight"/>
          </draw:enhanced-geometry>
        </draw:custom-shape>
        <draw:custom-shape draw:name="Google Shape;61;p2" draw:style-name="Mgr3" draw:text-style-name="MP5" draw:layer="layout" svg:width="0.294cm" svg:height="0.294cm" svg:x="6.38cm" svg:y="-0.14cm">
          <text:p/>
          <draw:enhanced-geometry draw:mirror-horizontal="false" draw:mirror-vertical="false" drawooo:sub-view-size="4247 4247" draw:text-areas="0 0 ?f0 ?f1" svg:viewBox="0 0 0 0" draw:type="ooxml-non-primitive" draw:enhanced-path="M 2123 1 C 959 1 1 960 1 2124 1 3311 959 4246 2123 4246 3310 4246 4246 3311 4246 2124 4246 960 3310 1 2123 1 Z N">
            <draw:equation draw:name="f0" draw:formula="logwidth"/>
            <draw:equation draw:name="f1" draw:formula="logheight"/>
          </draw:enhanced-geometry>
        </draw:custom-shape>
        <draw:custom-shape draw:name="Google Shape;62;p2" draw:style-name="Mgr3" draw:text-style-name="MP5" draw:layer="layout" svg:width="0.294cm" svg:height="0.294cm" svg:x="5.135cm" svg:y="-1.367cm">
          <text:p/>
          <draw:enhanced-geometry draw:mirror-horizontal="false" draw:mirror-vertical="false" drawooo:sub-view-size="4246 4246" draw:text-areas="0 0 ?f0 ?f1" svg:viewBox="0 0 0 0" draw:type="ooxml-non-primitive" draw:enhanced-path="M 2123 0 C 959 0 0 936 0 2123 0 3287 959 4246 2123 4246 3287 4246 4246 3287 4246 2123 4246 936 3287 0 2123 0 Z N">
            <draw:equation draw:name="f0" draw:formula="logwidth"/>
            <draw:equation draw:name="f1" draw:formula="logheight"/>
          </draw:enhanced-geometry>
        </draw:custom-shape>
        <draw:custom-shape draw:name="Google Shape;63;p2" draw:style-name="Mgr3" draw:text-style-name="MP5" draw:layer="layout" svg:width="0.2cm" svg:height="0.202cm" svg:x="12.558cm" svg:y="-1.747cm">
          <text:p/>
          <draw:enhanced-geometry draw:mirror-horizontal="false" draw:mirror-vertical="false" drawooo:sub-view-size="2900 2922" draw:text-areas="0 0 ?f0 ?f1" svg:viewBox="0 0 0 0" draw:type="ooxml-non-primitive" draw:enhanced-path="M 1462 0 C 640 0 1 639 1 1461 1 2260 640 2922 1462 2922 2261 2922 2900 2260 2900 1461 2900 639 2261 0 1462 0 Z N">
            <draw:equation draw:name="f0" draw:formula="logwidth"/>
            <draw:equation draw:name="f1" draw:formula="logheight"/>
          </draw:enhanced-geometry>
        </draw:custom-shape>
        <draw:custom-shape draw:name="Google Shape;64;p2" draw:style-name="Mgr3" draw:text-style-name="MP5" draw:layer="layout" svg:width="0.202cm" svg:height="0.202cm" svg:x="7.197cm" svg:y="-1.259cm">
          <text:p/>
          <draw:enhanced-geometry draw:mirror-horizontal="false" draw:mirror-vertical="false" drawooo:sub-view-size="2923 2922" draw:text-areas="0 0 ?f0 ?f1" svg:viewBox="0 0 0 0" draw:type="ooxml-non-primitive" draw:enhanced-path="M 1462 0 C 640 0 1 662 1 1461 1 2260 640 2922 1462 2922 2260 2922 2922 2260 2922 1461 2922 662 2260 0 1462 0 Z N">
            <draw:equation draw:name="f0" draw:formula="logwidth"/>
            <draw:equation draw:name="f1" draw:formula="logheight"/>
          </draw:enhanced-geometry>
        </draw:custom-shape>
        <draw:custom-shape draw:name="Google Shape;65;p2" draw:style-name="Mgr3" draw:text-style-name="MP5" draw:layer="layout" svg:width="8.321cm" svg:height="0.026cm" svg:x="10.094cm" svg:y="-2.731cm">
          <text:p/>
          <draw:enhanced-geometry draw:mirror-horizontal="false" draw:mirror-vertical="false" drawooo:sub-view-size="119834 389" draw:text-areas="0 0 ?f0 ?f1" svg:viewBox="0 0 0 0" draw:type="ooxml-non-primitive" draw:enhanced-path="M 183 1 C 69 1 0 92 0 183 0 297 69 389 183 389 L 119628 389 C 119742 389 119833 297 119833 183 119833 92 119742 1 119628 1 Z N">
            <draw:equation draw:name="f0" draw:formula="logwidth"/>
            <draw:equation draw:name="f1" draw:formula="logheight"/>
          </draw:enhanced-geometry>
        </draw:custom-shape>
        <draw:custom-shape draw:name="Google Shape;66;p2" draw:style-name="Mgr3" draw:text-style-name="MP5" draw:layer="layout" svg:width="0.202cm" svg:height="0.202cm" svg:x="9.931cm" svg:y="-2.82cm">
          <text:p/>
          <draw:enhanced-geometry draw:mirror-horizontal="false" draw:mirror-vertical="false" drawooo:sub-view-size="2923 2922" draw:text-areas="0 0 ?f0 ?f1" svg:viewBox="0 0 0 0" draw:type="ooxml-non-primitive" draw:enhanced-path="M 1461 0 C 640 0 0 662 0 1461 0 2283 640 2922 1461 2922 2260 2922 2922 2283 2922 1461 2922 662 2260 0 1461 0 Z N">
            <draw:equation draw:name="f0" draw:formula="logwidth"/>
            <draw:equation draw:name="f1" draw:formula="logheight"/>
          </draw:enhanced-geometry>
        </draw:custom-shape>
        <draw:custom-shape draw:name="Google Shape;67;p2" draw:style-name="Mgr3" draw:text-style-name="MP5" draw:layer="layout" svg:width="0.202cm" svg:height="0.202cm" svg:x="18.3cm" svg:y="-2.82cm">
          <text:p/>
          <draw:enhanced-geometry draw:mirror-horizontal="false" draw:mirror-vertical="false" drawooo:sub-view-size="2922 2922" draw:text-areas="0 0 ?f0 ?f1" svg:viewBox="0 0 0 0" draw:type="ooxml-non-primitive" draw:enhanced-path="M 1461 0 C 662 0 0 662 0 1461 0 2283 662 2922 1461 2922 2283 2922 2922 2283 2922 1461 2922 662 2283 0 1461 0 Z N">
            <draw:equation draw:name="f0" draw:formula="logwidth"/>
            <draw:equation draw:name="f1" draw:formula="logheight"/>
          </draw:enhanced-geometry>
        </draw:custom-shape>
        <draw:custom-shape draw:name="Google Shape;68;p2" draw:style-name="Mgr3" draw:text-style-name="MP5" draw:layer="layout" svg:width="3.106cm" svg:height="3.103cm" svg:x="19.679cm" svg:y="-4.157cm">
          <text:p/>
          <draw:enhanced-geometry draw:mirror-horizontal="false" draw:mirror-vertical="false" drawooo:sub-view-size="44738 44699" draw:text-areas="0 0 ?f0 ?f1" svg:viewBox="0 0 0 0" draw:type="ooxml-non-primitive" draw:enhanced-path="M 44532 1 C 44481 1 44430 18 44395 52 L 91 44356 C 0 44447 0 44562 91 44630 114 44676 160 44699 228 44699 274 44699 320 44676 342 44630 L 44669 326 C 44738 258 44738 121 44669 52 44635 18 44584 1 44532 1 Z N">
            <draw:equation draw:name="f0" draw:formula="logwidth"/>
            <draw:equation draw:name="f1" draw:formula="logheight"/>
          </draw:enhanced-geometry>
        </draw:custom-shape>
        <draw:custom-shape draw:name="Google Shape;69;p2" draw:style-name="Mgr3" draw:text-style-name="MP5" draw:layer="layout" svg:width="3.106cm" svg:height="3.103cm" svg:x="20.063cm" svg:y="-3.986cm">
          <text:p/>
          <draw:enhanced-geometry draw:mirror-horizontal="false" draw:mirror-vertical="false" drawooo:sub-view-size="44739 44698" draw:text-areas="0 0 ?f0 ?f1" svg:viewBox="0 0 0 0" draw:type="ooxml-non-primitive" draw:enhanced-path="M 44522 0 C 44476 0 44430 17 44396 51 L 69 44378 C 1 44447 1 44561 69 44629 115 44675 161 44698 206 44698 252 44698 298 44675 343 44629 L 44647 325 C 44738 257 44738 120 44647 51 44613 17 44567 0 44522 0 Z N">
            <draw:equation draw:name="f0" draw:formula="logwidth"/>
            <draw:equation draw:name="f1" draw:formula="logheight"/>
          </draw:enhanced-geometry>
        </draw:custom-shape>
        <draw:custom-shape draw:name="Google Shape;70;p2" draw:style-name="Mgr3" draw:text-style-name="MP5" draw:layer="layout" svg:width="6.39cm" svg:height="1.962cm" svg:x="17.023cm" svg:y="0.442cm">
          <text:p/>
          <draw:enhanced-geometry draw:mirror-horizontal="false" draw:mirror-vertical="false" drawooo:sub-view-size="92033 28264" draw:text-areas="0 0 ?f0 ?f1" svg:viewBox="0 0 0 0" draw:type="ooxml-non-primitive" draw:enhanced-path="M 206 0 C 155 0 104 17 69 51 1 120 1 234 69 325 L 28007 28263 91850 28263 C 91941 28263 92032 28172 92032 28058 92032 27967 91941 27875 91850 27875 L 28167 27875 343 51 C 309 17 258 0 206 0 Z N">
            <draw:equation draw:name="f0" draw:formula="logwidth"/>
            <draw:equation draw:name="f1" draw:formula="logheight"/>
          </draw:enhanced-geometry>
        </draw:custom-shape>
        <draw:custom-shape draw:name="Google Shape;71;p2" draw:style-name="Mgr3" draw:text-style-name="MP5" draw:layer="layout" svg:width="0.414cm" svg:height="0.257cm" svg:x="13.529cm" svg:y="0.577cm">
          <text:p/>
          <draw:enhanced-geometry draw:mirror-horizontal="false" draw:mirror-vertical="false" drawooo:sub-view-size="5982 3722" draw:text-areas="0 0 ?f0 ?f1" svg:viewBox="0 0 0 0" draw:type="ooxml-non-primitive" draw:enhanced-path="M 1 1 L 3607 3721 5981 3721 2398 1 Z N">
            <draw:equation draw:name="f0" draw:formula="logwidth"/>
            <draw:equation draw:name="f1" draw:formula="logheight"/>
          </draw:enhanced-geometry>
        </draw:custom-shape>
        <draw:custom-shape draw:name="Google Shape;72;p2" draw:style-name="Mgr3" draw:text-style-name="MP5" draw:layer="layout" svg:width="0.413cm" svg:height="0.257cm" svg:x="13.841cm" svg:y="0.577cm">
          <text:p/>
          <draw:enhanced-geometry draw:mirror-horizontal="false" draw:mirror-vertical="false" drawooo:sub-view-size="5958 3722" draw:text-areas="0 0 ?f0 ?f1" svg:viewBox="0 0 0 0" draw:type="ooxml-non-primitive" draw:enhanced-path="M 0 1 L 3584 3721 5958 3721 2374 1 Z N">
            <draw:equation draw:name="f0" draw:formula="logwidth"/>
            <draw:equation draw:name="f1" draw:formula="logheight"/>
          </draw:enhanced-geometry>
        </draw:custom-shape>
        <draw:custom-shape draw:name="Google Shape;73;p2" draw:style-name="Mgr3" draw:text-style-name="MP5" draw:layer="layout" svg:width="0.414cm" svg:height="0.257cm" svg:x="14.152cm" svg:y="0.577cm">
          <text:p/>
          <draw:enhanced-geometry draw:mirror-horizontal="false" draw:mirror-vertical="false" drawooo:sub-view-size="5981 3722" draw:text-areas="0 0 ?f0 ?f1" svg:viewBox="0 0 0 0" draw:type="ooxml-non-primitive" draw:enhanced-path="M 0 1 L 3584 3721 5980 3721 2374 1 Z N">
            <draw:equation draw:name="f0" draw:formula="logwidth"/>
            <draw:equation draw:name="f1" draw:formula="logheight"/>
          </draw:enhanced-geometry>
        </draw:custom-shape>
        <draw:custom-shape draw:name="Google Shape;74;p2" draw:style-name="Mgr3" draw:text-style-name="MP5" draw:layer="layout" svg:width="0.413cm" svg:height="0.257cm" svg:x="14.464cm" svg:y="0.577cm">
          <text:p/>
          <draw:enhanced-geometry draw:mirror-horizontal="false" draw:mirror-vertical="false" drawooo:sub-view-size="5959 3722" draw:text-areas="0 0 ?f0 ?f1" svg:viewBox="0 0 0 0" draw:type="ooxml-non-primitive" draw:enhanced-path="M 1 1 L 3584 3721 5958 3721 2375 1 Z N">
            <draw:equation draw:name="f0" draw:formula="logwidth"/>
            <draw:equation draw:name="f1" draw:formula="logheight"/>
          </draw:enhanced-geometry>
        </draw:custom-shape>
        <draw:custom-shape draw:name="Google Shape;75;p2" draw:style-name="Mgr3" draw:text-style-name="MP5" draw:layer="layout" svg:width="0.413cm" svg:height="0.257cm" svg:x="14.775cm" svg:y="0.577cm">
          <text:p/>
          <draw:enhanced-geometry draw:mirror-horizontal="false" draw:mirror-vertical="false" drawooo:sub-view-size="5958 3722" draw:text-areas="0 0 ?f0 ?f1" svg:viewBox="0 0 0 0" draw:type="ooxml-non-primitive" draw:enhanced-path="M 1 1 L 3584 3721 5958 3721 2374 1 Z N">
            <draw:equation draw:name="f0" draw:formula="logwidth"/>
            <draw:equation draw:name="f1" draw:formula="logheight"/>
          </draw:enhanced-geometry>
        </draw:custom-shape>
        <draw:custom-shape draw:name="Google Shape;76;p2" draw:style-name="Mgr3" draw:text-style-name="MP5" draw:layer="layout" svg:width="0.414cm" svg:height="0.257cm" svg:x="15.086cm" svg:y="0.577cm">
          <text:p/>
          <draw:enhanced-geometry draw:mirror-horizontal="false" draw:mirror-vertical="false" drawooo:sub-view-size="5981 3722" draw:text-areas="0 0 ?f0 ?f1" svg:viewBox="0 0 0 0" draw:type="ooxml-non-primitive" draw:enhanced-path="M 0 1 L 3607 3721 5981 3721 2397 1 Z N">
            <draw:equation draw:name="f0" draw:formula="logwidth"/>
            <draw:equation draw:name="f1" draw:formula="logheight"/>
          </draw:enhanced-geometry>
        </draw:custom-shape>
        <draw:custom-shape draw:name="Google Shape;77;p2" draw:style-name="Mgr3" draw:text-style-name="MP5" draw:layer="layout" svg:width="0.413cm" svg:height="0.257cm" svg:x="15.398cm" svg:y="0.577cm">
          <text:p/>
          <draw:enhanced-geometry draw:mirror-horizontal="false" draw:mirror-vertical="false" drawooo:sub-view-size="5959 3722" draw:text-areas="0 0 ?f0 ?f1" svg:viewBox="0 0 0 0" draw:type="ooxml-non-primitive" draw:enhanced-path="M 1 1 L 3584 3721 5958 3721 2375 1 Z N">
            <draw:equation draw:name="f0" draw:formula="logwidth"/>
            <draw:equation draw:name="f1" draw:formula="logheight"/>
          </draw:enhanced-geometry>
        </draw:custom-shape>
        <draw:custom-shape draw:name="Google Shape;78;p2" draw:style-name="Mgr3" draw:text-style-name="MP5" draw:layer="layout" svg:width="0.414cm" svg:height="0.257cm" svg:x="15.709cm" svg:y="0.577cm">
          <text:p/>
          <draw:enhanced-geometry draw:mirror-horizontal="false" draw:mirror-vertical="false" drawooo:sub-view-size="5981 3722" draw:text-areas="0 0 ?f0 ?f1" svg:viewBox="0 0 0 0" draw:type="ooxml-non-primitive" draw:enhanced-path="M 1 1 L 3584 3721 5981 3721 2374 1 Z N">
            <draw:equation draw:name="f0" draw:formula="logwidth"/>
            <draw:equation draw:name="f1" draw:formula="logheight"/>
          </draw:enhanced-geometry>
        </draw:custom-shape>
        <draw:custom-shape draw:name="Google Shape;79;p2" draw:style-name="Mgr3" draw:text-style-name="MP5" draw:layer="layout" svg:width="0.768cm" svg:height="0.479cm" svg:x="11.307cm" svg:y="2.734cm">
          <text:p/>
          <draw:enhanced-geometry draw:mirror-horizontal="false" draw:mirror-vertical="false" drawooo:sub-view-size="11072 6917" draw:text-areas="0 0 ?f0 ?f1" svg:viewBox="0 0 0 0" draw:type="ooxml-non-primitive" draw:enhanced-path="M 1 0 L 6666 6916 11071 6916 4406 0 Z N">
            <draw:equation draw:name="f0" draw:formula="logwidth"/>
            <draw:equation draw:name="f1" draw:formula="logheight"/>
          </draw:enhanced-geometry>
        </draw:custom-shape>
        <draw:custom-shape draw:name="Google Shape;80;p2" draw:style-name="Mgr3" draw:text-style-name="MP5" draw:layer="layout" svg:width="0.768cm" svg:height="0.479cm" svg:x="11.884cm" svg:y="2.734cm">
          <text:p/>
          <draw:enhanced-geometry draw:mirror-horizontal="false" draw:mirror-vertical="false" drawooo:sub-view-size="11071 6917" draw:text-areas="0 0 ?f0 ?f1" svg:viewBox="0 0 0 0" draw:type="ooxml-non-primitive" draw:enhanced-path="M 0 0 L 6665 6916 11070 6916 4405 0 Z N">
            <draw:equation draw:name="f0" draw:formula="logwidth"/>
            <draw:equation draw:name="f1" draw:formula="logheight"/>
          </draw:enhanced-geometry>
        </draw:custom-shape>
        <draw:custom-shape draw:name="Google Shape;81;p2" draw:style-name="Mgr3" draw:text-style-name="MP5" draw:layer="layout" svg:width="0.768cm" svg:height="0.479cm" svg:x="12.461cm" svg:y="2.734cm">
          <text:p/>
          <draw:enhanced-geometry draw:mirror-horizontal="false" draw:mirror-vertical="false" drawooo:sub-view-size="11071 6917" draw:text-areas="0 0 ?f0 ?f1" svg:viewBox="0 0 0 0" draw:type="ooxml-non-primitive" draw:enhanced-path="M 1 0 L 6666 6916 11071 6916 4429 0 Z N">
            <draw:equation draw:name="f0" draw:formula="logwidth"/>
            <draw:equation draw:name="f1" draw:formula="logheight"/>
          </draw:enhanced-geometry>
        </draw:custom-shape>
        <draw:custom-shape draw:name="Google Shape;82;p2" draw:style-name="Mgr3" draw:text-style-name="MP5" draw:layer="layout" svg:width="0.768cm" svg:height="0.479cm" svg:x="13.039cm" svg:y="2.734cm">
          <text:p/>
          <draw:enhanced-geometry draw:mirror-horizontal="false" draw:mirror-vertical="false" drawooo:sub-view-size="11072 6917" draw:text-areas="0 0 ?f0 ?f1" svg:viewBox="0 0 0 0" draw:type="ooxml-non-primitive" draw:enhanced-path="M 1 0 L 6643 6916 11071 6916 4406 0 Z N">
            <draw:equation draw:name="f0" draw:formula="logwidth"/>
            <draw:equation draw:name="f1" draw:formula="logheight"/>
          </draw:enhanced-geometry>
        </draw:custom-shape>
        <draw:custom-shape draw:name="Google Shape;83;p2" draw:style-name="Mgr3" draw:text-style-name="MP5" draw:layer="layout" svg:width="0.768cm" svg:height="0.479cm" svg:x="13.616cm" svg:y="2.734cm">
          <text:p/>
          <draw:enhanced-geometry draw:mirror-horizontal="false" draw:mirror-vertical="false" drawooo:sub-view-size="11071 6917" draw:text-areas="0 0 ?f0 ?f1" svg:viewBox="0 0 0 0" draw:type="ooxml-non-primitive" draw:enhanced-path="M 0 0 L 6665 6916 11071 6916 4406 0 Z N">
            <draw:equation draw:name="f0" draw:formula="logwidth"/>
            <draw:equation draw:name="f1" draw:formula="logheight"/>
          </draw:enhanced-geometry>
        </draw:custom-shape>
        <draw:custom-shape draw:name="Google Shape;84;p2" draw:style-name="Mgr3" draw:text-style-name="MP5" draw:layer="layout" svg:width="0.768cm" svg:height="0.479cm" svg:x="14.193cm" svg:y="2.734cm">
          <text:p/>
          <draw:enhanced-geometry draw:mirror-horizontal="false" draw:mirror-vertical="false" drawooo:sub-view-size="11071 6917" draw:text-areas="0 0 ?f0 ?f1" svg:viewBox="0 0 0 0" draw:type="ooxml-non-primitive" draw:enhanced-path="M 1 0 L 6666 6916 11071 6916 4406 0 Z N">
            <draw:equation draw:name="f0" draw:formula="logwidth"/>
            <draw:equation draw:name="f1" draw:formula="logheight"/>
          </draw:enhanced-geometry>
        </draw:custom-shape>
        <draw:custom-shape draw:name="Google Shape;85;p2" draw:style-name="Mgr3" draw:text-style-name="MP5" draw:layer="layout" svg:width="0.768cm" svg:height="0.479cm" svg:x="20.74cm" svg:y="-3.835cm">
          <text:p/>
          <draw:enhanced-geometry draw:mirror-horizontal="false" draw:mirror-vertical="false" drawooo:sub-view-size="11071 6917" draw:text-areas="0 0 ?f0 ?f1" svg:viewBox="0 0 0 0" draw:type="ooxml-non-primitive" draw:enhanced-path="M 6665 0 L 0 6916 4428 6916 11070 0 Z N">
            <draw:equation draw:name="f0" draw:formula="logwidth"/>
            <draw:equation draw:name="f1" draw:formula="logheight"/>
          </draw:enhanced-geometry>
        </draw:custom-shape>
        <draw:custom-shape draw:name="Google Shape;86;p2" draw:style-name="Mgr3" draw:text-style-name="MP5" draw:layer="layout" svg:width="0.768cm" svg:height="0.479cm" svg:x="20.163cm" svg:y="-3.835cm">
          <text:p/>
          <draw:enhanced-geometry draw:mirror-horizontal="false" draw:mirror-vertical="false" drawooo:sub-view-size="11072 6917" draw:text-areas="0 0 ?f0 ?f1" svg:viewBox="0 0 0 0" draw:type="ooxml-non-primitive" draw:enhanced-path="M 6666 0 L 1 6916 4406 6916 11071 0 Z N">
            <draw:equation draw:name="f0" draw:formula="logwidth"/>
            <draw:equation draw:name="f1" draw:formula="logheight"/>
          </draw:enhanced-geometry>
        </draw:custom-shape>
        <draw:custom-shape draw:name="Google Shape;87;p2" draw:style-name="Mgr3" draw:text-style-name="MP5" draw:layer="layout" svg:width="0.768cm" svg:height="0.479cm" svg:x="19.586cm" svg:y="-3.835cm">
          <text:p/>
          <draw:enhanced-geometry draw:mirror-horizontal="false" draw:mirror-vertical="false" drawooo:sub-view-size="11071 6917" draw:text-areas="0 0 ?f0 ?f1" svg:viewBox="0 0 0 0" draw:type="ooxml-non-primitive" draw:enhanced-path="M 6643 0 L 0 6916 4406 6916 11071 0 Z N">
            <draw:equation draw:name="f0" draw:formula="logwidth"/>
            <draw:equation draw:name="f1" draw:formula="logheight"/>
          </draw:enhanced-geometry>
        </draw:custom-shape>
        <draw:custom-shape draw:name="Google Shape;88;p2" draw:style-name="Mgr3" draw:text-style-name="MP5" draw:layer="layout" svg:width="0.768cm" svg:height="0.479cm" svg:x="19.007cm" svg:y="-3.835cm">
          <text:p/>
          <draw:enhanced-geometry draw:mirror-horizontal="false" draw:mirror-vertical="false" drawooo:sub-view-size="11071 6917" draw:text-areas="0 0 ?f0 ?f1" svg:viewBox="0 0 0 0" draw:type="ooxml-non-primitive" draw:enhanced-path="M 6665 0 L 0 6916 4428 6916 11070 0 Z N">
            <draw:equation draw:name="f0" draw:formula="logwidth"/>
            <draw:equation draw:name="f1" draw:formula="logheight"/>
          </draw:enhanced-geometry>
        </draw:custom-shape>
        <draw:custom-shape draw:name="Google Shape;89;p2" draw:style-name="Mgr3" draw:text-style-name="MP5" draw:layer="layout" svg:width="0.768cm" svg:height="0.479cm" svg:x="18.43cm" svg:y="-3.835cm">
          <text:p/>
          <draw:enhanced-geometry draw:mirror-horizontal="false" draw:mirror-vertical="false" drawooo:sub-view-size="11071 6917" draw:text-areas="0 0 ?f0 ?f1" svg:viewBox="0 0 0 0" draw:type="ooxml-non-primitive" draw:enhanced-path="M 6666 0 L 1 6916 4406 6916 11071 0 Z N">
            <draw:equation draw:name="f0" draw:formula="logwidth"/>
            <draw:equation draw:name="f1" draw:formula="logheight"/>
          </draw:enhanced-geometry>
        </draw:custom-shape>
        <draw:custom-shape draw:name="Google Shape;90;p2" draw:style-name="Mgr3" draw:text-style-name="MP5" draw:layer="layout" svg:width="0.768cm" svg:height="0.479cm" svg:x="17.853cm" svg:y="-3.835cm">
          <text:p/>
          <draw:enhanced-geometry draw:mirror-horizontal="false" draw:mirror-vertical="false" drawooo:sub-view-size="11071 6917" draw:text-areas="0 0 ?f0 ?f1" svg:viewBox="0 0 0 0" draw:type="ooxml-non-primitive" draw:enhanced-path="M 6665 0 L 0 6916 4406 6916 11071 0 Z N">
            <draw:equation draw:name="f0" draw:formula="logwidth"/>
            <draw:equation draw:name="f1" draw:formula="logheight"/>
          </draw:enhanced-geometry>
        </draw:custom-shape>
        <draw:custom-shape draw:name="Google Shape;91;p2" draw:style-name="Mgr3" draw:text-style-name="MP5" draw:layer="layout" svg:width="0.768cm" svg:height="0.479cm" svg:x="17.276cm" svg:y="-3.835cm">
          <text:p/>
          <draw:enhanced-geometry draw:mirror-horizontal="false" draw:mirror-vertical="false" drawooo:sub-view-size="11072 6917" draw:text-areas="0 0 ?f0 ?f1" svg:viewBox="0 0 0 0" draw:type="ooxml-non-primitive" draw:enhanced-path="M 6643 0 L 1 6916 4406 6916 11071 0 Z N">
            <draw:equation draw:name="f0" draw:formula="logwidth"/>
            <draw:equation draw:name="f1" draw:formula="logheight"/>
          </draw:enhanced-geometry>
        </draw:custom-shape>
        <draw:custom-shape draw:name="Google Shape;92;p2" draw:style-name="Mgr3" draw:text-style-name="MP5" draw:layer="layout" svg:width="0.768cm" svg:height="0.479cm" svg:x="16.698cm" svg:y="-3.835cm">
          <text:p/>
          <draw:enhanced-geometry draw:mirror-horizontal="false" draw:mirror-vertical="false" drawooo:sub-view-size="11071 6917" draw:text-areas="0 0 ?f0 ?f1" svg:viewBox="0 0 0 0" draw:type="ooxml-non-primitive" draw:enhanced-path="M 6666 0 L 1 6916 4429 6916 11071 0 Z N">
            <draw:equation draw:name="f0" draw:formula="logwidth"/>
            <draw:equation draw:name="f1" draw:formula="logheight"/>
          </draw:enhanced-geometry>
        </draw:custom-shape>
        <draw:custom-shape draw:name="Google Shape;93;p2" draw:style-name="Mgr3" draw:text-style-name="MP5" draw:layer="layout" svg:width="0.397cm" svg:height="0.43cm" svg:x="17.238cm" svg:y="-2.468cm">
          <text:p/>
          <draw:enhanced-geometry draw:mirror-horizontal="false" draw:mirror-vertical="false" drawooo:sub-view-size="5730 6210" draw:text-areas="0 0 ?f0 ?f1" svg:viewBox="0 0 0 0" draw:type="ooxml-non-primitive" draw:enhanced-path="M 0 1 L 3492 3265 365 6209 2602 6209 5729 3265 2237 1 Z N">
            <draw:equation draw:name="f0" draw:formula="logwidth"/>
            <draw:equation draw:name="f1" draw:formula="logheight"/>
          </draw:enhanced-geometry>
        </draw:custom-shape>
        <draw:custom-shape draw:name="Google Shape;94;p2" draw:style-name="Mgr3" draw:text-style-name="MP5" draw:layer="layout" svg:width="0.399cm" svg:height="0.43cm" svg:x="17.481cm" svg:y="-2.468cm">
          <text:p/>
          <draw:enhanced-geometry draw:mirror-horizontal="false" draw:mirror-vertical="false" drawooo:sub-view-size="5753 6210" draw:text-areas="0 0 ?f0 ?f1" svg:viewBox="0 0 0 0" draw:type="ooxml-non-primitive" draw:enhanced-path="M 0 1 L 3493 3265 366 6209 2602 6209 5752 3265 2237 1 Z N">
            <draw:equation draw:name="f0" draw:formula="logwidth"/>
            <draw:equation draw:name="f1" draw:formula="logheight"/>
          </draw:enhanced-geometry>
        </draw:custom-shape>
        <draw:custom-shape draw:name="Google Shape;95;p2" draw:style-name="Mgr3" draw:text-style-name="MP5" draw:layer="layout" svg:width="0.399cm" svg:height="0.43cm" svg:x="17.723cm" svg:y="-2.468cm">
          <text:p/>
          <draw:enhanced-geometry draw:mirror-horizontal="false" draw:mirror-vertical="false" drawooo:sub-view-size="5753 6210" draw:text-areas="0 0 ?f0 ?f1" svg:viewBox="0 0 0 0" draw:type="ooxml-non-primitive" draw:enhanced-path="M 1 1 L 3516 3265 366 6209 2603 6209 5753 3265 2238 1 Z N">
            <draw:equation draw:name="f0" draw:formula="logwidth"/>
            <draw:equation draw:name="f1" draw:formula="logheight"/>
          </draw:enhanced-geometry>
        </draw:custom-shape>
        <draw:custom-shape draw:name="Google Shape;96;p2" draw:style-name="Mgr3" draw:text-style-name="MP5" draw:layer="layout" svg:width="0.399cm" svg:height="0.43cm" svg:x="17.966cm" svg:y="-2.468cm">
          <text:p/>
          <draw:enhanced-geometry draw:mirror-horizontal="false" draw:mirror-vertical="false" drawooo:sub-view-size="5753 6210" draw:text-areas="0 0 ?f0 ?f1" svg:viewBox="0 0 0 0" draw:type="ooxml-non-primitive" draw:enhanced-path="M 1 1 L 3516 3265 366 6209 2626 6209 5753 3265 2238 1 Z N">
            <draw:equation draw:name="f0" draw:formula="logwidth"/>
            <draw:equation draw:name="f1" draw:formula="logheight"/>
          </draw:enhanced-geometry>
        </draw:custom-shape>
        <draw:custom-shape draw:name="Google Shape;97;p2" draw:style-name="Mgr3" draw:text-style-name="MP5" draw:layer="layout" svg:width="0.399cm" svg:height="0.43cm" svg:x="18.208cm" svg:y="-2.468cm">
          <text:p/>
          <draw:enhanced-geometry draw:mirror-horizontal="false" draw:mirror-vertical="false" drawooo:sub-view-size="5753 6210" draw:text-areas="0 0 ?f0 ?f1" svg:viewBox="0 0 0 0" draw:type="ooxml-non-primitive" draw:enhanced-path="M 0 1 L 3515 3265 388 6209 2625 6209 5752 3265 2237 1 Z N">
            <draw:equation draw:name="f0" draw:formula="logwidth"/>
            <draw:equation draw:name="f1" draw:formula="logheight"/>
          </draw:enhanced-geometry>
        </draw:custom-shape>
        <draw:custom-shape draw:name="Google Shape;98;p2" draw:style-name="Mgr3" draw:text-style-name="MP5" draw:layer="layout" svg:width="0.399cm" svg:height="0.43cm" svg:x="18.451cm" svg:y="-2.468cm">
          <text:p/>
          <draw:enhanced-geometry draw:mirror-horizontal="false" draw:mirror-vertical="false" drawooo:sub-view-size="5753 6210" draw:text-areas="0 0 ?f0 ?f1" svg:viewBox="0 0 0 0" draw:type="ooxml-non-primitive" draw:enhanced-path="M 0 1 L 3516 3265 388 6209 2625 6209 5752 3265 2237 1 Z N">
            <draw:equation draw:name="f0" draw:formula="logwidth"/>
            <draw:equation draw:name="f1" draw:formula="logheight"/>
          </draw:enhanced-geometry>
        </draw:custom-shape>
        <draw:custom-shape draw:name="Google Shape;99;p2" draw:style-name="Mgr3" draw:text-style-name="MP5" draw:layer="layout" svg:width="0.399cm" svg:height="0.43cm" svg:x="18.693cm" svg:y="-2.468cm">
          <text:p/>
          <draw:enhanced-geometry draw:mirror-horizontal="false" draw:mirror-vertical="false" drawooo:sub-view-size="5753 6210" draw:text-areas="0 0 ?f0 ?f1" svg:viewBox="0 0 0 0" draw:type="ooxml-non-primitive" draw:enhanced-path="M 1 1 L 3516 3265 389 6209 2626 6209 5753 3265 2238 1 Z N">
            <draw:equation draw:name="f0" draw:formula="logwidth"/>
            <draw:equation draw:name="f1" draw:formula="logheight"/>
          </draw:enhanced-geometry>
        </draw:custom-shape>
        <draw:custom-shape draw:name="Google Shape;100;p2" draw:style-name="Mgr3" draw:text-style-name="MP5" draw:layer="layout" svg:width="0.397cm" svg:height="0.43cm" svg:x="18.938cm" svg:y="-2.468cm">
          <text:p/>
          <draw:enhanced-geometry draw:mirror-horizontal="false" draw:mirror-vertical="false" drawooo:sub-view-size="5730 6210" draw:text-areas="0 0 ?f0 ?f1" svg:viewBox="0 0 0 0" draw:type="ooxml-non-primitive" draw:enhanced-path="M 1 1 L 3493 3265 366 6209 2603 6209 5730 3265 2238 1 Z N">
            <draw:equation draw:name="f0" draw:formula="logwidth"/>
            <draw:equation draw:name="f1" draw:formula="logheight"/>
          </draw:enhanced-geometry>
        </draw:custom-shape>
        <draw:custom-shape draw:name="Google Shape;101;p2" draw:style-name="Mgr3" draw:text-style-name="MP5" draw:layer="layout" svg:width="0.397cm" svg:height="0.43cm" svg:x="19.18cm" svg:y="-2.468cm">
          <text:p/>
          <draw:enhanced-geometry draw:mirror-horizontal="false" draw:mirror-vertical="false" drawooo:sub-view-size="5730 6210" draw:text-areas="0 0 ?f0 ?f1" svg:viewBox="0 0 0 0" draw:type="ooxml-non-primitive" draw:enhanced-path="M 0 1 L 3492 3265 365 6209 2602 6209 5729 3265 2237 1 Z N">
            <draw:equation draw:name="f0" draw:formula="logwidth"/>
            <draw:equation draw:name="f1" draw:formula="logheight"/>
          </draw:enhanced-geometry>
        </draw:custom-shape>
        <draw:custom-shape draw:name="Google Shape;102;p2" draw:style-name="Mgr3" draw:text-style-name="MP5" draw:layer="layout" svg:width="0.399cm" svg:height="0.43cm" svg:x="19.423cm" svg:y="-2.468cm">
          <text:p/>
          <draw:enhanced-geometry draw:mirror-horizontal="false" draw:mirror-vertical="false" drawooo:sub-view-size="5753 6210" draw:text-areas="0 0 ?f0 ?f1" svg:viewBox="0 0 0 0" draw:type="ooxml-non-primitive" draw:enhanced-path="M 0 1 L 3493 3265 366 6209 2602 6209 5752 3265 2237 1 Z N">
            <draw:equation draw:name="f0" draw:formula="logwidth"/>
            <draw:equation draw:name="f1" draw:formula="logheight"/>
          </draw:enhanced-geometry>
        </draw:custom-shape>
        <draw:custom-shape draw:name="Google Shape;103;p2" draw:style-name="Mgr3" draw:text-style-name="MP5" draw:layer="layout" svg:width="0.399cm" svg:height="0.43cm" svg:x="19.665cm" svg:y="-2.468cm">
          <text:p/>
          <draw:enhanced-geometry draw:mirror-horizontal="false" draw:mirror-vertical="false" drawooo:sub-view-size="5753 6210" draw:text-areas="0 0 ?f0 ?f1" svg:viewBox="0 0 0 0" draw:type="ooxml-non-primitive" draw:enhanced-path="M 1 1 L 3516 3265 366 6209 2603 6209 5753 3265 2238 1 Z N">
            <draw:equation draw:name="f0" draw:formula="logwidth"/>
            <draw:equation draw:name="f1" draw:formula="logheight"/>
          </draw:enhanced-geometry>
        </draw:custom-shape>
      </draw:g>
      <draw:g draw:name="Google Shape;104;p2">
        <draw:custom-shape draw:name="Google Shape;105;p2" draw:style-name="Mgr3" draw:text-style-name="MP5" draw:layer="layout" svg:width="0.978cm" svg:height="0.982cm" svg:x="1.023cm" svg:y="5.303cm">
          <text:p/>
          <draw:enhanced-geometry draw:mirror-horizontal="false" draw:mirror-vertical="false" drawooo:sub-view-size="5340 5364" draw:text-areas="0 0 ?f0 ?f1" svg:viewBox="0 0 0 0" draw:type="ooxml-non-primitive" draw:enhanced-path="M 2457 1 L 2256 452 C 2056 502 1855 577 1680 652 L 1229 427 C 1003 552 803 727 627 928 L 828 1404 C 703 1579 602 1755 527 1955 L 51 2081 C 26 2281 1 2482 1 2682 1 2757 1 2808 1 2883 L 452 3083 C 502 3284 552 3484 652 3685 L 402 4111 C 552 4336 728 4537 928 4712 L 1379 4537 C 1555 4637 1755 4737 1956 4813 L 2081 5289 C 2282 5339 2457 5364 2657 5364 2733 5364 2808 5364 2883 5339 L 3084 4888 C 3284 4863 3485 4787 3660 4687 L 4111 4938 C 4337 4787 4537 4612 4713 4412 L 4512 3960 C 4637 3785 4738 3610 4813 3409 L 5289 3259 C 5314 3083 5339 2883 5339 2682 5339 2607 5339 2532 5339 2482 L 4888 2281 C 4838 2056 4788 1855 4688 1680 L 4938 1254 C 4788 1028 4612 828 4412 652 L 3961 828 C 3785 702 3585 602 3384 552 L 3259 76 C 3058 26 2883 1 2657 1 Z N">
            <draw:equation draw:name="f0" draw:formula="logwidth"/>
            <draw:equation draw:name="f1" draw:formula="logheight"/>
          </draw:enhanced-geometry>
        </draw:custom-shape>
        <draw:custom-shape draw:name="Google Shape;106;p2" draw:style-name="Mgr5" draw:text-style-name="MP7" draw:layer="layout" svg:width="0.564cm" svg:height="0.56cm" svg:x="1.229cm" svg:y="5.514cm">
          <text:p/>
          <draw:enhanced-geometry draw:mirror-horizontal="false" draw:mirror-vertical="false" drawooo:sub-view-size="3084 3059" draw:text-areas="0 0 ?f0 ?f1" svg:viewBox="0 0 0 0" draw:type="ooxml-non-primitive" draw:enhanced-path="M 1529 0 C 702 0 1 677 1 1529 1 2381 702 3058 1529 3058 2382 3058 3083 2381 3083 1529 3083 677 2382 0 1529 0 Z N">
            <draw:equation draw:name="f0" draw:formula="logwidth"/>
            <draw:equation draw:name="f1" draw:formula="logheight"/>
          </draw:enhanced-geometry>
        </draw:custom-shape>
      </draw:g>
      <draw:g draw:name="Google Shape;107;p2">
        <draw:custom-shape draw:name="Google Shape;108;p2" draw:style-name="Mgr6" draw:text-style-name="MP8" draw:layer="layout" svg:width="1.533cm" svg:height="1.533cm" svg:x="2.01cm" svg:y="4.385cm">
          <text:p/>
          <draw:enhanced-geometry draw:mirror-horizontal="false" draw:mirror-vertical="false" drawooo:sub-view-size="8372 8372" draw:text-areas="0 0 ?f0 ?f1" svg:viewBox="0 0 0 0" draw:type="ooxml-non-primitive" draw:enhanced-path="M 4111 1 C 3810 1 3509 26 3208 101 3083 126 2983 176 2883 201 L 2757 953 C 2456 1104 2181 1279 1930 1480 L 1178 1279 C 878 1580 652 1931 451 2282 L 903 2933 C 777 3234 702 3560 677 3886 L 0 4262 C 0 4562 50 4863 126 5189 151 5289 176 5389 201 5490 L 978 5615 C 1103 5941 1279 6217 1504 6442 L 1279 7194 C 1579 7495 1930 7745 2306 7921 L 2933 7470 C 3233 7595 3559 7670 3885 7695 L 4261 8372 C 4562 8372 4888 8322 5188 8247 5289 8222 5389 8196 5489 8171 L 5639 7394 C 5940 7269 6216 7094 6467 6893 L 7218 7094 C 7494 6793 7745 6442 7920 6066 L 7494 5440 C 7594 5139 7670 4813 7695 4487 L 8371 4111 C 8371 3810 8346 3485 8271 3184 8246 3084 8196 2983 8171 2883 L 7419 2758 C 7269 2432 7093 2156 6893 1906 L 7093 1179 C 6792 878 6467 628 6091 452 L 5439 903 C 5138 778 4812 703 4487 678 L 4111 1 Z N">
            <draw:equation draw:name="f0" draw:formula="logwidth"/>
            <draw:equation draw:name="f1" draw:formula="logheight"/>
          </draw:enhanced-geometry>
        </draw:custom-shape>
        <draw:custom-shape draw:name="Google Shape;109;p2" draw:style-name="Mgr6" draw:text-style-name="MP8" draw:layer="layout" svg:width="0.973cm" svg:height="0.88cm" svg:x="2.29cm" svg:y="4.711cm">
          <text:p/>
          <draw:enhanced-geometry draw:mirror-horizontal="false" draw:mirror-vertical="false" drawooo:sub-view-size="5314 4808" draw:text-areas="0 0 ?f0 ?f1" svg:viewBox="0 0 0 0" draw:type="ooxml-non-primitive" draw:enhanced-path="M 2667 1 C 2474 1 2277 24 2080 74 802 374 0 1678 326 2981 603 4066 1584 4808 2656 4808 2847 4808 3040 4784 3233 4735 4511 4435 5313 3131 4988 1828 4732 743 3754 1 2667 1 Z N">
            <draw:equation draw:name="f0" draw:formula="logwidth"/>
            <draw:equation draw:name="f1" draw:formula="logheight"/>
          </draw:enhanced-geometry>
        </draw:custom-shape>
        <draw:custom-shape draw:name="Google Shape;110;p2" draw:style-name="Mgr3" draw:text-style-name="MP5" draw:layer="layout" svg:width="0.656cm" svg:height="0.595cm" svg:x="2.451cm" svg:y="4.853cm">
          <text:p/>
          <draw:enhanced-geometry draw:mirror-horizontal="false" draw:mirror-vertical="false" drawooo:sub-view-size="3585 3252" draw:text-areas="0 0 ?f0 ?f1" svg:viewBox="0 0 0 0" draw:type="ooxml-non-primitive" draw:enhanced-path="M 1801 1 C 1670 1 1537 17 1404 51 527 252 0 1154 201 2006 394 2758 1066 3252 1806 3252 1930 3252 2055 3238 2181 3209 3033 2984 3584 2107 3359 1254 3189 510 2532 1 1801 1 Z N">
            <draw:equation draw:name="f0" draw:formula="logwidth"/>
            <draw:equation draw:name="f1" draw:formula="logheight"/>
          </draw:enhanced-geometry>
        </draw:custom-shape>
        <draw:custom-shape draw:name="Google Shape;111;p2" draw:style-name="Mgr5" draw:text-style-name="MP7" draw:layer="layout" svg:width="0.335cm" svg:height="0.303cm" svg:x="2.612cm" svg:y="4.999cm">
          <text:p/>
          <draw:enhanced-geometry draw:mirror-horizontal="false" draw:mirror-vertical="false" drawooo:sub-view-size="1831 1657" draw:text-areas="0 0 ?f0 ?f1" svg:viewBox="0 0 0 0" draw:type="ooxml-non-primitive" draw:enhanced-path="M 922 0 C 850 0 776 10 702 30 276 131 1 582 101 1033 186 1418 527 1656 905 1656 970 1656 1037 1649 1103 1634 1554 1534 1830 1083 1705 632 1621 255 1292 0 922 0 Z N">
            <draw:equation draw:name="f0" draw:formula="logwidth"/>
            <draw:equation draw:name="f1" draw:formula="logheight"/>
          </draw:enhanced-geometry>
        </draw:custom-shape>
      </draw:g>
      <draw:g draw:name="Google Shape;112;p2">
        <draw:custom-shape draw:name="Google Shape;113;p2" draw:style-name="Mgr6" draw:text-style-name="MP8" draw:layer="layout" svg:width="0.001cm" svg:height="0.001cm" svg:x="0.426cm" svg:y="13.759cm">
          <text:p/>
          <draw:enhanced-geometry draw:mirror-horizontal="false" draw:mirror-vertical="false" drawooo:sub-view-size="1 1" draw:text-areas="0 0 ?f0 ?f1" svg:viewBox="0 0 0 0" draw:type="ooxml-non-primitive" draw:enhanced-path="M 0 0 L 0 0 Z F N">
            <draw:equation draw:name="f0" draw:formula="logwidth"/>
            <draw:equation draw:name="f1" draw:formula="logheight"/>
          </draw:enhanced-geometry>
        </draw:custom-shape>
        <draw:custom-shape draw:name="Google Shape;114;p2" draw:style-name="Mgr6" draw:text-style-name="MP8" draw:layer="layout" svg:width="0.001cm" svg:height="0.001cm" svg:x="2.044cm" svg:y="13.759cm">
          <text:p/>
          <draw:enhanced-geometry draw:mirror-horizontal="false" draw:mirror-vertical="false" drawooo:sub-view-size="1 1" draw:text-areas="0 0 ?f0 ?f1" svg:viewBox="0 0 0 0" draw:type="ooxml-non-primitive" draw:enhanced-path="M 0 0 L 0 0 Z F N">
            <draw:equation draw:name="f0" draw:formula="logwidth"/>
            <draw:equation draw:name="f1" draw:formula="logheight"/>
          </draw:enhanced-geometry>
        </draw:custom-shape>
        <draw:custom-shape draw:name="Google Shape;115;p2" draw:style-name="Mgr6" draw:text-style-name="MP8" draw:layer="layout" svg:width="1.463cm" svg:height="0.001cm" svg:x="0.482cm" svg:y="13.759cm">
          <text:p/>
          <draw:enhanced-geometry draw:mirror-horizontal="false" draw:mirror-vertical="false" drawooo:sub-view-size="5214 1" draw:text-areas="0 0 ?f0 ?f1" svg:viewBox="0 0 0 0" draw:type="ooxml-non-primitive" draw:enhanced-path="M 5214 0 L 1 0 F N">
            <draw:equation draw:name="f0" draw:formula="logwidth"/>
            <draw:equation draw:name="f1" draw:formula="logheight"/>
          </draw:enhanced-geometry>
        </draw:custom-shape>
        <draw:custom-shape draw:name="Google Shape;116;p2" draw:style-name="Mgr6" draw:text-style-name="MP8" draw:layer="layout" svg:width="0.295cm" svg:height="0.001cm" svg:x="-0.074cm" svg:y="13.365cm">
          <text:p/>
          <draw:enhanced-geometry draw:mirror-horizontal="false" draw:mirror-vertical="false" drawooo:sub-view-size="1054 1" draw:text-areas="0 0 ?f0 ?f1" svg:viewBox="0 0 0 0" draw:type="ooxml-non-primitive" draw:enhanced-path="M 1054 1 L 1 1 F N">
            <draw:equation draw:name="f0" draw:formula="logwidth"/>
            <draw:equation draw:name="f1" draw:formula="logheight"/>
          </draw:enhanced-geometry>
        </draw:custom-shape>
        <draw:custom-shape draw:name="Google Shape;117;p2" draw:style-name="Mgr6" draw:text-style-name="MP8" draw:layer="layout" svg:width="0.217cm" svg:height="0.001cm" svg:x="0.003cm" svg:y="13.154cm">
          <text:p/>
          <draw:enhanced-geometry draw:mirror-horizontal="false" draw:mirror-vertical="false" drawooo:sub-view-size="778 1" draw:text-areas="0 0 ?f0 ?f1" svg:viewBox="0 0 0 0" draw:type="ooxml-non-primitive" draw:enhanced-path="M 778 1 L 1 1 F N">
            <draw:equation draw:name="f0" draw:formula="logwidth"/>
            <draw:equation draw:name="f1" draw:formula="logheight"/>
          </draw:enhanced-geometry>
        </draw:custom-shape>
        <draw:custom-shape draw:name="Google Shape;118;p2" draw:style-name="Mgr6" draw:text-style-name="MP8" draw:layer="layout" svg:width="0.147cm" svg:height="0.001cm" svg:x="2.255cm" svg:y="13.21cm">
          <text:p/>
          <draw:enhanced-geometry draw:mirror-horizontal="false" draw:mirror-vertical="false" drawooo:sub-view-size="528 1" draw:text-areas="0 0 ?f0 ?f1" svg:viewBox="0 0 0 0" draw:type="ooxml-non-primitive" draw:enhanced-path="M 1 0 L 527 0 F N">
            <draw:equation draw:name="f0" draw:formula="logwidth"/>
            <draw:equation draw:name="f1" draw:formula="logheight"/>
          </draw:enhanced-geometry>
        </draw:custom-shape>
        <draw:custom-shape draw:name="Google Shape;119;p2" draw:style-name="Mgr6" draw:text-style-name="MP8" draw:layer="layout" svg:width="0.001cm" svg:height="0.316cm" svg:x="1.277cm" svg:y="13.97cm">
          <text:p/>
          <draw:enhanced-geometry draw:mirror-horizontal="false" draw:mirror-vertical="false" drawooo:sub-view-size="1 1129" draw:text-areas="0 0 ?f0 ?f1" svg:viewBox="0 0 0 0" draw:type="ooxml-non-primitive" draw:enhanced-path="M 1 0 L 1 1128 F N">
            <draw:equation draw:name="f0" draw:formula="logwidth"/>
            <draw:equation draw:name="f1" draw:formula="logheight"/>
          </draw:enhanced-geometry>
        </draw:custom-shape>
        <draw:custom-shape draw:name="Google Shape;120;p2" draw:style-name="Mgr6" draw:text-style-name="MP8" draw:layer="layout" svg:width="0.001cm" svg:height="0.147cm" svg:x="0.932cm" svg:y="13.97cm">
          <text:p/>
          <draw:enhanced-geometry draw:mirror-horizontal="false" draw:mirror-vertical="false" drawooo:sub-view-size="1 527" draw:text-areas="0 0 ?f0 ?f1" svg:viewBox="0 0 0 0" draw:type="ooxml-non-primitive" draw:enhanced-path="M 1 0 L 1 527 F N">
            <draw:equation draw:name="f0" draw:formula="logwidth"/>
            <draw:equation draw:name="f1" draw:formula="logheight"/>
          </draw:enhanced-geometry>
        </draw:custom-shape>
        <draw:custom-shape draw:name="Google Shape;121;p2" draw:style-name="Mgr6" draw:text-style-name="MP8" draw:layer="layout" svg:width="0.001cm" svg:height="0.231cm" svg:x="0.679cm" svg:y="13.97cm">
          <text:p/>
          <draw:enhanced-geometry draw:mirror-horizontal="false" draw:mirror-vertical="false" drawooo:sub-view-size="1 828" draw:text-areas="0 0 ?f0 ?f1" svg:viewBox="0 0 0 0" draw:type="ooxml-non-primitive" draw:enhanced-path="M 0 0 L 0 827 F N">
            <draw:equation draw:name="f0" draw:formula="logwidth"/>
            <draw:equation draw:name="f1" draw:formula="logheight"/>
          </draw:enhanced-geometry>
        </draw:custom-shape>
        <draw:custom-shape draw:name="Google Shape;122;p2" draw:style-name="Mgr6" draw:text-style-name="MP8" draw:layer="layout" svg:width="0.001cm" svg:height="0.231cm" svg:x="1.699cm" svg:y="13.97cm">
          <text:p/>
          <draw:enhanced-geometry draw:mirror-horizontal="false" draw:mirror-vertical="false" drawooo:sub-view-size="1 828" draw:text-areas="0 0 ?f0 ?f1" svg:viewBox="0 0 0 0" draw:type="ooxml-non-primitive" draw:enhanced-path="M 0 0 L 0 827 F N">
            <draw:equation draw:name="f0" draw:formula="logwidth"/>
            <draw:equation draw:name="f1" draw:formula="logheight"/>
          </draw:enhanced-geometry>
        </draw:custom-shape>
        <draw:custom-shape draw:name="Google Shape;123;p2" draw:style-name="Mgr6" draw:text-style-name="MP8" draw:layer="layout" svg:width="0.001cm" svg:height="0.175cm" svg:x="1.488cm" svg:y="13.97cm">
          <text:p/>
          <draw:enhanced-geometry draw:mirror-horizontal="false" draw:mirror-vertical="false" drawooo:sub-view-size="1 627" draw:text-areas="0 0 ?f0 ?f1" svg:viewBox="0 0 0 0" draw:type="ooxml-non-primitive" draw:enhanced-path="M 1 0 L 1 627 F N">
            <draw:equation draw:name="f0" draw:formula="logwidth"/>
            <draw:equation draw:name="f1" draw:formula="logheight"/>
          </draw:enhanced-geometry>
        </draw:custom-shape>
        <draw:custom-shape draw:name="Google Shape;124;p2" draw:style-name="Mgr7" draw:text-style-name="MP8" draw:layer="layout" svg:width="0.959cm" svg:height="3.888cm" draw:transform="rotate (1.5707963267949) translate (2.255cm 14.424cm)">
          <text:p/>
          <draw:enhanced-geometry draw:mirror-horizontal="true" draw:mirror-vertical="false" drawooo:sub-view-size="1330 5390" draw:text-areas="0 0 ?f0 ?f1" svg:viewBox="0 0 0 0" draw:type="ooxml-non-primitive" draw:enhanced-path="M 1329 5389 L 1329 2808 1 1504 1 1 F N">
            <draw:equation draw:name="f0" draw:formula="logwidth"/>
            <draw:equation draw:name="f1" draw:formula="logheight"/>
          </draw:enhanced-geometry>
        </draw:custom-shape>
        <draw:custom-shape draw:name="Google Shape;125;p2" draw:style-name="Mgr6" draw:text-style-name="MP8" draw:layer="layout" svg:width="1.35cm" svg:height="1.35cm" svg:x="0.559cm" svg:y="12.275cm">
          <text:p/>
          <draw:enhanced-geometry draw:mirror-horizontal="false" draw:mirror-vertical="false" drawooo:sub-view-size="4813 4813" draw:text-areas="0 0 ?f0 ?f1" svg:viewBox="0 0 0 0" draw:type="ooxml-non-primitive" draw:enhanced-path="M 0 0 L 4812 0 4812 4812 0 4812 Z F N">
            <draw:equation draw:name="f0" draw:formula="logwidth"/>
            <draw:equation draw:name="f1" draw:formula="logheight"/>
          </draw:enhanced-geometry>
        </draw:custom-shape>
        <draw:custom-shape draw:name="Google Shape;126;p2" draw:style-name="Mgr8" draw:text-style-name="MP9" draw:layer="layout" svg:width="0.9cm" svg:height="0.9cm" svg:x="0.784cm" svg:y="12.5cm">
          <text:p/>
          <draw:enhanced-geometry draw:mirror-horizontal="false" draw:mirror-vertical="false" drawooo:sub-view-size="3209 3209" draw:text-areas="0 0 ?f0 ?f1" svg:viewBox="0 0 0 0" draw:type="ooxml-non-primitive" draw:enhanced-path="M 0 0 L 0 3208 3208 3208 3208 0 Z N">
            <draw:equation draw:name="f0" draw:formula="logwidth"/>
            <draw:equation draw:name="f1" draw:formula="logheight"/>
          </draw:enhanced-geometry>
        </draw:custom-shape>
        <draw:custom-shape draw:name="Google Shape;127;p2" draw:style-name="Mgr6" draw:text-style-name="MP8" draw:layer="layout" svg:width="0.001cm" svg:height="1.463cm" svg:x="0.426cm" svg:y="12.19cm">
          <text:p/>
          <draw:enhanced-geometry draw:mirror-horizontal="false" draw:mirror-vertical="false" drawooo:sub-view-size="1 5214" draw:text-areas="0 0 ?f0 ?f1" svg:viewBox="0 0 0 0" draw:type="ooxml-non-primitive" draw:enhanced-path="M 0 5213 L 0 0 F N">
            <draw:equation draw:name="f0" draw:formula="logwidth"/>
            <draw:equation draw:name="f1" draw:formula="logheight"/>
          </draw:enhanced-geometry>
        </draw:custom-shape>
        <draw:custom-shape draw:name="Google Shape;128;p2" draw:style-name="Mgr6" draw:text-style-name="MP8" draw:layer="layout" svg:width="0.001cm" svg:height="0.001cm" svg:x="0.426cm" svg:y="12.141cm">
          <text:p/>
          <draw:enhanced-geometry draw:mirror-horizontal="false" draw:mirror-vertical="false" drawooo:sub-view-size="1 1" draw:text-areas="0 0 ?f0 ?f1" svg:viewBox="0 0 0 0" draw:type="ooxml-non-primitive" draw:enhanced-path="M 0 1 L 0 1 Z F N">
            <draw:equation draw:name="f0" draw:formula="logwidth"/>
            <draw:equation draw:name="f1" draw:formula="logheight"/>
          </draw:enhanced-geometry>
        </draw:custom-shape>
        <draw:custom-shape draw:name="Google Shape;129;p2" draw:style-name="Mgr6" draw:text-style-name="MP8" draw:layer="layout" svg:width="1.463cm" svg:height="0.001cm" svg:x="0.531cm" svg:y="12.141cm">
          <text:p/>
          <draw:enhanced-geometry draw:mirror-horizontal="false" draw:mirror-vertical="false" drawooo:sub-view-size="5215 1" draw:text-areas="0 0 ?f0 ?f1" svg:viewBox="0 0 0 0" draw:type="ooxml-non-primitive" draw:enhanced-path="M 1 1 L 5214 1 F N">
            <draw:equation draw:name="f0" draw:formula="logwidth"/>
            <draw:equation draw:name="f1" draw:formula="logheight"/>
          </draw:enhanced-geometry>
        </draw:custom-shape>
        <draw:custom-shape draw:name="Google Shape;130;p2" draw:style-name="Mgr6" draw:text-style-name="MP8" draw:layer="layout" svg:width="0.001cm" svg:height="0.001cm" svg:x="2.044cm" svg:y="12.141cm">
          <text:p/>
          <draw:enhanced-geometry draw:mirror-horizontal="false" draw:mirror-vertical="false" drawooo:sub-view-size="1 1" draw:text-areas="0 0 ?f0 ?f1" svg:viewBox="0 0 0 0" draw:type="ooxml-non-primitive" draw:enhanced-path="M 0 1 L 0 1 Z F N">
            <draw:equation draw:name="f0" draw:formula="logwidth"/>
            <draw:equation draw:name="f1" draw:formula="logheight"/>
          </draw:enhanced-geometry>
        </draw:custom-shape>
        <draw:custom-shape draw:name="Google Shape;131;p2" draw:style-name="Mgr6" draw:text-style-name="MP8" draw:layer="layout" svg:width="0.001cm" svg:height="1.463cm" svg:x="2.044cm" svg:y="12.239cm">
          <text:p/>
          <draw:enhanced-geometry draw:mirror-horizontal="false" draw:mirror-vertical="false" drawooo:sub-view-size="1 5214" draw:text-areas="0 0 ?f0 ?f1" svg:viewBox="0 0 0 0" draw:type="ooxml-non-primitive" draw:enhanced-path="M 0 1 L 0 5214 F N">
            <draw:equation draw:name="f0" draw:formula="logwidth"/>
            <draw:equation draw:name="f1" draw:formula="logheight"/>
          </draw:enhanced-geometry>
        </draw:custom-shape>
        <draw:custom-shape draw:name="Google Shape;132;p2" draw:style-name="Mgr6" draw:text-style-name="MP8" draw:layer="layout" svg:width="2.033cm" svg:height="2.026cm" svg:x="0.222cm" svg:y="11.937cm">
          <text:p/>
          <draw:enhanced-geometry draw:mirror-horizontal="false" draw:mirror-vertical="false" drawooo:sub-view-size="7244 7219" draw:text-areas="0 0 ?f0 ?f1" svg:viewBox="0 0 0 0" draw:type="ooxml-non-primitive" draw:enhanced-path="M 0 0 L 7243 0 7243 7218 0 7218 Z F N">
            <draw:equation draw:name="f0" draw:formula="logwidth"/>
            <draw:equation draw:name="f1" draw:formula="logheight"/>
          </draw:enhanced-geometry>
        </draw:custom-shape>
        <draw:custom-shape draw:name="Google Shape;133;p2" draw:style-name="Mgr9" draw:text-style-name="MP8" draw:layer="layout" svg:width="0.558cm" svg:height="0.558cm" svg:x="0.922cm" svg:y="9.264cm">
          <text:p/>
          <draw:enhanced-geometry draw:mirror-horizontal="false" draw:mirror-vertical="false" drawooo:sub-view-size="1204 1204" draw:text-areas="0 0 ?f0 ?f1" svg:viewBox="0 0 0 0" draw:type="ooxml-non-primitive" draw:enhanced-path="M 602 0 C 928 0 1204 276 1204 602 1204 928 928 1203 602 1203 276 1203 1 928 1 602 1 276 276 0 602 0 Z F N">
            <draw:equation draw:name="f0" draw:formula="logwidth"/>
            <draw:equation draw:name="f1" draw:formula="logheight"/>
          </draw:enhanced-geometry>
        </draw:custom-shape>
        <draw:custom-shape draw:name="Google Shape;134;p2" draw:style-name="Mgr10" draw:text-style-name="MP10" draw:layer="layout" svg:width="0.001cm" svg:height="2.123cm" draw:transform="rotate (-3.14159265358979) translate (1.201cm 11.946cm)">
          <text:p/>
          <draw:enhanced-geometry draw:mirror-horizontal="false" draw:mirror-vertical="false" svg:viewBox="0 0 21600 21600" draw:type="mso-spt32" draw:enhanced-path="M 0 0 L 21600 21600 N"/>
        </draw:custom-shape>
        <draw:custom-shape draw:name="Google Shape;135;p2" draw:style-name="Mgr6" draw:text-style-name="MP8" draw:layer="layout" svg:width="0.453cm" svg:height="2.557cm" svg:x="1.537cm" svg:y="9.365cm">
          <text:p/>
          <draw:enhanced-geometry draw:mirror-horizontal="false" draw:mirror-vertical="false" drawooo:sub-view-size="978 5515" draw:text-areas="0 0 ?f0 ?f1" svg:viewBox="0 0 0 0" draw:type="ooxml-non-primitive" draw:enhanced-path="M 0 5514 L 0 3509 977 2532 977 0 F N">
            <draw:equation draw:name="f0" draw:formula="logwidth"/>
            <draw:equation draw:name="f1" draw:formula="logheight"/>
          </draw:enhanced-geometry>
        </draw:custom-shape>
        <draw:custom-shape draw:name="Google Shape;136;p2" draw:style-name="Mgr7" draw:text-style-name="MP8" draw:layer="layout" svg:width="0.616cm" svg:height="2.499cm" svg:x="0.371cm" svg:y="9.423cm">
          <text:p/>
          <draw:enhanced-geometry draw:mirror-horizontal="false" draw:mirror-vertical="false" drawooo:sub-view-size="1330 5390" draw:text-areas="0 0 ?f0 ?f1" svg:viewBox="0 0 0 0" draw:type="ooxml-non-primitive" draw:enhanced-path="M 1329 5389 L 1329 2808 1 1504 1 1 F N">
            <draw:equation draw:name="f0" draw:formula="logwidth"/>
            <draw:equation draw:name="f1" draw:formula="logheight"/>
          </draw:enhanced-geometry>
        </draw:custom-shape>
        <draw:custom-shape draw:name="Google Shape;137;p2" draw:style-name="Mgr6" draw:text-style-name="MP8" draw:layer="layout" svg:width="0.001cm" svg:height="1.034cm" svg:x="0.777cm" svg:y="10.888cm">
          <text:p/>
          <draw:enhanced-geometry draw:mirror-horizontal="false" draw:mirror-vertical="false" drawooo:sub-view-size="1 2231" draw:text-areas="0 0 ?f0 ?f1" svg:viewBox="0 0 0 0" draw:type="ooxml-non-primitive" draw:enhanced-path="M 1 2231 L 1 0 F N">
            <draw:equation draw:name="f0" draw:formula="logwidth"/>
            <draw:equation draw:name="f1" draw:formula="logheight"/>
          </draw:enhanced-geometry>
        </draw:custom-shape>
        <draw:custom-shape draw:name="Google Shape;138;p2" draw:style-name="Mgr6" draw:text-style-name="MP8" draw:layer="layout" svg:width="0.001cm" svg:height="1.034cm" svg:x="1.798cm" svg:y="10.888cm">
          <text:p/>
          <draw:enhanced-geometry draw:mirror-horizontal="false" draw:mirror-vertical="false" drawooo:sub-view-size="1 2231" draw:text-areas="0 0 ?f0 ?f1" svg:viewBox="0 0 0 0" draw:type="ooxml-non-primitive" draw:enhanced-path="M 0 2231 L 0 0 F N">
            <draw:equation draw:name="f0" draw:formula="logwidth"/>
            <draw:equation draw:name="f1" draw:formula="logheight"/>
          </draw:enhanced-geometry>
        </draw:custom-shape>
        <draw:custom-shape draw:name="Google Shape;139;p2" draw:style-name="Mgr6" draw:text-style-name="MP8" draw:layer="layout" svg:width="0.401cm" svg:height="0.001cm" svg:x="-0.18cm" svg:y="12.943cm">
          <text:p/>
          <draw:enhanced-geometry draw:mirror-horizontal="false" draw:mirror-vertical="false" drawooo:sub-view-size="1430 1" draw:text-areas="0 0 ?f0 ?f1" svg:viewBox="0 0 0 0" draw:type="ooxml-non-primitive" draw:enhanced-path="M 1430 0 L 1 0 F N">
            <draw:equation draw:name="f0" draw:formula="logwidth"/>
            <draw:equation draw:name="f1" draw:formula="logheight"/>
          </draw:enhanced-geometry>
        </draw:custom-shape>
        <draw:custom-shape draw:name="Google Shape;140;p2" draw:style-name="Mgr6" draw:text-style-name="MP8" draw:layer="layout" svg:width="0.189cm" svg:height="0.001cm" svg:x="0.031cm" svg:y="12.605cm">
          <text:p/>
          <draw:enhanced-geometry draw:mirror-horizontal="false" draw:mirror-vertical="false" drawooo:sub-view-size="678 1" draw:text-areas="0 0 ?f0 ?f1" svg:viewBox="0 0 0 0" draw:type="ooxml-non-primitive" draw:enhanced-path="M 678 0 L 1 0 F N">
            <draw:equation draw:name="f0" draw:formula="logwidth"/>
            <draw:equation draw:name="f1" draw:formula="logheight"/>
          </draw:enhanced-geometry>
        </draw:custom-shape>
        <draw:custom-shape draw:name="Google Shape;141;p2" draw:style-name="Mgr6" draw:text-style-name="MP8" draw:layer="layout" svg:width="0.295cm" svg:height="0.001cm" svg:x="-0.074cm" svg:y="12.345cm">
          <text:p/>
          <draw:enhanced-geometry draw:mirror-horizontal="false" draw:mirror-vertical="false" drawooo:sub-view-size="1054 1" draw:text-areas="0 0 ?f0 ?f1" svg:viewBox="0 0 0 0" draw:type="ooxml-non-primitive" draw:enhanced-path="M 1054 1 L 1 1 F N">
            <draw:equation draw:name="f0" draw:formula="logwidth"/>
            <draw:equation draw:name="f1" draw:formula="logheight"/>
          </draw:enhanced-geometry>
        </draw:custom-shape>
        <draw:custom-shape draw:name="Google Shape;142;p2" draw:style-name="Mgr6" draw:text-style-name="MP8" draw:layer="layout" svg:width="0.231cm" svg:height="0.001cm" svg:x="2.255cm" svg:y="12.443cm">
          <text:p/>
          <draw:enhanced-geometry draw:mirror-horizontal="false" draw:mirror-vertical="false" drawooo:sub-view-size="828 1" draw:text-areas="0 0 ?f0 ?f1" svg:viewBox="0 0 0 0" draw:type="ooxml-non-primitive" draw:enhanced-path="M 1 1 L 828 1 F N">
            <draw:equation draw:name="f0" draw:formula="logwidth"/>
            <draw:equation draw:name="f1" draw:formula="logheight"/>
          </draw:enhanced-geometry>
        </draw:custom-shape>
        <draw:custom-shape draw:name="Google Shape;143;p2" draw:style-name="Mgr6" draw:text-style-name="MP8" draw:layer="layout" svg:width="0.175cm" svg:height="0.001cm" svg:x="2.255cm" svg:y="12.655cm">
          <text:p/>
          <draw:enhanced-geometry draw:mirror-horizontal="false" draw:mirror-vertical="false" drawooo:sub-view-size="628 1" draw:text-areas="0 0 ?f0 ?f1" svg:viewBox="0 0 0 0" draw:type="ooxml-non-primitive" draw:enhanced-path="M 1 1 L 627 1 F N">
            <draw:equation draw:name="f0" draw:formula="logwidth"/>
            <draw:equation draw:name="f1" draw:formula="logheight"/>
          </draw:enhanced-geometry>
        </draw:custom-shape>
        <draw:custom-shape draw:name="Google Shape;144;p2" draw:style-name="Mgr9" draw:text-style-name="MP8" draw:layer="layout" svg:width="0.558cm" svg:height="0.558cm" draw:transform="rotate (-1.5707963267949) translate (6.594cm 12.587cm)">
          <text:p/>
          <draw:enhanced-geometry draw:mirror-horizontal="false" draw:mirror-vertical="false" drawooo:sub-view-size="1204 1204" draw:text-areas="0 0 ?f0 ?f1" svg:viewBox="0 0 0 0" draw:type="ooxml-non-primitive" draw:enhanced-path="M 602 0 C 928 0 1204 276 1204 602 1204 928 928 1203 602 1203 276 1203 1 928 1 602 1 276 276 0 602 0 Z F N">
            <draw:equation draw:name="f0" draw:formula="logwidth"/>
            <draw:equation draw:name="f1" draw:formula="logheight"/>
          </draw:enhanced-geometry>
        </draw:custom-shape>
        <draw:custom-shape draw:name="Google Shape;145;p2" draw:style-name="Mgr10" draw:text-style-name="MP10" draw:layer="layout" svg:width="3.794cm" svg:height="0.001cm" svg:x="2.248cm" svg:y="12.866cm">
          <text:p/>
          <draw:enhanced-geometry draw:mirror-horizontal="false" draw:mirror-vertical="false" svg:viewBox="0 0 21600 21600" draw:type="mso-spt32" draw:enhanced-path="M 0 0 L 21600 21600 N"/>
        </draw:custom-shape>
      </draw:g>
      <draw:g draw:name="Google Shape;146;p2">
        <draw:custom-shape draw:name="Google Shape;147;p2" draw:style-name="Mgr3" draw:text-style-name="MP5" draw:layer="layout" svg:width="0.286cm" svg:height="0.823cm" svg:x="14.628cm" svg:y="11.751cm">
          <text:p/>
          <draw:enhanced-geometry draw:mirror-horizontal="false" draw:mirror-vertical="false" drawooo:sub-view-size="803 2307" draw:text-areas="0 0 ?f0 ?f1" svg:viewBox="0 0 0 0" draw:type="ooxml-non-primitive" draw:enhanced-path="M 1 0 L 1 2306 803 2306 803 0 Z N">
            <draw:equation draw:name="f0" draw:formula="logwidth"/>
            <draw:equation draw:name="f1" draw:formula="logheight"/>
          </draw:enhanced-geometry>
        </draw:custom-shape>
        <draw:custom-shape draw:name="Google Shape;148;p2" draw:style-name="Mgr3" draw:text-style-name="MP5" draw:layer="layout" svg:width="0.286cm" svg:height="0.823cm" svg:x="15.166cm" svg:y="11.751cm">
          <text:p/>
          <draw:enhanced-geometry draw:mirror-horizontal="false" draw:mirror-vertical="false" drawooo:sub-view-size="803 2307" draw:text-areas="0 0 ?f0 ?f1" svg:viewBox="0 0 0 0" draw:type="ooxml-non-primitive" draw:enhanced-path="M 0 0 L 0 2306 802 2306 802 0 Z N">
            <draw:equation draw:name="f0" draw:formula="logwidth"/>
            <draw:equation draw:name="f1" draw:formula="logheight"/>
          </draw:enhanced-geometry>
        </draw:custom-shape>
        <draw:custom-shape draw:name="Google Shape;149;p2" draw:style-name="Mgr3" draw:text-style-name="MP5" draw:layer="layout" svg:width="0.286cm" svg:height="0.823cm" svg:x="15.694cm" svg:y="11.751cm">
          <text:p/>
          <draw:enhanced-geometry draw:mirror-horizontal="false" draw:mirror-vertical="false" drawooo:sub-view-size="803 2307" draw:text-areas="0 0 ?f0 ?f1" svg:viewBox="0 0 0 0" draw:type="ooxml-non-primitive" draw:enhanced-path="M 0 0 L 0 2306 802 2306 802 0 Z N">
            <draw:equation draw:name="f0" draw:formula="logwidth"/>
            <draw:equation draw:name="f1" draw:formula="logheight"/>
          </draw:enhanced-geometry>
        </draw:custom-shape>
        <draw:custom-shape draw:name="Google Shape;150;p2" draw:style-name="Mgr3" draw:text-style-name="MP5" draw:layer="layout" svg:width="0.286cm" svg:height="0.823cm" svg:x="16.222cm" svg:y="11.751cm">
          <text:p/>
          <draw:enhanced-geometry draw:mirror-horizontal="false" draw:mirror-vertical="false" drawooo:sub-view-size="803 2307" draw:text-areas="0 0 ?f0 ?f1" svg:viewBox="0 0 0 0" draw:type="ooxml-non-primitive" draw:enhanced-path="M 1 0 L 1 2306 803 2306 803 0 Z N">
            <draw:equation draw:name="f0" draw:formula="logwidth"/>
            <draw:equation draw:name="f1" draw:formula="logheight"/>
          </draw:enhanced-geometry>
        </draw:custom-shape>
        <draw:custom-shape draw:name="Google Shape;151;p2" draw:style-name="Mgr3" draw:text-style-name="MP5" draw:layer="layout" svg:width="0.286cm" svg:height="0.823cm" svg:x="16.75cm" svg:y="11.751cm">
          <text:p/>
          <draw:enhanced-geometry draw:mirror-horizontal="false" draw:mirror-vertical="false" drawooo:sub-view-size="803 2307" draw:text-areas="0 0 ?f0 ?f1" svg:viewBox="0 0 0 0" draw:type="ooxml-non-primitive" draw:enhanced-path="M 1 0 L 1 2306 803 2306 803 0 Z N">
            <draw:equation draw:name="f0" draw:formula="logwidth"/>
            <draw:equation draw:name="f1" draw:formula="logheight"/>
          </draw:enhanced-geometry>
        </draw:custom-shape>
        <draw:custom-shape draw:name="Google Shape;152;p2" draw:style-name="Mgr3" draw:text-style-name="MP5" draw:layer="layout" svg:width="0.295cm" svg:height="0.823cm" svg:x="17.278cm" svg:y="11.751cm">
          <text:p/>
          <draw:enhanced-geometry draw:mirror-horizontal="false" draw:mirror-vertical="false" drawooo:sub-view-size="828 2307" draw:text-areas="0 0 ?f0 ?f1" svg:viewBox="0 0 0 0" draw:type="ooxml-non-primitive" draw:enhanced-path="M 0 0 L 0 2306 827 2306 827 0 Z N">
            <draw:equation draw:name="f0" draw:formula="logwidth"/>
            <draw:equation draw:name="f1" draw:formula="logheight"/>
          </draw:enhanced-geometry>
        </draw:custom-shape>
        <draw:custom-shape draw:name="Google Shape;153;p2" draw:style-name="Mgr7" draw:text-style-name="MP8" draw:layer="layout" svg:width="0.286cm" svg:height="0.823cm" svg:x="17.815cm" svg:y="11.751cm">
          <text:p/>
          <draw:enhanced-geometry draw:mirror-horizontal="false" draw:mirror-vertical="false" drawooo:sub-view-size="803 2307" draw:text-areas="0 0 ?f0 ?f1" svg:viewBox="0 0 0 0" draw:type="ooxml-non-primitive" draw:enhanced-path="M 1 0 L 1 2306 803 2306 803 0 Z N">
            <draw:equation draw:name="f0" draw:formula="logwidth"/>
            <draw:equation draw:name="f1" draw:formula="logheight"/>
          </draw:enhanced-geometry>
        </draw:custom-shape>
        <draw:custom-shape draw:name="Google Shape;154;p2" draw:style-name="Mgr7" draw:text-style-name="MP8" draw:layer="layout" svg:width="0.286cm" svg:height="0.823cm" svg:x="18.343cm" svg:y="11.751cm">
          <text:p/>
          <draw:enhanced-geometry draw:mirror-horizontal="false" draw:mirror-vertical="false" drawooo:sub-view-size="803 2307" draw:text-areas="0 0 ?f0 ?f1" svg:viewBox="0 0 0 0" draw:type="ooxml-non-primitive" draw:enhanced-path="M 1 0 L 1 2306 803 2306 803 0 Z N">
            <draw:equation draw:name="f0" draw:formula="logwidth"/>
            <draw:equation draw:name="f1" draw:formula="logheight"/>
          </draw:enhanced-geometry>
        </draw:custom-shape>
        <draw:custom-shape draw:name="Google Shape;155;p2" draw:style-name="Mgr7" draw:text-style-name="MP8" draw:layer="layout" svg:width="0.286cm" svg:height="0.823cm" svg:x="18.871cm" svg:y="11.751cm">
          <text:p/>
          <draw:enhanced-geometry draw:mirror-horizontal="false" draw:mirror-vertical="false" drawooo:sub-view-size="803 2307" draw:text-areas="0 0 ?f0 ?f1" svg:viewBox="0 0 0 0" draw:type="ooxml-non-primitive" draw:enhanced-path="M 0 0 L 0 2306 802 2306 802 0 Z N">
            <draw:equation draw:name="f0" draw:formula="logwidth"/>
            <draw:equation draw:name="f1" draw:formula="logheight"/>
          </draw:enhanced-geometry>
        </draw:custom-shape>
        <draw:custom-shape draw:name="Google Shape;156;p2" draw:style-name="Mgr7" draw:text-style-name="MP8" draw:layer="layout" svg:width="0.286cm" svg:height="0.823cm" svg:x="19.399cm" svg:y="11.751cm">
          <text:p/>
          <draw:enhanced-geometry draw:mirror-horizontal="false" draw:mirror-vertical="false" drawooo:sub-view-size="803 2307" draw:text-areas="0 0 ?f0 ?f1" svg:viewBox="0 0 0 0" draw:type="ooxml-non-primitive" draw:enhanced-path="M 0 0 L 0 2306 802 2306 802 0 Z N">
            <draw:equation draw:name="f0" draw:formula="logwidth"/>
            <draw:equation draw:name="f1" draw:formula="logheight"/>
          </draw:enhanced-geometry>
        </draw:custom-shape>
        <draw:custom-shape draw:name="Google Shape;157;p2" draw:style-name="Mgr7" draw:text-style-name="MP8" draw:layer="layout" svg:width="0.286cm" svg:height="0.823cm" svg:x="19.936cm" svg:y="11.751cm">
          <text:p/>
          <draw:enhanced-geometry draw:mirror-horizontal="false" draw:mirror-vertical="false" drawooo:sub-view-size="803 2307" draw:text-areas="0 0 ?f0 ?f1" svg:viewBox="0 0 0 0" draw:type="ooxml-non-primitive" draw:enhanced-path="M 1 0 L 1 2306 803 2306 803 0 Z N">
            <draw:equation draw:name="f0" draw:formula="logwidth"/>
            <draw:equation draw:name="f1" draw:formula="logheight"/>
          </draw:enhanced-geometry>
        </draw:custom-shape>
        <draw:custom-shape draw:name="Google Shape;158;p2" draw:style-name="Mgr7" draw:text-style-name="MP8" draw:layer="layout" svg:width="0.286cm" svg:height="0.823cm" svg:x="20.464cm" svg:y="11.751cm">
          <text:p/>
          <draw:enhanced-geometry draw:mirror-horizontal="false" draw:mirror-vertical="false" drawooo:sub-view-size="803 2307" draw:text-areas="0 0 ?f0 ?f1" svg:viewBox="0 0 0 0" draw:type="ooxml-non-primitive" draw:enhanced-path="M 1 0 L 1 2306 803 2306 803 0 Z N">
            <draw:equation draw:name="f0" draw:formula="logwidth"/>
            <draw:equation draw:name="f1" draw:formula="logheight"/>
          </draw:enhanced-geometry>
        </draw:custom-shape>
        <draw:custom-shape draw:name="Google Shape;159;p2" draw:style-name="Mgr7" draw:text-style-name="MP8" draw:layer="layout" svg:width="0.286cm" svg:height="0.823cm" svg:x="20.992cm" svg:y="11.751cm">
          <text:p/>
          <draw:enhanced-geometry draw:mirror-horizontal="false" draw:mirror-vertical="false" drawooo:sub-view-size="803 2307" draw:text-areas="0 0 ?f0 ?f1" svg:viewBox="0 0 0 0" draw:type="ooxml-non-primitive" draw:enhanced-path="M 0 0 L 0 2306 802 2306 802 0 Z N">
            <draw:equation draw:name="f0" draw:formula="logwidth"/>
            <draw:equation draw:name="f1" draw:formula="logheight"/>
          </draw:enhanced-geometry>
        </draw:custom-shape>
        <draw:custom-shape draw:name="Google Shape;160;p2" draw:style-name="Mgr7" draw:text-style-name="MP8" draw:layer="layout" svg:width="0.286cm" svg:height="0.823cm" svg:x="21.52cm" svg:y="11.751cm">
          <text:p/>
          <draw:enhanced-geometry draw:mirror-horizontal="false" draw:mirror-vertical="false" drawooo:sub-view-size="803 2307" draw:text-areas="0 0 ?f0 ?f1" svg:viewBox="0 0 0 0" draw:type="ooxml-non-primitive" draw:enhanced-path="M 1 0 L 1 2306 803 2306 803 0 Z N">
            <draw:equation draw:name="f0" draw:formula="logwidth"/>
            <draw:equation draw:name="f1" draw:formula="logheight"/>
          </draw:enhanced-geometry>
        </draw:custom-shape>
        <draw:custom-shape draw:name="Google Shape;161;p2" draw:style-name="Mgr7" draw:text-style-name="MP8" draw:layer="layout" svg:width="0.286cm" svg:height="0.823cm" svg:x="22.057cm" svg:y="11.751cm">
          <text:p/>
          <draw:enhanced-geometry draw:mirror-horizontal="false" draw:mirror-vertical="false" drawooo:sub-view-size="803 2307" draw:text-areas="0 0 ?f0 ?f1" svg:viewBox="0 0 0 0" draw:type="ooxml-non-primitive" draw:enhanced-path="M 1 0 L 1 2306 803 2306 803 0 Z N">
            <draw:equation draw:name="f0" draw:formula="logwidth"/>
            <draw:equation draw:name="f1" draw:formula="logheight"/>
          </draw:enhanced-geometry>
        </draw:custom-shape>
        <draw:custom-shape draw:name="Google Shape;162;p2" draw:style-name="Mgr7" draw:text-style-name="MP8" draw:layer="layout" svg:width="0.286cm" svg:height="0.823cm" svg:x="22.585cm" svg:y="11.751cm">
          <text:p/>
          <draw:enhanced-geometry draw:mirror-horizontal="false" draw:mirror-vertical="false" drawooo:sub-view-size="803 2307" draw:text-areas="0 0 ?f0 ?f1" svg:viewBox="0 0 0 0" draw:type="ooxml-non-primitive" draw:enhanced-path="M 0 0 L 0 2306 802 2306 802 0 Z N">
            <draw:equation draw:name="f0" draw:formula="logwidth"/>
            <draw:equation draw:name="f1" draw:formula="logheight"/>
          </draw:enhanced-geometry>
        </draw:custom-shape>
        <draw:custom-shape draw:name="Google Shape;163;p2" draw:style-name="Mgr7" draw:text-style-name="MP8" draw:layer="layout" svg:width="0.286cm" svg:height="0.823cm" svg:x="23.113cm" svg:y="11.751cm">
          <text:p/>
          <draw:enhanced-geometry draw:mirror-horizontal="false" draw:mirror-vertical="false" drawooo:sub-view-size="803 2307" draw:text-areas="0 0 ?f0 ?f1" svg:viewBox="0 0 0 0" draw:type="ooxml-non-primitive" draw:enhanced-path="M 0 0 L 0 2306 802 2306 802 0 Z N">
            <draw:equation draw:name="f0" draw:formula="logwidth"/>
            <draw:equation draw:name="f1" draw:formula="logheight"/>
          </draw:enhanced-geometry>
        </draw:custom-shape>
      </draw:g>
      <draw:frame draw:name="Google Shape;164;p2" presentation:style-name="TITLE-title" draw:layer="backgroundobjects" svg:width="19.792cm" svg:height="3.186cm" svg:x="2.803cm" svg:y="4.836cm" presentation:class="title" presentation:placeholder="true" presentation:user-transformed="true">
        <draw:text-box/>
      </draw:frame>
      <draw:g draw:name="Google Shape;166;p2">
        <draw:custom-shape draw:name="Google Shape;167;p2" draw:style-name="Mgr11" draw:text-style-name="MP8" draw:layer="layout" svg:width="1.533cm" svg:height="1.533cm" svg:x="0.577cm" svg:y="3.599cm">
          <text:p/>
          <draw:enhanced-geometry draw:mirror-horizontal="false" draw:mirror-vertical="false" drawooo:sub-view-size="8372 8372" draw:text-areas="0 0 ?f0 ?f1" svg:viewBox="0 0 0 0" draw:type="ooxml-non-primitive" draw:enhanced-path="M 3860 0 L 3560 727 C 3234 777 2908 877 2632 1028 L 1956 652 C 1605 877 1279 1153 1003 1454 L 1279 2181 C 1103 2456 953 2757 853 3058 L 101 3258 C 26 3559 1 3860 1 4186 1 4286 1 4411 26 4512 L 728 4812 C 778 5163 878 5464 1028 5765 L 652 6441 C 878 6792 1154 7093 1454 7369 L 2181 7093 C 2457 7268 2758 7419 3058 7519 L 3284 8271 C 3560 8346 3885 8371 4186 8371 L 4512 8371 4838 7644 C 5164 7594 5464 7494 5765 7344 L 6442 7720 C 6793 7519 7093 7243 7369 6918 L 7093 6191 C 7269 5915 7419 5639 7545 5314 L 8271 5113 C 8347 4812 8372 4512 8372 4186 8372 4085 8372 3985 8372 3860 L 7670 3559 C 7595 3233 7494 2907 7344 2632 L 7745 1955 C 7520 1604 7244 1278 6918 1003 L 6191 1278 C 5941 1103 5640 953 5314 852 L 5114 100 C 4813 25 4512 0 4186 0 Z N">
            <draw:equation draw:name="f0" draw:formula="logwidth"/>
            <draw:equation draw:name="f1" draw:formula="logheight"/>
          </draw:enhanced-geometry>
        </draw:custom-shape>
        <draw:custom-shape draw:name="Google Shape;168;p2" draw:style-name="Mgr9" draw:text-style-name="MP8" draw:layer="layout" svg:width="1.533cm" svg:height="1.533cm" svg:x="0.577cm" svg:y="3.599cm">
          <text:p/>
          <draw:enhanced-geometry draw:mirror-horizontal="false" draw:mirror-vertical="false" drawooo:sub-view-size="8372 8372" draw:text-areas="0 0 ?f0 ?f1" svg:viewBox="0 0 0 0" draw:type="ooxml-non-primitive" draw:enhanced-path="M 8372 4186 C 8372 4512 8347 4812 8271 5113 L 7545 5314 C 7419 5639 7269 5915 7093 6191 L 7369 6918 C 7093 7243 6793 7519 6442 7720 L 5765 7344 C 5464 7494 5164 7594 4838 7644 L 4512 8371 C 4412 8371 4312 8371 4186 8371 3885 8371 3560 8346 3284 8271 L 3058 7519 C 2758 7419 2457 7268 2181 7093 L 1454 7369 C 1154 7093 878 6792 652 6441 L 1028 5765 C 878 5464 778 5163 728 4812 L 26 4512 C 1 4411 1 4286 1 4186 1 3860 26 3559 101 3258 L 853 3058 C 953 2757 1103 2456 1279 2181 L 1003 1454 C 1279 1153 1605 877 1956 652 L 2632 1028 C 2908 877 3234 777 3560 727 L 3860 0 C 3986 0 4086 0 4186 0 4512 0 4813 25 5114 100 L 5314 852 C 5640 953 5941 1103 6191 1278 L 6918 1003 C 7244 1278 7520 1604 7745 1955 L 7344 2632 C 7494 2907 7595 3233 7670 3559 L 8372 3860 C 8372 3985 8372 4085 8372 4186 Z F N">
            <draw:equation draw:name="f0" draw:formula="logwidth"/>
            <draw:equation draw:name="f1" draw:formula="logheight"/>
          </draw:enhanced-geometry>
        </draw:custom-shape>
        <draw:custom-shape draw:name="Google Shape;169;p2" draw:style-name="Mgr3" draw:text-style-name="MP5" draw:layer="layout" svg:width="0.881cm" svg:height="0.881cm" svg:x="0.903cm" svg:y="3.925cm">
          <text:p/>
          <draw:enhanced-geometry draw:mirror-horizontal="false" draw:mirror-vertical="false" drawooo:sub-view-size="4813 4813" draw:text-areas="0 0 ?f0 ?f1" svg:viewBox="0 0 0 0" draw:type="ooxml-non-primitive" draw:enhanced-path="M 2406 1 C 1078 1 0 1078 0 2407 0 3735 1078 4813 2406 4813 3735 4813 4812 3735 4812 2407 4812 1078 3735 1 2406 1 Z N">
            <draw:equation draw:name="f0" draw:formula="logwidth"/>
            <draw:equation draw:name="f1" draw:formula="logheight"/>
          </draw:enhanced-geometry>
        </draw:custom-shape>
        <draw:custom-shape draw:name="Google Shape;170;p2" draw:style-name="Mgr12" draw:text-style-name="MP7" draw:layer="layout" svg:width="0.596cm" svg:height="0.596cm" svg:x="1.046cm" svg:y="4.068cm">
          <text:p/>
          <draw:enhanced-geometry draw:mirror-horizontal="false" draw:mirror-vertical="false" drawooo:sub-view-size="3259 3259" draw:text-areas="0 0 ?f0 ?f1" svg:viewBox="0 0 0 0" draw:type="ooxml-non-primitive" draw:enhanced-path="M 3258 1630 C 3258 2532 2531 3259 1629 3259 727 3259 0 2532 0 1630 0 727 727 1 1629 1 2531 1 3258 727 3258 1630 Z F N">
            <draw:equation draw:name="f0" draw:formula="logwidth"/>
            <draw:equation draw:name="f1" draw:formula="logheight"/>
          </draw:enhanced-geometry>
        </draw:custom-shape>
      </draw:g>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TITLE_5f_AND_5f_BODY" style:display-name="TITLE_AND_BODY" style:page-layout-name="PM1" draw:style-name="Mdp1">
      <draw:g draw:name="Google Shape;224;p4">
        <draw:custom-shape draw:name="Google Shape;225;p4" draw:style-name="Mgr4" draw:text-style-name="MP6" draw:layer="layout" svg:width="15.864cm" svg:height="4.36cm" draw:transform="rotate (-3.14159265358979) translate (15.368cm 2.052cm)">
          <text:p/>
          <draw:enhanced-geometry draw:mirror-horizontal="false" draw:mirror-vertical="false" drawooo:sub-view-size="187670 51587" draw:text-areas="0 0 ?f0 ?f1" svg:viewBox="0 0 0 0" draw:type="ooxml-non-primitive" draw:enhanced-path="M 187453 1 C 187407 1 187362 24 187327 69 L 143594 43780 103992 43780 87444 27232 46838 27232 22871 51198 183 51198 C 91 51198 0 51289 0 51403 0 51495 91 51586 183 51586 L 23031 51586 46997 27620 87284 27620 103833 44168 143754 44168 187579 321 C 187670 252 187670 138 187579 69 187544 24 187499 1 187453 1 Z N">
            <draw:equation draw:name="f0" draw:formula="logwidth"/>
            <draw:equation draw:name="f1" draw:formula="logheight"/>
          </draw:enhanced-geometry>
        </draw:custom-shape>
        <draw:custom-shape draw:name="Google Shape;226;p4" draw:style-name="Mgr3" draw:text-style-name="MP5" draw:layer="layout" svg:width="10.602cm" svg:height="2.591cm" draw:transform="rotate (-3.14159265358979) translate (16.43cm 2.176cm)">
          <text:p/>
          <draw:enhanced-geometry draw:mirror-horizontal="false" draw:mirror-vertical="false" drawooo:sub-view-size="125426 30667" draw:text-areas="0 0 ?f0 ?f1" svg:viewBox="0 0 0 0" draw:type="ooxml-non-primitive" draw:enhanced-path="M 125014 1 C 124917 1 124820 35 124741 103 L 111936 12931 47020 12931 30016 29913 388 29913 C 160 29913 0 30073 0 30301 0 30507 160 30666 388 30666 L 30335 30666 47340 13685 112255 13685 125288 651 C 125425 514 125425 263 125288 103 125208 35 125111 1 125014 1 Z N">
            <draw:equation draw:name="f0" draw:formula="logwidth"/>
            <draw:equation draw:name="f1" draw:formula="logheight"/>
          </draw:enhanced-geometry>
        </draw:custom-shape>
        <draw:custom-shape draw:name="Google Shape;227;p4" draw:style-name="Mgr3" draw:text-style-name="MP5" draw:layer="layout" svg:width="6.845cm" svg:height="1.336cm" draw:transform="rotate (-3.14159265358979) translate (21.699cm 0.358cm)">
          <text:p/>
          <draw:enhanced-geometry draw:mirror-horizontal="false" draw:mirror-vertical="false" drawooo:sub-view-size="80985 15819" draw:text-areas="0 0 ?f0 ?f1" svg:viewBox="0 0 0 0" draw:type="ooxml-non-primitive" draw:enhanced-path="M 206 1 C 92 1 0 92 0 183 0 297 92 389 206 389 L 37297 389 52750 15818 80779 15818 C 80893 15818 80985 15727 80985 15636 80985 15522 80893 15430 80779 15430 L 52909 15430 37457 1 Z N">
            <draw:equation draw:name="f0" draw:formula="logwidth"/>
            <draw:equation draw:name="f1" draw:formula="logheight"/>
          </draw:enhanced-geometry>
        </draw:custom-shape>
        <draw:custom-shape draw:name="Google Shape;228;p4" draw:style-name="Mgr3" draw:text-style-name="MP5" draw:layer="layout" svg:width="0.319cm" svg:height="0.319cm" draw:transform="rotate (-3.14159265358979) translate (16.723cm -0.225cm)">
          <text:p/>
          <draw:enhanced-geometry draw:mirror-horizontal="false" draw:mirror-vertical="false" drawooo:sub-view-size="3790 3790" draw:text-areas="0 0 ?f0 ?f1" svg:viewBox="0 0 0 0" draw:type="ooxml-non-primitive" draw:enhanced-path="M 1895 366 C 2717 366 3402 1051 3402 1895 3402 2717 2717 3402 1895 3402 1051 3402 366 2717 366 1895 366 1051 1051 366 1895 366 Z M 1895 1 C 845 1 1 845 1 1895 1 2922 845 3790 1895 3790 2922 3790 3790 2922 3790 1895 3790 845 2922 1 1895 1 Z N">
            <draw:equation draw:name="f0" draw:formula="logwidth"/>
            <draw:equation draw:name="f1" draw:formula="logheight"/>
          </draw:enhanced-geometry>
        </draw:custom-shape>
        <draw:custom-shape draw:name="Google Shape;229;p4" draw:style-name="Mgr3" draw:text-style-name="MP5" draw:layer="layout" svg:width="0.202cm" svg:height="0.202cm" draw:transform="rotate (-3.14159265358979) translate (16.665cm -0.283cm)">
          <text:p/>
          <draw:enhanced-geometry draw:mirror-horizontal="false" draw:mirror-vertical="false" drawooo:sub-view-size="2398 2398" draw:text-areas="0 0 ?f0 ?f1" svg:viewBox="0 0 0 0" draw:type="ooxml-non-primitive" draw:enhanced-path="M 1210 1 C 548 1 1 548 1 1210 1 1872 548 2397 1210 2397 1872 2397 2397 1872 2397 1210 2397 548 1872 1 1210 1 Z N">
            <draw:equation draw:name="f0" draw:formula="logwidth"/>
            <draw:equation draw:name="f1" draw:formula="logheight"/>
          </draw:enhanced-geometry>
        </draw:custom-shape>
        <draw:custom-shape draw:name="Google Shape;230;p4" draw:style-name="Mgr4" draw:text-style-name="MP6" draw:layer="layout" svg:width="10.129cm" svg:height="0.032cm" draw:transform="rotate (-3.14159265358979) translate (14.344cm 0.358cm)">
          <text:p/>
          <draw:enhanced-geometry draw:mirror-horizontal="false" draw:mirror-vertical="false" drawooo:sub-view-size="119834 389" draw:text-areas="0 0 ?f0 ?f1" svg:viewBox="0 0 0 0" draw:type="ooxml-non-primitive" draw:enhanced-path="M 183 1 C 69 1 0 92 0 183 0 297 69 389 183 389 L 119628 389 C 119742 389 119833 297 119833 183 119833 92 119742 1 119628 1 Z N">
            <draw:equation draw:name="f0" draw:formula="logwidth"/>
            <draw:equation draw:name="f1" draw:formula="logheight"/>
          </draw:enhanced-geometry>
        </draw:custom-shape>
        <draw:custom-shape draw:name="Google Shape;231;p4" draw:style-name="Mgr4" draw:text-style-name="MP6" draw:layer="layout" svg:width="0.246cm" svg:height="0.246cm" draw:transform="rotate (-3.14159265358979) translate (14.543cm 0.466cm)">
          <text:p/>
          <draw:enhanced-geometry draw:mirror-horizontal="false" draw:mirror-vertical="false" drawooo:sub-view-size="2923 2922" draw:text-areas="0 0 ?f0 ?f1" svg:viewBox="0 0 0 0" draw:type="ooxml-non-primitive" draw:enhanced-path="M 1461 0 C 640 0 0 662 0 1461 0 2283 640 2922 1461 2922 2260 2922 2922 2283 2922 1461 2922 662 2260 0 1461 0 Z N">
            <draw:equation draw:name="f0" draw:formula="logwidth"/>
            <draw:equation draw:name="f1" draw:formula="logheight"/>
          </draw:enhanced-geometry>
        </draw:custom-shape>
        <draw:custom-shape draw:name="Google Shape;232;p4" draw:style-name="Mgr4" draw:text-style-name="MP6" draw:layer="layout" svg:width="0.246cm" svg:height="0.246cm" draw:transform="rotate (-3.14159265358979) translate (4.355cm 0.466cm)">
          <text:p/>
          <draw:enhanced-geometry draw:mirror-horizontal="false" draw:mirror-vertical="false" drawooo:sub-view-size="2922 2922" draw:text-areas="0 0 ?f0 ?f1" svg:viewBox="0 0 0 0" draw:type="ooxml-non-primitive" draw:enhanced-path="M 1461 0 C 662 0 0 662 0 1461 0 2283 662 2922 1461 2922 2283 2922 2922 2283 2922 1461 2922 662 2283 0 1461 0 Z N">
            <draw:equation draw:name="f0" draw:formula="logwidth"/>
            <draw:equation draw:name="f1" draw:formula="logheight"/>
          </draw:enhanced-geometry>
        </draw:custom-shape>
        <draw:custom-shape draw:name="Google Shape;233;p4" draw:style-name="Mgr4" draw:text-style-name="MP6" draw:layer="layout" svg:width="3.781cm" svg:height="3.778cm" draw:transform="rotate (-3.14159265358979) translate (2.676cm 2.093cm)">
          <text:p/>
          <draw:enhanced-geometry draw:mirror-horizontal="false" draw:mirror-vertical="false" drawooo:sub-view-size="44738 44699" draw:text-areas="0 0 ?f0 ?f1" svg:viewBox="0 0 0 0" draw:type="ooxml-non-primitive" draw:enhanced-path="M 44532 1 C 44481 1 44430 18 44395 52 L 91 44356 C 0 44447 0 44562 91 44630 114 44676 160 44699 228 44699 274 44699 320 44676 342 44630 L 44669 326 C 44738 258 44738 121 44669 52 44635 18 44584 1 44532 1 Z N">
            <draw:equation draw:name="f0" draw:formula="logwidth"/>
            <draw:equation draw:name="f1" draw:formula="logheight"/>
          </draw:enhanced-geometry>
        </draw:custom-shape>
        <draw:custom-shape draw:name="Google Shape;234;p4" draw:style-name="Mgr4" draw:text-style-name="MP6" draw:layer="layout" svg:width="3.781cm" svg:height="3.778cm" draw:transform="rotate (-3.14159265358979) translate (2.209cm 1.884cm)">
          <text:p/>
          <draw:enhanced-geometry draw:mirror-horizontal="false" draw:mirror-vertical="false" drawooo:sub-view-size="44739 44698" draw:text-areas="0 0 ?f0 ?f1" svg:viewBox="0 0 0 0" draw:type="ooxml-non-primitive" draw:enhanced-path="M 44522 0 C 44476 0 44430 17 44396 51 L 69 44378 C 1 44447 1 44561 69 44629 115 44675 161 44698 206 44698 252 44698 298 44675 343 44629 L 44647 325 C 44738 257 44738 120 44647 51 44613 17 44567 0 44522 0 Z N">
            <draw:equation draw:name="f0" draw:formula="logwidth"/>
            <draw:equation draw:name="f1" draw:formula="logheight"/>
          </draw:enhanced-geometry>
        </draw:custom-shape>
        <draw:custom-shape draw:name="Google Shape;235;p4" draw:style-name="Mgr3" draw:text-style-name="MP5" draw:layer="layout" svg:width="0.935cm" svg:height="0.584cm" draw:transform="rotate (-3.14159265358979) translate (1.385cm 1.7cm)">
          <text:p/>
          <draw:enhanced-geometry draw:mirror-horizontal="false" draw:mirror-vertical="false" drawooo:sub-view-size="11071 6917" draw:text-areas="0 0 ?f0 ?f1" svg:viewBox="0 0 0 0" draw:type="ooxml-non-primitive" draw:enhanced-path="M 6665 0 L 0 6916 4428 6916 11070 0 Z N">
            <draw:equation draw:name="f0" draw:formula="logwidth"/>
            <draw:equation draw:name="f1" draw:formula="logheight"/>
          </draw:enhanced-geometry>
        </draw:custom-shape>
        <draw:custom-shape draw:name="Google Shape;236;p4" draw:style-name="Mgr3" draw:text-style-name="MP5" draw:layer="layout" svg:width="0.935cm" svg:height="0.584cm" draw:transform="rotate (-3.14159265358979) translate (2.088cm 1.7cm)">
          <text:p/>
          <draw:enhanced-geometry draw:mirror-horizontal="false" draw:mirror-vertical="false" drawooo:sub-view-size="11072 6917" draw:text-areas="0 0 ?f0 ?f1" svg:viewBox="0 0 0 0" draw:type="ooxml-non-primitive" draw:enhanced-path="M 6666 0 L 1 6916 4406 6916 11071 0 Z N">
            <draw:equation draw:name="f0" draw:formula="logwidth"/>
            <draw:equation draw:name="f1" draw:formula="logheight"/>
          </draw:enhanced-geometry>
        </draw:custom-shape>
        <draw:custom-shape draw:name="Google Shape;237;p4" draw:style-name="Mgr3" draw:text-style-name="MP5" draw:layer="layout" svg:width="0.935cm" svg:height="0.584cm" draw:transform="rotate (-3.14159265358979) translate (2.79cm 1.7cm)">
          <text:p/>
          <draw:enhanced-geometry draw:mirror-horizontal="false" draw:mirror-vertical="false" drawooo:sub-view-size="11071 6917" draw:text-areas="0 0 ?f0 ?f1" svg:viewBox="0 0 0 0" draw:type="ooxml-non-primitive" draw:enhanced-path="M 6643 0 L 0 6916 4406 6916 11071 0 Z N">
            <draw:equation draw:name="f0" draw:formula="logwidth"/>
            <draw:equation draw:name="f1" draw:formula="logheight"/>
          </draw:enhanced-geometry>
        </draw:custom-shape>
        <draw:custom-shape draw:name="Google Shape;238;p4" draw:style-name="Mgr3" draw:text-style-name="MP5" draw:layer="layout" svg:width="0.935cm" svg:height="0.584cm" draw:transform="rotate (-3.14159265358979) translate (3.494cm 1.7cm)">
          <text:p/>
          <draw:enhanced-geometry draw:mirror-horizontal="false" draw:mirror-vertical="false" drawooo:sub-view-size="11071 6917" draw:text-areas="0 0 ?f0 ?f1" svg:viewBox="0 0 0 0" draw:type="ooxml-non-primitive" draw:enhanced-path="M 6665 0 L 0 6916 4428 6916 11070 0 Z N">
            <draw:equation draw:name="f0" draw:formula="logwidth"/>
            <draw:equation draw:name="f1" draw:formula="logheight"/>
          </draw:enhanced-geometry>
        </draw:custom-shape>
        <draw:custom-shape draw:name="Google Shape;239;p4" draw:style-name="Mgr3" draw:text-style-name="MP5" draw:layer="layout" svg:width="0.935cm" svg:height="0.584cm" draw:transform="rotate (-3.14159265358979) translate (4.197cm 1.7cm)">
          <text:p/>
          <draw:enhanced-geometry draw:mirror-horizontal="false" draw:mirror-vertical="false" drawooo:sub-view-size="11071 6917" draw:text-areas="0 0 ?f0 ?f1" svg:viewBox="0 0 0 0" draw:type="ooxml-non-primitive" draw:enhanced-path="M 6666 0 L 1 6916 4406 6916 11071 0 Z N">
            <draw:equation draw:name="f0" draw:formula="logwidth"/>
            <draw:equation draw:name="f1" draw:formula="logheight"/>
          </draw:enhanced-geometry>
        </draw:custom-shape>
        <draw:custom-shape draw:name="Google Shape;240;p4" draw:style-name="Mgr3" draw:text-style-name="MP5" draw:layer="layout" svg:width="0.935cm" svg:height="0.584cm" draw:transform="rotate (-3.14159265358979) translate (4.899cm 1.7cm)">
          <text:p/>
          <draw:enhanced-geometry draw:mirror-horizontal="false" draw:mirror-vertical="false" drawooo:sub-view-size="11071 6917" draw:text-areas="0 0 ?f0 ?f1" svg:viewBox="0 0 0 0" draw:type="ooxml-non-primitive" draw:enhanced-path="M 6665 0 L 0 6916 4406 6916 11071 0 Z N">
            <draw:equation draw:name="f0" draw:formula="logwidth"/>
            <draw:equation draw:name="f1" draw:formula="logheight"/>
          </draw:enhanced-geometry>
        </draw:custom-shape>
        <draw:custom-shape draw:name="Google Shape;241;p4" draw:style-name="Mgr3" draw:text-style-name="MP5" draw:layer="layout" svg:width="0.935cm" svg:height="0.584cm" draw:transform="rotate (-3.14159265358979) translate (5.601cm 1.7cm)">
          <text:p/>
          <draw:enhanced-geometry draw:mirror-horizontal="false" draw:mirror-vertical="false" drawooo:sub-view-size="11072 6917" draw:text-areas="0 0 ?f0 ?f1" svg:viewBox="0 0 0 0" draw:type="ooxml-non-primitive" draw:enhanced-path="M 6643 0 L 1 6916 4406 6916 11071 0 Z N">
            <draw:equation draw:name="f0" draw:formula="logwidth"/>
            <draw:equation draw:name="f1" draw:formula="logheight"/>
          </draw:enhanced-geometry>
        </draw:custom-shape>
        <draw:custom-shape draw:name="Google Shape;242;p4" draw:style-name="Mgr3" draw:text-style-name="MP5" draw:layer="layout" svg:width="0.935cm" svg:height="0.584cm" draw:transform="rotate (-3.14159265358979) translate (6.305cm 1.7cm)">
          <text:p/>
          <draw:enhanced-geometry draw:mirror-horizontal="false" draw:mirror-vertical="false" drawooo:sub-view-size="11071 6917" draw:text-areas="0 0 ?f0 ?f1" svg:viewBox="0 0 0 0" draw:type="ooxml-non-primitive" draw:enhanced-path="M 6666 0 L 1 6916 4429 6916 11071 0 Z N">
            <draw:equation draw:name="f0" draw:formula="logwidth"/>
            <draw:equation draw:name="f1" draw:formula="logheight"/>
          </draw:enhanced-geometry>
        </draw:custom-shape>
        <draw:custom-shape draw:name="Google Shape;243;p4" draw:style-name="Mgr3" draw:text-style-name="MP5" draw:layer="layout" svg:width="0.483cm" svg:height="0.524cm" draw:transform="rotate (-3.14159265358979) translate (5.647cm 0.037cm)">
          <text:p/>
          <draw:enhanced-geometry draw:mirror-horizontal="false" draw:mirror-vertical="false" drawooo:sub-view-size="5730 6210" draw:text-areas="0 0 ?f0 ?f1" svg:viewBox="0 0 0 0" draw:type="ooxml-non-primitive" draw:enhanced-path="M 0 1 L 3492 3265 365 6209 2602 6209 5729 3265 2237 1 Z N">
            <draw:equation draw:name="f0" draw:formula="logwidth"/>
            <draw:equation draw:name="f1" draw:formula="logheight"/>
          </draw:enhanced-geometry>
        </draw:custom-shape>
        <draw:custom-shape draw:name="Google Shape;244;p4" draw:style-name="Mgr3" draw:text-style-name="MP5" draw:layer="layout" svg:width="0.485cm" svg:height="0.524cm" draw:transform="rotate (-3.14159265358979) translate (5.352cm 0.037cm)">
          <text:p/>
          <draw:enhanced-geometry draw:mirror-horizontal="false" draw:mirror-vertical="false" drawooo:sub-view-size="5753 6210" draw:text-areas="0 0 ?f0 ?f1" svg:viewBox="0 0 0 0" draw:type="ooxml-non-primitive" draw:enhanced-path="M 0 1 L 3493 3265 366 6209 2602 6209 5752 3265 2237 1 Z N">
            <draw:equation draw:name="f0" draw:formula="logwidth"/>
            <draw:equation draw:name="f1" draw:formula="logheight"/>
          </draw:enhanced-geometry>
        </draw:custom-shape>
        <draw:custom-shape draw:name="Google Shape;245;p4" draw:style-name="Mgr3" draw:text-style-name="MP5" draw:layer="layout" svg:width="0.485cm" svg:height="0.524cm" draw:transform="rotate (-3.14159265358979) translate (5.057cm 0.037cm)">
          <text:p/>
          <draw:enhanced-geometry draw:mirror-horizontal="false" draw:mirror-vertical="false" drawooo:sub-view-size="5753 6210" draw:text-areas="0 0 ?f0 ?f1" svg:viewBox="0 0 0 0" draw:type="ooxml-non-primitive" draw:enhanced-path="M 1 1 L 3516 3265 366 6209 2603 6209 5753 3265 2238 1 Z N">
            <draw:equation draw:name="f0" draw:formula="logwidth"/>
            <draw:equation draw:name="f1" draw:formula="logheight"/>
          </draw:enhanced-geometry>
        </draw:custom-shape>
        <draw:custom-shape draw:name="Google Shape;246;p4" draw:style-name="Mgr3" draw:text-style-name="MP5" draw:layer="layout" svg:width="0.485cm" svg:height="0.524cm" draw:transform="rotate (-3.14159265358979) translate (4.762cm 0.037cm)">
          <text:p/>
          <draw:enhanced-geometry draw:mirror-horizontal="false" draw:mirror-vertical="false" drawooo:sub-view-size="5753 6210" draw:text-areas="0 0 ?f0 ?f1" svg:viewBox="0 0 0 0" draw:type="ooxml-non-primitive" draw:enhanced-path="M 1 1 L 3516 3265 366 6209 2626 6209 5753 3265 2238 1 Z N">
            <draw:equation draw:name="f0" draw:formula="logwidth"/>
            <draw:equation draw:name="f1" draw:formula="logheight"/>
          </draw:enhanced-geometry>
        </draw:custom-shape>
        <draw:custom-shape draw:name="Google Shape;247;p4" draw:style-name="Mgr3" draw:text-style-name="MP5" draw:layer="layout" svg:width="0.485cm" svg:height="0.524cm" draw:transform="rotate (-3.14159265358979) translate (4.467cm 0.037cm)">
          <text:p/>
          <draw:enhanced-geometry draw:mirror-horizontal="false" draw:mirror-vertical="false" drawooo:sub-view-size="5753 6210" draw:text-areas="0 0 ?f0 ?f1" svg:viewBox="0 0 0 0" draw:type="ooxml-non-primitive" draw:enhanced-path="M 0 1 L 3515 3265 388 6209 2625 6209 5752 3265 2237 1 Z N">
            <draw:equation draw:name="f0" draw:formula="logwidth"/>
            <draw:equation draw:name="f1" draw:formula="logheight"/>
          </draw:enhanced-geometry>
        </draw:custom-shape>
        <draw:custom-shape draw:name="Google Shape;248;p4" draw:style-name="Mgr3" draw:text-style-name="MP5" draw:layer="layout" svg:width="0.485cm" svg:height="0.524cm" draw:transform="rotate (-3.14159265358979) translate (4.171cm 0.037cm)">
          <text:p/>
          <draw:enhanced-geometry draw:mirror-horizontal="false" draw:mirror-vertical="false" drawooo:sub-view-size="5753 6210" draw:text-areas="0 0 ?f0 ?f1" svg:viewBox="0 0 0 0" draw:type="ooxml-non-primitive" draw:enhanced-path="M 0 1 L 3516 3265 388 6209 2625 6209 5752 3265 2237 1 Z N">
            <draw:equation draw:name="f0" draw:formula="logwidth"/>
            <draw:equation draw:name="f1" draw:formula="logheight"/>
          </draw:enhanced-geometry>
        </draw:custom-shape>
        <draw:custom-shape draw:name="Google Shape;249;p4" draw:style-name="Mgr3" draw:text-style-name="MP5" draw:layer="layout" svg:width="0.485cm" svg:height="0.524cm" draw:transform="rotate (-3.14159265358979) translate (3.876cm 0.037cm)">
          <text:p/>
          <draw:enhanced-geometry draw:mirror-horizontal="false" draw:mirror-vertical="false" drawooo:sub-view-size="5753 6210" draw:text-areas="0 0 ?f0 ?f1" svg:viewBox="0 0 0 0" draw:type="ooxml-non-primitive" draw:enhanced-path="M 1 1 L 3516 3265 389 6209 2626 6209 5753 3265 2238 1 Z N">
            <draw:equation draw:name="f0" draw:formula="logwidth"/>
            <draw:equation draw:name="f1" draw:formula="logheight"/>
          </draw:enhanced-geometry>
        </draw:custom-shape>
        <draw:custom-shape draw:name="Google Shape;250;p4" draw:style-name="Mgr3" draw:text-style-name="MP5" draw:layer="layout" svg:width="0.483cm" svg:height="0.524cm" draw:transform="rotate (-3.14159265358979) translate (3.579cm 0.037cm)">
          <text:p/>
          <draw:enhanced-geometry draw:mirror-horizontal="false" draw:mirror-vertical="false" drawooo:sub-view-size="5730 6210" draw:text-areas="0 0 ?f0 ?f1" svg:viewBox="0 0 0 0" draw:type="ooxml-non-primitive" draw:enhanced-path="M 1 1 L 3493 3265 366 6209 2603 6209 5730 3265 2238 1 Z N">
            <draw:equation draw:name="f0" draw:formula="logwidth"/>
            <draw:equation draw:name="f1" draw:formula="logheight"/>
          </draw:enhanced-geometry>
        </draw:custom-shape>
        <draw:custom-shape draw:name="Google Shape;251;p4" draw:style-name="Mgr3" draw:text-style-name="MP5" draw:layer="layout" svg:width="0.483cm" svg:height="0.524cm" draw:transform="rotate (-3.14159265358979) translate (3.284cm 0.037cm)">
          <text:p/>
          <draw:enhanced-geometry draw:mirror-horizontal="false" draw:mirror-vertical="false" drawooo:sub-view-size="5730 6210" draw:text-areas="0 0 ?f0 ?f1" svg:viewBox="0 0 0 0" draw:type="ooxml-non-primitive" draw:enhanced-path="M 0 1 L 3492 3265 365 6209 2602 6209 5729 3265 2237 1 Z N">
            <draw:equation draw:name="f0" draw:formula="logwidth"/>
            <draw:equation draw:name="f1" draw:formula="logheight"/>
          </draw:enhanced-geometry>
        </draw:custom-shape>
        <draw:custom-shape draw:name="Google Shape;252;p4" draw:style-name="Mgr3" draw:text-style-name="MP5" draw:layer="layout" svg:width="0.485cm" svg:height="0.524cm" draw:transform="rotate (-3.14159265358979) translate (2.989cm 0.037cm)">
          <text:p/>
          <draw:enhanced-geometry draw:mirror-horizontal="false" draw:mirror-vertical="false" drawooo:sub-view-size="5753 6210" draw:text-areas="0 0 ?f0 ?f1" svg:viewBox="0 0 0 0" draw:type="ooxml-non-primitive" draw:enhanced-path="M 0 1 L 3493 3265 366 6209 2602 6209 5752 3265 2237 1 Z N">
            <draw:equation draw:name="f0" draw:formula="logwidth"/>
            <draw:equation draw:name="f1" draw:formula="logheight"/>
          </draw:enhanced-geometry>
        </draw:custom-shape>
        <draw:custom-shape draw:name="Google Shape;253;p4" draw:style-name="Mgr3" draw:text-style-name="MP5" draw:layer="layout" svg:width="0.485cm" svg:height="0.524cm" draw:transform="rotate (-3.14159265358979) translate (2.693cm 0.037cm)">
          <text:p/>
          <draw:enhanced-geometry draw:mirror-horizontal="false" draw:mirror-vertical="false" drawooo:sub-view-size="5753 6210" draw:text-areas="0 0 ?f0 ?f1" svg:viewBox="0 0 0 0" draw:type="ooxml-non-primitive" draw:enhanced-path="M 1 1 L 3516 3265 366 6209 2603 6209 5753 3265 2238 1 Z N">
            <draw:equation draw:name="f0" draw:formula="logwidth"/>
            <draw:equation draw:name="f1" draw:formula="logheight"/>
          </draw:enhanced-geometry>
        </draw:custom-shape>
      </draw:g>
      <draw:g draw:name="Google Shape;254;p4">
        <draw:custom-shape draw:name="Google Shape;255;p4" draw:style-name="Mgr4" draw:text-style-name="MP6" draw:layer="layout" svg:width="0.241cm" svg:height="0.695cm" svg:x="16.462cm" svg:y="13.078cm">
          <text:p/>
          <draw:enhanced-geometry draw:mirror-horizontal="false" draw:mirror-vertical="false" drawooo:sub-view-size="803 2307" draw:text-areas="0 0 ?f0 ?f1" svg:viewBox="0 0 0 0" draw:type="ooxml-non-primitive" draw:enhanced-path="M 1 0 L 1 2306 803 2306 803 0 Z N">
            <draw:equation draw:name="f0" draw:formula="logwidth"/>
            <draw:equation draw:name="f1" draw:formula="logheight"/>
          </draw:enhanced-geometry>
        </draw:custom-shape>
        <draw:custom-shape draw:name="Google Shape;256;p4" draw:style-name="Mgr4" draw:text-style-name="MP6" draw:layer="layout" svg:width="0.241cm" svg:height="0.695cm" svg:x="16.916cm" svg:y="13.078cm">
          <text:p/>
          <draw:enhanced-geometry draw:mirror-horizontal="false" draw:mirror-vertical="false" drawooo:sub-view-size="803 2307" draw:text-areas="0 0 ?f0 ?f1" svg:viewBox="0 0 0 0" draw:type="ooxml-non-primitive" draw:enhanced-path="M 0 0 L 0 2306 802 2306 802 0 Z N">
            <draw:equation draw:name="f0" draw:formula="logwidth"/>
            <draw:equation draw:name="f1" draw:formula="logheight"/>
          </draw:enhanced-geometry>
        </draw:custom-shape>
        <draw:custom-shape draw:name="Google Shape;257;p4" draw:style-name="Mgr4" draw:text-style-name="MP6" draw:layer="layout" svg:width="0.241cm" svg:height="0.695cm" svg:x="17.363cm" svg:y="13.078cm">
          <text:p/>
          <draw:enhanced-geometry draw:mirror-horizontal="false" draw:mirror-vertical="false" drawooo:sub-view-size="803 2307" draw:text-areas="0 0 ?f0 ?f1" svg:viewBox="0 0 0 0" draw:type="ooxml-non-primitive" draw:enhanced-path="M 0 0 L 0 2306 802 2306 802 0 Z N">
            <draw:equation draw:name="f0" draw:formula="logwidth"/>
            <draw:equation draw:name="f1" draw:formula="logheight"/>
          </draw:enhanced-geometry>
        </draw:custom-shape>
        <draw:custom-shape draw:name="Google Shape;258;p4" draw:style-name="Mgr4" draw:text-style-name="MP6" draw:layer="layout" svg:width="0.241cm" svg:height="0.695cm" svg:x="17.809cm" svg:y="13.078cm">
          <text:p/>
          <draw:enhanced-geometry draw:mirror-horizontal="false" draw:mirror-vertical="false" drawooo:sub-view-size="803 2307" draw:text-areas="0 0 ?f0 ?f1" svg:viewBox="0 0 0 0" draw:type="ooxml-non-primitive" draw:enhanced-path="M 1 0 L 1 2306 803 2306 803 0 Z N">
            <draw:equation draw:name="f0" draw:formula="logwidth"/>
            <draw:equation draw:name="f1" draw:formula="logheight"/>
          </draw:enhanced-geometry>
        </draw:custom-shape>
        <draw:custom-shape draw:name="Google Shape;259;p4" draw:style-name="Mgr4" draw:text-style-name="MP6" draw:layer="layout" svg:width="0.241cm" svg:height="0.695cm" svg:x="18.255cm" svg:y="13.078cm">
          <text:p/>
          <draw:enhanced-geometry draw:mirror-horizontal="false" draw:mirror-vertical="false" drawooo:sub-view-size="803 2307" draw:text-areas="0 0 ?f0 ?f1" svg:viewBox="0 0 0 0" draw:type="ooxml-non-primitive" draw:enhanced-path="M 1 0 L 1 2306 803 2306 803 0 Z N">
            <draw:equation draw:name="f0" draw:formula="logwidth"/>
            <draw:equation draw:name="f1" draw:formula="logheight"/>
          </draw:enhanced-geometry>
        </draw:custom-shape>
        <draw:custom-shape draw:name="Google Shape;260;p4" draw:style-name="Mgr4" draw:text-style-name="MP6" draw:layer="layout" svg:width="0.249cm" svg:height="0.695cm" svg:x="18.701cm" svg:y="13.078cm">
          <text:p/>
          <draw:enhanced-geometry draw:mirror-horizontal="false" draw:mirror-vertical="false" drawooo:sub-view-size="828 2307" draw:text-areas="0 0 ?f0 ?f1" svg:viewBox="0 0 0 0" draw:type="ooxml-non-primitive" draw:enhanced-path="M 0 0 L 0 2306 827 2306 827 0 Z N">
            <draw:equation draw:name="f0" draw:formula="logwidth"/>
            <draw:equation draw:name="f1" draw:formula="logheight"/>
          </draw:enhanced-geometry>
        </draw:custom-shape>
        <draw:custom-shape draw:name="Google Shape;261;p4" draw:style-name="Mgr13" draw:text-style-name="MP8" draw:layer="layout" svg:width="0.241cm" svg:height="0.695cm" svg:x="19.155cm" svg:y="13.078cm">
          <text:p/>
          <draw:enhanced-geometry draw:mirror-horizontal="false" draw:mirror-vertical="false" drawooo:sub-view-size="803 2307" draw:text-areas="0 0 ?f0 ?f1" svg:viewBox="0 0 0 0" draw:type="ooxml-non-primitive" draw:enhanced-path="M 1 0 L 1 2306 803 2306 803 0 Z N">
            <draw:equation draw:name="f0" draw:formula="logwidth"/>
            <draw:equation draw:name="f1" draw:formula="logheight"/>
          </draw:enhanced-geometry>
        </draw:custom-shape>
        <draw:custom-shape draw:name="Google Shape;262;p4" draw:style-name="Mgr13" draw:text-style-name="MP8" draw:layer="layout" svg:width="0.241cm" svg:height="0.695cm" svg:x="19.601cm" svg:y="13.078cm">
          <text:p/>
          <draw:enhanced-geometry draw:mirror-horizontal="false" draw:mirror-vertical="false" drawooo:sub-view-size="803 2307" draw:text-areas="0 0 ?f0 ?f1" svg:viewBox="0 0 0 0" draw:type="ooxml-non-primitive" draw:enhanced-path="M 1 0 L 1 2306 803 2306 803 0 Z N">
            <draw:equation draw:name="f0" draw:formula="logwidth"/>
            <draw:equation draw:name="f1" draw:formula="logheight"/>
          </draw:enhanced-geometry>
        </draw:custom-shape>
        <draw:custom-shape draw:name="Google Shape;263;p4" draw:style-name="Mgr13" draw:text-style-name="MP8" draw:layer="layout" svg:width="0.241cm" svg:height="0.695cm" svg:x="20.048cm" svg:y="13.078cm">
          <text:p/>
          <draw:enhanced-geometry draw:mirror-horizontal="false" draw:mirror-vertical="false" drawooo:sub-view-size="803 2307" draw:text-areas="0 0 ?f0 ?f1" svg:viewBox="0 0 0 0" draw:type="ooxml-non-primitive" draw:enhanced-path="M 0 0 L 0 2306 802 2306 802 0 Z N">
            <draw:equation draw:name="f0" draw:formula="logwidth"/>
            <draw:equation draw:name="f1" draw:formula="logheight"/>
          </draw:enhanced-geometry>
        </draw:custom-shape>
        <draw:custom-shape draw:name="Google Shape;264;p4" draw:style-name="Mgr13" draw:text-style-name="MP8" draw:layer="layout" svg:width="0.241cm" svg:height="0.695cm" svg:x="20.494cm" svg:y="13.078cm">
          <text:p/>
          <draw:enhanced-geometry draw:mirror-horizontal="false" draw:mirror-vertical="false" drawooo:sub-view-size="803 2307" draw:text-areas="0 0 ?f0 ?f1" svg:viewBox="0 0 0 0" draw:type="ooxml-non-primitive" draw:enhanced-path="M 0 0 L 0 2306 802 2306 802 0 Z N">
            <draw:equation draw:name="f0" draw:formula="logwidth"/>
            <draw:equation draw:name="f1" draw:formula="logheight"/>
          </draw:enhanced-geometry>
        </draw:custom-shape>
        <draw:custom-shape draw:name="Google Shape;265;p4" draw:style-name="Mgr13" draw:text-style-name="MP8" draw:layer="layout" svg:width="0.241cm" svg:height="0.695cm" svg:x="20.948cm" svg:y="13.078cm">
          <text:p/>
          <draw:enhanced-geometry draw:mirror-horizontal="false" draw:mirror-vertical="false" drawooo:sub-view-size="803 2307" draw:text-areas="0 0 ?f0 ?f1" svg:viewBox="0 0 0 0" draw:type="ooxml-non-primitive" draw:enhanced-path="M 1 0 L 1 2306 803 2306 803 0 Z N">
            <draw:equation draw:name="f0" draw:formula="logwidth"/>
            <draw:equation draw:name="f1" draw:formula="logheight"/>
          </draw:enhanced-geometry>
        </draw:custom-shape>
        <draw:custom-shape draw:name="Google Shape;266;p4" draw:style-name="Mgr13" draw:text-style-name="MP8" draw:layer="layout" svg:width="0.241cm" svg:height="0.695cm" svg:x="21.394cm" svg:y="13.078cm">
          <text:p/>
          <draw:enhanced-geometry draw:mirror-horizontal="false" draw:mirror-vertical="false" drawooo:sub-view-size="803 2307" draw:text-areas="0 0 ?f0 ?f1" svg:viewBox="0 0 0 0" draw:type="ooxml-non-primitive" draw:enhanced-path="M 1 0 L 1 2306 803 2306 803 0 Z N">
            <draw:equation draw:name="f0" draw:formula="logwidth"/>
            <draw:equation draw:name="f1" draw:formula="logheight"/>
          </draw:enhanced-geometry>
        </draw:custom-shape>
        <draw:custom-shape draw:name="Google Shape;267;p4" draw:style-name="Mgr13" draw:text-style-name="MP8" draw:layer="layout" svg:width="0.241cm" svg:height="0.695cm" svg:x="21.84cm" svg:y="13.078cm">
          <text:p/>
          <draw:enhanced-geometry draw:mirror-horizontal="false" draw:mirror-vertical="false" drawooo:sub-view-size="803 2307" draw:text-areas="0 0 ?f0 ?f1" svg:viewBox="0 0 0 0" draw:type="ooxml-non-primitive" draw:enhanced-path="M 0 0 L 0 2306 802 2306 802 0 Z N">
            <draw:equation draw:name="f0" draw:formula="logwidth"/>
            <draw:equation draw:name="f1" draw:formula="logheight"/>
          </draw:enhanced-geometry>
        </draw:custom-shape>
        <draw:custom-shape draw:name="Google Shape;268;p4" draw:style-name="Mgr13" draw:text-style-name="MP8" draw:layer="layout" svg:width="0.241cm" svg:height="0.695cm" svg:x="22.286cm" svg:y="13.078cm">
          <text:p/>
          <draw:enhanced-geometry draw:mirror-horizontal="false" draw:mirror-vertical="false" drawooo:sub-view-size="803 2307" draw:text-areas="0 0 ?f0 ?f1" svg:viewBox="0 0 0 0" draw:type="ooxml-non-primitive" draw:enhanced-path="M 1 0 L 1 2306 803 2306 803 0 Z N">
            <draw:equation draw:name="f0" draw:formula="logwidth"/>
            <draw:equation draw:name="f1" draw:formula="logheight"/>
          </draw:enhanced-geometry>
        </draw:custom-shape>
        <draw:custom-shape draw:name="Google Shape;269;p4" draw:style-name="Mgr13" draw:text-style-name="MP8" draw:layer="layout" svg:width="0.241cm" svg:height="0.695cm" svg:x="22.74cm" svg:y="13.078cm">
          <text:p/>
          <draw:enhanced-geometry draw:mirror-horizontal="false" draw:mirror-vertical="false" drawooo:sub-view-size="803 2307" draw:text-areas="0 0 ?f0 ?f1" svg:viewBox="0 0 0 0" draw:type="ooxml-non-primitive" draw:enhanced-path="M 1 0 L 1 2306 803 2306 803 0 Z N">
            <draw:equation draw:name="f0" draw:formula="logwidth"/>
            <draw:equation draw:name="f1" draw:formula="logheight"/>
          </draw:enhanced-geometry>
        </draw:custom-shape>
        <draw:custom-shape draw:name="Google Shape;270;p4" draw:style-name="Mgr13" draw:text-style-name="MP8" draw:layer="layout" svg:width="0.241cm" svg:height="0.695cm" svg:x="23.187cm" svg:y="13.078cm">
          <text:p/>
          <draw:enhanced-geometry draw:mirror-horizontal="false" draw:mirror-vertical="false" drawooo:sub-view-size="803 2307" draw:text-areas="0 0 ?f0 ?f1" svg:viewBox="0 0 0 0" draw:type="ooxml-non-primitive" draw:enhanced-path="M 0 0 L 0 2306 802 2306 802 0 Z N">
            <draw:equation draw:name="f0" draw:formula="logwidth"/>
            <draw:equation draw:name="f1" draw:formula="logheight"/>
          </draw:enhanced-geometry>
        </draw:custom-shape>
        <draw:custom-shape draw:name="Google Shape;271;p4" draw:style-name="Mgr13" draw:text-style-name="MP8" draw:layer="layout" svg:width="0.241cm" svg:height="0.695cm" svg:x="23.633cm" svg:y="13.078cm">
          <text:p/>
          <draw:enhanced-geometry draw:mirror-horizontal="false" draw:mirror-vertical="false" drawooo:sub-view-size="803 2307" draw:text-areas="0 0 ?f0 ?f1" svg:viewBox="0 0 0 0" draw:type="ooxml-non-primitive" draw:enhanced-path="M 0 0 L 0 2306 802 2306 802 0 Z N">
            <draw:equation draw:name="f0" draw:formula="logwidth"/>
            <draw:equation draw:name="f1" draw:formula="logheight"/>
          </draw:enhanced-geometry>
        </draw:custom-shape>
      </draw:g>
      <draw:frame draw:name="Google Shape;272;p4" presentation:style-name="TITLE_5f_AND_5f_BODY-title" draw:layer="backgroundobjects" svg:width="21.399cm" svg:height="1.356cm" svg:x="2cm" svg:y="1.283cm" presentation:class="title" presentation:placeholder="true" presentation:user-transformed="true">
        <draw:text-box/>
      </draw:frame>
      <draw:frame draw:name="Google Shape;273;p4" presentation:style-name="TITLE_5f_AND_5f_BODY-outline1" draw:layer="backgroundobjects" svg:width="21.399cm" svg:height="9.24cm" svg:x="2cm" svg:y="3.451cm" presentation:class="outline" presentation:placeholder="true" presentation:user-transformed="true">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presentation:header/></text:p>
          </draw:text-box>
        </draw:frame>
        <draw:frame presentation:style-name="Mpr3" draw:text-style-name="MP4" draw:layer="backgroundobjects" svg:width="8.266cm" svg:height="1.269cm" svg:x="10.783cm" svg:y="0cm" presentation:class="date-time">
          <draw:text-box>
            <text:p text:style-name="MP3"><presentation:date-time/></text:p>
          </draw:text-box>
        </draw:frame>
        <draw:frame presentation:style-name="Mpr4" draw:text-style-name="MP2" draw:layer="backgroundobjects" svg:width="8.266cm" svg:height="1.269cm" svg:x="0cm" svg:y="24.13cm" presentation:class="footer">
          <draw:text-box>
            <text:p text:style-name="MP1"><presentation:footer/></text:p>
          </draw:text-box>
        </draw:frame>
        <draw:frame presentation:style-name="Mpr4"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SECTION_5f_TITLE_5f_AND_5f_DESCRIPTION" style:display-name="SECTION_TITLE_AND_DESCRIPTION" style:page-layout-name="PM1" draw:style-name="Mdp1">
      <draw:g draw:name="Google Shape;547;p9">
        <draw:custom-shape draw:name="Google Shape;548;p9" draw:style-name="Mgr3" draw:text-style-name="MP5" draw:layer="layout" svg:width="0.394cm" svg:height="0.359cm" svg:x="15.81cm" svg:y="-4.564cm">
          <text:p/>
          <draw:enhanced-geometry draw:mirror-horizontal="true" draw:mirror-vertical="false" drawooo:sub-view-size="5685 5182" draw:text-areas="0 0 ?f0 ?f1" svg:viewBox="0 0 0 0" draw:type="ooxml-non-primitive" draw:enhanced-path="M 2834 1 C 2169 1 1507 252 1005 754 1 1781 1 3402 1005 4429 1507 4931 2169 5182 2834 5182 3499 5182 4166 4931 4680 4429 5684 3402 5684 1781 4680 754 4166 252 3499 1 2834 1 Z N">
            <draw:equation draw:name="f0" draw:formula="logwidth"/>
            <draw:equation draw:name="f1" draw:formula="logheight"/>
          </draw:enhanced-geometry>
        </draw:custom-shape>
        <draw:custom-shape draw:name="Google Shape;549;p9" draw:style-name="Mgr3" draw:text-style-name="MP5" draw:layer="layout" svg:width="0.413cm" svg:height="0.257cm" svg:x="2.113cm" svg:y="2.615cm">
          <text:p/>
          <draw:enhanced-geometry draw:mirror-horizontal="true" draw:mirror-vertical="false" drawooo:sub-view-size="5958 3721" draw:text-areas="0 0 ?f0 ?f1" svg:viewBox="0 0 0 0" draw:type="ooxml-non-primitive" draw:enhanced-path="M 0 0 L 3584 3721 5958 3721 2374 0 Z N">
            <draw:equation draw:name="f0" draw:formula="logwidth"/>
            <draw:equation draw:name="f1" draw:formula="logheight"/>
          </draw:enhanced-geometry>
        </draw:custom-shape>
        <draw:custom-shape draw:name="Google Shape;550;p9" draw:style-name="Mgr3" draw:text-style-name="MP5" draw:layer="layout" svg:width="0.414cm" svg:height="0.257cm" svg:x="1.803cm" svg:y="2.615cm">
          <text:p/>
          <draw:enhanced-geometry draw:mirror-horizontal="true" draw:mirror-vertical="false" drawooo:sub-view-size="5981 3721" draw:text-areas="0 0 ?f0 ?f1" svg:viewBox="0 0 0 0" draw:type="ooxml-non-primitive" draw:enhanced-path="M 0 0 L 3584 3721 5980 3721 2374 0 Z N">
            <draw:equation draw:name="f0" draw:formula="logwidth"/>
            <draw:equation draw:name="f1" draw:formula="logheight"/>
          </draw:enhanced-geometry>
        </draw:custom-shape>
        <draw:custom-shape draw:name="Google Shape;551;p9" draw:style-name="Mgr3" draw:text-style-name="MP5" draw:layer="layout" svg:width="0.413cm" svg:height="0.257cm" svg:x="1.49cm" svg:y="2.615cm">
          <text:p/>
          <draw:enhanced-geometry draw:mirror-horizontal="true" draw:mirror-vertical="false" drawooo:sub-view-size="5959 3721" draw:text-areas="0 0 ?f0 ?f1" svg:viewBox="0 0 0 0" draw:type="ooxml-non-primitive" draw:enhanced-path="M 1 0 L 3584 3721 5958 3721 2375 0 Z N">
            <draw:equation draw:name="f0" draw:formula="logwidth"/>
            <draw:equation draw:name="f1" draw:formula="logheight"/>
          </draw:enhanced-geometry>
        </draw:custom-shape>
        <draw:custom-shape draw:name="Google Shape;552;p9" draw:style-name="Mgr3" draw:text-style-name="MP5" draw:layer="layout" svg:width="0.413cm" svg:height="0.257cm" svg:x="1.179cm" svg:y="2.615cm">
          <text:p/>
          <draw:enhanced-geometry draw:mirror-horizontal="true" draw:mirror-vertical="false" drawooo:sub-view-size="5958 3721" draw:text-areas="0 0 ?f0 ?f1" svg:viewBox="0 0 0 0" draw:type="ooxml-non-primitive" draw:enhanced-path="M 0 0 L 3584 3721 5958 3721 2374 0 Z N">
            <draw:equation draw:name="f0" draw:formula="logwidth"/>
            <draw:equation draw:name="f1" draw:formula="logheight"/>
          </draw:enhanced-geometry>
        </draw:custom-shape>
        <draw:custom-shape draw:name="Google Shape;553;p9" draw:style-name="Mgr3" draw:text-style-name="MP5" draw:layer="layout" svg:width="0.414cm" svg:height="0.257cm" svg:x="0.869cm" svg:y="2.615cm">
          <text:p/>
          <draw:enhanced-geometry draw:mirror-horizontal="true" draw:mirror-vertical="false" drawooo:sub-view-size="5981 3721" draw:text-areas="0 0 ?f0 ?f1" svg:viewBox="0 0 0 0" draw:type="ooxml-non-primitive" draw:enhanced-path="M 0 0 L 3607 3721 5980 3721 2397 0 Z N">
            <draw:equation draw:name="f0" draw:formula="logwidth"/>
            <draw:equation draw:name="f1" draw:formula="logheight"/>
          </draw:enhanced-geometry>
        </draw:custom-shape>
        <draw:custom-shape draw:name="Google Shape;554;p9" draw:style-name="Mgr3" draw:text-style-name="MP5" draw:layer="layout" svg:width="0.413cm" svg:height="0.257cm" svg:x="0.556cm" svg:y="2.615cm">
          <text:p/>
          <draw:enhanced-geometry draw:mirror-horizontal="true" draw:mirror-vertical="false" drawooo:sub-view-size="5959 3721" draw:text-areas="0 0 ?f0 ?f1" svg:viewBox="0 0 0 0" draw:type="ooxml-non-primitive" draw:enhanced-path="M 1 0 L 3584 3721 5958 3721 2375 0 Z N">
            <draw:equation draw:name="f0" draw:formula="logwidth"/>
            <draw:equation draw:name="f1" draw:formula="logheight"/>
          </draw:enhanced-geometry>
        </draw:custom-shape>
        <draw:custom-shape draw:name="Google Shape;555;p9" draw:style-name="Mgr3" draw:text-style-name="MP5" draw:layer="layout" svg:width="0.414cm" svg:height="0.257cm" svg:x="0.246cm" svg:y="2.615cm">
          <text:p/>
          <draw:enhanced-geometry draw:mirror-horizontal="true" draw:mirror-vertical="false" drawooo:sub-view-size="5981 3721" draw:text-areas="0 0 ?f0 ?f1" svg:viewBox="0 0 0 0" draw:type="ooxml-non-primitive" draw:enhanced-path="M 1 0 L 3584 3721 5981 3721 2374 0 Z N">
            <draw:equation draw:name="f0" draw:formula="logwidth"/>
            <draw:equation draw:name="f1" draw:formula="logheight"/>
          </draw:enhanced-geometry>
        </draw:custom-shape>
        <draw:custom-shape draw:name="Google Shape;556;p9" draw:style-name="Mgr3" draw:text-style-name="MP5" draw:layer="layout" svg:width="14.958cm" svg:height="3.084cm" svg:x="-0.755cm" svg:y="-2.867cm">
          <text:p/>
          <draw:enhanced-geometry draw:mirror-horizontal="true" draw:mirror-vertical="false" drawooo:sub-view-size="206136 44419" draw:text-areas="0 0 ?f0 ?f1" svg:viewBox="0 0 0 0" draw:type="ooxml-non-primitive" draw:enhanced-path="M 183 0 C 91 0 0 92 0 206 0 297 91 388 183 388 L 31887 388 54507 23031 101870 23031 123257 44418 205930 44418 C 206044 44418 206136 44327 206136 44213 206136 44122 206044 44030 205930 44030 L 123417 44030 102029 22643 54667 22643 32024 0 Z N">
            <draw:equation draw:name="f0" draw:formula="logwidth"/>
            <draw:equation draw:name="f1" draw:formula="logheight"/>
          </draw:enhanced-geometry>
        </draw:custom-shape>
        <draw:custom-shape draw:name="Google Shape;557;p9" draw:style-name="Mgr3" draw:text-style-name="MP5" draw:layer="layout" svg:width="17.25cm" svg:height="4.078cm" svg:x="0.894cm" svg:y="-5.262cm">
          <text:p/>
          <draw:enhanced-geometry draw:mirror-horizontal="true" draw:mirror-vertical="false" drawooo:sub-view-size="248409 58736" draw:text-areas="0 0 ?f0 ?f1" svg:viewBox="0 0 0 0" draw:type="ooxml-non-primitive" draw:enhanced-path="M 248203 1 C 248151 1 248100 18 248066 52 L 196663 51455 175778 51455 155760 31460 121112 31460 94200 58371 183 58371 C 92 58371 0 58439 0 58553 0 58645 92 58736 183 58736 L 94360 58736 121248 31848 155623 31848 175618 51843 196823 51843 248340 326 C 248408 235 248408 121 248340 52 248306 18 248254 1 248203 1 Z N">
            <draw:equation draw:name="f0" draw:formula="logwidth"/>
            <draw:equation draw:name="f1" draw:formula="logheight"/>
          </draw:enhanced-geometry>
        </draw:custom-shape>
        <draw:custom-shape draw:name="Google Shape;558;p9" draw:style-name="Mgr3" draw:text-style-name="MP5" draw:layer="layout" svg:width="17.497cm" svg:height="5.43cm" svg:x="-0.125cm" svg:y="-2.391cm">
          <text:p/>
          <draw:enhanced-geometry draw:mirror-horizontal="true" draw:mirror-vertical="false" drawooo:sub-view-size="251970 78200" draw:text-areas="0 0 ?f0 ?f1" svg:viewBox="0 0 0 0" draw:type="ooxml-non-primitive" draw:enhanced-path="M 389 0 C 160 0 1 183 1 388 1 593 160 776 389 776 L 66217 776 89179 23738 125197 23738 179659 78199 251581 78199 C 251787 78199 251969 78040 251969 77834 251969 77606 251787 77446 251581 77446 L 179978 77446 125517 22962 89499 22962 66536 0 Z N">
            <draw:equation draw:name="f0" draw:formula="logwidth"/>
            <draw:equation draw:name="f1" draw:formula="logheight"/>
          </draw:enhanced-geometry>
        </draw:custom-shape>
        <draw:custom-shape draw:name="Google Shape;559;p9" draw:style-name="Mgr4" draw:text-style-name="MP6" draw:layer="layout" svg:width="17.11cm" svg:height="3.042cm" svg:x="-0.754cm" svg:y="-0.766cm">
          <text:p/>
          <draw:enhanced-geometry draw:mirror-horizontal="true" draw:mirror-vertical="false" drawooo:sub-view-size="246400 43826" draw:text-areas="0 0 ?f0 ?f1" svg:viewBox="0 0 0 0" draw:type="ooxml-non-primitive" draw:enhanced-path="M 183 1 C 69 1 0 92 0 206 0 298 69 389 183 389 L 61286 389 104723 43825 165210 43825 207414 1599 246217 1599 C 246308 1599 246400 1507 246400 1416 246400 1302 246308 1233 246217 1233 L 207254 1233 165050 43437 104883 43437 61446 1 Z N">
            <draw:equation draw:name="f0" draw:formula="logwidth"/>
            <draw:equation draw:name="f1" draw:formula="logheight"/>
          </draw:enhanced-geometry>
        </draw:custom-shape>
        <draw:custom-shape draw:name="Google Shape;560;p9" draw:style-name="Mgr3" draw:text-style-name="MP5" draw:layer="layout" svg:width="13.032cm" svg:height="3.581cm" svg:x="2.361cm" svg:y="-5.33cm">
          <text:p/>
          <draw:enhanced-geometry draw:mirror-horizontal="true" draw:mirror-vertical="false" drawooo:sub-view-size="187670 51587" draw:text-areas="0 0 ?f0 ?f1" svg:viewBox="0 0 0 0" draw:type="ooxml-non-primitive" draw:enhanced-path="M 187453 1 C 187407 1 187362 24 187327 69 L 143594 43780 103992 43780 87444 27232 46838 27232 22871 51198 183 51198 C 91 51198 0 51289 0 51403 0 51495 91 51586 183 51586 L 23031 51586 46997 27620 87284 27620 103833 44168 143754 44168 187579 321 C 187670 252 187670 138 187579 69 187544 24 187499 1 187453 1 Z N">
            <draw:equation draw:name="f0" draw:formula="logwidth"/>
            <draw:equation draw:name="f1" draw:formula="logheight"/>
          </draw:enhanced-geometry>
        </draw:custom-shape>
        <draw:custom-shape draw:name="Google Shape;561;p9" draw:style-name="Mgr3" draw:text-style-name="MP5" draw:layer="layout" svg:width="18.396cm" svg:height="4.195cm" svg:x="-0.111cm" svg:y="-0.405cm">
          <text:p/>
          <draw:enhanced-geometry draw:mirror-horizontal="true" draw:mirror-vertical="false" drawooo:sub-view-size="264911 60419" draw:text-areas="0 0 ?f0 ?f1" svg:viewBox="0 0 0 0" draw:type="ooxml-non-primitive" draw:enhanced-path="M 183 0 C 91 0 0 69 0 183 0 297 91 365 183 365 L 57177 365 70941 14129 129214 14129 175504 60419 203419 60419 232316 31499 264705 31499 C 264819 31499 264911 31430 264911 31316 264911 31225 264819 31134 264705 31134 L 232156 31134 203259 60031 175664 60031 129374 13764 71101 13764 57337 0 Z N">
            <draw:equation draw:name="f0" draw:formula="logwidth"/>
            <draw:equation draw:name="f1" draw:formula="logheight"/>
          </draw:enhanced-geometry>
        </draw:custom-shape>
        <draw:custom-shape draw:name="Google Shape;562;p9" draw:style-name="Mgr3" draw:text-style-name="MP5" draw:layer="layout" svg:width="8.709cm" svg:height="2.129cm" svg:x="7.553cm" svg:y="-5.432cm">
          <text:p/>
          <draw:enhanced-geometry draw:mirror-horizontal="true" draw:mirror-vertical="false" drawooo:sub-view-size="125426 30667" draw:text-areas="0 0 ?f0 ?f1" svg:viewBox="0 0 0 0" draw:type="ooxml-non-primitive" draw:enhanced-path="M 125014 1 C 124917 1 124820 35 124741 103 L 111936 12931 47020 12931 30016 29913 388 29913 C 160 29913 0 30073 0 30301 0 30507 160 30666 388 30666 L 30335 30666 47340 13685 112255 13685 125288 651 C 125425 514 125425 263 125288 103 125208 35 125111 1 125014 1 Z N">
            <draw:equation draw:name="f0" draw:formula="logwidth"/>
            <draw:equation draw:name="f1" draw:formula="logheight"/>
          </draw:enhanced-geometry>
        </draw:custom-shape>
        <draw:custom-shape draw:name="Google Shape;563;p9" draw:style-name="Mgr3" draw:text-style-name="MP5" draw:layer="layout" svg:width="9.473cm" svg:height="1.473cm" svg:x="11.134cm" svg:y="-0.158cm">
          <text:p/>
          <draw:enhanced-geometry draw:mirror-horizontal="true" draw:mirror-vertical="false" drawooo:sub-view-size="136427 21229" draw:text-areas="0 0 ?f0 ?f1" svg:viewBox="0 0 0 0" draw:type="ooxml-non-primitive" draw:enhanced-path="M 20748 1 L 160 20589 C 0 20726 0 20977 160 21114 228 21205 342 21228 434 21228 525 21228 616 21205 708 21114 L 21045 777 85390 777 103307 18672 136039 18672 C 136267 18672 136427 18512 136427 18307 136427 18078 136267 17919 136039 17919 L 103627 17919 85709 1 Z N">
            <draw:equation draw:name="f0" draw:formula="logwidth"/>
            <draw:equation draw:name="f1" draw:formula="logheight"/>
          </draw:enhanced-geometry>
        </draw:custom-shape>
        <draw:custom-shape draw:name="Google Shape;564;p9" draw:style-name="Mgr3" draw:text-style-name="MP5" draw:layer="layout" svg:width="5.623cm" svg:height="1.098cm" svg:x="14.968cm" svg:y="-3.938cm">
          <text:p/>
          <draw:enhanced-geometry draw:mirror-horizontal="true" draw:mirror-vertical="false" drawooo:sub-view-size="80985 15819" draw:text-areas="0 0 ?f0 ?f1" svg:viewBox="0 0 0 0" draw:type="ooxml-non-primitive" draw:enhanced-path="M 206 1 C 92 1 0 92 0 183 0 297 92 389 206 389 L 37297 389 52750 15818 80779 15818 C 80893 15818 80985 15727 80985 15636 80985 15522 80893 15430 80779 15430 L 52909 15430 37457 1 Z N">
            <draw:equation draw:name="f0" draw:formula="logwidth"/>
            <draw:equation draw:name="f1" draw:formula="logheight"/>
          </draw:enhanced-geometry>
        </draw:custom-shape>
        <draw:custom-shape draw:name="Google Shape;565;p9" draw:style-name="Mgr3" draw:text-style-name="MP5" draw:layer="layout" svg:width="4.596cm" svg:height="1.424cm" svg:x="16.225cm" svg:y="-3.173cm">
          <text:p/>
          <draw:enhanced-geometry draw:mirror-horizontal="true" draw:mirror-vertical="false" drawooo:sub-view-size="66194 20521" draw:text-areas="0 0 ?f0 ?f1" svg:viewBox="0 0 0 0" draw:type="ooxml-non-primitive" draw:enhanced-path="M 183 0 C 92 0 1 91 1 206 1 297 92 388 183 388 L 25245 388 45377 20520 66011 20520 C 66103 20520 66194 20429 66194 20337 66194 20223 66103 20132 66011 20132 L 45537 20132 25405 0 Z N">
            <draw:equation draw:name="f0" draw:formula="logwidth"/>
            <draw:equation draw:name="f1" draw:formula="logheight"/>
          </draw:enhanced-geometry>
        </draw:custom-shape>
        <draw:custom-shape draw:name="Google Shape;566;p9" draw:style-name="Mgr3" draw:text-style-name="MP5" draw:layer="layout" svg:width="2.719cm" svg:height="1.254cm" svg:x="18.1cm" svg:y="-2.44cm">
          <text:p/>
          <draw:enhanced-geometry draw:mirror-horizontal="true" draw:mirror-vertical="false" drawooo:sub-view-size="39169 18079" draw:text-areas="0 0 ?f0 ?f1" svg:viewBox="0 0 0 0" draw:type="ooxml-non-primitive" draw:enhanced-path="M 183 0 C 92 0 1 92 1 206 1 297 92 388 183 388 L 21182 388 38826 18010 C 38849 18055 38895 18078 38940 18078 39009 18078 39055 18055 39077 18010 39169 17941 39169 17827 39077 17736 L 21342 0 Z N">
            <draw:equation draw:name="f0" draw:formula="logwidth"/>
            <draw:equation draw:name="f1" draw:formula="logheight"/>
          </draw:enhanced-geometry>
        </draw:custom-shape>
        <draw:custom-shape draw:name="Google Shape;567;p9" draw:style-name="Mgr3" draw:text-style-name="MP5" draw:layer="layout" svg:width="4.249cm" svg:height="1.611cm" svg:x="1.122cm" svg:y="-2.339cm">
          <text:p/>
          <draw:enhanced-geometry draw:mirror-horizontal="true" draw:mirror-vertical="false" drawooo:sub-view-size="61196 23214" draw:text-areas="0 0 ?f0 ?f1" svg:viewBox="0 0 0 0" draw:type="ooxml-non-primitive" draw:enhanced-path="M 49121 0 L 26661 22460 389 22460 C 161 22460 1 22620 1 22848 1 23054 161 23214 389 23214 L 26980 23214 49441 776 60808 776 C 61013 776 61196 594 61196 388 61196 183 61013 0 60808 0 Z N">
            <draw:equation draw:name="f0" draw:formula="logwidth"/>
            <draw:equation draw:name="f1" draw:formula="logheight"/>
          </draw:enhanced-geometry>
        </draw:custom-shape>
        <draw:custom-shape draw:name="Google Shape;568;p9" draw:style-name="Mgr3" draw:text-style-name="MP5" draw:layer="layout" svg:width="0.373cm" svg:height="0.373cm" svg:x="3.977cm" svg:y="3.591cm">
          <text:p/>
          <draw:enhanced-geometry draw:mirror-horizontal="true" draw:mirror-vertical="false" drawooo:sub-view-size="5388 5388" draw:text-areas="0 0 ?f0 ?f1" svg:viewBox="0 0 0 0" draw:type="ooxml-non-primitive" draw:enhanced-path="M 2694 366 C 3972 366 5022 1416 5022 2694 5022 3949 3972 4999 2694 4999 1416 4999 388 3949 388 2694 388 1416 1416 366 2694 366 Z M 2694 1 C 1210 1 0 1187 0 2694 0 4178 1210 5387 2694 5387 4177 5387 5387 4178 5387 2694 5387 1187 4177 1 2694 1 Z N">
            <draw:equation draw:name="f0" draw:formula="logwidth"/>
            <draw:equation draw:name="f1" draw:formula="logheight"/>
          </draw:enhanced-geometry>
        </draw:custom-shape>
        <draw:custom-shape draw:name="Google Shape;569;p9" draw:style-name="Mgr3" draw:text-style-name="MP5" draw:layer="layout" svg:width="0.243cm" svg:height="0.242cm" svg:x="4.042cm" svg:y="3.656cm">
          <text:p/>
          <draw:enhanced-geometry draw:mirror-horizontal="true" draw:mirror-vertical="false" drawooo:sub-view-size="3516 3493" draw:text-areas="0 0 ?f0 ?f1" svg:viewBox="0 0 0 0" draw:type="ooxml-non-primitive" draw:enhanced-path="M 1758 0 C 799 0 0 776 0 1758 0 2717 799 3493 1758 3493 2739 3493 3515 2717 3515 1758 3515 776 2739 0 1758 0 Z N">
            <draw:equation draw:name="f0" draw:formula="logwidth"/>
            <draw:equation draw:name="f1" draw:formula="logheight"/>
          </draw:enhanced-geometry>
        </draw:custom-shape>
        <draw:custom-shape draw:name="Google Shape;570;p9" draw:style-name="Mgr3" draw:text-style-name="MP5" draw:layer="layout" svg:width="0.373cm" svg:height="0.373cm" svg:x="5.454cm" svg:y="0.017cm">
          <text:p/>
          <draw:enhanced-geometry draw:mirror-horizontal="true" draw:mirror-vertical="false" drawooo:sub-view-size="5388 5388" draw:text-areas="0 0 ?f0 ?f1" svg:viewBox="0 0 0 0" draw:type="ooxml-non-primitive" draw:enhanced-path="M 2694 389 C 3972 389 4999 1416 4999 2694 4999 3972 3972 5022 2694 5022 1415 5022 365 3972 365 2694 365 1416 1415 389 2694 389 Z M 2694 1 C 1210 1 0 1210 0 2694 0 4178 1210 5387 2694 5387 4177 5387 5387 4178 5387 2694 5387 1210 4177 1 2694 1 Z N">
            <draw:equation draw:name="f0" draw:formula="logwidth"/>
            <draw:equation draw:name="f1" draw:formula="logheight"/>
          </draw:enhanced-geometry>
        </draw:custom-shape>
        <draw:custom-shape draw:name="Google Shape;571;p9" draw:style-name="Mgr3" draw:text-style-name="MP5" draw:layer="layout" svg:width="0.243cm" svg:height="0.243cm" svg:x="5.519cm" svg:y="0.082cm">
          <text:p/>
          <draw:enhanced-geometry draw:mirror-horizontal="true" draw:mirror-vertical="false" drawooo:sub-view-size="3516 3516" draw:text-areas="0 0 ?f0 ?f1" svg:viewBox="0 0 0 0" draw:type="ooxml-non-primitive" draw:enhanced-path="M 1758 0 C 776 0 0 799 0 1758 0 2739 776 3516 1758 3516 2716 3516 3515 2739 3515 1758 3515 799 2716 0 1758 0 Z N">
            <draw:equation draw:name="f0" draw:formula="logwidth"/>
            <draw:equation draw:name="f1" draw:formula="logheight"/>
          </draw:enhanced-geometry>
        </draw:custom-shape>
        <draw:custom-shape draw:name="Google Shape;572;p9" draw:style-name="Mgr3" draw:text-style-name="MP5" draw:layer="layout" svg:width="0.373cm" svg:height="0.373cm" svg:x="5.348cm" svg:y="-0.939cm">
          <text:p/>
          <draw:enhanced-geometry draw:mirror-horizontal="true" draw:mirror-vertical="false" drawooo:sub-view-size="5388 5388" draw:text-areas="0 0 ?f0 ?f1" svg:viewBox="0 0 0 0" draw:type="ooxml-non-primitive" draw:enhanced-path="M 2694 366 C 3972 366 4999 1416 4999 2694 4999 3973 3972 5000 2694 5000 1416 5000 389 3973 389 2694 389 1416 1416 366 2694 366 Z M 2694 1 C 1210 1 1 1211 1 2694 1 4178 1210 5388 2694 5388 4178 5388 5387 4178 5387 2694 5387 1211 4178 1 2694 1 Z N">
            <draw:equation draw:name="f0" draw:formula="logwidth"/>
            <draw:equation draw:name="f1" draw:formula="logheight"/>
          </draw:enhanced-geometry>
        </draw:custom-shape>
        <draw:custom-shape draw:name="Google Shape;573;p9" draw:style-name="Mgr3" draw:text-style-name="MP5" draw:layer="layout" svg:width="0.243cm" svg:height="0.243cm" svg:x="5.413cm" svg:y="-0.874cm">
          <text:p/>
          <draw:enhanced-geometry draw:mirror-horizontal="true" draw:mirror-vertical="false" drawooo:sub-view-size="3516 3516" draw:text-areas="0 0 ?f0 ?f1" svg:viewBox="0 0 0 0" draw:type="ooxml-non-primitive" draw:enhanced-path="M 1758 1 C 799 1 0 777 0 1758 0 2717 799 3516 1758 3516 2739 3516 3515 2717 3515 1758 3515 777 2739 1 1758 1 Z N">
            <draw:equation draw:name="f0" draw:formula="logwidth"/>
            <draw:equation draw:name="f1" draw:formula="logheight"/>
          </draw:enhanced-geometry>
        </draw:custom-shape>
        <draw:custom-shape draw:name="Google Shape;574;p9" draw:style-name="Mgr3" draw:text-style-name="MP5" draw:layer="layout" svg:width="0.243cm" svg:height="0.243cm" svg:x="7.485cm" svg:y="-0.874cm">
          <text:p/>
          <draw:enhanced-geometry draw:mirror-horizontal="true" draw:mirror-vertical="false" drawooo:sub-view-size="3516 3516" draw:text-areas="0 0 ?f0 ?f1" svg:viewBox="0 0 0 0" draw:type="ooxml-non-primitive" draw:enhanced-path="M 1758 1 C 777 1 1 777 1 1758 1 2717 777 3516 1758 3516 2717 3516 3516 2717 3516 1758 3516 777 2717 1 1758 1 Z N">
            <draw:equation draw:name="f0" draw:formula="logwidth"/>
            <draw:equation draw:name="f1" draw:formula="logheight"/>
          </draw:enhanced-geometry>
        </draw:custom-shape>
        <draw:custom-shape draw:name="Google Shape;575;p9" draw:style-name="Mgr3" draw:text-style-name="MP5" draw:layer="layout" svg:width="0.243cm" svg:height="0.242cm" svg:x="1.075cm" svg:y="1.063cm">
          <text:p/>
          <draw:enhanced-geometry draw:mirror-horizontal="true" draw:mirror-vertical="false" drawooo:sub-view-size="3516 3493" draw:text-areas="0 0 ?f0 ?f1" svg:viewBox="0 0 0 0" draw:type="ooxml-non-primitive" draw:enhanced-path="M 1758 0 C 799 0 0 776 0 1735 0 2716 799 3493 1758 3493 2739 3493 3515 2716 3515 1735 3515 776 2739 0 1758 0 Z N">
            <draw:equation draw:name="f0" draw:formula="logwidth"/>
            <draw:equation draw:name="f1" draw:formula="logheight"/>
          </draw:enhanced-geometry>
        </draw:custom-shape>
        <draw:custom-shape draw:name="Google Shape;576;p9" draw:style-name="Mgr3" draw:text-style-name="MP5" draw:layer="layout" svg:width="0.373cm" svg:height="0.373cm" svg:x="8.783cm" svg:y="-3.236cm">
          <text:p/>
          <draw:enhanced-geometry draw:mirror-horizontal="true" draw:mirror-vertical="false" drawooo:sub-view-size="5387 5387" draw:text-areas="0 0 ?f0 ?f1" svg:viewBox="0 0 0 0" draw:type="ooxml-non-primitive" draw:enhanced-path="M 2694 388 C 3972 388 5022 1415 5022 2694 5022 3972 3972 4999 2694 4999 1415 4999 388 3972 388 2694 388 1415 1415 388 2694 388 Z M 2694 0 C 1210 0 0 1210 0 2694 0 4177 1210 5387 2694 5387 4177 5387 5387 4177 5387 2694 5387 1210 4177 0 2694 0 Z N">
            <draw:equation draw:name="f0" draw:formula="logwidth"/>
            <draw:equation draw:name="f1" draw:formula="logheight"/>
          </draw:enhanced-geometry>
        </draw:custom-shape>
        <draw:custom-shape draw:name="Google Shape;577;p9" draw:style-name="Mgr3" draw:text-style-name="MP5" draw:layer="layout" svg:width="0.242cm" svg:height="0.243cm" svg:x="8.85cm" svg:y="-3.171cm">
          <text:p/>
          <draw:enhanced-geometry draw:mirror-horizontal="true" draw:mirror-vertical="false" drawooo:sub-view-size="3494 3517" draw:text-areas="0 0 ?f0 ?f1" svg:viewBox="0 0 0 0" draw:type="ooxml-non-primitive" draw:enhanced-path="M 1736 1 C 777 1 1 800 1 1759 1 2717 777 3516 1736 3516 2717 3516 3493 2717 3493 1759 3493 800 2717 1 1736 1 Z N">
            <draw:equation draw:name="f0" draw:formula="logwidth"/>
            <draw:equation draw:name="f1" draw:formula="logheight"/>
          </draw:enhanced-geometry>
        </draw:custom-shape>
        <draw:custom-shape draw:name="Google Shape;578;p9" draw:style-name="Mgr3" draw:text-style-name="MP5" draw:layer="layout" svg:width="0.373cm" svg:height="0.373cm" svg:x="10.783cm" svg:y="0.93cm">
          <text:p/>
          <draw:enhanced-geometry draw:mirror-horizontal="true" draw:mirror-vertical="false" drawooo:sub-view-size="5388 5388" draw:text-areas="0 0 ?f0 ?f1" svg:viewBox="0 0 0 0" draw:type="ooxml-non-primitive" draw:enhanced-path="M 2694 389 C 3972 389 4999 1416 4999 2694 4999 3973 3972 5000 2694 5000 1416 5000 389 3973 389 2694 389 1416 1416 389 2694 389 Z M 2694 1 C 1210 1 1 1211 1 2694 1 4178 1210 5388 2694 5388 4178 5388 5387 4178 5387 2694 5387 1211 4178 1 2694 1 Z N">
            <draw:equation draw:name="f0" draw:formula="logwidth"/>
            <draw:equation draw:name="f1" draw:formula="logheight"/>
          </draw:enhanced-geometry>
        </draw:custom-shape>
        <draw:custom-shape draw:name="Google Shape;579;p9" draw:style-name="Mgr3" draw:text-style-name="MP5" draw:layer="layout" svg:width="0.243cm" svg:height="0.243cm" svg:x="10.848cm" svg:y="0.995cm">
          <text:p/>
          <draw:enhanced-geometry draw:mirror-horizontal="true" draw:mirror-vertical="false" drawooo:sub-view-size="3516 3516" draw:text-areas="0 0 ?f0 ?f1" svg:viewBox="0 0 0 0" draw:type="ooxml-non-primitive" draw:enhanced-path="M 1758 1 C 776 1 0 777 0 1758 0 2717 776 3516 1758 3516 2717 3516 3516 2717 3516 1758 3516 777 2717 1 1758 1 Z N">
            <draw:equation draw:name="f0" draw:formula="logwidth"/>
            <draw:equation draw:name="f1" draw:formula="logheight"/>
          </draw:enhanced-geometry>
        </draw:custom-shape>
        <draw:custom-shape draw:name="Google Shape;580;p9" draw:style-name="Mgr3" draw:text-style-name="MP5" draw:layer="layout" svg:width="0.373cm" svg:height="0.373cm" svg:x="14.175cm" svg:y="-3.039cm">
          <text:p/>
          <draw:enhanced-geometry draw:mirror-horizontal="true" draw:mirror-vertical="false" drawooo:sub-view-size="5388 5388" draw:text-areas="0 0 ?f0 ?f1" svg:viewBox="0 0 0 0" draw:type="ooxml-non-primitive" draw:enhanced-path="M 2694 366 C 3972 366 4999 1416 4999 2694 4999 3972 3972 4999 2694 4999 1416 4999 366 3972 366 2694 366 1416 1416 366 2694 366 Z M 2694 0 C 1210 0 0 1210 0 2694 0 4178 1210 5387 2694 5387 4177 5387 5387 4178 5387 2694 5387 1210 4177 0 2694 0 Z N">
            <draw:equation draw:name="f0" draw:formula="logwidth"/>
            <draw:equation draw:name="f1" draw:formula="logheight"/>
          </draw:enhanced-geometry>
        </draw:custom-shape>
        <draw:custom-shape draw:name="Google Shape;581;p9" draw:style-name="Mgr3" draw:text-style-name="MP5" draw:layer="layout" svg:width="0.242cm" svg:height="0.243cm" svg:x="14.244cm" svg:y="-2.974cm">
          <text:p/>
          <draw:enhanced-geometry draw:mirror-horizontal="true" draw:mirror-vertical="false" drawooo:sub-view-size="3493 3516" draw:text-areas="0 0 ?f0 ?f1" svg:viewBox="0 0 0 0" draw:type="ooxml-non-primitive" draw:enhanced-path="M 1758 0 C 776 0 0 776 0 1758 0 2717 776 3515 1758 3515 2716 3515 3493 2717 3493 1758 3493 776 2716 0 1758 0 Z N">
            <draw:equation draw:name="f0" draw:formula="logwidth"/>
            <draw:equation draw:name="f1" draw:formula="logheight"/>
          </draw:enhanced-geometry>
        </draw:custom-shape>
        <draw:custom-shape draw:name="Google Shape;582;p9" draw:style-name="Mgr3" draw:text-style-name="MP5" draw:layer="layout" svg:width="0.262cm" svg:height="0.262cm" svg:x="16.243cm" svg:y="-3.459cm">
          <text:p/>
          <draw:enhanced-geometry draw:mirror-horizontal="true" draw:mirror-vertical="false" drawooo:sub-view-size="3790 3790" draw:text-areas="0 0 ?f0 ?f1" svg:viewBox="0 0 0 0" draw:type="ooxml-non-primitive" draw:enhanced-path="M 1895 366 C 2717 366 3402 1051 3402 1895 3402 2717 2717 3402 1895 3402 1051 3402 366 2717 366 1895 366 1051 1051 366 1895 366 Z M 1895 1 C 845 1 1 845 1 1895 1 2922 845 3790 1895 3790 2922 3790 3790 2922 3790 1895 3790 845 2922 1 1895 1 Z N">
            <draw:equation draw:name="f0" draw:formula="logwidth"/>
            <draw:equation draw:name="f1" draw:formula="logheight"/>
          </draw:enhanced-geometry>
        </draw:custom-shape>
        <draw:custom-shape draw:name="Google Shape;583;p9" draw:style-name="Mgr3" draw:text-style-name="MP5" draw:layer="layout" svg:width="0.166cm" svg:height="0.166cm" svg:x="16.292cm" svg:y="-3.412cm">
          <text:p/>
          <draw:enhanced-geometry draw:mirror-horizontal="true" draw:mirror-vertical="false" drawooo:sub-view-size="2398 2398" draw:text-areas="0 0 ?f0 ?f1" svg:viewBox="0 0 0 0" draw:type="ooxml-non-primitive" draw:enhanced-path="M 1210 1 C 548 1 1 548 1 1210 1 1872 548 2397 1210 2397 1872 2397 2397 1872 2397 1210 2397 548 1872 1 1210 1 Z N">
            <draw:equation draw:name="f0" draw:formula="logwidth"/>
            <draw:equation draw:name="f1" draw:formula="logheight"/>
          </draw:enhanced-geometry>
        </draw:custom-shape>
        <draw:custom-shape draw:name="Google Shape;584;p9" draw:style-name="Mgr3" draw:text-style-name="MP5" draw:layer="layout" svg:width="0.294cm" svg:height="0.294cm" svg:x="12.561cm" svg:y="-3cm">
          <text:p/>
          <draw:enhanced-geometry draw:mirror-horizontal="true" draw:mirror-vertical="false" drawooo:sub-view-size="4246 4246" draw:text-areas="0 0 ?f0 ?f1" svg:viewBox="0 0 0 0" draw:type="ooxml-non-primitive" draw:enhanced-path="M 2123 0 C 959 0 0 936 0 2123 0 3287 959 4246 2123 4246 3310 4246 4246 3287 4246 2123 4246 936 3310 0 2123 0 Z N">
            <draw:equation draw:name="f0" draw:formula="logwidth"/>
            <draw:equation draw:name="f1" draw:formula="logheight"/>
          </draw:enhanced-geometry>
        </draw:custom-shape>
        <draw:custom-shape draw:name="Google Shape;585;p9" draw:style-name="Mgr3" draw:text-style-name="MP5" draw:layer="layout" svg:width="0.294cm" svg:height="0.294cm" svg:x="1.137cm" svg:y="-2.456cm">
          <text:p/>
          <draw:enhanced-geometry draw:mirror-horizontal="true" draw:mirror-vertical="false" drawooo:sub-view-size="4246 4246" draw:text-areas="0 0 ?f0 ?f1" svg:viewBox="0 0 0 0" draw:type="ooxml-non-primitive" draw:enhanced-path="M 2123 0 C 936 0 0 959 0 2123 0 3310 936 4246 2123 4246 3287 4246 4246 3310 4246 2123 4246 959 3287 0 2123 0 Z N">
            <draw:equation draw:name="f0" draw:formula="logwidth"/>
            <draw:equation draw:name="f1" draw:formula="logheight"/>
          </draw:enhanced-geometry>
        </draw:custom-shape>
        <draw:custom-shape draw:name="Google Shape;586;p9" draw:style-name="Mgr4" draw:text-style-name="MP6" draw:layer="layout" svg:width="0.294cm" svg:height="0.294cm" svg:x="2.687cm" svg:y="0.056cm">
          <text:p/>
          <draw:enhanced-geometry draw:mirror-horizontal="true" draw:mirror-vertical="false" drawooo:sub-view-size="4246 4246" draw:text-areas="0 0 ?f0 ?f1" svg:viewBox="0 0 0 0" draw:type="ooxml-non-primitive" draw:enhanced-path="M 2123 0 C 959 0 0 959 0 2123 0 3310 959 4246 2123 4246 3310 4246 4246 3310 4246 2123 4246 959 3310 0 2123 0 Z N">
            <draw:equation draw:name="f0" draw:formula="logwidth"/>
            <draw:equation draw:name="f1" draw:formula="logheight"/>
          </draw:enhanced-geometry>
        </draw:custom-shape>
        <draw:custom-shape draw:name="Google Shape;587;p9" draw:style-name="Mgr3" draw:text-style-name="MP5" draw:layer="layout" svg:width="0.192cm" svg:height="0.192cm" svg:x="3.312cm" svg:y="2.917cm">
          <text:p/>
          <draw:enhanced-geometry draw:mirror-horizontal="true" draw:mirror-vertical="false" drawooo:sub-view-size="2786 2786" draw:text-areas="0 0 ?f0 ?f1" svg:viewBox="0 0 0 0" draw:type="ooxml-non-primitive" draw:enhanced-path="M 1393 1 C 617 1 1 617 1 1393 1 2146 617 2786 1393 2786 2169 2786 2786 2146 2786 1393 2786 617 2169 1 1393 1 Z N">
            <draw:equation draw:name="f0" draw:formula="logwidth"/>
            <draw:equation draw:name="f1" draw:formula="logheight"/>
          </draw:enhanced-geometry>
        </draw:custom-shape>
        <draw:custom-shape draw:name="Google Shape;588;p9" draw:style-name="Mgr3" draw:text-style-name="MP5" draw:layer="layout" svg:width="0.192cm" svg:height="0.191cm" svg:x="7.512cm" svg:y="2.168cm">
          <text:p/>
          <draw:enhanced-geometry draw:mirror-horizontal="true" draw:mirror-vertical="false" drawooo:sub-view-size="2786 2763" draw:text-areas="0 0 ?f0 ?f1" svg:viewBox="0 0 0 0" draw:type="ooxml-non-primitive" draw:enhanced-path="M 1393 0 C 617 0 1 617 1 1393 1 2146 617 2762 1393 2762 2169 2762 2786 2146 2786 1393 2786 617 2169 0 1393 0 Z N">
            <draw:equation draw:name="f0" draw:formula="logwidth"/>
            <draw:equation draw:name="f1" draw:formula="logheight"/>
          </draw:enhanced-geometry>
        </draw:custom-shape>
        <draw:custom-shape draw:name="Google Shape;589;p9" draw:style-name="Mgr3" draw:text-style-name="MP5" draw:layer="layout" svg:width="0.294cm" svg:height="0.294cm" svg:x="6.395cm" svg:y="-2.421cm">
          <text:p/>
          <draw:enhanced-geometry draw:mirror-horizontal="true" draw:mirror-vertical="false" drawooo:sub-view-size="4247 4246" draw:text-areas="0 0 ?f0 ?f1" svg:viewBox="0 0 0 0" draw:type="ooxml-non-primitive" draw:enhanced-path="M 2124 0 C 960 0 1 959 1 2123 1 3310 960 4246 2124 4246 3288 4246 4246 3310 4246 2123 4246 959 3288 0 2124 0 Z N">
            <draw:equation draw:name="f0" draw:formula="logwidth"/>
            <draw:equation draw:name="f1" draw:formula="logheight"/>
          </draw:enhanced-geometry>
        </draw:custom-shape>
        <draw:custom-shape draw:name="Google Shape;590;p9" draw:style-name="Mgr3" draw:text-style-name="MP5" draw:layer="layout" svg:width="0.208cm" svg:height="0.207cm" svg:x="4.868cm" svg:y="-2.348cm">
          <text:p/>
          <draw:enhanced-geometry draw:mirror-horizontal="true" draw:mirror-vertical="false" drawooo:sub-view-size="3014 2991" draw:text-areas="0 0 ?f0 ?f1" svg:viewBox="0 0 0 0" draw:type="ooxml-non-primitive" draw:enhanced-path="M 1507 0 C 685 0 0 662 0 1507 0 2328 685 2990 1507 2990 2328 2990 3013 2328 3013 1507 3013 662 2328 0 1507 0 Z N">
            <draw:equation draw:name="f0" draw:formula="logwidth"/>
            <draw:equation draw:name="f1" draw:formula="logheight"/>
          </draw:enhanced-geometry>
        </draw:custom-shape>
        <draw:custom-shape draw:name="Google Shape;591;p9" draw:style-name="Mgr3" draw:text-style-name="MP5" draw:layer="layout" svg:width="0.219cm" svg:height="0.219cm" svg:x="4.495cm" svg:y="-2.169cm">
          <text:p/>
          <draw:enhanced-geometry draw:mirror-horizontal="true" draw:mirror-vertical="false" drawooo:sub-view-size="3174 3174" draw:text-areas="0 0 ?f0 ?f1" svg:viewBox="0 0 0 0" draw:type="ooxml-non-primitive" draw:enhanced-path="M 1598 1 C 708 1 1 708 1 1575 1 2466 708 3173 1598 3173 2466 3173 3173 2466 3173 1575 3173 708 2466 1 1598 1 Z N">
            <draw:equation draw:name="f0" draw:formula="logwidth"/>
            <draw:equation draw:name="f1" draw:formula="logheight"/>
          </draw:enhanced-geometry>
        </draw:custom-shape>
        <draw:custom-shape draw:name="Google Shape;592;p9" draw:style-name="Mgr4" draw:text-style-name="MP6" draw:layer="layout" svg:width="0.387cm" svg:height="0.386cm" svg:x="10.574cm" svg:y="0.372cm">
          <text:p/>
          <draw:enhanced-geometry draw:mirror-horizontal="true" draw:mirror-vertical="false" drawooo:sub-view-size="5593 5570" draw:text-areas="0 0 ?f0 ?f1" svg:viewBox="0 0 0 0" draw:type="ooxml-non-primitive" draw:enhanced-path="M 2808 0 C 1255 0 0 1233 0 2785 0 4314 1255 5570 2808 5570 4337 5570 5592 4314 5592 2785 5592 1233 4337 0 2808 0 Z N">
            <draw:equation draw:name="f0" draw:formula="logwidth"/>
            <draw:equation draw:name="f1" draw:formula="logheight"/>
          </draw:enhanced-geometry>
        </draw:custom-shape>
        <draw:custom-shape draw:name="Google Shape;593;p9" draw:style-name="Mgr4" draw:text-style-name="MP6" draw:layer="layout" svg:width="0.387cm" svg:height="0.387cm" svg:x="5.445cm" svg:y="2.069cm">
          <text:p/>
          <draw:enhanced-geometry draw:mirror-horizontal="true" draw:mirror-vertical="false" drawooo:sub-view-size="5593 5593" draw:text-areas="0 0 ?f0 ?f1" svg:viewBox="0 0 0 0" draw:type="ooxml-non-primitive" draw:enhanced-path="M 2785 0 C 1256 0 1 1256 1 2808 1 4337 1256 5592 2785 5592 4338 5592 5593 4337 5593 2808 5593 1256 4338 0 2785 0 Z N">
            <draw:equation draw:name="f0" draw:formula="logwidth"/>
            <draw:equation draw:name="f1" draw:formula="logheight"/>
          </draw:enhanced-geometry>
        </draw:custom-shape>
        <draw:custom-shape draw:name="Google Shape;594;p9" draw:style-name="Mgr3" draw:text-style-name="MP5" draw:layer="layout" svg:width="0.18cm" svg:height="0.18cm" svg:x="11.51cm" svg:y="-1.286cm">
          <text:p/>
          <draw:enhanced-geometry draw:mirror-horizontal="true" draw:mirror-vertical="false" drawooo:sub-view-size="2603 2603" draw:text-areas="0 0 ?f0 ?f1" svg:viewBox="0 0 0 0" draw:type="ooxml-non-primitive" draw:enhanced-path="M 1301 0 C 594 0 0 571 0 1301 0 2009 594 2602 1301 2602 2009 2602 2602 2009 2602 1301 2602 571 2009 0 1301 0 Z N">
            <draw:equation draw:name="f0" draw:formula="logwidth"/>
            <draw:equation draw:name="f1" draw:formula="logheight"/>
          </draw:enhanced-geometry>
        </draw:custom-shape>
        <draw:custom-shape draw:name="Google Shape;595;p9" draw:style-name="Mgr3" draw:text-style-name="MP5" draw:layer="layout" svg:width="0.399cm" svg:height="0.4cm" svg:x="10.761cm" svg:y="-2.031cm">
          <text:p/>
          <draw:enhanced-geometry draw:mirror-horizontal="true" draw:mirror-vertical="false" drawooo:sub-view-size="5753 5776" draw:text-areas="0 0 ?f0 ?f1" svg:viewBox="0 0 0 0" draw:type="ooxml-non-primitive" draw:enhanced-path="M 2877 388 C 4246 388 5388 1507 5388 2899 5388 4269 4246 5410 2877 5410 1485 5410 366 4269 366 2899 366 1507 1485 388 2877 388 Z M 2877 0 C 1279 0 1 1301 1 2899 1 4497 1279 5775 2877 5775 4475 5775 5753 4497 5753 2899 5753 1301 4475 0 2877 0 Z N">
            <draw:equation draw:name="f0" draw:formula="logwidth"/>
            <draw:equation draw:name="f1" draw:formula="logheight"/>
          </draw:enhanced-geometry>
        </draw:custom-shape>
        <draw:custom-shape draw:name="Google Shape;596;p9" draw:style-name="Mgr3" draw:text-style-name="MP5" draw:layer="layout" svg:width="0.259cm" svg:height="0.257cm" svg:x="10.831cm" svg:y="-1.96cm">
          <text:p/>
          <draw:enhanced-geometry draw:mirror-horizontal="true" draw:mirror-vertical="false" drawooo:sub-view-size="3744 3722" draw:text-areas="0 0 ?f0 ?f1" svg:viewBox="0 0 0 0" draw:type="ooxml-non-primitive" draw:enhanced-path="M 1872 0 C 845 0 0 845 0 1872 0 2899 845 3721 1872 3721 2899 3721 3744 2899 3744 1872 3744 845 2899 0 1872 0 Z N">
            <draw:equation draw:name="f0" draw:formula="logwidth"/>
            <draw:equation draw:name="f1" draw:formula="logheight"/>
          </draw:enhanced-geometry>
        </draw:custom-shape>
        <draw:custom-shape draw:name="Google Shape;597;p9" draw:style-name="Mgr3" draw:text-style-name="MP5" draw:layer="layout" svg:width="0.294cm" svg:height="0.294cm" svg:x="15.233cm" svg:y="-1.908cm">
          <text:p/>
          <draw:enhanced-geometry draw:mirror-horizontal="true" draw:mirror-vertical="false" drawooo:sub-view-size="4246 4247" draw:text-areas="0 0 ?f0 ?f1" svg:viewBox="0 0 0 0" draw:type="ooxml-non-primitive" draw:enhanced-path="M 2123 1 C 959 1 0 937 0 2123 0 3288 959 4246 2123 4246 3310 4246 4246 3288 4246 2123 4246 937 3310 1 2123 1 Z N">
            <draw:equation draw:name="f0" draw:formula="logwidth"/>
            <draw:equation draw:name="f1" draw:formula="logheight"/>
          </draw:enhanced-geometry>
        </draw:custom-shape>
        <draw:custom-shape draw:name="Google Shape;598;p9" draw:style-name="Mgr3" draw:text-style-name="MP5" draw:layer="layout" svg:width="0.294cm" svg:height="0.294cm" svg:x="16.091cm" svg:y="-1.908cm">
          <text:p/>
          <draw:enhanced-geometry draw:mirror-horizontal="true" draw:mirror-vertical="false" drawooo:sub-view-size="4247 4247" draw:text-areas="0 0 ?f0 ?f1" svg:viewBox="0 0 0 0" draw:type="ooxml-non-primitive" draw:enhanced-path="M 2123 1 C 936 1 1 937 1 2123 1 3288 936 4246 2123 4246 3287 4246 4246 3288 4246 2123 4246 937 3287 1 2123 1 Z N">
            <draw:equation draw:name="f0" draw:formula="logwidth"/>
            <draw:equation draw:name="f1" draw:formula="logheight"/>
          </draw:enhanced-geometry>
        </draw:custom-shape>
        <draw:custom-shape draw:name="Google Shape;599;p9" draw:style-name="Mgr3" draw:text-style-name="MP5" draw:layer="layout" svg:width="0.294cm" svg:height="0.294cm" svg:x="17.97cm" svg:y="-1.347cm">
          <text:p/>
          <draw:enhanced-geometry draw:mirror-horizontal="true" draw:mirror-vertical="false" drawooo:sub-view-size="4247 4247" draw:text-areas="0 0 ?f0 ?f1" svg:viewBox="0 0 0 0" draw:type="ooxml-non-primitive" draw:enhanced-path="M 2123 1 C 959 1 1 960 1 2124 1 3311 959 4246 2123 4246 3310 4246 4246 3311 4246 2124 4246 960 3310 1 2123 1 Z N">
            <draw:equation draw:name="f0" draw:formula="logwidth"/>
            <draw:equation draw:name="f1" draw:formula="logheight"/>
          </draw:enhanced-geometry>
        </draw:custom-shape>
        <draw:custom-shape draw:name="Google Shape;600;p9" draw:style-name="Mgr3" draw:text-style-name="MP5" draw:layer="layout" svg:width="0.294cm" svg:height="0.294cm" svg:x="19.216cm" svg:y="-2.573cm">
          <text:p/>
          <draw:enhanced-geometry draw:mirror-horizontal="true" draw:mirror-vertical="false" drawooo:sub-view-size="4246 4246" draw:text-areas="0 0 ?f0 ?f1" svg:viewBox="0 0 0 0" draw:type="ooxml-non-primitive" draw:enhanced-path="M 2123 0 C 959 0 0 936 0 2123 0 3287 959 4246 2123 4246 3287 4246 4246 3287 4246 2123 4246 936 3287 0 2123 0 Z N">
            <draw:equation draw:name="f0" draw:formula="logwidth"/>
            <draw:equation draw:name="f1" draw:formula="logheight"/>
          </draw:enhanced-geometry>
        </draw:custom-shape>
        <draw:custom-shape draw:name="Google Shape;601;p9" draw:style-name="Mgr3" draw:text-style-name="MP5" draw:layer="layout" svg:width="0.2cm" svg:height="0.202cm" svg:x="11.887cm" svg:y="-2.954cm">
          <text:p/>
          <draw:enhanced-geometry draw:mirror-horizontal="true" draw:mirror-vertical="false" drawooo:sub-view-size="2900 2922" draw:text-areas="0 0 ?f0 ?f1" svg:viewBox="0 0 0 0" draw:type="ooxml-non-primitive" draw:enhanced-path="M 1462 0 C 640 0 1 639 1 1461 1 2260 640 2922 1462 2922 2261 2922 2900 2260 2900 1461 2900 639 2261 0 1462 0 Z N">
            <draw:equation draw:name="f0" draw:formula="logwidth"/>
            <draw:equation draw:name="f1" draw:formula="logheight"/>
          </draw:enhanced-geometry>
        </draw:custom-shape>
        <draw:custom-shape draw:name="Google Shape;602;p9" draw:style-name="Mgr3" draw:text-style-name="MP5" draw:layer="layout" svg:width="0.202cm" svg:height="0.202cm" svg:x="17.246cm" svg:y="-2.466cm">
          <text:p/>
          <draw:enhanced-geometry draw:mirror-horizontal="true" draw:mirror-vertical="false" drawooo:sub-view-size="2923 2922" draw:text-areas="0 0 ?f0 ?f1" svg:viewBox="0 0 0 0" draw:type="ooxml-non-primitive" draw:enhanced-path="M 1462 0 C 640 0 1 662 1 1461 1 2260 640 2922 1462 2922 2260 2922 2922 2260 2922 1461 2922 662 2260 0 1462 0 Z N">
            <draw:equation draw:name="f0" draw:formula="logwidth"/>
            <draw:equation draw:name="f1" draw:formula="logheight"/>
          </draw:enhanced-geometry>
        </draw:custom-shape>
        <draw:custom-shape draw:name="Google Shape;603;p9" draw:style-name="Mgr3" draw:text-style-name="MP5" draw:layer="layout" svg:width="8.321cm" svg:height="0.026cm" svg:x="6.228cm" svg:y="-3.938cm">
          <text:p/>
          <draw:enhanced-geometry draw:mirror-horizontal="true" draw:mirror-vertical="false" drawooo:sub-view-size="119834 389" draw:text-areas="0 0 ?f0 ?f1" svg:viewBox="0 0 0 0" draw:type="ooxml-non-primitive" draw:enhanced-path="M 183 1 C 69 1 0 92 0 183 0 297 69 389 183 389 L 119628 389 C 119742 389 119833 297 119833 183 119833 92 119742 1 119628 1 Z N">
            <draw:equation draw:name="f0" draw:formula="logwidth"/>
            <draw:equation draw:name="f1" draw:formula="logheight"/>
          </draw:enhanced-geometry>
        </draw:custom-shape>
        <draw:custom-shape draw:name="Google Shape;604;p9" draw:style-name="Mgr3" draw:text-style-name="MP5" draw:layer="layout" svg:width="0.202cm" svg:height="0.202cm" svg:x="14.512cm" svg:y="-4.027cm">
          <text:p/>
          <draw:enhanced-geometry draw:mirror-horizontal="true" draw:mirror-vertical="false" drawooo:sub-view-size="2923 2922" draw:text-areas="0 0 ?f0 ?f1" svg:viewBox="0 0 0 0" draw:type="ooxml-non-primitive" draw:enhanced-path="M 1461 0 C 640 0 0 662 0 1461 0 2283 640 2922 1461 2922 2260 2922 2922 2283 2922 1461 2922 662 2260 0 1461 0 Z N">
            <draw:equation draw:name="f0" draw:formula="logwidth"/>
            <draw:equation draw:name="f1" draw:formula="logheight"/>
          </draw:enhanced-geometry>
        </draw:custom-shape>
        <draw:custom-shape draw:name="Google Shape;605;p9" draw:style-name="Mgr3" draw:text-style-name="MP5" draw:layer="layout" svg:width="0.202cm" svg:height="0.202cm" svg:x="6.143cm" svg:y="-4.027cm">
          <text:p/>
          <draw:enhanced-geometry draw:mirror-horizontal="true" draw:mirror-vertical="false" drawooo:sub-view-size="2922 2922" draw:text-areas="0 0 ?f0 ?f1" svg:viewBox="0 0 0 0" draw:type="ooxml-non-primitive" draw:enhanced-path="M 1461 0 C 662 0 0 662 0 1461 0 2283 662 2922 1461 2922 2283 2922 2922 2283 2922 1461 2922 662 2283 0 1461 0 Z N">
            <draw:equation draw:name="f0" draw:formula="logwidth"/>
            <draw:equation draw:name="f1" draw:formula="logheight"/>
          </draw:enhanced-geometry>
        </draw:custom-shape>
        <draw:custom-shape draw:name="Google Shape;606;p9" draw:style-name="Mgr3" draw:text-style-name="MP5" draw:layer="layout" svg:width="3.106cm" svg:height="3.103cm" svg:x="1.86cm" svg:y="-5.364cm">
          <text:p/>
          <draw:enhanced-geometry draw:mirror-horizontal="true" draw:mirror-vertical="false" drawooo:sub-view-size="44738 44699" draw:text-areas="0 0 ?f0 ?f1" svg:viewBox="0 0 0 0" draw:type="ooxml-non-primitive" draw:enhanced-path="M 44532 1 C 44481 1 44430 18 44395 52 L 91 44356 C 0 44447 0 44562 91 44630 114 44676 160 44699 228 44699 274 44699 320 44676 342 44630 L 44669 326 C 44738 258 44738 121 44669 52 44635 18 44584 1 44532 1 Z N">
            <draw:equation draw:name="f0" draw:formula="logwidth"/>
            <draw:equation draw:name="f1" draw:formula="logheight"/>
          </draw:enhanced-geometry>
        </draw:custom-shape>
        <draw:custom-shape draw:name="Google Shape;607;p9" draw:style-name="Mgr3" draw:text-style-name="MP5" draw:layer="layout" svg:width="3.106cm" svg:height="3.103cm" svg:x="1.476cm" svg:y="-5.192cm">
          <text:p/>
          <draw:enhanced-geometry draw:mirror-horizontal="true" draw:mirror-vertical="false" drawooo:sub-view-size="44739 44698" draw:text-areas="0 0 ?f0 ?f1" svg:viewBox="0 0 0 0" draw:type="ooxml-non-primitive" draw:enhanced-path="M 44522 0 C 44476 0 44430 17 44396 51 L 69 44378 C 1 44447 1 44561 69 44629 115 44675 161 44698 206 44698 252 44698 298 44675 343 44629 L 44647 325 C 44738 257 44738 120 44647 51 44613 17 44567 0 44522 0 Z N">
            <draw:equation draw:name="f0" draw:formula="logwidth"/>
            <draw:equation draw:name="f1" draw:formula="logheight"/>
          </draw:enhanced-geometry>
        </draw:custom-shape>
        <draw:custom-shape draw:name="Google Shape;608;p9" draw:style-name="Mgr3" draw:text-style-name="MP5" draw:layer="layout" svg:width="6.39cm" svg:height="1.962cm" svg:x="1.232cm" svg:y="-0.765cm">
          <text:p/>
          <draw:enhanced-geometry draw:mirror-horizontal="true" draw:mirror-vertical="false" drawooo:sub-view-size="92033 28264" draw:text-areas="0 0 ?f0 ?f1" svg:viewBox="0 0 0 0" draw:type="ooxml-non-primitive" draw:enhanced-path="M 206 0 C 155 0 104 17 69 51 1 120 1 234 69 325 L 28007 28263 91850 28263 C 91941 28263 92032 28172 92032 28058 92032 27967 91941 27875 91850 27875 L 28167 27875 343 51 C 309 17 258 0 206 0 Z N">
            <draw:equation draw:name="f0" draw:formula="logwidth"/>
            <draw:equation draw:name="f1" draw:formula="logheight"/>
          </draw:enhanced-geometry>
        </draw:custom-shape>
        <draw:custom-shape draw:name="Google Shape;609;p9" draw:style-name="Mgr3" draw:text-style-name="MP5" draw:layer="layout" svg:width="0.414cm" svg:height="0.257cm" svg:x="10.701cm" svg:y="-0.63cm">
          <text:p/>
          <draw:enhanced-geometry draw:mirror-horizontal="true" draw:mirror-vertical="false" drawooo:sub-view-size="5982 3722" draw:text-areas="0 0 ?f0 ?f1" svg:viewBox="0 0 0 0" draw:type="ooxml-non-primitive" draw:enhanced-path="M 1 1 L 3607 3721 5981 3721 2398 1 Z N">
            <draw:equation draw:name="f0" draw:formula="logwidth"/>
            <draw:equation draw:name="f1" draw:formula="logheight"/>
          </draw:enhanced-geometry>
        </draw:custom-shape>
        <draw:custom-shape draw:name="Google Shape;610;p9" draw:style-name="Mgr3" draw:text-style-name="MP5" draw:layer="layout" svg:width="0.413cm" svg:height="0.257cm" svg:x="10.389cm" svg:y="-0.63cm">
          <text:p/>
          <draw:enhanced-geometry draw:mirror-horizontal="true" draw:mirror-vertical="false" drawooo:sub-view-size="5958 3722" draw:text-areas="0 0 ?f0 ?f1" svg:viewBox="0 0 0 0" draw:type="ooxml-non-primitive" draw:enhanced-path="M 0 1 L 3584 3721 5958 3721 2374 1 Z N">
            <draw:equation draw:name="f0" draw:formula="logwidth"/>
            <draw:equation draw:name="f1" draw:formula="logheight"/>
          </draw:enhanced-geometry>
        </draw:custom-shape>
        <draw:custom-shape draw:name="Google Shape;611;p9" draw:style-name="Mgr3" draw:text-style-name="MP5" draw:layer="layout" svg:width="0.414cm" svg:height="0.257cm" svg:x="10.078cm" svg:y="-0.63cm">
          <text:p/>
          <draw:enhanced-geometry draw:mirror-horizontal="true" draw:mirror-vertical="false" drawooo:sub-view-size="5981 3722" draw:text-areas="0 0 ?f0 ?f1" svg:viewBox="0 0 0 0" draw:type="ooxml-non-primitive" draw:enhanced-path="M 0 1 L 3584 3721 5980 3721 2374 1 Z N">
            <draw:equation draw:name="f0" draw:formula="logwidth"/>
            <draw:equation draw:name="f1" draw:formula="logheight"/>
          </draw:enhanced-geometry>
        </draw:custom-shape>
        <draw:custom-shape draw:name="Google Shape;612;p9" draw:style-name="Mgr3" draw:text-style-name="MP5" draw:layer="layout" svg:width="0.413cm" svg:height="0.257cm" svg:x="9.766cm" svg:y="-0.63cm">
          <text:p/>
          <draw:enhanced-geometry draw:mirror-horizontal="true" draw:mirror-vertical="false" drawooo:sub-view-size="5959 3722" draw:text-areas="0 0 ?f0 ?f1" svg:viewBox="0 0 0 0" draw:type="ooxml-non-primitive" draw:enhanced-path="M 1 1 L 3584 3721 5958 3721 2375 1 Z N">
            <draw:equation draw:name="f0" draw:formula="logwidth"/>
            <draw:equation draw:name="f1" draw:formula="logheight"/>
          </draw:enhanced-geometry>
        </draw:custom-shape>
        <draw:custom-shape draw:name="Google Shape;613;p9" draw:style-name="Mgr3" draw:text-style-name="MP5" draw:layer="layout" svg:width="0.413cm" svg:height="0.257cm" svg:x="9.455cm" svg:y="-0.63cm">
          <text:p/>
          <draw:enhanced-geometry draw:mirror-horizontal="true" draw:mirror-vertical="false" drawooo:sub-view-size="5958 3722" draw:text-areas="0 0 ?f0 ?f1" svg:viewBox="0 0 0 0" draw:type="ooxml-non-primitive" draw:enhanced-path="M 1 1 L 3584 3721 5958 3721 2374 1 Z N">
            <draw:equation draw:name="f0" draw:formula="logwidth"/>
            <draw:equation draw:name="f1" draw:formula="logheight"/>
          </draw:enhanced-geometry>
        </draw:custom-shape>
        <draw:custom-shape draw:name="Google Shape;614;p9" draw:style-name="Mgr3" draw:text-style-name="MP5" draw:layer="layout" svg:width="0.414cm" svg:height="0.257cm" svg:x="9.145cm" svg:y="-0.63cm">
          <text:p/>
          <draw:enhanced-geometry draw:mirror-horizontal="true" draw:mirror-vertical="false" drawooo:sub-view-size="5981 3722" draw:text-areas="0 0 ?f0 ?f1" svg:viewBox="0 0 0 0" draw:type="ooxml-non-primitive" draw:enhanced-path="M 0 1 L 3607 3721 5981 3721 2397 1 Z N">
            <draw:equation draw:name="f0" draw:formula="logwidth"/>
            <draw:equation draw:name="f1" draw:formula="logheight"/>
          </draw:enhanced-geometry>
        </draw:custom-shape>
        <draw:custom-shape draw:name="Google Shape;615;p9" draw:style-name="Mgr3" draw:text-style-name="MP5" draw:layer="layout" svg:width="0.413cm" svg:height="0.257cm" svg:x="8.832cm" svg:y="-0.63cm">
          <text:p/>
          <draw:enhanced-geometry draw:mirror-horizontal="true" draw:mirror-vertical="false" drawooo:sub-view-size="5959 3722" draw:text-areas="0 0 ?f0 ?f1" svg:viewBox="0 0 0 0" draw:type="ooxml-non-primitive" draw:enhanced-path="M 1 1 L 3584 3721 5958 3721 2375 1 Z N">
            <draw:equation draw:name="f0" draw:formula="logwidth"/>
            <draw:equation draw:name="f1" draw:formula="logheight"/>
          </draw:enhanced-geometry>
        </draw:custom-shape>
        <draw:custom-shape draw:name="Google Shape;616;p9" draw:style-name="Mgr3" draw:text-style-name="MP5" draw:layer="layout" svg:width="0.414cm" svg:height="0.257cm" svg:x="8.522cm" svg:y="-0.63cm">
          <text:p/>
          <draw:enhanced-geometry draw:mirror-horizontal="true" draw:mirror-vertical="false" drawooo:sub-view-size="5981 3722" draw:text-areas="0 0 ?f0 ?f1" svg:viewBox="0 0 0 0" draw:type="ooxml-non-primitive" draw:enhanced-path="M 1 1 L 3584 3721 5981 3721 2374 1 Z N">
            <draw:equation draw:name="f0" draw:formula="logwidth"/>
            <draw:equation draw:name="f1" draw:formula="logheight"/>
          </draw:enhanced-geometry>
        </draw:custom-shape>
        <draw:custom-shape draw:name="Google Shape;617;p9" draw:style-name="Mgr3" draw:text-style-name="MP5" draw:layer="layout" svg:width="0.768cm" svg:height="0.479cm" svg:x="12.57cm" svg:y="1.527cm">
          <text:p/>
          <draw:enhanced-geometry draw:mirror-horizontal="true" draw:mirror-vertical="false" drawooo:sub-view-size="11072 6917" draw:text-areas="0 0 ?f0 ?f1" svg:viewBox="0 0 0 0" draw:type="ooxml-non-primitive" draw:enhanced-path="M 1 0 L 6666 6916 11071 6916 4406 0 Z N">
            <draw:equation draw:name="f0" draw:formula="logwidth"/>
            <draw:equation draw:name="f1" draw:formula="logheight"/>
          </draw:enhanced-geometry>
        </draw:custom-shape>
        <draw:custom-shape draw:name="Google Shape;618;p9" draw:style-name="Mgr3" draw:text-style-name="MP5" draw:layer="layout" svg:width="0.768cm" svg:height="0.479cm" svg:x="11.993cm" svg:y="1.527cm">
          <text:p/>
          <draw:enhanced-geometry draw:mirror-horizontal="true" draw:mirror-vertical="false" drawooo:sub-view-size="11071 6917" draw:text-areas="0 0 ?f0 ?f1" svg:viewBox="0 0 0 0" draw:type="ooxml-non-primitive" draw:enhanced-path="M 0 0 L 6665 6916 11070 6916 4405 0 Z N">
            <draw:equation draw:name="f0" draw:formula="logwidth"/>
            <draw:equation draw:name="f1" draw:formula="logheight"/>
          </draw:enhanced-geometry>
        </draw:custom-shape>
        <draw:custom-shape draw:name="Google Shape;619;p9" draw:style-name="Mgr3" draw:text-style-name="MP5" draw:layer="layout" svg:width="0.768cm" svg:height="0.479cm" svg:x="11.416cm" svg:y="1.527cm">
          <text:p/>
          <draw:enhanced-geometry draw:mirror-horizontal="true" draw:mirror-vertical="false" drawooo:sub-view-size="11071 6917" draw:text-areas="0 0 ?f0 ?f1" svg:viewBox="0 0 0 0" draw:type="ooxml-non-primitive" draw:enhanced-path="M 1 0 L 6666 6916 11071 6916 4429 0 Z N">
            <draw:equation draw:name="f0" draw:formula="logwidth"/>
            <draw:equation draw:name="f1" draw:formula="logheight"/>
          </draw:enhanced-geometry>
        </draw:custom-shape>
        <draw:custom-shape draw:name="Google Shape;620;p9" draw:style-name="Mgr3" draw:text-style-name="MP5" draw:layer="layout" svg:width="0.768cm" svg:height="0.479cm" svg:x="10.838cm" svg:y="1.527cm">
          <text:p/>
          <draw:enhanced-geometry draw:mirror-horizontal="true" draw:mirror-vertical="false" drawooo:sub-view-size="11072 6917" draw:text-areas="0 0 ?f0 ?f1" svg:viewBox="0 0 0 0" draw:type="ooxml-non-primitive" draw:enhanced-path="M 1 0 L 6643 6916 11071 6916 4406 0 Z N">
            <draw:equation draw:name="f0" draw:formula="logwidth"/>
            <draw:equation draw:name="f1" draw:formula="logheight"/>
          </draw:enhanced-geometry>
        </draw:custom-shape>
        <draw:custom-shape draw:name="Google Shape;621;p9" draw:style-name="Mgr3" draw:text-style-name="MP5" draw:layer="layout" svg:width="0.768cm" svg:height="0.479cm" svg:x="10.261cm" svg:y="1.527cm">
          <text:p/>
          <draw:enhanced-geometry draw:mirror-horizontal="true" draw:mirror-vertical="false" drawooo:sub-view-size="11071 6917" draw:text-areas="0 0 ?f0 ?f1" svg:viewBox="0 0 0 0" draw:type="ooxml-non-primitive" draw:enhanced-path="M 0 0 L 6665 6916 11071 6916 4406 0 Z N">
            <draw:equation draw:name="f0" draw:formula="logwidth"/>
            <draw:equation draw:name="f1" draw:formula="logheight"/>
          </draw:enhanced-geometry>
        </draw:custom-shape>
        <draw:custom-shape draw:name="Google Shape;622;p9" draw:style-name="Mgr3" draw:text-style-name="MP5" draw:layer="layout" svg:width="0.768cm" svg:height="0.479cm" svg:x="9.684cm" svg:y="1.527cm">
          <text:p/>
          <draw:enhanced-geometry draw:mirror-horizontal="true" draw:mirror-vertical="false" drawooo:sub-view-size="11071 6917" draw:text-areas="0 0 ?f0 ?f1" svg:viewBox="0 0 0 0" draw:type="ooxml-non-primitive" draw:enhanced-path="M 1 0 L 6666 6916 11071 6916 4406 0 Z N">
            <draw:equation draw:name="f0" draw:formula="logwidth"/>
            <draw:equation draw:name="f1" draw:formula="logheight"/>
          </draw:enhanced-geometry>
        </draw:custom-shape>
        <draw:custom-shape draw:name="Google Shape;623;p9" draw:style-name="Mgr3" draw:text-style-name="MP5" draw:layer="layout" svg:width="0.768cm" svg:height="0.479cm" svg:x="3.137cm" svg:y="-5.041cm">
          <text:p/>
          <draw:enhanced-geometry draw:mirror-horizontal="true" draw:mirror-vertical="false" drawooo:sub-view-size="11071 6917" draw:text-areas="0 0 ?f0 ?f1" svg:viewBox="0 0 0 0" draw:type="ooxml-non-primitive" draw:enhanced-path="M 6665 0 L 0 6916 4428 6916 11070 0 Z N">
            <draw:equation draw:name="f0" draw:formula="logwidth"/>
            <draw:equation draw:name="f1" draw:formula="logheight"/>
          </draw:enhanced-geometry>
        </draw:custom-shape>
        <draw:custom-shape draw:name="Google Shape;624;p9" draw:style-name="Mgr3" draw:text-style-name="MP5" draw:layer="layout" svg:width="0.768cm" svg:height="0.479cm" svg:x="3.714cm" svg:y="-5.041cm">
          <text:p/>
          <draw:enhanced-geometry draw:mirror-horizontal="true" draw:mirror-vertical="false" drawooo:sub-view-size="11072 6917" draw:text-areas="0 0 ?f0 ?f1" svg:viewBox="0 0 0 0" draw:type="ooxml-non-primitive" draw:enhanced-path="M 6666 0 L 1 6916 4406 6916 11071 0 Z N">
            <draw:equation draw:name="f0" draw:formula="logwidth"/>
            <draw:equation draw:name="f1" draw:formula="logheight"/>
          </draw:enhanced-geometry>
        </draw:custom-shape>
        <draw:custom-shape draw:name="Google Shape;625;p9" draw:style-name="Mgr3" draw:text-style-name="MP5" draw:layer="layout" svg:width="0.768cm" svg:height="0.479cm" svg:x="4.291cm" svg:y="-5.041cm">
          <text:p/>
          <draw:enhanced-geometry draw:mirror-horizontal="true" draw:mirror-vertical="false" drawooo:sub-view-size="11071 6917" draw:text-areas="0 0 ?f0 ?f1" svg:viewBox="0 0 0 0" draw:type="ooxml-non-primitive" draw:enhanced-path="M 6643 0 L 0 6916 4406 6916 11071 0 Z N">
            <draw:equation draw:name="f0" draw:formula="logwidth"/>
            <draw:equation draw:name="f1" draw:formula="logheight"/>
          </draw:enhanced-geometry>
        </draw:custom-shape>
        <draw:custom-shape draw:name="Google Shape;626;p9" draw:style-name="Mgr3" draw:text-style-name="MP5" draw:layer="layout" svg:width="0.768cm" svg:height="0.479cm" svg:x="4.87cm" svg:y="-5.041cm">
          <text:p/>
          <draw:enhanced-geometry draw:mirror-horizontal="true" draw:mirror-vertical="false" drawooo:sub-view-size="11071 6917" draw:text-areas="0 0 ?f0 ?f1" svg:viewBox="0 0 0 0" draw:type="ooxml-non-primitive" draw:enhanced-path="M 6665 0 L 0 6916 4428 6916 11070 0 Z N">
            <draw:equation draw:name="f0" draw:formula="logwidth"/>
            <draw:equation draw:name="f1" draw:formula="logheight"/>
          </draw:enhanced-geometry>
        </draw:custom-shape>
        <draw:custom-shape draw:name="Google Shape;627;p9" draw:style-name="Mgr3" draw:text-style-name="MP5" draw:layer="layout" svg:width="0.768cm" svg:height="0.479cm" svg:x="5.447cm" svg:y="-5.041cm">
          <text:p/>
          <draw:enhanced-geometry draw:mirror-horizontal="true" draw:mirror-vertical="false" drawooo:sub-view-size="11071 6917" draw:text-areas="0 0 ?f0 ?f1" svg:viewBox="0 0 0 0" draw:type="ooxml-non-primitive" draw:enhanced-path="M 6666 0 L 1 6916 4406 6916 11071 0 Z N">
            <draw:equation draw:name="f0" draw:formula="logwidth"/>
            <draw:equation draw:name="f1" draw:formula="logheight"/>
          </draw:enhanced-geometry>
        </draw:custom-shape>
        <draw:custom-shape draw:name="Google Shape;628;p9" draw:style-name="Mgr3" draw:text-style-name="MP5" draw:layer="layout" svg:width="0.768cm" svg:height="0.479cm" svg:x="6.024cm" svg:y="-5.041cm">
          <text:p/>
          <draw:enhanced-geometry draw:mirror-horizontal="true" draw:mirror-vertical="false" drawooo:sub-view-size="11071 6917" draw:text-areas="0 0 ?f0 ?f1" svg:viewBox="0 0 0 0" draw:type="ooxml-non-primitive" draw:enhanced-path="M 6665 0 L 0 6916 4406 6916 11071 0 Z N">
            <draw:equation draw:name="f0" draw:formula="logwidth"/>
            <draw:equation draw:name="f1" draw:formula="logheight"/>
          </draw:enhanced-geometry>
        </draw:custom-shape>
        <draw:custom-shape draw:name="Google Shape;629;p9" draw:style-name="Mgr3" draw:text-style-name="MP5" draw:layer="layout" svg:width="0.768cm" svg:height="0.479cm" svg:x="6.601cm" svg:y="-5.041cm">
          <text:p/>
          <draw:enhanced-geometry draw:mirror-horizontal="true" draw:mirror-vertical="false" drawooo:sub-view-size="11072 6917" draw:text-areas="0 0 ?f0 ?f1" svg:viewBox="0 0 0 0" draw:type="ooxml-non-primitive" draw:enhanced-path="M 6643 0 L 1 6916 4406 6916 11071 0 Z N">
            <draw:equation draw:name="f0" draw:formula="logwidth"/>
            <draw:equation draw:name="f1" draw:formula="logheight"/>
          </draw:enhanced-geometry>
        </draw:custom-shape>
        <draw:custom-shape draw:name="Google Shape;630;p9" draw:style-name="Mgr3" draw:text-style-name="MP5" draw:layer="layout" svg:width="0.768cm" svg:height="0.479cm" svg:x="7.179cm" svg:y="-5.041cm">
          <text:p/>
          <draw:enhanced-geometry draw:mirror-horizontal="true" draw:mirror-vertical="false" drawooo:sub-view-size="11071 6917" draw:text-areas="0 0 ?f0 ?f1" svg:viewBox="0 0 0 0" draw:type="ooxml-non-primitive" draw:enhanced-path="M 6666 0 L 1 6916 4429 6916 11071 0 Z N">
            <draw:equation draw:name="f0" draw:formula="logwidth"/>
            <draw:equation draw:name="f1" draw:formula="logheight"/>
          </draw:enhanced-geometry>
        </draw:custom-shape>
        <draw:custom-shape draw:name="Google Shape;631;p9" draw:style-name="Mgr3" draw:text-style-name="MP5" draw:layer="layout" svg:width="0.397cm" svg:height="0.43cm" svg:x="7.008cm" svg:y="-3.675cm">
          <text:p/>
          <draw:enhanced-geometry draw:mirror-horizontal="true" draw:mirror-vertical="false" drawooo:sub-view-size="5730 6210" draw:text-areas="0 0 ?f0 ?f1" svg:viewBox="0 0 0 0" draw:type="ooxml-non-primitive" draw:enhanced-path="M 0 1 L 3492 3265 365 6209 2602 6209 5729 3265 2237 1 Z N">
            <draw:equation draw:name="f0" draw:formula="logwidth"/>
            <draw:equation draw:name="f1" draw:formula="logheight"/>
          </draw:enhanced-geometry>
        </draw:custom-shape>
        <draw:custom-shape draw:name="Google Shape;632;p9" draw:style-name="Mgr3" draw:text-style-name="MP5" draw:layer="layout" svg:width="0.399cm" svg:height="0.43cm" svg:x="6.763cm" svg:y="-3.675cm">
          <text:p/>
          <draw:enhanced-geometry draw:mirror-horizontal="true" draw:mirror-vertical="false" drawooo:sub-view-size="5753 6210" draw:text-areas="0 0 ?f0 ?f1" svg:viewBox="0 0 0 0" draw:type="ooxml-non-primitive" draw:enhanced-path="M 0 1 L 3493 3265 366 6209 2602 6209 5752 3265 2237 1 Z N">
            <draw:equation draw:name="f0" draw:formula="logwidth"/>
            <draw:equation draw:name="f1" draw:formula="logheight"/>
          </draw:enhanced-geometry>
        </draw:custom-shape>
        <draw:custom-shape draw:name="Google Shape;633;p9" draw:style-name="Mgr3" draw:text-style-name="MP5" draw:layer="layout" svg:width="0.399cm" svg:height="0.43cm" svg:x="6.521cm" svg:y="-3.675cm">
          <text:p/>
          <draw:enhanced-geometry draw:mirror-horizontal="true" draw:mirror-vertical="false" drawooo:sub-view-size="5753 6210" draw:text-areas="0 0 ?f0 ?f1" svg:viewBox="0 0 0 0" draw:type="ooxml-non-primitive" draw:enhanced-path="M 1 1 L 3516 3265 366 6209 2603 6209 5753 3265 2238 1 Z N">
            <draw:equation draw:name="f0" draw:formula="logwidth"/>
            <draw:equation draw:name="f1" draw:formula="logheight"/>
          </draw:enhanced-geometry>
        </draw:custom-shape>
        <draw:custom-shape draw:name="Google Shape;634;p9" draw:style-name="Mgr3" draw:text-style-name="MP5" draw:layer="layout" svg:width="0.399cm" svg:height="0.43cm" svg:x="6.278cm" svg:y="-3.675cm">
          <text:p/>
          <draw:enhanced-geometry draw:mirror-horizontal="true" draw:mirror-vertical="false" drawooo:sub-view-size="5753 6210" draw:text-areas="0 0 ?f0 ?f1" svg:viewBox="0 0 0 0" draw:type="ooxml-non-primitive" draw:enhanced-path="M 1 1 L 3516 3265 366 6209 2626 6209 5753 3265 2238 1 Z N">
            <draw:equation draw:name="f0" draw:formula="logwidth"/>
            <draw:equation draw:name="f1" draw:formula="logheight"/>
          </draw:enhanced-geometry>
        </draw:custom-shape>
        <draw:custom-shape draw:name="Google Shape;635;p9" draw:style-name="Mgr3" draw:text-style-name="MP5" draw:layer="layout" svg:width="0.399cm" svg:height="0.43cm" svg:x="6.036cm" svg:y="-3.675cm">
          <text:p/>
          <draw:enhanced-geometry draw:mirror-horizontal="true" draw:mirror-vertical="false" drawooo:sub-view-size="5753 6210" draw:text-areas="0 0 ?f0 ?f1" svg:viewBox="0 0 0 0" draw:type="ooxml-non-primitive" draw:enhanced-path="M 0 1 L 3515 3265 388 6209 2625 6209 5752 3265 2237 1 Z N">
            <draw:equation draw:name="f0" draw:formula="logwidth"/>
            <draw:equation draw:name="f1" draw:formula="logheight"/>
          </draw:enhanced-geometry>
        </draw:custom-shape>
        <draw:custom-shape draw:name="Google Shape;636;p9" draw:style-name="Mgr3" draw:text-style-name="MP5" draw:layer="layout" svg:width="0.399cm" svg:height="0.43cm" svg:x="5.793cm" svg:y="-3.675cm">
          <text:p/>
          <draw:enhanced-geometry draw:mirror-horizontal="true" draw:mirror-vertical="false" drawooo:sub-view-size="5753 6210" draw:text-areas="0 0 ?f0 ?f1" svg:viewBox="0 0 0 0" draw:type="ooxml-non-primitive" draw:enhanced-path="M 0 1 L 3516 3265 388 6209 2625 6209 5752 3265 2237 1 Z N">
            <draw:equation draw:name="f0" draw:formula="logwidth"/>
            <draw:equation draw:name="f1" draw:formula="logheight"/>
          </draw:enhanced-geometry>
        </draw:custom-shape>
        <draw:custom-shape draw:name="Google Shape;637;p9" draw:style-name="Mgr3" draw:text-style-name="MP5" draw:layer="layout" svg:width="0.399cm" svg:height="0.43cm" svg:x="5.551cm" svg:y="-3.675cm">
          <text:p/>
          <draw:enhanced-geometry draw:mirror-horizontal="true" draw:mirror-vertical="false" drawooo:sub-view-size="5753 6210" draw:text-areas="0 0 ?f0 ?f1" svg:viewBox="0 0 0 0" draw:type="ooxml-non-primitive" draw:enhanced-path="M 1 1 L 3516 3265 389 6209 2626 6209 5753 3265 2238 1 Z N">
            <draw:equation draw:name="f0" draw:formula="logwidth"/>
            <draw:equation draw:name="f1" draw:formula="logheight"/>
          </draw:enhanced-geometry>
        </draw:custom-shape>
        <draw:custom-shape draw:name="Google Shape;638;p9" draw:style-name="Mgr3" draw:text-style-name="MP5" draw:layer="layout" svg:width="0.397cm" svg:height="0.43cm" svg:x="5.308cm" svg:y="-3.675cm">
          <text:p/>
          <draw:enhanced-geometry draw:mirror-horizontal="true" draw:mirror-vertical="false" drawooo:sub-view-size="5730 6210" draw:text-areas="0 0 ?f0 ?f1" svg:viewBox="0 0 0 0" draw:type="ooxml-non-primitive" draw:enhanced-path="M 1 1 L 3493 3265 366 6209 2603 6209 5730 3265 2238 1 Z N">
            <draw:equation draw:name="f0" draw:formula="logwidth"/>
            <draw:equation draw:name="f1" draw:formula="logheight"/>
          </draw:enhanced-geometry>
        </draw:custom-shape>
        <draw:custom-shape draw:name="Google Shape;639;p9" draw:style-name="Mgr3" draw:text-style-name="MP5" draw:layer="layout" svg:width="0.397cm" svg:height="0.43cm" svg:x="5.066cm" svg:y="-3.675cm">
          <text:p/>
          <draw:enhanced-geometry draw:mirror-horizontal="true" draw:mirror-vertical="false" drawooo:sub-view-size="5730 6210" draw:text-areas="0 0 ?f0 ?f1" svg:viewBox="0 0 0 0" draw:type="ooxml-non-primitive" draw:enhanced-path="M 0 1 L 3492 3265 365 6209 2602 6209 5729 3265 2237 1 Z N">
            <draw:equation draw:name="f0" draw:formula="logwidth"/>
            <draw:equation draw:name="f1" draw:formula="logheight"/>
          </draw:enhanced-geometry>
        </draw:custom-shape>
        <draw:custom-shape draw:name="Google Shape;640;p9" draw:style-name="Mgr3" draw:text-style-name="MP5" draw:layer="layout" svg:width="0.399cm" svg:height="0.43cm" svg:x="4.822cm" svg:y="-3.675cm">
          <text:p/>
          <draw:enhanced-geometry draw:mirror-horizontal="true" draw:mirror-vertical="false" drawooo:sub-view-size="5753 6210" draw:text-areas="0 0 ?f0 ?f1" svg:viewBox="0 0 0 0" draw:type="ooxml-non-primitive" draw:enhanced-path="M 0 1 L 3493 3265 366 6209 2602 6209 5752 3265 2237 1 Z N">
            <draw:equation draw:name="f0" draw:formula="logwidth"/>
            <draw:equation draw:name="f1" draw:formula="logheight"/>
          </draw:enhanced-geometry>
        </draw:custom-shape>
        <draw:custom-shape draw:name="Google Shape;641;p9" draw:style-name="Mgr3" draw:text-style-name="MP5" draw:layer="layout" svg:width="0.399cm" svg:height="0.43cm" svg:x="4.579cm" svg:y="-3.675cm">
          <text:p/>
          <draw:enhanced-geometry draw:mirror-horizontal="true" draw:mirror-vertical="false" drawooo:sub-view-size="5753 6210" draw:text-areas="0 0 ?f0 ?f1" svg:viewBox="0 0 0 0" draw:type="ooxml-non-primitive" draw:enhanced-path="M 1 1 L 3516 3265 366 6209 2603 6209 5753 3265 2238 1 Z N">
            <draw:equation draw:name="f0" draw:formula="logwidth"/>
            <draw:equation draw:name="f1" draw:formula="logheight"/>
          </draw:enhanced-geometry>
        </draw:custom-shape>
      </draw:g>
      <draw:g draw:name="Google Shape;642;p9">
        <draw:custom-shape draw:name="Google Shape;643;p9" draw:style-name="Mgr6" draw:text-style-name="MP8" draw:layer="layout" svg:width="0.001cm" svg:height="0.001cm" svg:x="0.426cm" svg:y="13.759cm">
          <text:p/>
          <draw:enhanced-geometry draw:mirror-horizontal="false" draw:mirror-vertical="false" drawooo:sub-view-size="1 1" draw:text-areas="0 0 ?f0 ?f1" svg:viewBox="0 0 0 0" draw:type="ooxml-non-primitive" draw:enhanced-path="M 0 0 L 0 0 Z F N">
            <draw:equation draw:name="f0" draw:formula="logwidth"/>
            <draw:equation draw:name="f1" draw:formula="logheight"/>
          </draw:enhanced-geometry>
        </draw:custom-shape>
        <draw:custom-shape draw:name="Google Shape;644;p9" draw:style-name="Mgr6" draw:text-style-name="MP8" draw:layer="layout" svg:width="0.001cm" svg:height="0.001cm" svg:x="2.044cm" svg:y="13.759cm">
          <text:p/>
          <draw:enhanced-geometry draw:mirror-horizontal="false" draw:mirror-vertical="false" drawooo:sub-view-size="1 1" draw:text-areas="0 0 ?f0 ?f1" svg:viewBox="0 0 0 0" draw:type="ooxml-non-primitive" draw:enhanced-path="M 0 0 L 0 0 Z F N">
            <draw:equation draw:name="f0" draw:formula="logwidth"/>
            <draw:equation draw:name="f1" draw:formula="logheight"/>
          </draw:enhanced-geometry>
        </draw:custom-shape>
        <draw:custom-shape draw:name="Google Shape;645;p9" draw:style-name="Mgr6" draw:text-style-name="MP8" draw:layer="layout" svg:width="1.463cm" svg:height="0.001cm" svg:x="0.482cm" svg:y="13.759cm">
          <text:p/>
          <draw:enhanced-geometry draw:mirror-horizontal="false" draw:mirror-vertical="false" drawooo:sub-view-size="5214 1" draw:text-areas="0 0 ?f0 ?f1" svg:viewBox="0 0 0 0" draw:type="ooxml-non-primitive" draw:enhanced-path="M 5214 0 L 1 0 F N">
            <draw:equation draw:name="f0" draw:formula="logwidth"/>
            <draw:equation draw:name="f1" draw:formula="logheight"/>
          </draw:enhanced-geometry>
        </draw:custom-shape>
        <draw:custom-shape draw:name="Google Shape;646;p9" draw:style-name="Mgr6" draw:text-style-name="MP8" draw:layer="layout" svg:width="0.295cm" svg:height="0.001cm" svg:x="-0.074cm" svg:y="13.365cm">
          <text:p/>
          <draw:enhanced-geometry draw:mirror-horizontal="false" draw:mirror-vertical="false" drawooo:sub-view-size="1054 1" draw:text-areas="0 0 ?f0 ?f1" svg:viewBox="0 0 0 0" draw:type="ooxml-non-primitive" draw:enhanced-path="M 1054 1 L 1 1 F N">
            <draw:equation draw:name="f0" draw:formula="logwidth"/>
            <draw:equation draw:name="f1" draw:formula="logheight"/>
          </draw:enhanced-geometry>
        </draw:custom-shape>
        <draw:custom-shape draw:name="Google Shape;647;p9" draw:style-name="Mgr6" draw:text-style-name="MP8" draw:layer="layout" svg:width="0.217cm" svg:height="0.001cm" svg:x="0.003cm" svg:y="13.154cm">
          <text:p/>
          <draw:enhanced-geometry draw:mirror-horizontal="false" draw:mirror-vertical="false" drawooo:sub-view-size="778 1" draw:text-areas="0 0 ?f0 ?f1" svg:viewBox="0 0 0 0" draw:type="ooxml-non-primitive" draw:enhanced-path="M 778 1 L 1 1 F N">
            <draw:equation draw:name="f0" draw:formula="logwidth"/>
            <draw:equation draw:name="f1" draw:formula="logheight"/>
          </draw:enhanced-geometry>
        </draw:custom-shape>
        <draw:custom-shape draw:name="Google Shape;648;p9" draw:style-name="Mgr6" draw:text-style-name="MP8" draw:layer="layout" svg:width="0.147cm" svg:height="0.001cm" svg:x="2.255cm" svg:y="13.21cm">
          <text:p/>
          <draw:enhanced-geometry draw:mirror-horizontal="false" draw:mirror-vertical="false" drawooo:sub-view-size="528 1" draw:text-areas="0 0 ?f0 ?f1" svg:viewBox="0 0 0 0" draw:type="ooxml-non-primitive" draw:enhanced-path="M 1 0 L 527 0 F N">
            <draw:equation draw:name="f0" draw:formula="logwidth"/>
            <draw:equation draw:name="f1" draw:formula="logheight"/>
          </draw:enhanced-geometry>
        </draw:custom-shape>
        <draw:custom-shape draw:name="Google Shape;649;p9" draw:style-name="Mgr6" draw:text-style-name="MP8" draw:layer="layout" svg:width="0.001cm" svg:height="0.316cm" svg:x="1.277cm" svg:y="13.97cm">
          <text:p/>
          <draw:enhanced-geometry draw:mirror-horizontal="false" draw:mirror-vertical="false" drawooo:sub-view-size="1 1129" draw:text-areas="0 0 ?f0 ?f1" svg:viewBox="0 0 0 0" draw:type="ooxml-non-primitive" draw:enhanced-path="M 1 0 L 1 1128 F N">
            <draw:equation draw:name="f0" draw:formula="logwidth"/>
            <draw:equation draw:name="f1" draw:formula="logheight"/>
          </draw:enhanced-geometry>
        </draw:custom-shape>
        <draw:custom-shape draw:name="Google Shape;650;p9" draw:style-name="Mgr6" draw:text-style-name="MP8" draw:layer="layout" svg:width="0.001cm" svg:height="0.147cm" svg:x="0.932cm" svg:y="13.97cm">
          <text:p/>
          <draw:enhanced-geometry draw:mirror-horizontal="false" draw:mirror-vertical="false" drawooo:sub-view-size="1 527" draw:text-areas="0 0 ?f0 ?f1" svg:viewBox="0 0 0 0" draw:type="ooxml-non-primitive" draw:enhanced-path="M 1 0 L 1 527 F N">
            <draw:equation draw:name="f0" draw:formula="logwidth"/>
            <draw:equation draw:name="f1" draw:formula="logheight"/>
          </draw:enhanced-geometry>
        </draw:custom-shape>
        <draw:custom-shape draw:name="Google Shape;651;p9" draw:style-name="Mgr6" draw:text-style-name="MP8" draw:layer="layout" svg:width="0.001cm" svg:height="0.231cm" svg:x="0.679cm" svg:y="13.97cm">
          <text:p/>
          <draw:enhanced-geometry draw:mirror-horizontal="false" draw:mirror-vertical="false" drawooo:sub-view-size="1 828" draw:text-areas="0 0 ?f0 ?f1" svg:viewBox="0 0 0 0" draw:type="ooxml-non-primitive" draw:enhanced-path="M 0 0 L 0 827 F N">
            <draw:equation draw:name="f0" draw:formula="logwidth"/>
            <draw:equation draw:name="f1" draw:formula="logheight"/>
          </draw:enhanced-geometry>
        </draw:custom-shape>
        <draw:custom-shape draw:name="Google Shape;652;p9" draw:style-name="Mgr6" draw:text-style-name="MP8" draw:layer="layout" svg:width="0.001cm" svg:height="0.231cm" svg:x="1.699cm" svg:y="13.97cm">
          <text:p/>
          <draw:enhanced-geometry draw:mirror-horizontal="false" draw:mirror-vertical="false" drawooo:sub-view-size="1 828" draw:text-areas="0 0 ?f0 ?f1" svg:viewBox="0 0 0 0" draw:type="ooxml-non-primitive" draw:enhanced-path="M 0 0 L 0 827 F N">
            <draw:equation draw:name="f0" draw:formula="logwidth"/>
            <draw:equation draw:name="f1" draw:formula="logheight"/>
          </draw:enhanced-geometry>
        </draw:custom-shape>
        <draw:custom-shape draw:name="Google Shape;653;p9" draw:style-name="Mgr6" draw:text-style-name="MP8" draw:layer="layout" svg:width="0.001cm" svg:height="0.175cm" svg:x="1.488cm" svg:y="13.97cm">
          <text:p/>
          <draw:enhanced-geometry draw:mirror-horizontal="false" draw:mirror-vertical="false" drawooo:sub-view-size="1 627" draw:text-areas="0 0 ?f0 ?f1" svg:viewBox="0 0 0 0" draw:type="ooxml-non-primitive" draw:enhanced-path="M 1 0 L 1 627 F N">
            <draw:equation draw:name="f0" draw:formula="logwidth"/>
            <draw:equation draw:name="f1" draw:formula="logheight"/>
          </draw:enhanced-geometry>
        </draw:custom-shape>
        <draw:custom-shape draw:name="Google Shape;654;p9" draw:style-name="Mgr7" draw:text-style-name="MP8" draw:layer="layout" svg:width="0.959cm" svg:height="3.888cm" draw:transform="rotate (1.5707963267949) translate (2.255cm 14.424cm)">
          <text:p/>
          <draw:enhanced-geometry draw:mirror-horizontal="true" draw:mirror-vertical="false" drawooo:sub-view-size="1330 5390" draw:text-areas="0 0 ?f0 ?f1" svg:viewBox="0 0 0 0" draw:type="ooxml-non-primitive" draw:enhanced-path="M 1329 5389 L 1329 2808 1 1504 1 1 F N">
            <draw:equation draw:name="f0" draw:formula="logwidth"/>
            <draw:equation draw:name="f1" draw:formula="logheight"/>
          </draw:enhanced-geometry>
        </draw:custom-shape>
        <draw:custom-shape draw:name="Google Shape;655;p9" draw:style-name="Mgr6" draw:text-style-name="MP8" draw:layer="layout" svg:width="1.35cm" svg:height="1.35cm" svg:x="0.559cm" svg:y="12.275cm">
          <text:p/>
          <draw:enhanced-geometry draw:mirror-horizontal="false" draw:mirror-vertical="false" drawooo:sub-view-size="4813 4813" draw:text-areas="0 0 ?f0 ?f1" svg:viewBox="0 0 0 0" draw:type="ooxml-non-primitive" draw:enhanced-path="M 0 0 L 4812 0 4812 4812 0 4812 Z F N">
            <draw:equation draw:name="f0" draw:formula="logwidth"/>
            <draw:equation draw:name="f1" draw:formula="logheight"/>
          </draw:enhanced-geometry>
        </draw:custom-shape>
        <draw:custom-shape draw:name="Google Shape;656;p9" draw:style-name="Mgr8" draw:text-style-name="MP9" draw:layer="layout" svg:width="0.9cm" svg:height="0.9cm" svg:x="0.784cm" svg:y="12.5cm">
          <text:p/>
          <draw:enhanced-geometry draw:mirror-horizontal="false" draw:mirror-vertical="false" drawooo:sub-view-size="3209 3209" draw:text-areas="0 0 ?f0 ?f1" svg:viewBox="0 0 0 0" draw:type="ooxml-non-primitive" draw:enhanced-path="M 0 0 L 0 3208 3208 3208 3208 0 Z N">
            <draw:equation draw:name="f0" draw:formula="logwidth"/>
            <draw:equation draw:name="f1" draw:formula="logheight"/>
          </draw:enhanced-geometry>
        </draw:custom-shape>
        <draw:custom-shape draw:name="Google Shape;657;p9" draw:style-name="Mgr6" draw:text-style-name="MP8" draw:layer="layout" svg:width="0.001cm" svg:height="1.463cm" svg:x="0.426cm" svg:y="12.19cm">
          <text:p/>
          <draw:enhanced-geometry draw:mirror-horizontal="false" draw:mirror-vertical="false" drawooo:sub-view-size="1 5214" draw:text-areas="0 0 ?f0 ?f1" svg:viewBox="0 0 0 0" draw:type="ooxml-non-primitive" draw:enhanced-path="M 0 5213 L 0 0 F N">
            <draw:equation draw:name="f0" draw:formula="logwidth"/>
            <draw:equation draw:name="f1" draw:formula="logheight"/>
          </draw:enhanced-geometry>
        </draw:custom-shape>
        <draw:custom-shape draw:name="Google Shape;658;p9" draw:style-name="Mgr6" draw:text-style-name="MP8" draw:layer="layout" svg:width="0.001cm" svg:height="0.001cm" svg:x="0.426cm" svg:y="12.141cm">
          <text:p/>
          <draw:enhanced-geometry draw:mirror-horizontal="false" draw:mirror-vertical="false" drawooo:sub-view-size="1 1" draw:text-areas="0 0 ?f0 ?f1" svg:viewBox="0 0 0 0" draw:type="ooxml-non-primitive" draw:enhanced-path="M 0 1 L 0 1 Z F N">
            <draw:equation draw:name="f0" draw:formula="logwidth"/>
            <draw:equation draw:name="f1" draw:formula="logheight"/>
          </draw:enhanced-geometry>
        </draw:custom-shape>
        <draw:custom-shape draw:name="Google Shape;659;p9" draw:style-name="Mgr6" draw:text-style-name="MP8" draw:layer="layout" svg:width="1.463cm" svg:height="0.001cm" svg:x="0.531cm" svg:y="12.141cm">
          <text:p/>
          <draw:enhanced-geometry draw:mirror-horizontal="false" draw:mirror-vertical="false" drawooo:sub-view-size="5215 1" draw:text-areas="0 0 ?f0 ?f1" svg:viewBox="0 0 0 0" draw:type="ooxml-non-primitive" draw:enhanced-path="M 1 1 L 5214 1 F N">
            <draw:equation draw:name="f0" draw:formula="logwidth"/>
            <draw:equation draw:name="f1" draw:formula="logheight"/>
          </draw:enhanced-geometry>
        </draw:custom-shape>
        <draw:custom-shape draw:name="Google Shape;660;p9" draw:style-name="Mgr6" draw:text-style-name="MP8" draw:layer="layout" svg:width="0.001cm" svg:height="0.001cm" svg:x="2.044cm" svg:y="12.141cm">
          <text:p/>
          <draw:enhanced-geometry draw:mirror-horizontal="false" draw:mirror-vertical="false" drawooo:sub-view-size="1 1" draw:text-areas="0 0 ?f0 ?f1" svg:viewBox="0 0 0 0" draw:type="ooxml-non-primitive" draw:enhanced-path="M 0 1 L 0 1 Z F N">
            <draw:equation draw:name="f0" draw:formula="logwidth"/>
            <draw:equation draw:name="f1" draw:formula="logheight"/>
          </draw:enhanced-geometry>
        </draw:custom-shape>
        <draw:custom-shape draw:name="Google Shape;661;p9" draw:style-name="Mgr6" draw:text-style-name="MP8" draw:layer="layout" svg:width="0.001cm" svg:height="1.463cm" svg:x="2.044cm" svg:y="12.239cm">
          <text:p/>
          <draw:enhanced-geometry draw:mirror-horizontal="false" draw:mirror-vertical="false" drawooo:sub-view-size="1 5214" draw:text-areas="0 0 ?f0 ?f1" svg:viewBox="0 0 0 0" draw:type="ooxml-non-primitive" draw:enhanced-path="M 0 1 L 0 5214 F N">
            <draw:equation draw:name="f0" draw:formula="logwidth"/>
            <draw:equation draw:name="f1" draw:formula="logheight"/>
          </draw:enhanced-geometry>
        </draw:custom-shape>
        <draw:custom-shape draw:name="Google Shape;662;p9" draw:style-name="Mgr6" draw:text-style-name="MP8" draw:layer="layout" svg:width="2.033cm" svg:height="2.026cm" svg:x="0.222cm" svg:y="11.937cm">
          <text:p/>
          <draw:enhanced-geometry draw:mirror-horizontal="false" draw:mirror-vertical="false" drawooo:sub-view-size="7244 7219" draw:text-areas="0 0 ?f0 ?f1" svg:viewBox="0 0 0 0" draw:type="ooxml-non-primitive" draw:enhanced-path="M 0 0 L 7243 0 7243 7218 0 7218 Z F N">
            <draw:equation draw:name="f0" draw:formula="logwidth"/>
            <draw:equation draw:name="f1" draw:formula="logheight"/>
          </draw:enhanced-geometry>
        </draw:custom-shape>
        <draw:custom-shape draw:name="Google Shape;663;p9" draw:style-name="Mgr9" draw:text-style-name="MP8" draw:layer="layout" svg:width="0.558cm" svg:height="0.558cm" svg:x="0.922cm" svg:y="9.264cm">
          <text:p/>
          <draw:enhanced-geometry draw:mirror-horizontal="false" draw:mirror-vertical="false" drawooo:sub-view-size="1204 1204" draw:text-areas="0 0 ?f0 ?f1" svg:viewBox="0 0 0 0" draw:type="ooxml-non-primitive" draw:enhanced-path="M 602 0 C 928 0 1204 276 1204 602 1204 928 928 1203 602 1203 276 1203 1 928 1 602 1 276 276 0 602 0 Z F N">
            <draw:equation draw:name="f0" draw:formula="logwidth"/>
            <draw:equation draw:name="f1" draw:formula="logheight"/>
          </draw:enhanced-geometry>
        </draw:custom-shape>
        <draw:custom-shape draw:name="Google Shape;664;p9" draw:style-name="Mgr10" draw:text-style-name="MP10" draw:layer="layout" svg:width="0.001cm" svg:height="2.123cm" draw:transform="rotate (-3.14159265358979) translate (1.201cm 11.946cm)">
          <text:p/>
          <draw:enhanced-geometry draw:mirror-horizontal="false" draw:mirror-vertical="false" svg:viewBox="0 0 21600 21600" draw:type="mso-spt32" draw:enhanced-path="M 0 0 L 21600 21600 N"/>
        </draw:custom-shape>
        <draw:custom-shape draw:name="Google Shape;665;p9" draw:style-name="Mgr6" draw:text-style-name="MP8" draw:layer="layout" svg:width="0.453cm" svg:height="2.557cm" svg:x="1.537cm" svg:y="9.365cm">
          <text:p/>
          <draw:enhanced-geometry draw:mirror-horizontal="false" draw:mirror-vertical="false" drawooo:sub-view-size="978 5515" draw:text-areas="0 0 ?f0 ?f1" svg:viewBox="0 0 0 0" draw:type="ooxml-non-primitive" draw:enhanced-path="M 0 5514 L 0 3509 977 2532 977 0 F N">
            <draw:equation draw:name="f0" draw:formula="logwidth"/>
            <draw:equation draw:name="f1" draw:formula="logheight"/>
          </draw:enhanced-geometry>
        </draw:custom-shape>
        <draw:custom-shape draw:name="Google Shape;666;p9" draw:style-name="Mgr7" draw:text-style-name="MP8" draw:layer="layout" svg:width="0.616cm" svg:height="2.499cm" svg:x="0.371cm" svg:y="9.423cm">
          <text:p/>
          <draw:enhanced-geometry draw:mirror-horizontal="false" draw:mirror-vertical="false" drawooo:sub-view-size="1330 5390" draw:text-areas="0 0 ?f0 ?f1" svg:viewBox="0 0 0 0" draw:type="ooxml-non-primitive" draw:enhanced-path="M 1329 5389 L 1329 2808 1 1504 1 1 F N">
            <draw:equation draw:name="f0" draw:formula="logwidth"/>
            <draw:equation draw:name="f1" draw:formula="logheight"/>
          </draw:enhanced-geometry>
        </draw:custom-shape>
        <draw:custom-shape draw:name="Google Shape;667;p9" draw:style-name="Mgr6" draw:text-style-name="MP8" draw:layer="layout" svg:width="0.001cm" svg:height="1.034cm" svg:x="0.777cm" svg:y="10.888cm">
          <text:p/>
          <draw:enhanced-geometry draw:mirror-horizontal="false" draw:mirror-vertical="false" drawooo:sub-view-size="1 2231" draw:text-areas="0 0 ?f0 ?f1" svg:viewBox="0 0 0 0" draw:type="ooxml-non-primitive" draw:enhanced-path="M 1 2231 L 1 0 F N">
            <draw:equation draw:name="f0" draw:formula="logwidth"/>
            <draw:equation draw:name="f1" draw:formula="logheight"/>
          </draw:enhanced-geometry>
        </draw:custom-shape>
        <draw:custom-shape draw:name="Google Shape;668;p9" draw:style-name="Mgr6" draw:text-style-name="MP8" draw:layer="layout" svg:width="0.001cm" svg:height="1.034cm" svg:x="1.798cm" svg:y="10.888cm">
          <text:p/>
          <draw:enhanced-geometry draw:mirror-horizontal="false" draw:mirror-vertical="false" drawooo:sub-view-size="1 2231" draw:text-areas="0 0 ?f0 ?f1" svg:viewBox="0 0 0 0" draw:type="ooxml-non-primitive" draw:enhanced-path="M 0 2231 L 0 0 F N">
            <draw:equation draw:name="f0" draw:formula="logwidth"/>
            <draw:equation draw:name="f1" draw:formula="logheight"/>
          </draw:enhanced-geometry>
        </draw:custom-shape>
        <draw:custom-shape draw:name="Google Shape;669;p9" draw:style-name="Mgr6" draw:text-style-name="MP8" draw:layer="layout" svg:width="0.401cm" svg:height="0.001cm" svg:x="-0.18cm" svg:y="12.943cm">
          <text:p/>
          <draw:enhanced-geometry draw:mirror-horizontal="false" draw:mirror-vertical="false" drawooo:sub-view-size="1430 1" draw:text-areas="0 0 ?f0 ?f1" svg:viewBox="0 0 0 0" draw:type="ooxml-non-primitive" draw:enhanced-path="M 1430 0 L 1 0 F N">
            <draw:equation draw:name="f0" draw:formula="logwidth"/>
            <draw:equation draw:name="f1" draw:formula="logheight"/>
          </draw:enhanced-geometry>
        </draw:custom-shape>
        <draw:custom-shape draw:name="Google Shape;670;p9" draw:style-name="Mgr6" draw:text-style-name="MP8" draw:layer="layout" svg:width="0.189cm" svg:height="0.001cm" svg:x="0.031cm" svg:y="12.605cm">
          <text:p/>
          <draw:enhanced-geometry draw:mirror-horizontal="false" draw:mirror-vertical="false" drawooo:sub-view-size="678 1" draw:text-areas="0 0 ?f0 ?f1" svg:viewBox="0 0 0 0" draw:type="ooxml-non-primitive" draw:enhanced-path="M 678 0 L 1 0 F N">
            <draw:equation draw:name="f0" draw:formula="logwidth"/>
            <draw:equation draw:name="f1" draw:formula="logheight"/>
          </draw:enhanced-geometry>
        </draw:custom-shape>
        <draw:custom-shape draw:name="Google Shape;671;p9" draw:style-name="Mgr6" draw:text-style-name="MP8" draw:layer="layout" svg:width="0.295cm" svg:height="0.001cm" svg:x="-0.074cm" svg:y="12.345cm">
          <text:p/>
          <draw:enhanced-geometry draw:mirror-horizontal="false" draw:mirror-vertical="false" drawooo:sub-view-size="1054 1" draw:text-areas="0 0 ?f0 ?f1" svg:viewBox="0 0 0 0" draw:type="ooxml-non-primitive" draw:enhanced-path="M 1054 1 L 1 1 F N">
            <draw:equation draw:name="f0" draw:formula="logwidth"/>
            <draw:equation draw:name="f1" draw:formula="logheight"/>
          </draw:enhanced-geometry>
        </draw:custom-shape>
        <draw:custom-shape draw:name="Google Shape;672;p9" draw:style-name="Mgr6" draw:text-style-name="MP8" draw:layer="layout" svg:width="0.231cm" svg:height="0.001cm" svg:x="2.255cm" svg:y="12.443cm">
          <text:p/>
          <draw:enhanced-geometry draw:mirror-horizontal="false" draw:mirror-vertical="false" drawooo:sub-view-size="828 1" draw:text-areas="0 0 ?f0 ?f1" svg:viewBox="0 0 0 0" draw:type="ooxml-non-primitive" draw:enhanced-path="M 1 1 L 828 1 F N">
            <draw:equation draw:name="f0" draw:formula="logwidth"/>
            <draw:equation draw:name="f1" draw:formula="logheight"/>
          </draw:enhanced-geometry>
        </draw:custom-shape>
        <draw:custom-shape draw:name="Google Shape;673;p9" draw:style-name="Mgr6" draw:text-style-name="MP8" draw:layer="layout" svg:width="0.175cm" svg:height="0.001cm" svg:x="2.255cm" svg:y="12.655cm">
          <text:p/>
          <draw:enhanced-geometry draw:mirror-horizontal="false" draw:mirror-vertical="false" drawooo:sub-view-size="628 1" draw:text-areas="0 0 ?f0 ?f1" svg:viewBox="0 0 0 0" draw:type="ooxml-non-primitive" draw:enhanced-path="M 1 1 L 627 1 F N">
            <draw:equation draw:name="f0" draw:formula="logwidth"/>
            <draw:equation draw:name="f1" draw:formula="logheight"/>
          </draw:enhanced-geometry>
        </draw:custom-shape>
        <draw:custom-shape draw:name="Google Shape;674;p9" draw:style-name="Mgr9" draw:text-style-name="MP8" draw:layer="layout" svg:width="0.558cm" svg:height="0.558cm" draw:transform="rotate (-1.5707963267949) translate (6.594cm 12.587cm)">
          <text:p/>
          <draw:enhanced-geometry draw:mirror-horizontal="false" draw:mirror-vertical="false" drawooo:sub-view-size="1204 1204" draw:text-areas="0 0 ?f0 ?f1" svg:viewBox="0 0 0 0" draw:type="ooxml-non-primitive" draw:enhanced-path="M 602 0 C 928 0 1204 276 1204 602 1204 928 928 1203 602 1203 276 1203 1 928 1 602 1 276 276 0 602 0 Z F N">
            <draw:equation draw:name="f0" draw:formula="logwidth"/>
            <draw:equation draw:name="f1" draw:formula="logheight"/>
          </draw:enhanced-geometry>
        </draw:custom-shape>
        <draw:custom-shape draw:name="Google Shape;675;p9" draw:style-name="Mgr10" draw:text-style-name="MP10" draw:layer="layout" svg:width="3.794cm" svg:height="0.001cm" svg:x="2.248cm" svg:y="12.866cm">
          <text:p/>
          <draw:enhanced-geometry draw:mirror-horizontal="false" draw:mirror-vertical="false" svg:viewBox="0 0 21600 21600" draw:type="mso-spt32" draw:enhanced-path="M 0 0 L 21600 21600 N"/>
        </draw:custom-shape>
      </draw:g>
      <draw:g draw:name="Google Shape;676;p9">
        <draw:custom-shape draw:name="Google Shape;677;p9" draw:style-name="Mgr3" draw:text-style-name="MP5" draw:layer="layout" svg:width="0.286cm" svg:height="0.823cm" svg:x="14.628cm" svg:y="12.691cm">
          <text:p/>
          <draw:enhanced-geometry draw:mirror-horizontal="false" draw:mirror-vertical="false" drawooo:sub-view-size="803 2307" draw:text-areas="0 0 ?f0 ?f1" svg:viewBox="0 0 0 0" draw:type="ooxml-non-primitive" draw:enhanced-path="M 1 0 L 1 2306 803 2306 803 0 Z N">
            <draw:equation draw:name="f0" draw:formula="logwidth"/>
            <draw:equation draw:name="f1" draw:formula="logheight"/>
          </draw:enhanced-geometry>
        </draw:custom-shape>
        <draw:custom-shape draw:name="Google Shape;678;p9" draw:style-name="Mgr3" draw:text-style-name="MP5" draw:layer="layout" svg:width="0.286cm" svg:height="0.823cm" svg:x="15.166cm" svg:y="12.691cm">
          <text:p/>
          <draw:enhanced-geometry draw:mirror-horizontal="false" draw:mirror-vertical="false" drawooo:sub-view-size="803 2307" draw:text-areas="0 0 ?f0 ?f1" svg:viewBox="0 0 0 0" draw:type="ooxml-non-primitive" draw:enhanced-path="M 0 0 L 0 2306 802 2306 802 0 Z N">
            <draw:equation draw:name="f0" draw:formula="logwidth"/>
            <draw:equation draw:name="f1" draw:formula="logheight"/>
          </draw:enhanced-geometry>
        </draw:custom-shape>
        <draw:custom-shape draw:name="Google Shape;679;p9" draw:style-name="Mgr3" draw:text-style-name="MP5" draw:layer="layout" svg:width="0.286cm" svg:height="0.823cm" svg:x="15.694cm" svg:y="12.691cm">
          <text:p/>
          <draw:enhanced-geometry draw:mirror-horizontal="false" draw:mirror-vertical="false" drawooo:sub-view-size="803 2307" draw:text-areas="0 0 ?f0 ?f1" svg:viewBox="0 0 0 0" draw:type="ooxml-non-primitive" draw:enhanced-path="M 0 0 L 0 2306 802 2306 802 0 Z N">
            <draw:equation draw:name="f0" draw:formula="logwidth"/>
            <draw:equation draw:name="f1" draw:formula="logheight"/>
          </draw:enhanced-geometry>
        </draw:custom-shape>
        <draw:custom-shape draw:name="Google Shape;680;p9" draw:style-name="Mgr3" draw:text-style-name="MP5" draw:layer="layout" svg:width="0.286cm" svg:height="0.823cm" svg:x="16.222cm" svg:y="12.691cm">
          <text:p/>
          <draw:enhanced-geometry draw:mirror-horizontal="false" draw:mirror-vertical="false" drawooo:sub-view-size="803 2307" draw:text-areas="0 0 ?f0 ?f1" svg:viewBox="0 0 0 0" draw:type="ooxml-non-primitive" draw:enhanced-path="M 1 0 L 1 2306 803 2306 803 0 Z N">
            <draw:equation draw:name="f0" draw:formula="logwidth"/>
            <draw:equation draw:name="f1" draw:formula="logheight"/>
          </draw:enhanced-geometry>
        </draw:custom-shape>
        <draw:custom-shape draw:name="Google Shape;681;p9" draw:style-name="Mgr3" draw:text-style-name="MP5" draw:layer="layout" svg:width="0.286cm" svg:height="0.823cm" svg:x="16.75cm" svg:y="12.691cm">
          <text:p/>
          <draw:enhanced-geometry draw:mirror-horizontal="false" draw:mirror-vertical="false" drawooo:sub-view-size="803 2307" draw:text-areas="0 0 ?f0 ?f1" svg:viewBox="0 0 0 0" draw:type="ooxml-non-primitive" draw:enhanced-path="M 1 0 L 1 2306 803 2306 803 0 Z N">
            <draw:equation draw:name="f0" draw:formula="logwidth"/>
            <draw:equation draw:name="f1" draw:formula="logheight"/>
          </draw:enhanced-geometry>
        </draw:custom-shape>
        <draw:custom-shape draw:name="Google Shape;682;p9" draw:style-name="Mgr3" draw:text-style-name="MP5" draw:layer="layout" svg:width="0.295cm" svg:height="0.823cm" svg:x="17.278cm" svg:y="12.691cm">
          <text:p/>
          <draw:enhanced-geometry draw:mirror-horizontal="false" draw:mirror-vertical="false" drawooo:sub-view-size="828 2307" draw:text-areas="0 0 ?f0 ?f1" svg:viewBox="0 0 0 0" draw:type="ooxml-non-primitive" draw:enhanced-path="M 0 0 L 0 2306 827 2306 827 0 Z N">
            <draw:equation draw:name="f0" draw:formula="logwidth"/>
            <draw:equation draw:name="f1" draw:formula="logheight"/>
          </draw:enhanced-geometry>
        </draw:custom-shape>
        <draw:custom-shape draw:name="Google Shape;683;p9" draw:style-name="Mgr7" draw:text-style-name="MP8" draw:layer="layout" svg:width="0.286cm" svg:height="0.823cm" svg:x="17.815cm" svg:y="12.691cm">
          <text:p/>
          <draw:enhanced-geometry draw:mirror-horizontal="false" draw:mirror-vertical="false" drawooo:sub-view-size="803 2307" draw:text-areas="0 0 ?f0 ?f1" svg:viewBox="0 0 0 0" draw:type="ooxml-non-primitive" draw:enhanced-path="M 1 0 L 1 2306 803 2306 803 0 Z N">
            <draw:equation draw:name="f0" draw:formula="logwidth"/>
            <draw:equation draw:name="f1" draw:formula="logheight"/>
          </draw:enhanced-geometry>
        </draw:custom-shape>
        <draw:custom-shape draw:name="Google Shape;684;p9" draw:style-name="Mgr7" draw:text-style-name="MP8" draw:layer="layout" svg:width="0.286cm" svg:height="0.823cm" svg:x="18.343cm" svg:y="12.691cm">
          <text:p/>
          <draw:enhanced-geometry draw:mirror-horizontal="false" draw:mirror-vertical="false" drawooo:sub-view-size="803 2307" draw:text-areas="0 0 ?f0 ?f1" svg:viewBox="0 0 0 0" draw:type="ooxml-non-primitive" draw:enhanced-path="M 1 0 L 1 2306 803 2306 803 0 Z N">
            <draw:equation draw:name="f0" draw:formula="logwidth"/>
            <draw:equation draw:name="f1" draw:formula="logheight"/>
          </draw:enhanced-geometry>
        </draw:custom-shape>
        <draw:custom-shape draw:name="Google Shape;685;p9" draw:style-name="Mgr7" draw:text-style-name="MP8" draw:layer="layout" svg:width="0.286cm" svg:height="0.823cm" svg:x="18.871cm" svg:y="12.691cm">
          <text:p/>
          <draw:enhanced-geometry draw:mirror-horizontal="false" draw:mirror-vertical="false" drawooo:sub-view-size="803 2307" draw:text-areas="0 0 ?f0 ?f1" svg:viewBox="0 0 0 0" draw:type="ooxml-non-primitive" draw:enhanced-path="M 0 0 L 0 2306 802 2306 802 0 Z N">
            <draw:equation draw:name="f0" draw:formula="logwidth"/>
            <draw:equation draw:name="f1" draw:formula="logheight"/>
          </draw:enhanced-geometry>
        </draw:custom-shape>
        <draw:custom-shape draw:name="Google Shape;686;p9" draw:style-name="Mgr7" draw:text-style-name="MP8" draw:layer="layout" svg:width="0.286cm" svg:height="0.823cm" svg:x="19.399cm" svg:y="12.691cm">
          <text:p/>
          <draw:enhanced-geometry draw:mirror-horizontal="false" draw:mirror-vertical="false" drawooo:sub-view-size="803 2307" draw:text-areas="0 0 ?f0 ?f1" svg:viewBox="0 0 0 0" draw:type="ooxml-non-primitive" draw:enhanced-path="M 0 0 L 0 2306 802 2306 802 0 Z N">
            <draw:equation draw:name="f0" draw:formula="logwidth"/>
            <draw:equation draw:name="f1" draw:formula="logheight"/>
          </draw:enhanced-geometry>
        </draw:custom-shape>
        <draw:custom-shape draw:name="Google Shape;687;p9" draw:style-name="Mgr7" draw:text-style-name="MP8" draw:layer="layout" svg:width="0.286cm" svg:height="0.823cm" svg:x="19.936cm" svg:y="12.691cm">
          <text:p/>
          <draw:enhanced-geometry draw:mirror-horizontal="false" draw:mirror-vertical="false" drawooo:sub-view-size="803 2307" draw:text-areas="0 0 ?f0 ?f1" svg:viewBox="0 0 0 0" draw:type="ooxml-non-primitive" draw:enhanced-path="M 1 0 L 1 2306 803 2306 803 0 Z N">
            <draw:equation draw:name="f0" draw:formula="logwidth"/>
            <draw:equation draw:name="f1" draw:formula="logheight"/>
          </draw:enhanced-geometry>
        </draw:custom-shape>
        <draw:custom-shape draw:name="Google Shape;688;p9" draw:style-name="Mgr7" draw:text-style-name="MP8" draw:layer="layout" svg:width="0.286cm" svg:height="0.823cm" svg:x="20.464cm" svg:y="12.691cm">
          <text:p/>
          <draw:enhanced-geometry draw:mirror-horizontal="false" draw:mirror-vertical="false" drawooo:sub-view-size="803 2307" draw:text-areas="0 0 ?f0 ?f1" svg:viewBox="0 0 0 0" draw:type="ooxml-non-primitive" draw:enhanced-path="M 1 0 L 1 2306 803 2306 803 0 Z N">
            <draw:equation draw:name="f0" draw:formula="logwidth"/>
            <draw:equation draw:name="f1" draw:formula="logheight"/>
          </draw:enhanced-geometry>
        </draw:custom-shape>
        <draw:custom-shape draw:name="Google Shape;689;p9" draw:style-name="Mgr7" draw:text-style-name="MP8" draw:layer="layout" svg:width="0.286cm" svg:height="0.823cm" svg:x="20.992cm" svg:y="12.691cm">
          <text:p/>
          <draw:enhanced-geometry draw:mirror-horizontal="false" draw:mirror-vertical="false" drawooo:sub-view-size="803 2307" draw:text-areas="0 0 ?f0 ?f1" svg:viewBox="0 0 0 0" draw:type="ooxml-non-primitive" draw:enhanced-path="M 0 0 L 0 2306 802 2306 802 0 Z N">
            <draw:equation draw:name="f0" draw:formula="logwidth"/>
            <draw:equation draw:name="f1" draw:formula="logheight"/>
          </draw:enhanced-geometry>
        </draw:custom-shape>
        <draw:custom-shape draw:name="Google Shape;690;p9" draw:style-name="Mgr7" draw:text-style-name="MP8" draw:layer="layout" svg:width="0.286cm" svg:height="0.823cm" svg:x="21.52cm" svg:y="12.691cm">
          <text:p/>
          <draw:enhanced-geometry draw:mirror-horizontal="false" draw:mirror-vertical="false" drawooo:sub-view-size="803 2307" draw:text-areas="0 0 ?f0 ?f1" svg:viewBox="0 0 0 0" draw:type="ooxml-non-primitive" draw:enhanced-path="M 1 0 L 1 2306 803 2306 803 0 Z N">
            <draw:equation draw:name="f0" draw:formula="logwidth"/>
            <draw:equation draw:name="f1" draw:formula="logheight"/>
          </draw:enhanced-geometry>
        </draw:custom-shape>
        <draw:custom-shape draw:name="Google Shape;691;p9" draw:style-name="Mgr7" draw:text-style-name="MP8" draw:layer="layout" svg:width="0.286cm" svg:height="0.823cm" svg:x="22.057cm" svg:y="12.691cm">
          <text:p/>
          <draw:enhanced-geometry draw:mirror-horizontal="false" draw:mirror-vertical="false" drawooo:sub-view-size="803 2307" draw:text-areas="0 0 ?f0 ?f1" svg:viewBox="0 0 0 0" draw:type="ooxml-non-primitive" draw:enhanced-path="M 1 0 L 1 2306 803 2306 803 0 Z N">
            <draw:equation draw:name="f0" draw:formula="logwidth"/>
            <draw:equation draw:name="f1" draw:formula="logheight"/>
          </draw:enhanced-geometry>
        </draw:custom-shape>
        <draw:custom-shape draw:name="Google Shape;692;p9" draw:style-name="Mgr7" draw:text-style-name="MP8" draw:layer="layout" svg:width="0.286cm" svg:height="0.823cm" svg:x="22.585cm" svg:y="12.691cm">
          <text:p/>
          <draw:enhanced-geometry draw:mirror-horizontal="false" draw:mirror-vertical="false" drawooo:sub-view-size="803 2307" draw:text-areas="0 0 ?f0 ?f1" svg:viewBox="0 0 0 0" draw:type="ooxml-non-primitive" draw:enhanced-path="M 0 0 L 0 2306 802 2306 802 0 Z N">
            <draw:equation draw:name="f0" draw:formula="logwidth"/>
            <draw:equation draw:name="f1" draw:formula="logheight"/>
          </draw:enhanced-geometry>
        </draw:custom-shape>
        <draw:custom-shape draw:name="Google Shape;693;p9" draw:style-name="Mgr7" draw:text-style-name="MP8" draw:layer="layout" svg:width="0.286cm" svg:height="0.823cm" svg:x="23.113cm" svg:y="12.691cm">
          <text:p/>
          <draw:enhanced-geometry draw:mirror-horizontal="false" draw:mirror-vertical="false" drawooo:sub-view-size="803 2307" draw:text-areas="0 0 ?f0 ?f1" svg:viewBox="0 0 0 0" draw:type="ooxml-non-primitive" draw:enhanced-path="M 0 0 L 0 2306 802 2306 802 0 Z N">
            <draw:equation draw:name="f0" draw:formula="logwidth"/>
            <draw:equation draw:name="f1" draw:formula="logheight"/>
          </draw:enhanced-geometry>
        </draw:custom-shape>
      </draw:g>
      <draw:g draw:name="Google Shape;694;p9">
        <draw:g draw:name="Google Shape;695;p9">
          <draw:custom-shape draw:name="Google Shape;696;p9" draw:style-name="Mgr3" draw:text-style-name="MP5" draw:layer="layout" svg:width="0.978cm" svg:height="0.982cm" svg:x="21.899cm" svg:y="5.188cm">
            <text:p/>
            <draw:enhanced-geometry draw:mirror-horizontal="false" draw:mirror-vertical="false" drawooo:sub-view-size="5340 5364" draw:text-areas="0 0 ?f0 ?f1" svg:viewBox="0 0 0 0" draw:type="ooxml-non-primitive" draw:enhanced-path="M 2457 1 L 2256 452 C 2056 502 1855 577 1680 652 L 1229 427 C 1003 552 803 727 627 928 L 828 1404 C 703 1579 602 1755 527 1955 L 51 2081 C 26 2281 1 2482 1 2682 1 2757 1 2808 1 2883 L 452 3083 C 502 3284 552 3484 652 3685 L 402 4111 C 552 4336 728 4537 928 4712 L 1379 4537 C 1555 4637 1755 4737 1956 4813 L 2081 5289 C 2282 5339 2457 5364 2657 5364 2733 5364 2808 5364 2883 5339 L 3084 4888 C 3284 4863 3485 4787 3660 4687 L 4111 4938 C 4337 4787 4537 4612 4713 4412 L 4512 3960 C 4637 3785 4738 3610 4813 3409 L 5289 3259 C 5314 3083 5339 2883 5339 2682 5339 2607 5339 2532 5339 2482 L 4888 2281 C 4838 2056 4788 1855 4688 1680 L 4938 1254 C 4788 1028 4612 828 4412 652 L 3961 828 C 3785 702 3585 602 3384 552 L 3259 76 C 3058 26 2883 1 2657 1 Z N">
              <draw:equation draw:name="f0" draw:formula="logwidth"/>
              <draw:equation draw:name="f1" draw:formula="logheight"/>
            </draw:enhanced-geometry>
          </draw:custom-shape>
          <draw:custom-shape draw:name="Google Shape;697;p9" draw:style-name="Mgr5" draw:text-style-name="MP7" draw:layer="layout" svg:width="0.564cm" svg:height="0.56cm" svg:x="22.106cm" svg:y="5.399cm">
            <text:p/>
            <draw:enhanced-geometry draw:mirror-horizontal="false" draw:mirror-vertical="false" drawooo:sub-view-size="3084 3059" draw:text-areas="0 0 ?f0 ?f1" svg:viewBox="0 0 0 0" draw:type="ooxml-non-primitive" draw:enhanced-path="M 1529 0 C 702 0 1 677 1 1529 1 2381 702 3058 1529 3058 2382 3058 3083 2381 3083 1529 3083 677 2382 0 1529 0 Z N">
              <draw:equation draw:name="f0" draw:formula="logwidth"/>
              <draw:equation draw:name="f1" draw:formula="logheight"/>
            </draw:enhanced-geometry>
          </draw:custom-shape>
        </draw:g>
        <draw:g draw:name="Google Shape;698;p9">
          <draw:custom-shape draw:name="Google Shape;699;p9" draw:style-name="Mgr6" draw:text-style-name="MP8" draw:layer="layout" svg:width="1.533cm" svg:height="1.533cm" svg:x="22.886cm" svg:y="4.269cm">
            <text:p/>
            <draw:enhanced-geometry draw:mirror-horizontal="false" draw:mirror-vertical="false" drawooo:sub-view-size="8372 8372" draw:text-areas="0 0 ?f0 ?f1" svg:viewBox="0 0 0 0" draw:type="ooxml-non-primitive" draw:enhanced-path="M 4111 1 C 3810 1 3509 26 3208 101 3083 126 2983 176 2883 201 L 2757 953 C 2456 1104 2181 1279 1930 1480 L 1178 1279 C 878 1580 652 1931 451 2282 L 903 2933 C 777 3234 702 3560 677 3886 L 0 4262 C 0 4562 50 4863 126 5189 151 5289 176 5389 201 5490 L 978 5615 C 1103 5941 1279 6217 1504 6442 L 1279 7194 C 1579 7495 1930 7745 2306 7921 L 2933 7470 C 3233 7595 3559 7670 3885 7695 L 4261 8372 C 4562 8372 4888 8322 5188 8247 5289 8222 5389 8196 5489 8171 L 5639 7394 C 5940 7269 6216 7094 6467 6893 L 7218 7094 C 7494 6793 7745 6442 7920 6066 L 7494 5440 C 7594 5139 7670 4813 7695 4487 L 8371 4111 C 8371 3810 8346 3485 8271 3184 8246 3084 8196 2983 8171 2883 L 7419 2758 C 7269 2432 7093 2156 6893 1906 L 7093 1179 C 6792 878 6467 628 6091 452 L 5439 903 C 5138 778 4812 703 4487 678 L 4111 1 Z N">
              <draw:equation draw:name="f0" draw:formula="logwidth"/>
              <draw:equation draw:name="f1" draw:formula="logheight"/>
            </draw:enhanced-geometry>
          </draw:custom-shape>
          <draw:custom-shape draw:name="Google Shape;700;p9" draw:style-name="Mgr6" draw:text-style-name="MP8" draw:layer="layout" svg:width="0.973cm" svg:height="0.88cm" svg:x="23.167cm" svg:y="4.596cm">
            <text:p/>
            <draw:enhanced-geometry draw:mirror-horizontal="false" draw:mirror-vertical="false" drawooo:sub-view-size="5314 4808" draw:text-areas="0 0 ?f0 ?f1" svg:viewBox="0 0 0 0" draw:type="ooxml-non-primitive" draw:enhanced-path="M 2667 1 C 2474 1 2277 24 2080 74 802 374 0 1678 326 2981 603 4066 1584 4808 2656 4808 2847 4808 3040 4784 3233 4735 4511 4435 5313 3131 4988 1828 4732 743 3754 1 2667 1 Z N">
              <draw:equation draw:name="f0" draw:formula="logwidth"/>
              <draw:equation draw:name="f1" draw:formula="logheight"/>
            </draw:enhanced-geometry>
          </draw:custom-shape>
          <draw:custom-shape draw:name="Google Shape;701;p9" draw:style-name="Mgr3" draw:text-style-name="MP5" draw:layer="layout" svg:width="0.656cm" svg:height="0.595cm" svg:x="23.327cm" svg:y="4.738cm">
            <text:p/>
            <draw:enhanced-geometry draw:mirror-horizontal="false" draw:mirror-vertical="false" drawooo:sub-view-size="3585 3252" draw:text-areas="0 0 ?f0 ?f1" svg:viewBox="0 0 0 0" draw:type="ooxml-non-primitive" draw:enhanced-path="M 1801 1 C 1670 1 1537 17 1404 51 527 252 0 1154 201 2006 394 2758 1066 3252 1806 3252 1930 3252 2055 3238 2181 3209 3033 2984 3584 2107 3359 1254 3189 510 2532 1 1801 1 Z N">
              <draw:equation draw:name="f0" draw:formula="logwidth"/>
              <draw:equation draw:name="f1" draw:formula="logheight"/>
            </draw:enhanced-geometry>
          </draw:custom-shape>
          <draw:custom-shape draw:name="Google Shape;702;p9" draw:style-name="Mgr5" draw:text-style-name="MP7" draw:layer="layout" svg:width="0.335cm" svg:height="0.303cm" svg:x="23.488cm" svg:y="4.884cm">
            <text:p/>
            <draw:enhanced-geometry draw:mirror-horizontal="false" draw:mirror-vertical="false" drawooo:sub-view-size="1831 1657" draw:text-areas="0 0 ?f0 ?f1" svg:viewBox="0 0 0 0" draw:type="ooxml-non-primitive" draw:enhanced-path="M 922 0 C 850 0 776 10 702 30 276 131 1 582 101 1033 186 1418 527 1656 905 1656 970 1656 1037 1649 1103 1634 1554 1534 1830 1083 1705 632 1621 255 1292 0 922 0 Z N">
              <draw:equation draw:name="f0" draw:formula="logwidth"/>
              <draw:equation draw:name="f1" draw:formula="logheight"/>
            </draw:enhanced-geometry>
          </draw:custom-shape>
        </draw:g>
        <draw:g draw:name="Google Shape;703;p9">
          <draw:custom-shape draw:name="Google Shape;704;p9" draw:style-name="Mgr11" draw:text-style-name="MP8" draw:layer="layout" svg:width="1.533cm" svg:height="1.533cm" svg:x="21.453cm" svg:y="3.484cm">
            <text:p/>
            <draw:enhanced-geometry draw:mirror-horizontal="false" draw:mirror-vertical="false" drawooo:sub-view-size="8372 8372" draw:text-areas="0 0 ?f0 ?f1" svg:viewBox="0 0 0 0" draw:type="ooxml-non-primitive" draw:enhanced-path="M 3860 0 L 3560 727 C 3234 777 2908 877 2632 1028 L 1956 652 C 1605 877 1279 1153 1003 1454 L 1279 2181 C 1103 2456 953 2757 853 3058 L 101 3258 C 26 3559 1 3860 1 4186 1 4286 1 4411 26 4512 L 728 4812 C 778 5163 878 5464 1028 5765 L 652 6441 C 878 6792 1154 7093 1454 7369 L 2181 7093 C 2457 7268 2758 7419 3058 7519 L 3284 8271 C 3560 8346 3885 8371 4186 8371 L 4512 8371 4838 7644 C 5164 7594 5464 7494 5765 7344 L 6442 7720 C 6793 7519 7093 7243 7369 6918 L 7093 6191 C 7269 5915 7419 5639 7545 5314 L 8271 5113 C 8347 4812 8372 4512 8372 4186 8372 4085 8372 3985 8372 3860 L 7670 3559 C 7595 3233 7494 2907 7344 2632 L 7745 1955 C 7520 1604 7244 1278 6918 1003 L 6191 1278 C 5941 1103 5640 953 5314 852 L 5114 100 C 4813 25 4512 0 4186 0 Z N">
              <draw:equation draw:name="f0" draw:formula="logwidth"/>
              <draw:equation draw:name="f1" draw:formula="logheight"/>
            </draw:enhanced-geometry>
          </draw:custom-shape>
          <draw:custom-shape draw:name="Google Shape;705;p9" draw:style-name="Mgr9" draw:text-style-name="MP8" draw:layer="layout" svg:width="1.533cm" svg:height="1.533cm" svg:x="21.453cm" svg:y="3.484cm">
            <text:p/>
            <draw:enhanced-geometry draw:mirror-horizontal="false" draw:mirror-vertical="false" drawooo:sub-view-size="8372 8372" draw:text-areas="0 0 ?f0 ?f1" svg:viewBox="0 0 0 0" draw:type="ooxml-non-primitive" draw:enhanced-path="M 8372 4186 C 8372 4512 8347 4812 8271 5113 L 7545 5314 C 7419 5639 7269 5915 7093 6191 L 7369 6918 C 7093 7243 6793 7519 6442 7720 L 5765 7344 C 5464 7494 5164 7594 4838 7644 L 4512 8371 C 4412 8371 4312 8371 4186 8371 3885 8371 3560 8346 3284 8271 L 3058 7519 C 2758 7419 2457 7268 2181 7093 L 1454 7369 C 1154 7093 878 6792 652 6441 L 1028 5765 C 878 5464 778 5163 728 4812 L 26 4512 C 1 4411 1 4286 1 4186 1 3860 26 3559 101 3258 L 853 3058 C 953 2757 1103 2456 1279 2181 L 1003 1454 C 1279 1153 1605 877 1956 652 L 2632 1028 C 2908 877 3234 777 3560 727 L 3860 0 C 3986 0 4086 0 4186 0 4512 0 4813 25 5114 100 L 5314 852 C 5640 953 5941 1103 6191 1278 L 6918 1003 C 7244 1278 7520 1604 7745 1955 L 7344 2632 C 7494 2907 7595 3233 7670 3559 L 8372 3860 C 8372 3985 8372 4085 8372 4186 Z F N">
              <draw:equation draw:name="f0" draw:formula="logwidth"/>
              <draw:equation draw:name="f1" draw:formula="logheight"/>
            </draw:enhanced-geometry>
          </draw:custom-shape>
          <draw:custom-shape draw:name="Google Shape;706;p9" draw:style-name="Mgr3" draw:text-style-name="MP5" draw:layer="layout" svg:width="0.881cm" svg:height="0.881cm" svg:x="21.78cm" svg:y="3.81cm">
            <text:p/>
            <draw:enhanced-geometry draw:mirror-horizontal="false" draw:mirror-vertical="false" drawooo:sub-view-size="4813 4813" draw:text-areas="0 0 ?f0 ?f1" svg:viewBox="0 0 0 0" draw:type="ooxml-non-primitive" draw:enhanced-path="M 2406 1 C 1078 1 0 1078 0 2407 0 3735 1078 4813 2406 4813 3735 4813 4812 3735 4812 2407 4812 1078 3735 1 2406 1 Z N">
              <draw:equation draw:name="f0" draw:formula="logwidth"/>
              <draw:equation draw:name="f1" draw:formula="logheight"/>
            </draw:enhanced-geometry>
          </draw:custom-shape>
          <draw:custom-shape draw:name="Google Shape;707;p9" draw:style-name="Mgr12" draw:text-style-name="MP7" draw:layer="layout" svg:width="0.596cm" svg:height="0.596cm" svg:x="21.922cm" svg:y="3.952cm">
            <text:p/>
            <draw:enhanced-geometry draw:mirror-horizontal="false" draw:mirror-vertical="false" drawooo:sub-view-size="3259 3259" draw:text-areas="0 0 ?f0 ?f1" svg:viewBox="0 0 0 0" draw:type="ooxml-non-primitive" draw:enhanced-path="M 3258 1630 C 3258 2532 2531 3259 1629 3259 727 3259 0 2532 0 1630 0 727 727 1 1629 1 2531 1 3258 727 3258 1630 Z F N">
              <draw:equation draw:name="f0" draw:formula="logwidth"/>
              <draw:equation draw:name="f1" draw:formula="logheight"/>
            </draw:enhanced-geometry>
          </draw:custom-shape>
        </draw:g>
      </draw:g>
      <draw:frame draw:name="Google Shape;708;p9" presentation:style-name="SECTION_5f_TITLE_5f_AND_5f_DESCRIPTION-title" draw:layer="backgroundobjects" svg:width="11.236cm" svg:height="2.096cm" svg:x="7.082cm" svg:y="6.171cm" presentation:class="title" presentation:placeholder="true" presentation:user-transformed="true">
        <draw:text-box/>
      </draw:frame>
      <draw:frame draw:name="Google Shape;710;p9" presentation:style-name="Mpr5" draw:text-style-name="MP12" draw:layer="backgroundobjects" svg:width="5.351cm" svg:height="2.096cm" svg:x="10.131cm" svg:y="3.369cm" presentation:class="title" presentation:user-transformed="true">
        <draw:text-box>
          <text:p text:style-name="MP11"><text:span text:style-name="MT1">xx%</text:span></text:p>
        </draw:text-box>
      </draw:frame>
      <draw:frame presentation:style-name="SECTION_5f_TITLE_5f_AND_5f_DESCRIPTION-outline1" draw:layer="backgroundobjects" svg:width="22.859cm" svg:height="8.286cm" svg:x="1.27cm" svg:y="3.343cm" presentation:class="outline" presentation:placeholder="true">
        <draw:text-box/>
      </draw:frame>
      <presentation:notes style:page-layout-name="PM2">
        <draw:page-thumbnail presentation:style-name="SECTION_5f_TITLE_5f_AND_5f_DESCRIPTION-title" draw:layer="backgroundobjects" svg:width="16.931cm" svg:height="9.524cm" svg:x="1.059cm" svg:y="1.93cm" presentation:class="page"/>
        <draw:frame presentation:style-name="SECTION_5f_TITLE_5f_AND_5f_DESCRIPTION-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presentation:header/></text:p>
          </draw:text-box>
        </draw:frame>
        <draw:frame presentation:style-name="Mpr6" draw:text-style-name="MP4" draw:layer="backgroundobjects" svg:width="8.266cm" svg:height="1.269cm" svg:x="10.783cm" svg:y="0cm" presentation:class="date-time">
          <draw:text-box>
            <text:p text:style-name="MP3"><presentation:date-time/></text:p>
          </draw:text-box>
        </draw:frame>
        <draw:frame presentation:style-name="Mpr7" draw:text-style-name="MP2" draw:layer="backgroundobjects" svg:width="8.266cm" svg:height="1.269cm" svg:x="0cm" svg:y="24.13cm" presentation:class="footer">
          <draw:text-box>
            <text:p text:style-name="MP1"><presentation:footer/></text:p>
          </draw:text-box>
        </draw:frame>
        <draw:frame presentation:style-name="Mpr7"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ONE_5f_COLUMN_5f_TEXT" style:display-name="ONE_COLUMN_TEXT" style:page-layout-name="PM1" draw:style-name="Mdp1">
      <draw:g draw:name="Google Shape;467;p7">
        <draw:custom-shape draw:name="Google Shape;468;p7" draw:style-name="Mgr14" draw:text-style-name="MP5" draw:layer="layout" svg:width="0.001cm" svg:height="3.012cm" draw:transform="rotate (-1.5707963267949) translate (13.922cm 2.442cm)">
          <text:p/>
          <draw:enhanced-geometry draw:mirror-horizontal="false" draw:mirror-vertical="false" drawooo:sub-view-size="1 43392" draw:text-areas="0 0 ?f0 ?f1" svg:viewBox="0 0 0 0" draw:type="ooxml-non-primitive" draw:enhanced-path="M 0 43391 L 0 0 F N">
            <draw:equation draw:name="f0" draw:formula="logwidth"/>
            <draw:equation draw:name="f1" draw:formula="logheight"/>
          </draw:enhanced-geometry>
        </draw:custom-shape>
        <draw:custom-shape draw:name="Google Shape;469;p7" draw:style-name="Mgr15" draw:text-style-name="MP5" draw:layer="layout" svg:width="0.112cm" svg:height="0.11cm" draw:transform="rotate (-1.5707963267949) translate (13.975cm 2.386cm)">
          <text:p/>
          <draw:enhanced-geometry draw:mirror-horizontal="false" draw:mirror-vertical="false" drawooo:sub-view-size="1621 1598" draw:text-areas="0 0 ?f0 ?f1" svg:viewBox="0 0 0 0" draw:type="ooxml-non-primitive" draw:enhanced-path="M 799 0 C 365 0 0 342 0 799 0 1233 365 1598 799 1598 1256 1598 1621 1233 1621 799 1621 342 1256 0 799 0 Z N">
            <draw:equation draw:name="f0" draw:formula="logwidth"/>
            <draw:equation draw:name="f1" draw:formula="logheight"/>
          </draw:enhanced-geometry>
        </draw:custom-shape>
      </draw:g>
      <draw:frame draw:name="Google Shape;470;p7" presentation:style-name="ONE_5f_COLUMN_5f_TEXT-title" draw:layer="backgroundobjects" svg:width="9.748cm" svg:height="1.63cm" svg:x="13.651cm" svg:y="4.445cm" presentation:class="title" presentation:placeholder="true" presentation:user-transformed="true">
        <draw:text-box/>
      </draw:frame>
      <draw:g draw:name="Google Shape;472;p7">
        <draw:custom-shape draw:name="Google Shape;473;p7" draw:style-name="Mgr16" draw:text-style-name="MP8" draw:layer="layout" svg:width="5.149cm" svg:height="5.149cm" svg:x="4.131cm" svg:y="5.216cm">
          <text:p/>
          <draw:enhanced-geometry draw:mirror-horizontal="false" draw:mirror-vertical="false" drawooo:sub-view-size="4813 4813" draw:text-areas="0 0 ?f0 ?f1" svg:viewBox="0 0 0 0" draw:type="ooxml-non-primitive" draw:enhanced-path="M 0 0 L 4812 0 4812 4812 0 4812 Z F N">
            <draw:equation draw:name="f0" draw:formula="logwidth"/>
            <draw:equation draw:name="f1" draw:formula="logheight"/>
          </draw:enhanced-geometry>
        </draw:custom-shape>
        <draw:custom-shape draw:name="Google Shape;474;p7" draw:style-name="Mgr16" draw:text-style-name="MP8" draw:layer="layout" svg:width="5.96cm" svg:height="5.939cm" svg:x="3.736cm" svg:y="4.821cm">
          <text:p/>
          <draw:enhanced-geometry draw:mirror-horizontal="false" draw:mirror-vertical="false" drawooo:sub-view-size="7244 7219" draw:text-areas="0 0 ?f0 ?f1" svg:viewBox="0 0 0 0" draw:type="ooxml-non-primitive" draw:enhanced-path="M 0 0 L 7243 0 7243 7218 0 7218 Z F N">
            <draw:equation draw:name="f0" draw:formula="logwidth"/>
            <draw:equation draw:name="f1" draw:formula="logheight"/>
          </draw:enhanced-geometry>
        </draw:custom-shape>
        <draw:custom-shape draw:name="Google Shape;475;p7" draw:style-name="Mgr16" draw:text-style-name="MP8" draw:layer="layout" svg:width="0.639cm" svg:height="0.001cm" svg:x="3.096cm" svg:y="8.383cm">
          <text:p/>
          <draw:enhanced-geometry draw:mirror-horizontal="false" draw:mirror-vertical="false" drawooo:sub-view-size="778 1" draw:text-areas="0 0 ?f0 ?f1" svg:viewBox="0 0 0 0" draw:type="ooxml-non-primitive" draw:enhanced-path="M 778 1 L 1 1 F N">
            <draw:equation draw:name="f0" draw:formula="logwidth"/>
            <draw:equation draw:name="f1" draw:formula="logheight"/>
          </draw:enhanced-geometry>
        </draw:custom-shape>
        <draw:custom-shape draw:name="Google Shape;476;p7" draw:style-name="Mgr16" draw:text-style-name="MP8" draw:layer="layout" svg:width="0.557cm" svg:height="0.001cm" svg:x="3.178cm" svg:y="6.775cm">
          <text:p/>
          <draw:enhanced-geometry draw:mirror-horizontal="false" draw:mirror-vertical="false" drawooo:sub-view-size="678 1" draw:text-areas="0 0 ?f0 ?f1" svg:viewBox="0 0 0 0" draw:type="ooxml-non-primitive" draw:enhanced-path="M 678 0 L 1 0 F N">
            <draw:equation draw:name="f0" draw:formula="logwidth"/>
            <draw:equation draw:name="f1" draw:formula="logheight"/>
          </draw:enhanced-geometry>
        </draw:custom-shape>
        <draw:custom-shape draw:name="Google Shape;477;p7" draw:style-name="Mgr16" draw:text-style-name="MP8" draw:layer="layout" svg:width="0.866cm" svg:height="0.001cm" svg:x="2.868cm" svg:y="5.628cm">
          <text:p/>
          <draw:enhanced-geometry draw:mirror-horizontal="false" draw:mirror-vertical="false" drawooo:sub-view-size="1054 1" draw:text-areas="0 0 ?f0 ?f1" svg:viewBox="0 0 0 0" draw:type="ooxml-non-primitive" draw:enhanced-path="M 1054 1 L 1 1 F N">
            <draw:equation draw:name="f0" draw:formula="logwidth"/>
            <draw:equation draw:name="f1" draw:formula="logheight"/>
          </draw:enhanced-geometry>
        </draw:custom-shape>
      </draw:g>
      <draw:g draw:name="Google Shape;478;p7">
        <draw:custom-shape draw:name="Google Shape;479;p7" draw:style-name="Mgr17" draw:text-style-name="MP8" draw:layer="layout" svg:width="0.311cm" svg:height="6.511cm" draw:transform="rotate (-1.5707963267949) translate (2.739cm 7.846cm)">
          <text:p/>
          <draw:enhanced-geometry draw:mirror-horizontal="false" draw:mirror-vertical="false" drawooo:sub-view-size="4498 93767" draw:text-areas="0 0 ?f0 ?f1" svg:viewBox="0 0 0 0" draw:type="ooxml-non-primitive" draw:enhanced-path="M 4497 93766 L 4497 50855 1 46358 1 0 F N">
            <draw:equation draw:name="f0" draw:formula="logwidth"/>
            <draw:equation draw:name="f1" draw:formula="logheight"/>
          </draw:enhanced-geometry>
        </draw:custom-shape>
        <draw:custom-shape draw:name="Google Shape;480;p7" draw:style-name="Mgr18" draw:text-style-name="MP8" draw:layer="layout" svg:width="0.535cm" svg:height="1.039cm" draw:transform="rotate (-1.5707963267949) translate (3.425cm 7.846cm)">
          <text:p/>
          <draw:enhanced-geometry draw:mirror-horizontal="false" draw:mirror-vertical="false" drawooo:sub-view-size="7716 14975" draw:text-areas="0 0 ?f0 ?f1" svg:viewBox="0 0 0 0" draw:type="ooxml-non-primitive" draw:enhanced-path="M 1 14974 L 7716 7259 7716 1 F N">
            <draw:equation draw:name="f0" draw:formula="logwidth"/>
            <draw:equation draw:name="f1" draw:formula="logheight"/>
          </draw:enhanced-geometry>
        </draw:custom-shape>
        <draw:custom-shape draw:name="Google Shape;481;p7" draw:style-name="Mgr19" draw:text-style-name="MP9" draw:layer="layout" svg:width="0.209cm" svg:height="0.209cm" draw:transform="rotate (-1.5707963267949) translate (3.527cm 8.277cm)">
          <text:p/>
          <draw:enhanced-geometry draw:mirror-horizontal="false" draw:mirror-vertical="false" drawooo:sub-view-size="1599 1599" draw:text-areas="0 0 ?f0 ?f1" svg:viewBox="0 0 0 0" draw:type="ooxml-non-primitive" draw:enhanced-path="M 800 1 C 366 1 1 366 1 799 1 1233 366 1598 800 1598 1233 1598 1598 1233 1598 799 1598 366 1233 1 800 1 Z N">
            <draw:equation draw:name="f0" draw:formula="logwidth"/>
            <draw:equation draw:name="f1" draw:formula="logheight"/>
          </draw:enhanced-geometry>
        </draw:custom-shape>
        <draw:custom-shape draw:name="Google Shape;482;p7" draw:style-name="Mgr19" draw:text-style-name="MP9" draw:layer="layout" svg:width="0.209cm" svg:height="0.209cm" draw:transform="rotate (-1.5707963267949) translate (2.843cm 7.74cm)">
          <text:p/>
          <draw:enhanced-geometry draw:mirror-horizontal="false" draw:mirror-vertical="false" drawooo:sub-view-size="1599 1599" draw:text-areas="0 0 ?f0 ?f1" svg:viewBox="0 0 0 0" draw:type="ooxml-non-primitive" draw:enhanced-path="M 800 1 C 366 1 1 366 1 799 1 1233 366 1598 800 1598 1233 1598 1598 1233 1598 799 1598 366 1233 1 800 1 Z N">
            <draw:equation draw:name="f0" draw:formula="logwidth"/>
            <draw:equation draw:name="f1" draw:formula="logheight"/>
          </draw:enhanced-geometry>
        </draw:custom-shape>
      </draw:g>
      <draw:g draw:name="Google Shape;483;p7">
        <draw:custom-shape draw:name="Google Shape;484;p7" draw:style-name="Mgr3" draw:text-style-name="MP5" draw:layer="layout" svg:width="15.183cm" svg:height="3.13cm" svg:x="17.298cm" svg:y="-1.796cm">
          <text:p/>
          <draw:enhanced-geometry draw:mirror-horizontal="false" draw:mirror-vertical="false" drawooo:sub-view-size="206136 44419" draw:text-areas="0 0 ?f0 ?f1" svg:viewBox="0 0 0 0" draw:type="ooxml-non-primitive" draw:enhanced-path="M 183 0 C 91 0 0 92 0 206 0 297 91 388 183 388 L 31887 388 54507 23031 101870 23031 123257 44418 205930 44418 C 206044 44418 206136 44327 206136 44213 206136 44122 206044 44030 205930 44030 L 123417 44030 102029 22643 54667 22643 32024 0 Z N">
            <draw:equation draw:name="f0" draw:formula="logwidth"/>
            <draw:equation draw:name="f1" draw:formula="logheight"/>
          </draw:enhanced-geometry>
        </draw:custom-shape>
        <draw:custom-shape draw:name="Google Shape;485;p7" draw:style-name="Mgr3" draw:text-style-name="MP5" draw:layer="layout" svg:width="17.759cm" svg:height="5.511cm" svg:x="14.08cm" svg:y="-1.314cm">
          <text:p/>
          <draw:enhanced-geometry draw:mirror-horizontal="false" draw:mirror-vertical="false" drawooo:sub-view-size="251970 78200" draw:text-areas="0 0 ?f0 ?f1" svg:viewBox="0 0 0 0" draw:type="ooxml-non-primitive" draw:enhanced-path="M 389 0 C 160 0 1 183 1 388 1 593 160 776 389 776 L 66217 776 89179 23738 125197 23738 179659 78199 251581 78199 C 251787 78199 251969 78040 251969 77834 251969 77606 251787 77446 251581 77446 L 179978 77446 125517 22962 89499 22962 66536 0 Z N">
            <draw:equation draw:name="f0" draw:formula="logwidth"/>
            <draw:equation draw:name="f1" draw:formula="logheight"/>
          </draw:enhanced-geometry>
        </draw:custom-shape>
        <draw:custom-shape draw:name="Google Shape;486;p7" draw:style-name="Mgr3" draw:text-style-name="MP5" draw:layer="layout" svg:width="17.367cm" svg:height="3.088cm" svg:x="15.113cm" svg:y="0.336cm">
          <text:p/>
          <draw:enhanced-geometry draw:mirror-horizontal="false" draw:mirror-vertical="false" drawooo:sub-view-size="246400 43826" draw:text-areas="0 0 ?f0 ?f1" svg:viewBox="0 0 0 0" draw:type="ooxml-non-primitive" draw:enhanced-path="M 183 1 C 69 1 0 92 0 206 0 298 69 389 183 389 L 61286 389 104723 43825 165210 43825 207414 1599 246217 1599 C 246308 1599 246400 1507 246400 1416 246400 1302 246308 1233 246217 1233 L 207254 1233 165050 43437 104883 43437 61446 1 Z N">
            <draw:equation draw:name="f0" draw:formula="logwidth"/>
            <draw:equation draw:name="f1" draw:formula="logheight"/>
          </draw:enhanced-geometry>
        </draw:custom-shape>
        <draw:custom-shape draw:name="Google Shape;487;p7" draw:style-name="Mgr3" draw:text-style-name="MP5" draw:layer="layout" svg:width="18.672cm" svg:height="4.258cm" svg:x="13.155cm" svg:y="0.702cm">
          <text:p/>
          <draw:enhanced-geometry draw:mirror-horizontal="false" draw:mirror-vertical="false" drawooo:sub-view-size="264911 60419" draw:text-areas="0 0 ?f0 ?f1" svg:viewBox="0 0 0 0" draw:type="ooxml-non-primitive" draw:enhanced-path="M 183 0 C 91 0 0 69 0 183 0 297 91 365 183 365 L 57177 365 70941 14129 129214 14129 175504 60419 203419 60419 232316 31499 264705 31499 C 264819 31499 264911 31430 264911 31316 264911 31225 264819 31134 264705 31134 L 232156 31134 203259 60031 175664 60031 129374 13764 71101 13764 57337 0 Z N">
            <draw:equation draw:name="f0" draw:formula="logwidth"/>
            <draw:equation draw:name="f1" draw:formula="logheight"/>
          </draw:enhanced-geometry>
        </draw:custom-shape>
        <draw:custom-shape draw:name="Google Shape;488;p7" draw:style-name="Mgr4" draw:text-style-name="MP6" draw:layer="layout" svg:width="9.615cm" svg:height="1.495cm" svg:x="10.796cm" svg:y="0.953cm">
          <text:p/>
          <draw:enhanced-geometry draw:mirror-horizontal="false" draw:mirror-vertical="false" drawooo:sub-view-size="136427 21229" draw:text-areas="0 0 ?f0 ?f1" svg:viewBox="0 0 0 0" draw:type="ooxml-non-primitive" draw:enhanced-path="M 20748 1 L 160 20589 C 0 20726 0 20977 160 21114 228 21205 342 21228 434 21228 525 21228 616 21205 708 21114 L 21045 777 85390 777 103307 18672 136039 18672 C 136267 18672 136427 18512 136427 18307 136427 18078 136267 17919 136039 17919 L 103627 17919 85709 1 Z N">
            <draw:equation draw:name="f0" draw:formula="logwidth"/>
            <draw:equation draw:name="f1" draw:formula="logheight"/>
          </draw:enhanced-geometry>
        </draw:custom-shape>
        <draw:custom-shape draw:name="Google Shape;489;p7" draw:style-name="Mgr3" draw:text-style-name="MP5" draw:layer="layout" svg:width="4.665cm" svg:height="1.445cm" svg:x="10.581cm" svg:y="-2.107cm">
          <text:p/>
          <draw:enhanced-geometry draw:mirror-horizontal="false" draw:mirror-vertical="false" drawooo:sub-view-size="66194 20521" draw:text-areas="0 0 ?f0 ?f1" svg:viewBox="0 0 0 0" draw:type="ooxml-non-primitive" draw:enhanced-path="M 183 0 C 92 0 1 91 1 206 1 297 92 388 183 388 L 25245 388 45377 20520 66011 20520 C 66103 20520 66194 20429 66194 20337 66194 20223 66103 20132 66011 20132 L 45537 20132 25405 0 Z N">
            <draw:equation draw:name="f0" draw:formula="logwidth"/>
            <draw:equation draw:name="f1" draw:formula="logheight"/>
          </draw:enhanced-geometry>
        </draw:custom-shape>
        <draw:custom-shape draw:name="Google Shape;490;p7" draw:style-name="Mgr3" draw:text-style-name="MP5" draw:layer="layout" svg:width="2.76cm" svg:height="1.273cm" svg:x="10.581cm" svg:y="-1.363cm">
          <text:p/>
          <draw:enhanced-geometry draw:mirror-horizontal="false" draw:mirror-vertical="false" drawooo:sub-view-size="39169 18079" draw:text-areas="0 0 ?f0 ?f1" svg:viewBox="0 0 0 0" draw:type="ooxml-non-primitive" draw:enhanced-path="M 183 0 C 92 0 1 92 1 206 1 297 92 388 183 388 L 21182 388 38826 18010 C 38849 18055 38895 18078 38940 18078 39009 18078 39055 18055 39077 18010 39169 17941 39169 17827 39077 17736 L 21342 0 Z N">
            <draw:equation draw:name="f0" draw:formula="logwidth"/>
            <draw:equation draw:name="f1" draw:formula="logheight"/>
          </draw:enhanced-geometry>
        </draw:custom-shape>
        <draw:custom-shape draw:name="Google Shape;491;p7" draw:style-name="Mgr3" draw:text-style-name="MP5" draw:layer="layout" svg:width="0.379cm" svg:height="0.379cm" svg:x="27.297cm" svg:y="4.758cm">
          <text:p/>
          <draw:enhanced-geometry draw:mirror-horizontal="false" draw:mirror-vertical="false" drawooo:sub-view-size="5388 5388" draw:text-areas="0 0 ?f0 ?f1" svg:viewBox="0 0 0 0" draw:type="ooxml-non-primitive" draw:enhanced-path="M 2694 366 C 3972 366 5022 1416 5022 2694 5022 3949 3972 4999 2694 4999 1416 4999 388 3949 388 2694 388 1416 1416 366 2694 366 Z M 2694 1 C 1210 1 0 1187 0 2694 0 4178 1210 5387 2694 5387 4177 5387 5387 4178 5387 2694 5387 1187 4177 1 2694 1 Z N">
            <draw:equation draw:name="f0" draw:formula="logwidth"/>
            <draw:equation draw:name="f1" draw:formula="logheight"/>
          </draw:enhanced-geometry>
        </draw:custom-shape>
        <draw:custom-shape draw:name="Google Shape;492;p7" draw:style-name="Mgr3" draw:text-style-name="MP5" draw:layer="layout" svg:width="0.247cm" svg:height="0.245cm" svg:x="27.363cm" svg:y="4.824cm">
          <text:p/>
          <draw:enhanced-geometry draw:mirror-horizontal="false" draw:mirror-vertical="false" drawooo:sub-view-size="3516 3493" draw:text-areas="0 0 ?f0 ?f1" svg:viewBox="0 0 0 0" draw:type="ooxml-non-primitive" draw:enhanced-path="M 1758 0 C 799 0 0 776 0 1758 0 2717 799 3493 1758 3493 2739 3493 3515 2717 3515 1758 3515 776 2739 0 1758 0 Z N">
            <draw:equation draw:name="f0" draw:formula="logwidth"/>
            <draw:equation draw:name="f1" draw:formula="logheight"/>
          </draw:enhanced-geometry>
        </draw:custom-shape>
        <draw:custom-shape draw:name="Google Shape;493;p7" draw:style-name="Mgr3" draw:text-style-name="MP5" draw:layer="layout" svg:width="0.247cm" svg:height="0.247cm" svg:x="23.868cm" svg:y="0.226cm">
          <text:p/>
          <draw:enhanced-geometry draw:mirror-horizontal="false" draw:mirror-vertical="false" drawooo:sub-view-size="3516 3516" draw:text-areas="0 0 ?f0 ?f1" svg:viewBox="0 0 0 0" draw:type="ooxml-non-primitive" draw:enhanced-path="M 1758 1 C 777 1 1 777 1 1758 1 2717 777 3516 1758 3516 2717 3516 3516 2717 3516 1758 3516 777 2717 1 1758 1 Z N">
            <draw:equation draw:name="f0" draw:formula="logwidth"/>
            <draw:equation draw:name="f1" draw:formula="logheight"/>
          </draw:enhanced-geometry>
        </draw:custom-shape>
        <draw:custom-shape draw:name="Google Shape;494;p7" draw:style-name="Mgr3" draw:text-style-name="MP5" draw:layer="layout" svg:width="0.247cm" svg:height="0.245cm" svg:x="30.375cm" svg:y="2.192cm">
          <text:p/>
          <draw:enhanced-geometry draw:mirror-horizontal="false" draw:mirror-vertical="false" drawooo:sub-view-size="3516 3493" draw:text-areas="0 0 ?f0 ?f1" svg:viewBox="0 0 0 0" draw:type="ooxml-non-primitive" draw:enhanced-path="M 1758 0 C 799 0 0 776 0 1735 0 2716 799 3493 1758 3493 2739 3493 3515 2716 3515 1735 3515 776 2739 0 1758 0 Z N">
            <draw:equation draw:name="f0" draw:formula="logwidth"/>
            <draw:equation draw:name="f1" draw:formula="logheight"/>
          </draw:enhanced-geometry>
        </draw:custom-shape>
        <draw:custom-shape draw:name="Google Shape;495;p7" draw:style-name="Mgr4" draw:text-style-name="MP6" draw:layer="layout" svg:width="0.379cm" svg:height="0.379cm" svg:x="20.388cm" svg:y="2.057cm">
          <text:p/>
          <draw:enhanced-geometry draw:mirror-horizontal="false" draw:mirror-vertical="false" drawooo:sub-view-size="5388 5388" draw:text-areas="0 0 ?f0 ?f1" svg:viewBox="0 0 0 0" draw:type="ooxml-non-primitive" draw:enhanced-path="M 2694 389 C 3972 389 4999 1416 4999 2694 4999 3973 3972 5000 2694 5000 1416 5000 389 3973 389 2694 389 1416 1416 389 2694 389 Z M 2694 1 C 1210 1 1 1211 1 2694 1 4178 1210 5388 2694 5388 4178 5388 5387 4178 5387 2694 5387 1211 4178 1 2694 1 Z N">
            <draw:equation draw:name="f0" draw:formula="logwidth"/>
            <draw:equation draw:name="f1" draw:formula="logheight"/>
          </draw:enhanced-geometry>
        </draw:custom-shape>
        <draw:custom-shape draw:name="Google Shape;496;p7" draw:style-name="Mgr4" draw:text-style-name="MP6" draw:layer="layout" svg:width="0.247cm" svg:height="0.247cm" svg:x="20.454cm" svg:y="2.123cm">
          <text:p/>
          <draw:enhanced-geometry draw:mirror-horizontal="false" draw:mirror-vertical="false" drawooo:sub-view-size="3516 3516" draw:text-areas="0 0 ?f0 ?f1" svg:viewBox="0 0 0 0" draw:type="ooxml-non-primitive" draw:enhanced-path="M 1758 1 C 776 1 0 777 0 1758 0 2717 776 3516 1758 3516 2717 3516 3516 2717 3516 1758 3516 777 2717 1 1758 1 Z N">
            <draw:equation draw:name="f0" draw:formula="logwidth"/>
            <draw:equation draw:name="f1" draw:formula="logheight"/>
          </draw:enhanced-geometry>
        </draw:custom-shape>
        <draw:custom-shape draw:name="Google Shape;497;p7" draw:style-name="Mgr3" draw:text-style-name="MP5" draw:layer="layout" svg:width="0.379cm" svg:height="0.379cm" svg:x="16.945cm" svg:y="-1.972cm">
          <text:p/>
          <draw:enhanced-geometry draw:mirror-horizontal="false" draw:mirror-vertical="false" drawooo:sub-view-size="5388 5388" draw:text-areas="0 0 ?f0 ?f1" svg:viewBox="0 0 0 0" draw:type="ooxml-non-primitive" draw:enhanced-path="M 2694 366 C 3972 366 4999 1416 4999 2694 4999 3972 3972 4999 2694 4999 1416 4999 366 3972 366 2694 366 1416 1416 366 2694 366 Z M 2694 0 C 1210 0 0 1210 0 2694 0 4178 1210 5387 2694 5387 4177 5387 5387 4178 5387 2694 5387 1210 4177 0 2694 0 Z N">
            <draw:equation draw:name="f0" draw:formula="logwidth"/>
            <draw:equation draw:name="f1" draw:formula="logheight"/>
          </draw:enhanced-geometry>
        </draw:custom-shape>
        <draw:custom-shape draw:name="Google Shape;498;p7" draw:style-name="Mgr3" draw:text-style-name="MP5" draw:layer="layout" svg:width="0.245cm" svg:height="0.247cm" svg:x="17.011cm" svg:y="-1.906cm">
          <text:p/>
          <draw:enhanced-geometry draw:mirror-horizontal="false" draw:mirror-vertical="false" drawooo:sub-view-size="3493 3516" draw:text-areas="0 0 ?f0 ?f1" svg:viewBox="0 0 0 0" draw:type="ooxml-non-primitive" draw:enhanced-path="M 1758 0 C 776 0 0 776 0 1758 0 2717 776 3515 1758 3515 2716 3515 3493 2717 3493 1758 3493 776 2716 0 1758 0 Z N">
            <draw:equation draw:name="f0" draw:formula="logwidth"/>
            <draw:equation draw:name="f1" draw:formula="logheight"/>
          </draw:enhanced-geometry>
        </draw:custom-shape>
        <draw:custom-shape draw:name="Google Shape;499;p7" draw:style-name="Mgr3" draw:text-style-name="MP5" draw:layer="layout" svg:width="0.298cm" svg:height="0.298cm" svg:x="18.667cm" svg:y="-1.931cm">
          <text:p/>
          <draw:enhanced-geometry draw:mirror-horizontal="false" draw:mirror-vertical="false" drawooo:sub-view-size="4246 4246" draw:text-areas="0 0 ?f0 ?f1" svg:viewBox="0 0 0 0" draw:type="ooxml-non-primitive" draw:enhanced-path="M 2123 0 C 959 0 0 936 0 2123 0 3287 959 4246 2123 4246 3310 4246 4246 3287 4246 2123 4246 936 3310 0 2123 0 Z N">
            <draw:equation draw:name="f0" draw:formula="logwidth"/>
            <draw:equation draw:name="f1" draw:formula="logheight"/>
          </draw:enhanced-geometry>
        </draw:custom-shape>
        <draw:custom-shape draw:name="Google Shape;500;p7" draw:style-name="Mgr3" draw:text-style-name="MP5" draw:layer="layout" svg:width="0.298cm" svg:height="0.298cm" svg:x="28.689cm" svg:y="1.171cm">
          <text:p/>
          <draw:enhanced-geometry draw:mirror-horizontal="false" draw:mirror-vertical="false" drawooo:sub-view-size="4246 4246" draw:text-areas="0 0 ?f0 ?f1" svg:viewBox="0 0 0 0" draw:type="ooxml-non-primitive" draw:enhanced-path="M 2123 0 C 959 0 0 959 0 2123 0 3310 959 4246 2123 4246 3310 4246 4246 3310 4246 2123 4246 959 3310 0 2123 0 Z N">
            <draw:equation draw:name="f0" draw:formula="logwidth"/>
            <draw:equation draw:name="f1" draw:formula="logheight"/>
          </draw:enhanced-geometry>
        </draw:custom-shape>
        <draw:custom-shape draw:name="Google Shape;501;p7" draw:style-name="Mgr3" draw:text-style-name="MP5" draw:layer="layout" svg:width="0.195cm" svg:height="0.195cm" svg:x="28.158cm" svg:y="4.075cm">
          <text:p/>
          <draw:enhanced-geometry draw:mirror-horizontal="false" draw:mirror-vertical="false" drawooo:sub-view-size="2786 2786" draw:text-areas="0 0 ?f0 ?f1" svg:viewBox="0 0 0 0" draw:type="ooxml-non-primitive" draw:enhanced-path="M 1393 1 C 617 1 1 617 1 1393 1 2146 617 2786 1393 2786 2169 2786 2786 2146 2786 1393 2786 617 2169 1 1393 1 Z N">
            <draw:equation draw:name="f0" draw:formula="logwidth"/>
            <draw:equation draw:name="f1" draw:formula="logheight"/>
          </draw:enhanced-geometry>
        </draw:custom-shape>
        <draw:custom-shape draw:name="Google Shape;502;p7" draw:style-name="Mgr3" draw:text-style-name="MP5" draw:layer="layout" svg:width="0.195cm" svg:height="0.194cm" svg:x="23.894cm" svg:y="3.314cm">
          <text:p/>
          <draw:enhanced-geometry draw:mirror-horizontal="false" draw:mirror-vertical="false" drawooo:sub-view-size="2786 2763" draw:text-areas="0 0 ?f0 ?f1" svg:viewBox="0 0 0 0" draw:type="ooxml-non-primitive" draw:enhanced-path="M 1393 0 C 617 0 1 617 1 1393 1 2146 617 2762 1393 2762 2169 2762 2786 2146 2786 1393 2786 617 2169 0 1393 0 Z N">
            <draw:equation draw:name="f0" draw:formula="logwidth"/>
            <draw:equation draw:name="f1" draw:formula="logheight"/>
          </draw:enhanced-geometry>
        </draw:custom-shape>
        <draw:custom-shape draw:name="Google Shape;503;p7" draw:style-name="Mgr3" draw:text-style-name="MP5" draw:layer="layout" svg:width="0.393cm" svg:height="0.392cm" svg:x="20.586cm" svg:y="1.491cm">
          <text:p/>
          <draw:enhanced-geometry draw:mirror-horizontal="false" draw:mirror-vertical="false" drawooo:sub-view-size="5593 5570" draw:text-areas="0 0 ?f0 ?f1" svg:viewBox="0 0 0 0" draw:type="ooxml-non-primitive" draw:enhanced-path="M 2808 0 C 1255 0 0 1233 0 2785 0 4314 1255 5570 2808 5570 4337 5570 5592 4314 5592 2785 5592 1233 4337 0 2808 0 Z N">
            <draw:equation draw:name="f0" draw:formula="logwidth"/>
            <draw:equation draw:name="f1" draw:formula="logheight"/>
          </draw:enhanced-geometry>
        </draw:custom-shape>
        <draw:custom-shape draw:name="Google Shape;504;p7" draw:style-name="Mgr3" draw:text-style-name="MP5" draw:layer="layout" svg:width="0.393cm" svg:height="0.393cm" svg:x="25.793cm" svg:y="3.214cm">
          <text:p/>
          <draw:enhanced-geometry draw:mirror-horizontal="false" draw:mirror-vertical="false" drawooo:sub-view-size="5593 5593" draw:text-areas="0 0 ?f0 ?f1" svg:viewBox="0 0 0 0" draw:type="ooxml-non-primitive" draw:enhanced-path="M 2785 0 C 1256 0 1 1256 1 2808 1 4337 1256 5592 2785 5592 4338 5592 5593 4337 5593 2808 5593 1256 4338 0 2785 0 Z N">
            <draw:equation draw:name="f0" draw:formula="logwidth"/>
            <draw:equation draw:name="f1" draw:formula="logheight"/>
          </draw:enhanced-geometry>
        </draw:custom-shape>
        <draw:custom-shape draw:name="Google Shape;505;p7" draw:style-name="Mgr3" draw:text-style-name="MP5" draw:layer="layout" svg:width="0.182cm" svg:height="0.182cm" svg:x="19.85cm" svg:y="-0.192cm">
          <text:p/>
          <draw:enhanced-geometry draw:mirror-horizontal="false" draw:mirror-vertical="false" drawooo:sub-view-size="2603 2603" draw:text-areas="0 0 ?f0 ?f1" svg:viewBox="0 0 0 0" draw:type="ooxml-non-primitive" draw:enhanced-path="M 1301 0 C 594 0 0 571 0 1301 0 2009 594 2602 1301 2602 2009 2602 2602 2009 2602 1301 2602 571 2009 0 1301 0 Z N">
            <draw:equation draw:name="f0" draw:formula="logwidth"/>
            <draw:equation draw:name="f1" draw:formula="logheight"/>
          </draw:enhanced-geometry>
        </draw:custom-shape>
        <draw:custom-shape draw:name="Google Shape;506;p7" draw:style-name="Mgr3" draw:text-style-name="MP5" draw:layer="layout" svg:width="0.405cm" svg:height="0.406cm" svg:x="20.385cm" svg:y="-0.948cm">
          <text:p/>
          <draw:enhanced-geometry draw:mirror-horizontal="false" draw:mirror-vertical="false" drawooo:sub-view-size="5753 5776" draw:text-areas="0 0 ?f0 ?f1" svg:viewBox="0 0 0 0" draw:type="ooxml-non-primitive" draw:enhanced-path="M 2877 388 C 4246 388 5388 1507 5388 2899 5388 4269 4246 5410 2877 5410 1485 5410 366 4269 366 2899 366 1507 1485 388 2877 388 Z M 2877 0 C 1279 0 1 1301 1 2899 1 4497 1279 5775 2877 5775 4475 5775 5753 4497 5753 2899 5753 1301 4475 0 2877 0 Z N">
            <draw:equation draw:name="f0" draw:formula="logwidth"/>
            <draw:equation draw:name="f1" draw:formula="logheight"/>
          </draw:enhanced-geometry>
        </draw:custom-shape>
        <draw:custom-shape draw:name="Google Shape;507;p7" draw:style-name="Mgr3" draw:text-style-name="MP5" draw:layer="layout" svg:width="0.263cm" svg:height="0.261cm" svg:x="20.456cm" svg:y="-0.876cm">
          <text:p/>
          <draw:enhanced-geometry draw:mirror-horizontal="false" draw:mirror-vertical="false" drawooo:sub-view-size="3744 3722" draw:text-areas="0 0 ?f0 ?f1" svg:viewBox="0 0 0 0" draw:type="ooxml-non-primitive" draw:enhanced-path="M 1872 0 C 845 0 0 845 0 1872 0 2899 845 3721 1872 3721 2899 3721 3744 2899 3744 1872 3744 845 2899 0 1872 0 Z N">
            <draw:equation draw:name="f0" draw:formula="logwidth"/>
            <draw:equation draw:name="f1" draw:formula="logheight"/>
          </draw:enhanced-geometry>
        </draw:custom-shape>
        <draw:custom-shape draw:name="Google Shape;508;p7" draw:style-name="Mgr3" draw:text-style-name="MP5" draw:layer="layout" svg:width="0.298cm" svg:height="0.298cm" svg:x="15.954cm" svg:y="-0.823cm">
          <text:p/>
          <draw:enhanced-geometry draw:mirror-horizontal="false" draw:mirror-vertical="false" drawooo:sub-view-size="4246 4247" draw:text-areas="0 0 ?f0 ?f1" svg:viewBox="0 0 0 0" draw:type="ooxml-non-primitive" draw:enhanced-path="M 2123 1 C 959 1 0 937 0 2123 0 3288 959 4246 2123 4246 3310 4246 4246 3288 4246 2123 4246 937 3310 1 2123 1 Z N">
            <draw:equation draw:name="f0" draw:formula="logwidth"/>
            <draw:equation draw:name="f1" draw:formula="logheight"/>
          </draw:enhanced-geometry>
        </draw:custom-shape>
        <draw:custom-shape draw:name="Google Shape;509;p7" draw:style-name="Mgr3" draw:text-style-name="MP5" draw:layer="layout" svg:width="0.298cm" svg:height="0.298cm" svg:x="15.084cm" svg:y="-0.823cm">
          <text:p/>
          <draw:enhanced-geometry draw:mirror-horizontal="false" draw:mirror-vertical="false" drawooo:sub-view-size="4247 4247" draw:text-areas="0 0 ?f0 ?f1" svg:viewBox="0 0 0 0" draw:type="ooxml-non-primitive" draw:enhanced-path="M 2123 1 C 936 1 1 937 1 2123 1 3288 936 4246 2123 4246 3287 4246 4246 3288 4246 2123 4246 937 3287 1 2123 1 Z N">
            <draw:equation draw:name="f0" draw:formula="logwidth"/>
            <draw:equation draw:name="f1" draw:formula="logheight"/>
          </draw:enhanced-geometry>
        </draw:custom-shape>
        <draw:custom-shape draw:name="Google Shape;510;p7" draw:style-name="Mgr3" draw:text-style-name="MP5" draw:layer="layout" svg:width="0.298cm" svg:height="0.298cm" svg:x="13.176cm" svg:y="-0.253cm">
          <text:p/>
          <draw:enhanced-geometry draw:mirror-horizontal="false" draw:mirror-vertical="false" drawooo:sub-view-size="4247 4247" draw:text-areas="0 0 ?f0 ?f1" svg:viewBox="0 0 0 0" draw:type="ooxml-non-primitive" draw:enhanced-path="M 2123 1 C 959 1 1 960 1 2124 1 3311 959 4246 2123 4246 3310 4246 4246 3311 4246 2124 4246 960 3310 1 2123 1 Z N">
            <draw:equation draw:name="f0" draw:formula="logwidth"/>
            <draw:equation draw:name="f1" draw:formula="logheight"/>
          </draw:enhanced-geometry>
        </draw:custom-shape>
        <draw:custom-shape draw:name="Google Shape;511;p7" draw:style-name="Mgr3" draw:text-style-name="MP5" draw:layer="layout" svg:width="0.298cm" svg:height="0.298cm" svg:x="11.911cm" svg:y="-1.499cm">
          <text:p/>
          <draw:enhanced-geometry draw:mirror-horizontal="false" draw:mirror-vertical="false" drawooo:sub-view-size="4246 4246" draw:text-areas="0 0 ?f0 ?f1" svg:viewBox="0 0 0 0" draw:type="ooxml-non-primitive" draw:enhanced-path="M 2123 0 C 959 0 0 936 0 2123 0 3287 959 4246 2123 4246 3287 4246 4246 3287 4246 2123 4246 936 3287 0 2123 0 Z N">
            <draw:equation draw:name="f0" draw:formula="logwidth"/>
            <draw:equation draw:name="f1" draw:formula="logheight"/>
          </draw:enhanced-geometry>
        </draw:custom-shape>
        <draw:custom-shape draw:name="Google Shape;512;p7" draw:style-name="Mgr3" draw:text-style-name="MP5" draw:layer="layout" svg:width="0.203cm" svg:height="0.205cm" svg:x="19.446cm" svg:y="-1.885cm">
          <text:p/>
          <draw:enhanced-geometry draw:mirror-horizontal="false" draw:mirror-vertical="false" drawooo:sub-view-size="2900 2922" draw:text-areas="0 0 ?f0 ?f1" svg:viewBox="0 0 0 0" draw:type="ooxml-non-primitive" draw:enhanced-path="M 1462 0 C 640 0 1 639 1 1461 1 2260 640 2922 1462 2922 2261 2922 2900 2260 2900 1461 2900 639 2261 0 1462 0 Z N">
            <draw:equation draw:name="f0" draw:formula="logwidth"/>
            <draw:equation draw:name="f1" draw:formula="logheight"/>
          </draw:enhanced-geometry>
        </draw:custom-shape>
        <draw:custom-shape draw:name="Google Shape;513;p7" draw:style-name="Mgr3" draw:text-style-name="MP5" draw:layer="layout" svg:width="0.205cm" svg:height="0.205cm" svg:x="14.004cm" svg:y="-1.389cm">
          <text:p/>
          <draw:enhanced-geometry draw:mirror-horizontal="false" draw:mirror-vertical="false" drawooo:sub-view-size="2923 2922" draw:text-areas="0 0 ?f0 ?f1" svg:viewBox="0 0 0 0" draw:type="ooxml-non-primitive" draw:enhanced-path="M 1462 0 C 640 0 1 662 1 1461 1 2260 640 2922 1462 2922 2260 2922 2922 2260 2922 1461 2922 662 2260 0 1462 0 Z N">
            <draw:equation draw:name="f0" draw:formula="logwidth"/>
            <draw:equation draw:name="f1" draw:formula="logheight"/>
          </draw:enhanced-geometry>
        </draw:custom-shape>
        <draw:custom-shape draw:name="Google Shape;514;p7" draw:style-name="Mgr3" draw:text-style-name="MP5" draw:layer="layout" svg:width="6.486cm" svg:height="1.991cm" svg:x="23.978cm" svg:y="0.337cm">
          <text:p/>
          <draw:enhanced-geometry draw:mirror-horizontal="false" draw:mirror-vertical="false" drawooo:sub-view-size="92033 28264" draw:text-areas="0 0 ?f0 ?f1" svg:viewBox="0 0 0 0" draw:type="ooxml-non-primitive" draw:enhanced-path="M 206 0 C 155 0 104 17 69 51 1 120 1 234 69 325 L 28007 28263 91850 28263 C 91941 28263 92032 28172 92032 28058 92032 27967 91941 27875 91850 27875 L 28167 27875 343 51 C 309 17 258 0 206 0 Z N">
            <draw:equation draw:name="f0" draw:formula="logwidth"/>
            <draw:equation draw:name="f1" draw:formula="logheight"/>
          </draw:enhanced-geometry>
        </draw:custom-shape>
        <draw:custom-shape draw:name="Google Shape;515;p7" draw:style-name="Mgr3" draw:text-style-name="MP5" draw:layer="layout" svg:width="0.421cm" svg:height="0.261cm" svg:x="20.432cm" svg:y="0.474cm">
          <text:p/>
          <draw:enhanced-geometry draw:mirror-horizontal="false" draw:mirror-vertical="false" drawooo:sub-view-size="5982 3722" draw:text-areas="0 0 ?f0 ?f1" svg:viewBox="0 0 0 0" draw:type="ooxml-non-primitive" draw:enhanced-path="M 1 1 L 3607 3721 5981 3721 2398 1 Z N">
            <draw:equation draw:name="f0" draw:formula="logwidth"/>
            <draw:equation draw:name="f1" draw:formula="logheight"/>
          </draw:enhanced-geometry>
        </draw:custom-shape>
        <draw:custom-shape draw:name="Google Shape;516;p7" draw:style-name="Mgr3" draw:text-style-name="MP5" draw:layer="layout" svg:width="0.419cm" svg:height="0.261cm" svg:x="20.749cm" svg:y="0.474cm">
          <text:p/>
          <draw:enhanced-geometry draw:mirror-horizontal="false" draw:mirror-vertical="false" drawooo:sub-view-size="5958 3722" draw:text-areas="0 0 ?f0 ?f1" svg:viewBox="0 0 0 0" draw:type="ooxml-non-primitive" draw:enhanced-path="M 0 1 L 3584 3721 5958 3721 2374 1 Z N">
            <draw:equation draw:name="f0" draw:formula="logwidth"/>
            <draw:equation draw:name="f1" draw:formula="logheight"/>
          </draw:enhanced-geometry>
        </draw:custom-shape>
        <draw:custom-shape draw:name="Google Shape;517;p7" draw:style-name="Mgr3" draw:text-style-name="MP5" draw:layer="layout" svg:width="0.421cm" svg:height="0.261cm" svg:x="21.064cm" svg:y="0.474cm">
          <text:p/>
          <draw:enhanced-geometry draw:mirror-horizontal="false" draw:mirror-vertical="false" drawooo:sub-view-size="5981 3722" draw:text-areas="0 0 ?f0 ?f1" svg:viewBox="0 0 0 0" draw:type="ooxml-non-primitive" draw:enhanced-path="M 0 1 L 3584 3721 5980 3721 2374 1 Z N">
            <draw:equation draw:name="f0" draw:formula="logwidth"/>
            <draw:equation draw:name="f1" draw:formula="logheight"/>
          </draw:enhanced-geometry>
        </draw:custom-shape>
        <draw:custom-shape draw:name="Google Shape;518;p7" draw:style-name="Mgr3" draw:text-style-name="MP5" draw:layer="layout" svg:width="0.419cm" svg:height="0.261cm" svg:x="21.381cm" svg:y="0.474cm">
          <text:p/>
          <draw:enhanced-geometry draw:mirror-horizontal="false" draw:mirror-vertical="false" drawooo:sub-view-size="5959 3722" draw:text-areas="0 0 ?f0 ?f1" svg:viewBox="0 0 0 0" draw:type="ooxml-non-primitive" draw:enhanced-path="M 1 1 L 3584 3721 5958 3721 2375 1 Z N">
            <draw:equation draw:name="f0" draw:formula="logwidth"/>
            <draw:equation draw:name="f1" draw:formula="logheight"/>
          </draw:enhanced-geometry>
        </draw:custom-shape>
        <draw:custom-shape draw:name="Google Shape;519;p7" draw:style-name="Mgr3" draw:text-style-name="MP5" draw:layer="layout" svg:width="0.419cm" svg:height="0.261cm" svg:x="21.696cm" svg:y="0.474cm">
          <text:p/>
          <draw:enhanced-geometry draw:mirror-horizontal="false" draw:mirror-vertical="false" drawooo:sub-view-size="5958 3722" draw:text-areas="0 0 ?f0 ?f1" svg:viewBox="0 0 0 0" draw:type="ooxml-non-primitive" draw:enhanced-path="M 1 1 L 3584 3721 5958 3721 2374 1 Z N">
            <draw:equation draw:name="f0" draw:formula="logwidth"/>
            <draw:equation draw:name="f1" draw:formula="logheight"/>
          </draw:enhanced-geometry>
        </draw:custom-shape>
        <draw:custom-shape draw:name="Google Shape;520;p7" draw:style-name="Mgr3" draw:text-style-name="MP5" draw:layer="layout" svg:width="0.421cm" svg:height="0.261cm" svg:x="22.012cm" svg:y="0.474cm">
          <text:p/>
          <draw:enhanced-geometry draw:mirror-horizontal="false" draw:mirror-vertical="false" drawooo:sub-view-size="5981 3722" draw:text-areas="0 0 ?f0 ?f1" svg:viewBox="0 0 0 0" draw:type="ooxml-non-primitive" draw:enhanced-path="M 0 1 L 3607 3721 5981 3721 2397 1 Z N">
            <draw:equation draw:name="f0" draw:formula="logwidth"/>
            <draw:equation draw:name="f1" draw:formula="logheight"/>
          </draw:enhanced-geometry>
        </draw:custom-shape>
        <draw:custom-shape draw:name="Google Shape;521;p7" draw:style-name="Mgr3" draw:text-style-name="MP5" draw:layer="layout" svg:width="0.419cm" svg:height="0.261cm" svg:x="22.329cm" svg:y="0.474cm">
          <text:p/>
          <draw:enhanced-geometry draw:mirror-horizontal="false" draw:mirror-vertical="false" drawooo:sub-view-size="5959 3722" draw:text-areas="0 0 ?f0 ?f1" svg:viewBox="0 0 0 0" draw:type="ooxml-non-primitive" draw:enhanced-path="M 1 1 L 3584 3721 5958 3721 2375 1 Z N">
            <draw:equation draw:name="f0" draw:formula="logwidth"/>
            <draw:equation draw:name="f1" draw:formula="logheight"/>
          </draw:enhanced-geometry>
        </draw:custom-shape>
        <draw:custom-shape draw:name="Google Shape;522;p7" draw:style-name="Mgr3" draw:text-style-name="MP5" draw:layer="layout" svg:width="0.421cm" svg:height="0.261cm" svg:x="22.644cm" svg:y="0.474cm">
          <text:p/>
          <draw:enhanced-geometry draw:mirror-horizontal="false" draw:mirror-vertical="false" drawooo:sub-view-size="5981 3722" draw:text-areas="0 0 ?f0 ?f1" svg:viewBox="0 0 0 0" draw:type="ooxml-non-primitive" draw:enhanced-path="M 1 1 L 3584 3721 5981 3721 2374 1 Z N">
            <draw:equation draw:name="f0" draw:formula="logwidth"/>
            <draw:equation draw:name="f1" draw:formula="logheight"/>
          </draw:enhanced-geometry>
        </draw:custom-shape>
        <draw:custom-shape draw:name="Google Shape;523;p7" draw:style-name="Mgr3" draw:text-style-name="MP5" draw:layer="layout" svg:width="0.779cm" svg:height="0.487cm" svg:x="18.176cm" svg:y="2.664cm">
          <text:p/>
          <draw:enhanced-geometry draw:mirror-horizontal="false" draw:mirror-vertical="false" drawooo:sub-view-size="11072 6917" draw:text-areas="0 0 ?f0 ?f1" svg:viewBox="0 0 0 0" draw:type="ooxml-non-primitive" draw:enhanced-path="M 1 0 L 6666 6916 11071 6916 4406 0 Z N">
            <draw:equation draw:name="f0" draw:formula="logwidth"/>
            <draw:equation draw:name="f1" draw:formula="logheight"/>
          </draw:enhanced-geometry>
        </draw:custom-shape>
        <draw:custom-shape draw:name="Google Shape;524;p7" draw:style-name="Mgr3" draw:text-style-name="MP5" draw:layer="layout" svg:width="0.779cm" svg:height="0.487cm" svg:x="18.762cm" svg:y="2.664cm">
          <text:p/>
          <draw:enhanced-geometry draw:mirror-horizontal="false" draw:mirror-vertical="false" drawooo:sub-view-size="11071 6917" draw:text-areas="0 0 ?f0 ?f1" svg:viewBox="0 0 0 0" draw:type="ooxml-non-primitive" draw:enhanced-path="M 0 0 L 6665 6916 11070 6916 4405 0 Z N">
            <draw:equation draw:name="f0" draw:formula="logwidth"/>
            <draw:equation draw:name="f1" draw:formula="logheight"/>
          </draw:enhanced-geometry>
        </draw:custom-shape>
        <draw:custom-shape draw:name="Google Shape;525;p7" draw:style-name="Mgr3" draw:text-style-name="MP5" draw:layer="layout" svg:width="0.779cm" svg:height="0.487cm" svg:x="19.348cm" svg:y="2.664cm">
          <text:p/>
          <draw:enhanced-geometry draw:mirror-horizontal="false" draw:mirror-vertical="false" drawooo:sub-view-size="11071 6917" draw:text-areas="0 0 ?f0 ?f1" svg:viewBox="0 0 0 0" draw:type="ooxml-non-primitive" draw:enhanced-path="M 1 0 L 6666 6916 11071 6916 4429 0 Z N">
            <draw:equation draw:name="f0" draw:formula="logwidth"/>
            <draw:equation draw:name="f1" draw:formula="logheight"/>
          </draw:enhanced-geometry>
        </draw:custom-shape>
        <draw:custom-shape draw:name="Google Shape;526;p7" draw:style-name="Mgr3" draw:text-style-name="MP5" draw:layer="layout" svg:width="0.779cm" svg:height="0.487cm" svg:x="19.935cm" svg:y="2.664cm">
          <text:p/>
          <draw:enhanced-geometry draw:mirror-horizontal="false" draw:mirror-vertical="false" drawooo:sub-view-size="11072 6917" draw:text-areas="0 0 ?f0 ?f1" svg:viewBox="0 0 0 0" draw:type="ooxml-non-primitive" draw:enhanced-path="M 1 0 L 6643 6916 11071 6916 4406 0 Z N">
            <draw:equation draw:name="f0" draw:formula="logwidth"/>
            <draw:equation draw:name="f1" draw:formula="logheight"/>
          </draw:enhanced-geometry>
        </draw:custom-shape>
        <draw:custom-shape draw:name="Google Shape;527;p7" draw:style-name="Mgr3" draw:text-style-name="MP5" draw:layer="layout" svg:width="0.779cm" svg:height="0.487cm" svg:x="20.52cm" svg:y="2.664cm">
          <text:p/>
          <draw:enhanced-geometry draw:mirror-horizontal="false" draw:mirror-vertical="false" drawooo:sub-view-size="11071 6917" draw:text-areas="0 0 ?f0 ?f1" svg:viewBox="0 0 0 0" draw:type="ooxml-non-primitive" draw:enhanced-path="M 0 0 L 6665 6916 11071 6916 4406 0 Z N">
            <draw:equation draw:name="f0" draw:formula="logwidth"/>
            <draw:equation draw:name="f1" draw:formula="logheight"/>
          </draw:enhanced-geometry>
        </draw:custom-shape>
        <draw:custom-shape draw:name="Google Shape;528;p7" draw:style-name="Mgr3" draw:text-style-name="MP5" draw:layer="layout" svg:width="0.779cm" svg:height="0.487cm" svg:x="21.106cm" svg:y="2.664cm">
          <text:p/>
          <draw:enhanced-geometry draw:mirror-horizontal="false" draw:mirror-vertical="false" drawooo:sub-view-size="11071 6917" draw:text-areas="0 0 ?f0 ?f1" svg:viewBox="0 0 0 0" draw:type="ooxml-non-primitive" draw:enhanced-path="M 1 0 L 6666 6916 11071 6916 4406 0 Z N">
            <draw:equation draw:name="f0" draw:formula="logwidth"/>
            <draw:equation draw:name="f1" draw:formula="logheight"/>
          </draw:enhanced-geometry>
        </draw:custom-shape>
        <draw:custom-shape draw:name="Google Shape;529;p7" draw:style-name="Mgr20" draw:text-style-name="MP10" draw:layer="layout" svg:width="6.202cm" svg:height="0.001cm" draw:transform="rotate (-3.14159265358979) translate (10.92cm 2.438cm)">
          <text:p/>
          <draw:enhanced-geometry draw:mirror-horizontal="false" draw:mirror-vertical="false" svg:viewBox="0 0 21600 21600" draw:type="mso-spt32" draw:enhanced-path="M 0 0 L 21600 21600 N"/>
        </draw:custom-shape>
        <draw:custom-shape draw:name="Google Shape;530;p7" draw:style-name="Mgr3" draw:text-style-name="MP5" draw:layer="layout" svg:width="2.76cm" svg:height="1.273cm" svg:x="10.414cm" svg:y="-0.55cm">
          <text:p/>
          <draw:enhanced-geometry draw:mirror-horizontal="false" draw:mirror-vertical="false" drawooo:sub-view-size="39169 18079" draw:text-areas="0 0 ?f0 ?f1" svg:viewBox="0 0 0 0" draw:type="ooxml-non-primitive" draw:enhanced-path="M 183 0 C 92 0 1 92 1 206 1 297 92 388 183 388 L 21182 388 38826 18010 C 38849 18055 38895 18078 38940 18078 39009 18078 39055 18055 39077 18010 39169 17941 39169 17827 39077 17736 L 21342 0 Z N">
            <draw:equation draw:name="f0" draw:formula="logwidth"/>
            <draw:equation draw:name="f1" draw:formula="logheight"/>
          </draw:enhanced-geometry>
        </draw:custom-shape>
        <draw:custom-shape draw:name="Google Shape;531;p7" draw:style-name="Mgr3" draw:text-style-name="MP5" draw:layer="layout" svg:width="0.191cm" svg:height="0.191cm" svg:x="13.078cm" svg:y="0.6cm">
          <text:p/>
          <draw:enhanced-geometry draw:mirror-horizontal="false" draw:mirror-vertical="false" drawooo:sub-view-size="4247 4247" draw:text-areas="0 0 ?f0 ?f1" svg:viewBox="0 0 0 0" draw:type="ooxml-non-primitive" draw:enhanced-path="M 2123 1 C 959 1 1 960 1 2124 1 3311 959 4246 2123 4246 3310 4246 4246 3311 4246 2124 4246 960 3310 1 2123 1 Z N">
            <draw:equation draw:name="f0" draw:formula="logwidth"/>
            <draw:equation draw:name="f1" draw:formula="logheight"/>
          </draw:enhanced-geometry>
        </draw:custom-shape>
        <draw:g draw:name="Google Shape;532;p7">
          <draw:custom-shape draw:name="Google Shape;533;p7" draw:style-name="Mgr4" draw:text-style-name="MP6" draw:layer="layout" svg:width="5.517cm" svg:height="2.072cm" draw:transform="rotate (1.5707963267949) translate (2.689cm 5.517cm)">
            <text:p/>
            <draw:enhanced-geometry draw:mirror-horizontal="false" draw:mirror-vertical="true" drawooo:sub-view-size="61196 23214" draw:text-areas="0 0 ?f0 ?f1" svg:viewBox="0 0 0 0" draw:type="ooxml-non-primitive" draw:enhanced-path="M 49121 0 L 26661 22460 389 22460 C 161 22460 1 22620 1 22848 1 23054 161 23214 389 23214 L 26980 23214 49441 776 60808 776 C 61013 776 61196 594 61196 388 61196 183 61013 0 60808 0 Z N">
              <draw:equation draw:name="f0" draw:formula="logwidth"/>
              <draw:equation draw:name="f1" draw:formula="logheight"/>
            </draw:enhanced-geometry>
          </draw:custom-shape>
          <draw:custom-shape draw:name="Google Shape;534;p7" draw:style-name="Mgr4" draw:text-style-name="MP6" draw:layer="layout" svg:width="0.382cm" svg:height="0.378cm" draw:transform="rotate (1.5707963267949) translate (2.538cm 5.818cm)">
            <text:p/>
            <draw:enhanced-geometry draw:mirror-horizontal="false" draw:mirror-vertical="true" drawooo:sub-view-size="4246 4246" draw:text-areas="0 0 ?f0 ?f1" svg:viewBox="0 0 0 0" draw:type="ooxml-non-primitive" draw:enhanced-path="M 2123 0 C 936 0 0 959 0 2123 0 3310 936 4246 2123 4246 3287 4246 4246 3310 4246 2123 4246 959 3287 0 2123 0 Z N">
              <draw:equation draw:name="f0" draw:formula="logwidth"/>
              <draw:equation draw:name="f1" draw:formula="logheight"/>
            </draw:enhanced-geometry>
          </draw:custom-shape>
        </draw:g>
      </draw:g>
      <draw:custom-shape draw:name="Google Shape;535;p7" draw:style-name="Mgr3" draw:text-style-name="MP5" draw:layer="backgroundobjects" svg:width="0.205cm" svg:height="0.205cm" draw:transform="rotate (-3.14159265358979) translate (-10.602cm 17.843cm)">
        <text:p/>
        <draw:enhanced-geometry draw:mirror-horizontal="true" draw:mirror-vertical="false" drawooo:sub-view-size="2923 2922" draw:text-areas="0 0 ?f0 ?f1" svg:viewBox="0 0 0 0" draw:type="ooxml-non-primitive" draw:enhanced-path="M 1462 0 C 640 0 1 662 1 1461 1 2260 640 2922 1462 2922 2260 2922 2922 2260 2922 1461 2922 662 2260 0 1462 0 Z N">
          <draw:equation draw:name="f0" draw:formula="logwidth"/>
          <draw:equation draw:name="f1" draw:formula="logheight"/>
        </draw:enhanced-geometry>
      </draw:custom-shape>
      <draw:g draw:name="Google Shape;536;p7">
        <draw:custom-shape draw:name="Google Shape;537;p7" draw:style-name="Mgr21" draw:text-style-name="MP8" draw:layer="layout" svg:width="0.411cm" svg:height="0.806cm" svg:x="10.253cm" svg:y="12.691cm">
          <text:p/>
          <draw:enhanced-geometry draw:mirror-horizontal="false" draw:mirror-vertical="false" drawooo:sub-view-size="1204 2357" draw:text-areas="0 0 ?f0 ?f1" svg:viewBox="0 0 0 0" draw:type="ooxml-non-primitive" draw:enhanced-path="M 0 0 L 1203 1178 0 2356 F N">
            <draw:equation draw:name="f0" draw:formula="logwidth"/>
            <draw:equation draw:name="f1" draw:formula="logheight"/>
          </draw:enhanced-geometry>
        </draw:custom-shape>
        <draw:custom-shape draw:name="Google Shape;538;p7" draw:style-name="Mgr21" draw:text-style-name="MP8" draw:layer="layout" svg:width="0.403cm" svg:height="0.806cm" svg:x="10.665cm" svg:y="12.691cm">
          <text:p/>
          <draw:enhanced-geometry draw:mirror-horizontal="false" draw:mirror-vertical="false" drawooo:sub-view-size="1179 2357" draw:text-areas="0 0 ?f0 ?f1" svg:viewBox="0 0 0 0" draw:type="ooxml-non-primitive" draw:enhanced-path="M 0 0 L 1178 1178 0 2356 F N">
            <draw:equation draw:name="f0" draw:formula="logwidth"/>
            <draw:equation draw:name="f1" draw:formula="logheight"/>
          </draw:enhanced-geometry>
        </draw:custom-shape>
        <draw:custom-shape draw:name="Google Shape;539;p7" draw:style-name="Mgr21" draw:text-style-name="MP8" draw:layer="layout" svg:width="0.411cm" svg:height="0.806cm" svg:x="11.068cm" svg:y="12.691cm">
          <text:p/>
          <draw:enhanced-geometry draw:mirror-horizontal="false" draw:mirror-vertical="false" drawooo:sub-view-size="1204 2357" draw:text-areas="0 0 ?f0 ?f1" svg:viewBox="0 0 0 0" draw:type="ooxml-non-primitive" draw:enhanced-path="M 0 0 L 1203 1178 0 2356 F N">
            <draw:equation draw:name="f0" draw:formula="logwidth"/>
            <draw:equation draw:name="f1" draw:formula="logheight"/>
          </draw:enhanced-geometry>
        </draw:custom-shape>
        <draw:custom-shape draw:name="Google Shape;540;p7" draw:style-name="Mgr21" draw:text-style-name="MP8" draw:layer="layout" svg:width="0.403cm" svg:height="0.806cm" svg:x="11.48cm" svg:y="12.691cm">
          <text:p/>
          <draw:enhanced-geometry draw:mirror-horizontal="false" draw:mirror-vertical="false" drawooo:sub-view-size="1179 2357" draw:text-areas="0 0 ?f0 ?f1" svg:viewBox="0 0 0 0" draw:type="ooxml-non-primitive" draw:enhanced-path="M 0 0 L 1178 1178 0 2356 F N">
            <draw:equation draw:name="f0" draw:formula="logwidth"/>
            <draw:equation draw:name="f1" draw:formula="logheight"/>
          </draw:enhanced-geometry>
        </draw:custom-shape>
        <draw:custom-shape draw:name="Google Shape;541;p7" draw:style-name="Mgr21" draw:text-style-name="MP8" draw:layer="layout" svg:width="0.411cm" svg:height="0.806cm" svg:x="11.884cm" svg:y="12.691cm">
          <text:p/>
          <draw:enhanced-geometry draw:mirror-horizontal="false" draw:mirror-vertical="false" drawooo:sub-view-size="1204 2357" draw:text-areas="0 0 ?f0 ?f1" svg:viewBox="0 0 0 0" draw:type="ooxml-non-primitive" draw:enhanced-path="M 0 0 L 1203 1178 0 2356 F N">
            <draw:equation draw:name="f0" draw:formula="logwidth"/>
            <draw:equation draw:name="f1" draw:formula="logheight"/>
          </draw:enhanced-geometry>
        </draw:custom-shape>
        <draw:custom-shape draw:name="Google Shape;542;p7" draw:style-name="Mgr21" draw:text-style-name="MP8" draw:layer="layout" svg:width="0.403cm" svg:height="0.806cm" svg:x="12.296cm" svg:y="12.691cm">
          <text:p/>
          <draw:enhanced-geometry draw:mirror-horizontal="false" draw:mirror-vertical="false" drawooo:sub-view-size="1179 2357" draw:text-areas="0 0 ?f0 ?f1" svg:viewBox="0 0 0 0" draw:type="ooxml-non-primitive" draw:enhanced-path="M 0 0 L 1178 1178 0 2356 F N">
            <draw:equation draw:name="f0" draw:formula="logwidth"/>
            <draw:equation draw:name="f1" draw:formula="logheight"/>
          </draw:enhanced-geometry>
        </draw:custom-shape>
      </draw:g>
      <draw:frame presentation:style-name="ONE_5f_COLUMN_5f_TEXT-outline1" draw:layer="backgroundobjects" svg:width="22.859cm" svg:height="8.286cm" svg:x="1.27cm" svg:y="3.343cm" presentation:class="outline" presentation:placeholder="true">
        <draw:text-box/>
      </draw:frame>
      <presentation:notes style:page-layout-name="PM2">
        <draw:page-thumbnail presentation:style-name="ONE_5f_COLUMN_5f_TEXT-title" draw:layer="backgroundobjects" svg:width="16.931cm" svg:height="9.524cm" svg:x="1.059cm" svg:y="1.93cm" presentation:class="page"/>
        <draw:frame presentation:style-name="ONE_5f_COLUMN_5f_TEXT-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TITLE_5f_ONLY" style:display-name="TITLE_ONLY" style:page-layout-name="PM1" draw:style-name="Mdp1">
      <draw:g draw:name="Google Shape;398;p6">
        <draw:custom-shape draw:name="Google Shape;399;p6" draw:style-name="Mgr3" draw:text-style-name="MP5" draw:layer="layout" svg:width="15.183cm" svg:height="3.13cm" svg:x="15.605cm" svg:y="-3.254cm">
          <text:p/>
          <draw:enhanced-geometry draw:mirror-horizontal="false" draw:mirror-vertical="false" drawooo:sub-view-size="206136 44419" draw:text-areas="0 0 ?f0 ?f1" svg:viewBox="0 0 0 0" draw:type="ooxml-non-primitive" draw:enhanced-path="M 183 0 C 91 0 0 92 0 206 0 297 91 388 183 388 L 31887 388 54507 23031 101870 23031 123257 44418 205930 44418 C 206044 44418 206136 44327 206136 44213 206136 44122 206044 44030 205930 44030 L 123417 44030 102029 22643 54667 22643 32024 0 Z N">
            <draw:equation draw:name="f0" draw:formula="logwidth"/>
            <draw:equation draw:name="f1" draw:formula="logheight"/>
          </draw:enhanced-geometry>
        </draw:custom-shape>
        <draw:custom-shape draw:name="Google Shape;400;p6" draw:style-name="Mgr3" draw:text-style-name="MP5" draw:layer="layout" svg:width="17.759cm" svg:height="5.511cm" svg:x="12.387cm" svg:y="-2.771cm">
          <text:p/>
          <draw:enhanced-geometry draw:mirror-horizontal="false" draw:mirror-vertical="false" drawooo:sub-view-size="251970 78200" draw:text-areas="0 0 ?f0 ?f1" svg:viewBox="0 0 0 0" draw:type="ooxml-non-primitive" draw:enhanced-path="M 389 0 C 160 0 1 183 1 388 1 593 160 776 389 776 L 66217 776 89179 23738 125197 23738 179659 78199 251581 78199 C 251787 78199 251969 78040 251969 77834 251969 77606 251787 77446 251581 77446 L 179978 77446 125517 22962 89499 22962 66536 0 Z N">
            <draw:equation draw:name="f0" draw:formula="logwidth"/>
            <draw:equation draw:name="f1" draw:formula="logheight"/>
          </draw:enhanced-geometry>
        </draw:custom-shape>
        <draw:custom-shape draw:name="Google Shape;401;p6" draw:style-name="Mgr4" draw:text-style-name="MP6" draw:layer="layout" svg:width="17.367cm" svg:height="3.088cm" svg:x="13.42cm" svg:y="-1.122cm">
          <text:p/>
          <draw:enhanced-geometry draw:mirror-horizontal="false" draw:mirror-vertical="false" drawooo:sub-view-size="246400 43826" draw:text-areas="0 0 ?f0 ?f1" svg:viewBox="0 0 0 0" draw:type="ooxml-non-primitive" draw:enhanced-path="M 183 1 C 69 1 0 92 0 206 0 298 69 389 183 389 L 61286 389 104723 43825 165210 43825 207414 1599 246217 1599 C 246308 1599 246400 1507 246400 1416 246400 1302 246308 1233 246217 1233 L 207254 1233 165050 43437 104883 43437 61446 1 Z N">
            <draw:equation draw:name="f0" draw:formula="logwidth"/>
            <draw:equation draw:name="f1" draw:formula="logheight"/>
          </draw:enhanced-geometry>
        </draw:custom-shape>
        <draw:custom-shape draw:name="Google Shape;402;p6" draw:style-name="Mgr3" draw:text-style-name="MP5" draw:layer="layout" svg:width="18.672cm" svg:height="4.258cm" svg:x="11.462cm" svg:y="-0.755cm">
          <text:p/>
          <draw:enhanced-geometry draw:mirror-horizontal="false" draw:mirror-vertical="false" drawooo:sub-view-size="264911 60419" draw:text-areas="0 0 ?f0 ?f1" svg:viewBox="0 0 0 0" draw:type="ooxml-non-primitive" draw:enhanced-path="M 183 0 C 91 0 0 69 0 183 0 297 91 365 183 365 L 57177 365 70941 14129 129214 14129 175504 60419 203419 60419 232316 31499 264705 31499 C 264819 31499 264911 31430 264911 31316 264911 31225 264819 31134 264705 31134 L 232156 31134 203259 60031 175664 60031 129374 13764 71101 13764 57337 0 Z N">
            <draw:equation draw:name="f0" draw:formula="logwidth"/>
            <draw:equation draw:name="f1" draw:formula="logheight"/>
          </draw:enhanced-geometry>
        </draw:custom-shape>
        <draw:custom-shape draw:name="Google Shape;403;p6" draw:style-name="Mgr3" draw:text-style-name="MP5" draw:layer="layout" svg:width="4.665cm" svg:height="1.445cm" svg:x="8.887cm" svg:y="-3.564cm">
          <text:p/>
          <draw:enhanced-geometry draw:mirror-horizontal="false" draw:mirror-vertical="false" drawooo:sub-view-size="66194 20521" draw:text-areas="0 0 ?f0 ?f1" svg:viewBox="0 0 0 0" draw:type="ooxml-non-primitive" draw:enhanced-path="M 183 0 C 92 0 1 91 1 206 1 297 92 388 183 388 L 25245 388 45377 20520 66011 20520 C 66103 20520 66194 20429 66194 20337 66194 20223 66103 20132 66011 20132 L 45537 20132 25405 0 Z N">
            <draw:equation draw:name="f0" draw:formula="logwidth"/>
            <draw:equation draw:name="f1" draw:formula="logheight"/>
          </draw:enhanced-geometry>
        </draw:custom-shape>
        <draw:custom-shape draw:name="Google Shape;404;p6" draw:style-name="Mgr3" draw:text-style-name="MP5" draw:layer="layout" svg:width="2.76cm" svg:height="1.273cm" svg:x="8.887cm" svg:y="-2.821cm">
          <text:p/>
          <draw:enhanced-geometry draw:mirror-horizontal="false" draw:mirror-vertical="false" drawooo:sub-view-size="39169 18079" draw:text-areas="0 0 ?f0 ?f1" svg:viewBox="0 0 0 0" draw:type="ooxml-non-primitive" draw:enhanced-path="M 183 0 C 92 0 1 92 1 206 1 297 92 388 183 388 L 21182 388 38826 18010 C 38849 18055 38895 18078 38940 18078 39009 18078 39055 18055 39077 18010 39169 17941 39169 17827 39077 17736 L 21342 0 Z N">
            <draw:equation draw:name="f0" draw:formula="logwidth"/>
            <draw:equation draw:name="f1" draw:formula="logheight"/>
          </draw:enhanced-geometry>
        </draw:custom-shape>
        <draw:custom-shape draw:name="Google Shape;405;p6" draw:style-name="Mgr3" draw:text-style-name="MP5" draw:layer="layout" svg:width="0.379cm" svg:height="0.379cm" svg:x="25.604cm" svg:y="3.301cm">
          <text:p/>
          <draw:enhanced-geometry draw:mirror-horizontal="false" draw:mirror-vertical="false" drawooo:sub-view-size="5388 5388" draw:text-areas="0 0 ?f0 ?f1" svg:viewBox="0 0 0 0" draw:type="ooxml-non-primitive" draw:enhanced-path="M 2694 366 C 3972 366 5022 1416 5022 2694 5022 3949 3972 4999 2694 4999 1416 4999 388 3949 388 2694 388 1416 1416 366 2694 366 Z M 2694 1 C 1210 1 0 1187 0 2694 0 4178 1210 5387 2694 5387 4177 5387 5387 4178 5387 2694 5387 1187 4177 1 2694 1 Z N">
            <draw:equation draw:name="f0" draw:formula="logwidth"/>
            <draw:equation draw:name="f1" draw:formula="logheight"/>
          </draw:enhanced-geometry>
        </draw:custom-shape>
        <draw:custom-shape draw:name="Google Shape;406;p6" draw:style-name="Mgr3" draw:text-style-name="MP5" draw:layer="layout" svg:width="0.247cm" svg:height="0.245cm" svg:x="25.67cm" svg:y="3.367cm">
          <text:p/>
          <draw:enhanced-geometry draw:mirror-horizontal="false" draw:mirror-vertical="false" drawooo:sub-view-size="3516 3493" draw:text-areas="0 0 ?f0 ?f1" svg:viewBox="0 0 0 0" draw:type="ooxml-non-primitive" draw:enhanced-path="M 1758 0 C 799 0 0 776 0 1758 0 2717 799 3493 1758 3493 2739 3493 3515 2717 3515 1758 3515 776 2739 0 1758 0 Z N">
            <draw:equation draw:name="f0" draw:formula="logwidth"/>
            <draw:equation draw:name="f1" draw:formula="logheight"/>
          </draw:enhanced-geometry>
        </draw:custom-shape>
        <draw:custom-shape draw:name="Google Shape;407;p6" draw:style-name="Mgr3" draw:text-style-name="MP5" draw:layer="layout" svg:width="0.247cm" svg:height="0.247cm" svg:x="22.175cm" svg:y="-1.231cm">
          <text:p/>
          <draw:enhanced-geometry draw:mirror-horizontal="false" draw:mirror-vertical="false" drawooo:sub-view-size="3516 3516" draw:text-areas="0 0 ?f0 ?f1" svg:viewBox="0 0 0 0" draw:type="ooxml-non-primitive" draw:enhanced-path="M 1758 1 C 777 1 1 777 1 1758 1 2717 777 3516 1758 3516 2717 3516 3516 2717 3516 1758 3516 777 2717 1 1758 1 Z N">
            <draw:equation draw:name="f0" draw:formula="logwidth"/>
            <draw:equation draw:name="f1" draw:formula="logheight"/>
          </draw:enhanced-geometry>
        </draw:custom-shape>
        <draw:custom-shape draw:name="Google Shape;408;p6" draw:style-name="Mgr3" draw:text-style-name="MP5" draw:layer="layout" svg:width="0.247cm" svg:height="0.245cm" svg:x="28.681cm" svg:y="0.735cm">
          <text:p/>
          <draw:enhanced-geometry draw:mirror-horizontal="false" draw:mirror-vertical="false" drawooo:sub-view-size="3516 3493" draw:text-areas="0 0 ?f0 ?f1" svg:viewBox="0 0 0 0" draw:type="ooxml-non-primitive" draw:enhanced-path="M 1758 0 C 799 0 0 776 0 1735 0 2716 799 3493 1758 3493 2739 3493 3515 2716 3515 1735 3515 776 2739 0 1758 0 Z N">
            <draw:equation draw:name="f0" draw:formula="logwidth"/>
            <draw:equation draw:name="f1" draw:formula="logheight"/>
          </draw:enhanced-geometry>
        </draw:custom-shape>
        <draw:custom-shape draw:name="Google Shape;409;p6" draw:style-name="Mgr3" draw:text-style-name="MP5" draw:layer="layout" svg:width="0.379cm" svg:height="0.379cm" svg:x="15.252cm" svg:y="-3.429cm">
          <text:p/>
          <draw:enhanced-geometry draw:mirror-horizontal="false" draw:mirror-vertical="false" drawooo:sub-view-size="5388 5388" draw:text-areas="0 0 ?f0 ?f1" svg:viewBox="0 0 0 0" draw:type="ooxml-non-primitive" draw:enhanced-path="M 2694 366 C 3972 366 4999 1416 4999 2694 4999 3972 3972 4999 2694 4999 1416 4999 366 3972 366 2694 366 1416 1416 366 2694 366 Z M 2694 0 C 1210 0 0 1210 0 2694 0 4178 1210 5387 2694 5387 4177 5387 5387 4178 5387 2694 5387 1210 4177 0 2694 0 Z N">
            <draw:equation draw:name="f0" draw:formula="logwidth"/>
            <draw:equation draw:name="f1" draw:formula="logheight"/>
          </draw:enhanced-geometry>
        </draw:custom-shape>
        <draw:custom-shape draw:name="Google Shape;410;p6" draw:style-name="Mgr3" draw:text-style-name="MP5" draw:layer="layout" svg:width="0.245cm" svg:height="0.247cm" svg:x="15.318cm" svg:y="-3.363cm">
          <text:p/>
          <draw:enhanced-geometry draw:mirror-horizontal="false" draw:mirror-vertical="false" drawooo:sub-view-size="3493 3516" draw:text-areas="0 0 ?f0 ?f1" svg:viewBox="0 0 0 0" draw:type="ooxml-non-primitive" draw:enhanced-path="M 1758 0 C 776 0 0 776 0 1758 0 2717 776 3515 1758 3515 2716 3515 3493 2717 3493 1758 3493 776 2716 0 1758 0 Z N">
            <draw:equation draw:name="f0" draw:formula="logwidth"/>
            <draw:equation draw:name="f1" draw:formula="logheight"/>
          </draw:enhanced-geometry>
        </draw:custom-shape>
        <draw:custom-shape draw:name="Google Shape;411;p6" draw:style-name="Mgr3" draw:text-style-name="MP5" draw:layer="layout" svg:width="0.298cm" svg:height="0.298cm" svg:x="16.974cm" svg:y="-3.389cm">
          <text:p/>
          <draw:enhanced-geometry draw:mirror-horizontal="false" draw:mirror-vertical="false" drawooo:sub-view-size="4246 4246" draw:text-areas="0 0 ?f0 ?f1" svg:viewBox="0 0 0 0" draw:type="ooxml-non-primitive" draw:enhanced-path="M 2123 0 C 959 0 0 936 0 2123 0 3287 959 4246 2123 4246 3310 4246 4246 3287 4246 2123 4246 936 3310 0 2123 0 Z N">
            <draw:equation draw:name="f0" draw:formula="logwidth"/>
            <draw:equation draw:name="f1" draw:formula="logheight"/>
          </draw:enhanced-geometry>
        </draw:custom-shape>
        <draw:custom-shape draw:name="Google Shape;412;p6" draw:style-name="Mgr3" draw:text-style-name="MP5" draw:layer="layout" svg:width="0.298cm" svg:height="0.298cm" svg:x="26.995cm" svg:y="-0.287cm">
          <text:p/>
          <draw:enhanced-geometry draw:mirror-horizontal="false" draw:mirror-vertical="false" drawooo:sub-view-size="4246 4246" draw:text-areas="0 0 ?f0 ?f1" svg:viewBox="0 0 0 0" draw:type="ooxml-non-primitive" draw:enhanced-path="M 2123 0 C 959 0 0 959 0 2123 0 3310 959 4246 2123 4246 3310 4246 4246 3310 4246 2123 4246 959 3310 0 2123 0 Z N">
            <draw:equation draw:name="f0" draw:formula="logwidth"/>
            <draw:equation draw:name="f1" draw:formula="logheight"/>
          </draw:enhanced-geometry>
        </draw:custom-shape>
        <draw:custom-shape draw:name="Google Shape;413;p6" draw:style-name="Mgr3" draw:text-style-name="MP5" draw:layer="layout" svg:width="0.195cm" svg:height="0.195cm" svg:x="26.464cm" svg:y="2.617cm">
          <text:p/>
          <draw:enhanced-geometry draw:mirror-horizontal="false" draw:mirror-vertical="false" drawooo:sub-view-size="2786 2786" draw:text-areas="0 0 ?f0 ?f1" svg:viewBox="0 0 0 0" draw:type="ooxml-non-primitive" draw:enhanced-path="M 1393 1 C 617 1 1 617 1 1393 1 2146 617 2786 1393 2786 2169 2786 2786 2146 2786 1393 2786 617 2169 1 1393 1 Z N">
            <draw:equation draw:name="f0" draw:formula="logwidth"/>
            <draw:equation draw:name="f1" draw:formula="logheight"/>
          </draw:enhanced-geometry>
        </draw:custom-shape>
        <draw:custom-shape draw:name="Google Shape;414;p6" draw:style-name="Mgr4" draw:text-style-name="MP6" draw:layer="layout" svg:width="0.195cm" svg:height="0.194cm" svg:x="22.201cm" svg:y="1.856cm">
          <text:p/>
          <draw:enhanced-geometry draw:mirror-horizontal="false" draw:mirror-vertical="false" drawooo:sub-view-size="2786 2763" draw:text-areas="0 0 ?f0 ?f1" svg:viewBox="0 0 0 0" draw:type="ooxml-non-primitive" draw:enhanced-path="M 1393 0 C 617 0 1 617 1 1393 1 2146 617 2762 1393 2762 2169 2762 2786 2146 2786 1393 2786 617 2169 0 1393 0 Z N">
            <draw:equation draw:name="f0" draw:formula="logwidth"/>
            <draw:equation draw:name="f1" draw:formula="logheight"/>
          </draw:enhanced-geometry>
        </draw:custom-shape>
        <draw:custom-shape draw:name="Google Shape;415;p6" draw:style-name="Mgr4" draw:text-style-name="MP6" draw:layer="layout" svg:width="0.393cm" svg:height="0.392cm" svg:x="18.893cm" svg:y="0.033cm">
          <text:p/>
          <draw:enhanced-geometry draw:mirror-horizontal="false" draw:mirror-vertical="false" drawooo:sub-view-size="5593 5570" draw:text-areas="0 0 ?f0 ?f1" svg:viewBox="0 0 0 0" draw:type="ooxml-non-primitive" draw:enhanced-path="M 2808 0 C 1255 0 0 1233 0 2785 0 4314 1255 5570 2808 5570 4337 5570 5592 4314 5592 2785 5592 1233 4337 0 2808 0 Z N">
            <draw:equation draw:name="f0" draw:formula="logwidth"/>
            <draw:equation draw:name="f1" draw:formula="logheight"/>
          </draw:enhanced-geometry>
        </draw:custom-shape>
        <draw:custom-shape draw:name="Google Shape;416;p6" draw:style-name="Mgr4" draw:text-style-name="MP6" draw:layer="layout" svg:width="0.393cm" svg:height="0.393cm" svg:x="24.099cm" svg:y="1.756cm">
          <text:p/>
          <draw:enhanced-geometry draw:mirror-horizontal="false" draw:mirror-vertical="false" drawooo:sub-view-size="5593 5593" draw:text-areas="0 0 ?f0 ?f1" svg:viewBox="0 0 0 0" draw:type="ooxml-non-primitive" draw:enhanced-path="M 2785 0 C 1256 0 1 1256 1 2808 1 4337 1256 5592 2785 5592 4338 5592 5593 4337 5593 2808 5593 1256 4338 0 2785 0 Z N">
            <draw:equation draw:name="f0" draw:formula="logwidth"/>
            <draw:equation draw:name="f1" draw:formula="logheight"/>
          </draw:enhanced-geometry>
        </draw:custom-shape>
        <draw:custom-shape draw:name="Google Shape;417;p6" draw:style-name="Mgr3" draw:text-style-name="MP5" draw:layer="layout" svg:width="0.182cm" svg:height="0.182cm" svg:x="18.156cm" svg:y="-1.65cm">
          <text:p/>
          <draw:enhanced-geometry draw:mirror-horizontal="false" draw:mirror-vertical="false" drawooo:sub-view-size="2603 2603" draw:text-areas="0 0 ?f0 ?f1" svg:viewBox="0 0 0 0" draw:type="ooxml-non-primitive" draw:enhanced-path="M 1301 0 C 594 0 0 571 0 1301 0 2009 594 2602 1301 2602 2009 2602 2602 2009 2602 1301 2602 571 2009 0 1301 0 Z N">
            <draw:equation draw:name="f0" draw:formula="logwidth"/>
            <draw:equation draw:name="f1" draw:formula="logheight"/>
          </draw:enhanced-geometry>
        </draw:custom-shape>
        <draw:custom-shape draw:name="Google Shape;418;p6" draw:style-name="Mgr3" draw:text-style-name="MP5" draw:layer="layout" svg:width="0.405cm" svg:height="0.406cm" svg:x="18.692cm" svg:y="-2.406cm">
          <text:p/>
          <draw:enhanced-geometry draw:mirror-horizontal="false" draw:mirror-vertical="false" drawooo:sub-view-size="5753 5776" draw:text-areas="0 0 ?f0 ?f1" svg:viewBox="0 0 0 0" draw:type="ooxml-non-primitive" draw:enhanced-path="M 2877 388 C 4246 388 5388 1507 5388 2899 5388 4269 4246 5410 2877 5410 1485 5410 366 4269 366 2899 366 1507 1485 388 2877 388 Z M 2877 0 C 1279 0 1 1301 1 2899 1 4497 1279 5775 2877 5775 4475 5775 5753 4497 5753 2899 5753 1301 4475 0 2877 0 Z N">
            <draw:equation draw:name="f0" draw:formula="logwidth"/>
            <draw:equation draw:name="f1" draw:formula="logheight"/>
          </draw:enhanced-geometry>
        </draw:custom-shape>
        <draw:custom-shape draw:name="Google Shape;419;p6" draw:style-name="Mgr3" draw:text-style-name="MP5" draw:layer="layout" svg:width="0.263cm" svg:height="0.261cm" svg:x="18.763cm" svg:y="-2.334cm">
          <text:p/>
          <draw:enhanced-geometry draw:mirror-horizontal="false" draw:mirror-vertical="false" drawooo:sub-view-size="3744 3722" draw:text-areas="0 0 ?f0 ?f1" svg:viewBox="0 0 0 0" draw:type="ooxml-non-primitive" draw:enhanced-path="M 1872 0 C 845 0 0 845 0 1872 0 2899 845 3721 1872 3721 2899 3721 3744 2899 3744 1872 3744 845 2899 0 1872 0 Z N">
            <draw:equation draw:name="f0" draw:formula="logwidth"/>
            <draw:equation draw:name="f1" draw:formula="logheight"/>
          </draw:enhanced-geometry>
        </draw:custom-shape>
        <draw:custom-shape draw:name="Google Shape;420;p6" draw:style-name="Mgr3" draw:text-style-name="MP5" draw:layer="layout" svg:width="0.298cm" svg:height="0.298cm" svg:x="14.261cm" svg:y="-2.28cm">
          <text:p/>
          <draw:enhanced-geometry draw:mirror-horizontal="false" draw:mirror-vertical="false" drawooo:sub-view-size="4246 4247" draw:text-areas="0 0 ?f0 ?f1" svg:viewBox="0 0 0 0" draw:type="ooxml-non-primitive" draw:enhanced-path="M 2123 1 C 959 1 0 937 0 2123 0 3288 959 4246 2123 4246 3310 4246 4246 3288 4246 2123 4246 937 3310 1 2123 1 Z N">
            <draw:equation draw:name="f0" draw:formula="logwidth"/>
            <draw:equation draw:name="f1" draw:formula="logheight"/>
          </draw:enhanced-geometry>
        </draw:custom-shape>
        <draw:custom-shape draw:name="Google Shape;421;p6" draw:style-name="Mgr3" draw:text-style-name="MP5" draw:layer="layout" svg:width="0.298cm" svg:height="0.298cm" svg:x="13.391cm" svg:y="-2.28cm">
          <text:p/>
          <draw:enhanced-geometry draw:mirror-horizontal="false" draw:mirror-vertical="false" drawooo:sub-view-size="4247 4247" draw:text-areas="0 0 ?f0 ?f1" svg:viewBox="0 0 0 0" draw:type="ooxml-non-primitive" draw:enhanced-path="M 2123 1 C 936 1 1 937 1 2123 1 3288 936 4246 2123 4246 3287 4246 4246 3288 4246 2123 4246 937 3287 1 2123 1 Z N">
            <draw:equation draw:name="f0" draw:formula="logwidth"/>
            <draw:equation draw:name="f1" draw:formula="logheight"/>
          </draw:enhanced-geometry>
        </draw:custom-shape>
        <draw:custom-shape draw:name="Google Shape;422;p6" draw:style-name="Mgr3" draw:text-style-name="MP5" draw:layer="layout" svg:width="0.298cm" svg:height="0.298cm" svg:x="11.483cm" svg:y="-1.711cm">
          <text:p/>
          <draw:enhanced-geometry draw:mirror-horizontal="false" draw:mirror-vertical="false" drawooo:sub-view-size="4247 4247" draw:text-areas="0 0 ?f0 ?f1" svg:viewBox="0 0 0 0" draw:type="ooxml-non-primitive" draw:enhanced-path="M 2123 1 C 959 1 1 960 1 2124 1 3311 959 4246 2123 4246 3310 4246 4246 3311 4246 2124 4246 960 3310 1 2123 1 Z N">
            <draw:equation draw:name="f0" draw:formula="logwidth"/>
            <draw:equation draw:name="f1" draw:formula="logheight"/>
          </draw:enhanced-geometry>
        </draw:custom-shape>
        <draw:custom-shape draw:name="Google Shape;423;p6" draw:style-name="Mgr3" draw:text-style-name="MP5" draw:layer="layout" svg:width="0.298cm" svg:height="0.298cm" svg:x="10.218cm" svg:y="-2.956cm">
          <text:p/>
          <draw:enhanced-geometry draw:mirror-horizontal="false" draw:mirror-vertical="false" drawooo:sub-view-size="4246 4246" draw:text-areas="0 0 ?f0 ?f1" svg:viewBox="0 0 0 0" draw:type="ooxml-non-primitive" draw:enhanced-path="M 2123 0 C 959 0 0 936 0 2123 0 3287 959 4246 2123 4246 3287 4246 4246 3287 4246 2123 4246 936 3287 0 2123 0 Z N">
            <draw:equation draw:name="f0" draw:formula="logwidth"/>
            <draw:equation draw:name="f1" draw:formula="logheight"/>
          </draw:enhanced-geometry>
        </draw:custom-shape>
        <draw:custom-shape draw:name="Google Shape;424;p6" draw:style-name="Mgr3" draw:text-style-name="MP5" draw:layer="layout" svg:width="0.203cm" svg:height="0.205cm" svg:x="17.752cm" svg:y="-3.342cm">
          <text:p/>
          <draw:enhanced-geometry draw:mirror-horizontal="false" draw:mirror-vertical="false" drawooo:sub-view-size="2900 2922" draw:text-areas="0 0 ?f0 ?f1" svg:viewBox="0 0 0 0" draw:type="ooxml-non-primitive" draw:enhanced-path="M 1462 0 C 640 0 1 639 1 1461 1 2260 640 2922 1462 2922 2261 2922 2900 2260 2900 1461 2900 639 2261 0 1462 0 Z N">
            <draw:equation draw:name="f0" draw:formula="logwidth"/>
            <draw:equation draw:name="f1" draw:formula="logheight"/>
          </draw:enhanced-geometry>
        </draw:custom-shape>
        <draw:custom-shape draw:name="Google Shape;425;p6" draw:style-name="Mgr3" draw:text-style-name="MP5" draw:layer="layout" svg:width="0.205cm" svg:height="0.205cm" svg:x="12.311cm" svg:y="-2.847cm">
          <text:p/>
          <draw:enhanced-geometry draw:mirror-horizontal="false" draw:mirror-vertical="false" drawooo:sub-view-size="2923 2922" draw:text-areas="0 0 ?f0 ?f1" svg:viewBox="0 0 0 0" draw:type="ooxml-non-primitive" draw:enhanced-path="M 1462 0 C 640 0 1 662 1 1461 1 2260 640 2922 1462 2922 2260 2922 2922 2260 2922 1461 2922 662 2260 0 1462 0 Z N">
            <draw:equation draw:name="f0" draw:formula="logwidth"/>
            <draw:equation draw:name="f1" draw:formula="logheight"/>
          </draw:enhanced-geometry>
        </draw:custom-shape>
        <draw:custom-shape draw:name="Google Shape;426;p6" draw:style-name="Mgr3" draw:text-style-name="MP5" draw:layer="layout" svg:width="6.486cm" svg:height="1.991cm" svg:x="22.284cm" svg:y="-1.121cm">
          <text:p/>
          <draw:enhanced-geometry draw:mirror-horizontal="false" draw:mirror-vertical="false" drawooo:sub-view-size="92033 28264" draw:text-areas="0 0 ?f0 ?f1" svg:viewBox="0 0 0 0" draw:type="ooxml-non-primitive" draw:enhanced-path="M 206 0 C 155 0 104 17 69 51 1 120 1 234 69 325 L 28007 28263 91850 28263 C 91941 28263 92032 28172 92032 28058 92032 27967 91941 27875 91850 27875 L 28167 27875 343 51 C 309 17 258 0 206 0 Z N">
            <draw:equation draw:name="f0" draw:formula="logwidth"/>
            <draw:equation draw:name="f1" draw:formula="logheight"/>
          </draw:enhanced-geometry>
        </draw:custom-shape>
        <draw:custom-shape draw:name="Google Shape;427;p6" draw:style-name="Mgr3" draw:text-style-name="MP5" draw:layer="layout" svg:width="0.421cm" svg:height="0.261cm" svg:x="18.739cm" svg:y="-0.984cm">
          <text:p/>
          <draw:enhanced-geometry draw:mirror-horizontal="false" draw:mirror-vertical="false" drawooo:sub-view-size="5982 3722" draw:text-areas="0 0 ?f0 ?f1" svg:viewBox="0 0 0 0" draw:type="ooxml-non-primitive" draw:enhanced-path="M 1 1 L 3607 3721 5981 3721 2398 1 Z N">
            <draw:equation draw:name="f0" draw:formula="logwidth"/>
            <draw:equation draw:name="f1" draw:formula="logheight"/>
          </draw:enhanced-geometry>
        </draw:custom-shape>
        <draw:custom-shape draw:name="Google Shape;428;p6" draw:style-name="Mgr3" draw:text-style-name="MP5" draw:layer="layout" svg:width="0.419cm" svg:height="0.261cm" svg:x="19.056cm" svg:y="-0.984cm">
          <text:p/>
          <draw:enhanced-geometry draw:mirror-horizontal="false" draw:mirror-vertical="false" drawooo:sub-view-size="5958 3722" draw:text-areas="0 0 ?f0 ?f1" svg:viewBox="0 0 0 0" draw:type="ooxml-non-primitive" draw:enhanced-path="M 0 1 L 3584 3721 5958 3721 2374 1 Z N">
            <draw:equation draw:name="f0" draw:formula="logwidth"/>
            <draw:equation draw:name="f1" draw:formula="logheight"/>
          </draw:enhanced-geometry>
        </draw:custom-shape>
        <draw:custom-shape draw:name="Google Shape;429;p6" draw:style-name="Mgr3" draw:text-style-name="MP5" draw:layer="layout" svg:width="0.421cm" svg:height="0.261cm" svg:x="19.371cm" svg:y="-0.984cm">
          <text:p/>
          <draw:enhanced-geometry draw:mirror-horizontal="false" draw:mirror-vertical="false" drawooo:sub-view-size="5981 3722" draw:text-areas="0 0 ?f0 ?f1" svg:viewBox="0 0 0 0" draw:type="ooxml-non-primitive" draw:enhanced-path="M 0 1 L 3584 3721 5980 3721 2374 1 Z N">
            <draw:equation draw:name="f0" draw:formula="logwidth"/>
            <draw:equation draw:name="f1" draw:formula="logheight"/>
          </draw:enhanced-geometry>
        </draw:custom-shape>
        <draw:custom-shape draw:name="Google Shape;430;p6" draw:style-name="Mgr3" draw:text-style-name="MP5" draw:layer="layout" svg:width="0.419cm" svg:height="0.261cm" svg:x="19.688cm" svg:y="-0.984cm">
          <text:p/>
          <draw:enhanced-geometry draw:mirror-horizontal="false" draw:mirror-vertical="false" drawooo:sub-view-size="5959 3722" draw:text-areas="0 0 ?f0 ?f1" svg:viewBox="0 0 0 0" draw:type="ooxml-non-primitive" draw:enhanced-path="M 1 1 L 3584 3721 5958 3721 2375 1 Z N">
            <draw:equation draw:name="f0" draw:formula="logwidth"/>
            <draw:equation draw:name="f1" draw:formula="logheight"/>
          </draw:enhanced-geometry>
        </draw:custom-shape>
        <draw:custom-shape draw:name="Google Shape;431;p6" draw:style-name="Mgr3" draw:text-style-name="MP5" draw:layer="layout" svg:width="0.419cm" svg:height="0.261cm" svg:x="20.003cm" svg:y="-0.984cm">
          <text:p/>
          <draw:enhanced-geometry draw:mirror-horizontal="false" draw:mirror-vertical="false" drawooo:sub-view-size="5958 3722" draw:text-areas="0 0 ?f0 ?f1" svg:viewBox="0 0 0 0" draw:type="ooxml-non-primitive" draw:enhanced-path="M 1 1 L 3584 3721 5958 3721 2374 1 Z N">
            <draw:equation draw:name="f0" draw:formula="logwidth"/>
            <draw:equation draw:name="f1" draw:formula="logheight"/>
          </draw:enhanced-geometry>
        </draw:custom-shape>
        <draw:custom-shape draw:name="Google Shape;432;p6" draw:style-name="Mgr3" draw:text-style-name="MP5" draw:layer="layout" svg:width="0.421cm" svg:height="0.261cm" svg:x="20.318cm" svg:y="-0.984cm">
          <text:p/>
          <draw:enhanced-geometry draw:mirror-horizontal="false" draw:mirror-vertical="false" drawooo:sub-view-size="5981 3722" draw:text-areas="0 0 ?f0 ?f1" svg:viewBox="0 0 0 0" draw:type="ooxml-non-primitive" draw:enhanced-path="M 0 1 L 3607 3721 5981 3721 2397 1 Z N">
            <draw:equation draw:name="f0" draw:formula="logwidth"/>
            <draw:equation draw:name="f1" draw:formula="logheight"/>
          </draw:enhanced-geometry>
        </draw:custom-shape>
        <draw:custom-shape draw:name="Google Shape;433;p6" draw:style-name="Mgr3" draw:text-style-name="MP5" draw:layer="layout" svg:width="0.419cm" svg:height="0.261cm" svg:x="20.635cm" svg:y="-0.984cm">
          <text:p/>
          <draw:enhanced-geometry draw:mirror-horizontal="false" draw:mirror-vertical="false" drawooo:sub-view-size="5959 3722" draw:text-areas="0 0 ?f0 ?f1" svg:viewBox="0 0 0 0" draw:type="ooxml-non-primitive" draw:enhanced-path="M 1 1 L 3584 3721 5958 3721 2375 1 Z N">
            <draw:equation draw:name="f0" draw:formula="logwidth"/>
            <draw:equation draw:name="f1" draw:formula="logheight"/>
          </draw:enhanced-geometry>
        </draw:custom-shape>
        <draw:custom-shape draw:name="Google Shape;434;p6" draw:style-name="Mgr3" draw:text-style-name="MP5" draw:layer="layout" svg:width="0.421cm" svg:height="0.261cm" svg:x="20.951cm" svg:y="-0.984cm">
          <text:p/>
          <draw:enhanced-geometry draw:mirror-horizontal="false" draw:mirror-vertical="false" drawooo:sub-view-size="5981 3722" draw:text-areas="0 0 ?f0 ?f1" svg:viewBox="0 0 0 0" draw:type="ooxml-non-primitive" draw:enhanced-path="M 1 1 L 3584 3721 5981 3721 2374 1 Z N">
            <draw:equation draw:name="f0" draw:formula="logwidth"/>
            <draw:equation draw:name="f1" draw:formula="logheight"/>
          </draw:enhanced-geometry>
        </draw:custom-shape>
        <draw:custom-shape draw:name="Google Shape;435;p6" draw:style-name="Mgr3" draw:text-style-name="MP5" draw:layer="layout" svg:width="0.779cm" svg:height="0.487cm" svg:x="16.483cm" svg:y="1.206cm">
          <text:p/>
          <draw:enhanced-geometry draw:mirror-horizontal="false" draw:mirror-vertical="false" drawooo:sub-view-size="11072 6917" draw:text-areas="0 0 ?f0 ?f1" svg:viewBox="0 0 0 0" draw:type="ooxml-non-primitive" draw:enhanced-path="M 1 0 L 6666 6916 11071 6916 4406 0 Z N">
            <draw:equation draw:name="f0" draw:formula="logwidth"/>
            <draw:equation draw:name="f1" draw:formula="logheight"/>
          </draw:enhanced-geometry>
        </draw:custom-shape>
        <draw:custom-shape draw:name="Google Shape;436;p6" draw:style-name="Mgr3" draw:text-style-name="MP5" draw:layer="layout" svg:width="0.779cm" svg:height="0.487cm" svg:x="17.069cm" svg:y="1.206cm">
          <text:p/>
          <draw:enhanced-geometry draw:mirror-horizontal="false" draw:mirror-vertical="false" drawooo:sub-view-size="11071 6917" draw:text-areas="0 0 ?f0 ?f1" svg:viewBox="0 0 0 0" draw:type="ooxml-non-primitive" draw:enhanced-path="M 0 0 L 6665 6916 11070 6916 4405 0 Z N">
            <draw:equation draw:name="f0" draw:formula="logwidth"/>
            <draw:equation draw:name="f1" draw:formula="logheight"/>
          </draw:enhanced-geometry>
        </draw:custom-shape>
        <draw:custom-shape draw:name="Google Shape;437;p6" draw:style-name="Mgr3" draw:text-style-name="MP5" draw:layer="layout" svg:width="0.779cm" svg:height="0.487cm" svg:x="17.654cm" svg:y="1.206cm">
          <text:p/>
          <draw:enhanced-geometry draw:mirror-horizontal="false" draw:mirror-vertical="false" drawooo:sub-view-size="11071 6917" draw:text-areas="0 0 ?f0 ?f1" svg:viewBox="0 0 0 0" draw:type="ooxml-non-primitive" draw:enhanced-path="M 1 0 L 6666 6916 11071 6916 4429 0 Z N">
            <draw:equation draw:name="f0" draw:formula="logwidth"/>
            <draw:equation draw:name="f1" draw:formula="logheight"/>
          </draw:enhanced-geometry>
        </draw:custom-shape>
        <draw:custom-shape draw:name="Google Shape;438;p6" draw:style-name="Mgr3" draw:text-style-name="MP5" draw:layer="layout" svg:width="0.779cm" svg:height="0.487cm" svg:x="18.241cm" svg:y="1.206cm">
          <text:p/>
          <draw:enhanced-geometry draw:mirror-horizontal="false" draw:mirror-vertical="false" drawooo:sub-view-size="11072 6917" draw:text-areas="0 0 ?f0 ?f1" svg:viewBox="0 0 0 0" draw:type="ooxml-non-primitive" draw:enhanced-path="M 1 0 L 6643 6916 11071 6916 4406 0 Z N">
            <draw:equation draw:name="f0" draw:formula="logwidth"/>
            <draw:equation draw:name="f1" draw:formula="logheight"/>
          </draw:enhanced-geometry>
        </draw:custom-shape>
        <draw:custom-shape draw:name="Google Shape;439;p6" draw:style-name="Mgr3" draw:text-style-name="MP5" draw:layer="layout" svg:width="0.779cm" svg:height="0.487cm" svg:x="18.827cm" svg:y="1.206cm">
          <text:p/>
          <draw:enhanced-geometry draw:mirror-horizontal="false" draw:mirror-vertical="false" drawooo:sub-view-size="11071 6917" draw:text-areas="0 0 ?f0 ?f1" svg:viewBox="0 0 0 0" draw:type="ooxml-non-primitive" draw:enhanced-path="M 0 0 L 6665 6916 11071 6916 4406 0 Z N">
            <draw:equation draw:name="f0" draw:formula="logwidth"/>
            <draw:equation draw:name="f1" draw:formula="logheight"/>
          </draw:enhanced-geometry>
        </draw:custom-shape>
        <draw:custom-shape draw:name="Google Shape;440;p6" draw:style-name="Mgr3" draw:text-style-name="MP5" draw:layer="layout" svg:width="0.779cm" svg:height="0.487cm" svg:x="19.413cm" svg:y="1.206cm">
          <text:p/>
          <draw:enhanced-geometry draw:mirror-horizontal="false" draw:mirror-vertical="false" drawooo:sub-view-size="11071 6917" draw:text-areas="0 0 ?f0 ?f1" svg:viewBox="0 0 0 0" draw:type="ooxml-non-primitive" draw:enhanced-path="M 1 0 L 6666 6916 11071 6916 4406 0 Z N">
            <draw:equation draw:name="f0" draw:formula="logwidth"/>
            <draw:equation draw:name="f1" draw:formula="logheight"/>
          </draw:enhanced-geometry>
        </draw:custom-shape>
        <draw:custom-shape draw:name="Google Shape;441;p6" draw:style-name="Mgr3" draw:text-style-name="MP5" draw:layer="layout" svg:width="2.76cm" svg:height="1.273cm" svg:x="8.72cm" svg:y="-2.008cm">
          <text:p/>
          <draw:enhanced-geometry draw:mirror-horizontal="false" draw:mirror-vertical="false" drawooo:sub-view-size="39169 18079" draw:text-areas="0 0 ?f0 ?f1" svg:viewBox="0 0 0 0" draw:type="ooxml-non-primitive" draw:enhanced-path="M 183 0 C 92 0 1 92 1 206 1 297 92 388 183 388 L 21182 388 38826 18010 C 38849 18055 38895 18078 38940 18078 39009 18078 39055 18055 39077 18010 39169 17941 39169 17827 39077 17736 L 21342 0 Z N">
            <draw:equation draw:name="f0" draw:formula="logwidth"/>
            <draw:equation draw:name="f1" draw:formula="logheight"/>
          </draw:enhanced-geometry>
        </draw:custom-shape>
        <draw:custom-shape draw:name="Google Shape;442;p6" draw:style-name="Mgr3" draw:text-style-name="MP5" draw:layer="layout" svg:width="0.191cm" svg:height="0.191cm" svg:x="11.385cm" svg:y="-0.858cm">
          <text:p/>
          <draw:enhanced-geometry draw:mirror-horizontal="false" draw:mirror-vertical="false" drawooo:sub-view-size="4247 4247" draw:text-areas="0 0 ?f0 ?f1" svg:viewBox="0 0 0 0" draw:type="ooxml-non-primitive" draw:enhanced-path="M 2123 1 C 959 1 1 960 1 2124 1 3311 959 4246 2123 4246 3310 4246 4246 3311 4246 2124 4246 960 3310 1 2123 1 Z N">
            <draw:equation draw:name="f0" draw:formula="logwidth"/>
            <draw:equation draw:name="f1" draw:formula="logheight"/>
          </draw:enhanced-geometry>
        </draw:custom-shape>
      </draw:g>
      <draw:frame draw:name="Google Shape;443;p6" presentation:style-name="TITLE_5f_ONLY-title" draw:layer="backgroundobjects" svg:width="21.399cm" svg:height="1.356cm" svg:x="2cm" svg:y="1.283cm" presentation:class="title" presentation:placeholder="true" presentation:user-transformed="true">
        <draw:text-box/>
      </draw:frame>
      <draw:g draw:name="Google Shape;444;p6">
        <draw:custom-shape draw:name="Google Shape;445;p6" draw:style-name="Mgr22" draw:text-style-name="MP6" draw:layer="layout" svg:width="0.321cm" svg:height="9.6cm" svg:x="0.485cm" svg:y="9.93cm">
          <text:p/>
          <draw:enhanced-geometry draw:mirror-horizontal="true" draw:mirror-vertical="false" drawooo:sub-view-size="4634 138253" draw:text-areas="0 0 ?f0 ?f1" svg:viewBox="0 0 0 0" draw:type="ooxml-non-primitive" draw:enhanced-path="M 3150 138253 L 3150 54872 0 51722 0 28714 4634 24058 4634 0 F N">
            <draw:equation draw:name="f0" draw:formula="logwidth"/>
            <draw:equation draw:name="f1" draw:formula="logheight"/>
          </draw:enhanced-geometry>
        </draw:custom-shape>
        <draw:custom-shape draw:name="Google Shape;446;p6" draw:style-name="Mgr23" draw:text-style-name="MP6" draw:layer="layout" svg:width="0.11cm" svg:height="0.11cm" svg:x="0.432cm" svg:y="9.878cm">
          <text:p/>
          <draw:enhanced-geometry draw:mirror-horizontal="true" draw:mirror-vertical="false" drawooo:sub-view-size="1599 1598" draw:text-areas="0 0 ?f0 ?f1" svg:viewBox="0 0 0 0" draw:type="ooxml-non-primitive" draw:enhanced-path="M 800 0 C 366 0 1 365 1 799 1 1233 366 1598 800 1598 1256 1598 1599 1233 1599 799 1599 365 1256 0 800 0 Z N">
            <draw:equation draw:name="f0" draw:formula="logwidth"/>
            <draw:equation draw:name="f1" draw:formula="logheight"/>
          </draw:enhanced-geometry>
        </draw:custom-shape>
        <draw:custom-shape draw:name="Google Shape;447;p6" draw:style-name="Mgr24" draw:text-style-name="MP5" draw:layer="layout" svg:width="0.311cm" svg:height="6.511cm" svg:x="1.006cm" svg:y="11.401cm">
          <text:p/>
          <draw:enhanced-geometry draw:mirror-horizontal="true" draw:mirror-vertical="false" drawooo:sub-view-size="4498 93767" draw:text-areas="0 0 ?f0 ?f1" svg:viewBox="0 0 0 0" draw:type="ooxml-non-primitive" draw:enhanced-path="M 4497 93766 L 4497 50855 1 46358 1 0 F N">
            <draw:equation draw:name="f0" draw:formula="logwidth"/>
            <draw:equation draw:name="f1" draw:formula="logheight"/>
          </draw:enhanced-geometry>
        </draw:custom-shape>
        <draw:custom-shape draw:name="Google Shape;448;p6" draw:style-name="Mgr25" draw:text-style-name="MP5" draw:layer="layout" svg:width="0.11cm" svg:height="0.11cm" svg:x="1.265cm" svg:y="11.347cm">
          <text:p/>
          <draw:enhanced-geometry draw:mirror-horizontal="true" draw:mirror-vertical="false" drawooo:sub-view-size="1599 1598" draw:text-areas="0 0 ?f0 ?f1" svg:viewBox="0 0 0 0" draw:type="ooxml-non-primitive" draw:enhanced-path="M 800 0 C 366 0 1 365 1 799 1 1255 366 1598 800 1598 1233 1598 1599 1255 1599 799 1599 365 1233 0 800 0 Z N">
            <draw:equation draw:name="f0" draw:formula="logwidth"/>
            <draw:equation draw:name="f1" draw:formula="logheight"/>
          </draw:enhanced-geometry>
        </draw:custom-shape>
        <draw:custom-shape draw:name="Google Shape;449;p6" draw:style-name="Mgr24" draw:text-style-name="MP5" draw:layer="layout" svg:width="0.535cm" svg:height="1.039cm" svg:x="0.783cm" svg:y="10.715cm">
          <text:p/>
          <draw:enhanced-geometry draw:mirror-horizontal="true" draw:mirror-vertical="false" drawooo:sub-view-size="7716 14975" draw:text-areas="0 0 ?f0 ?f1" svg:viewBox="0 0 0 0" draw:type="ooxml-non-primitive" draw:enhanced-path="M 1 14974 L 7716 7259 7716 1 F N">
            <draw:equation draw:name="f0" draw:formula="logwidth"/>
            <draw:equation draw:name="f1" draw:formula="logheight"/>
          </draw:enhanced-geometry>
        </draw:custom-shape>
        <draw:custom-shape draw:name="Google Shape;450;p6" draw:style-name="Mgr25" draw:text-style-name="MP5" draw:layer="layout" svg:width="0.11cm" svg:height="0.11cm" svg:x="0.73cm" svg:y="10.662cm">
          <text:p/>
          <draw:enhanced-geometry draw:mirror-horizontal="true" draw:mirror-vertical="false" drawooo:sub-view-size="1599 1599" draw:text-areas="0 0 ?f0 ?f1" svg:viewBox="0 0 0 0" draw:type="ooxml-non-primitive" draw:enhanced-path="M 800 1 C 366 1 1 366 1 799 1 1233 366 1598 800 1598 1233 1598 1598 1233 1598 799 1598 366 1233 1 800 1 Z N">
            <draw:equation draw:name="f0" draw:formula="logwidth"/>
            <draw:equation draw:name="f1" draw:formula="logheight"/>
          </draw:enhanced-geometry>
        </draw:custom-shape>
        <draw:custom-shape draw:name="Google Shape;451;p6" draw:style-name="Mgr22" draw:text-style-name="MP6" draw:layer="layout" svg:width="0.001cm" svg:height="2.697cm" svg:x="1.319cm" svg:y="15.383cm">
          <text:p/>
          <draw:enhanced-geometry draw:mirror-horizontal="true" draw:mirror-vertical="false" drawooo:sub-view-size="1 38849" draw:text-areas="0 0 ?f0 ?f1" svg:viewBox="0 0 0 0" draw:type="ooxml-non-primitive" draw:enhanced-path="M 1 38849 L 1 0 F N">
            <draw:equation draw:name="f0" draw:formula="logwidth"/>
            <draw:equation draw:name="f1" draw:formula="logheight"/>
          </draw:enhanced-geometry>
        </draw:custom-shape>
        <draw:custom-shape draw:name="Google Shape;452;p6" draw:style-name="Mgr23" draw:text-style-name="MP6" draw:layer="layout" svg:width="0.11cm" svg:height="0.11cm" svg:x="1.265cm" svg:y="15.33cm">
          <text:p/>
          <draw:enhanced-geometry draw:mirror-horizontal="true" draw:mirror-vertical="false" drawooo:sub-view-size="1599 1599" draw:text-areas="0 0 ?f0 ?f1" svg:viewBox="0 0 0 0" draw:type="ooxml-non-primitive" draw:enhanced-path="M 800 1 C 366 1 1 343 1 800 1 1234 366 1599 800 1599 1233 1599 1599 1234 1599 800 1599 343 1233 1 800 1 Z N">
            <draw:equation draw:name="f0" draw:formula="logwidth"/>
            <draw:equation draw:name="f1" draw:formula="logheight"/>
          </draw:enhanced-geometry>
        </draw:custom-shape>
        <draw:custom-shape draw:name="Google Shape;453;p6" draw:style-name="Mgr24" draw:text-style-name="MP5" draw:layer="layout" svg:width="0.479cm" svg:height="5.786cm" svg:x="-0.116cm" svg:y="12.244cm">
          <text:p/>
          <draw:enhanced-geometry draw:mirror-horizontal="true" draw:mirror-vertical="false" drawooo:sub-view-size="6917 83336" draw:text-areas="0 0 ?f0 ?f1" svg:viewBox="0 0 0 0" draw:type="ooxml-non-primitive" draw:enhanced-path="M 6917 83335 L 0 76396 0 15841 4954 10865 4954 0 F N">
            <draw:equation draw:name="f0" draw:formula="logwidth"/>
            <draw:equation draw:name="f1" draw:formula="logheight"/>
          </draw:enhanced-geometry>
        </draw:custom-shape>
        <draw:custom-shape draw:name="Google Shape;454;p6" draw:style-name="Mgr25" draw:text-style-name="MP5" draw:layer="layout" svg:width="0.11cm" svg:height="0.11cm" svg:x="-0.033cm" svg:y="12.192cm">
          <text:p/>
          <draw:enhanced-geometry draw:mirror-horizontal="true" draw:mirror-vertical="false" drawooo:sub-view-size="1599 1599" draw:text-areas="0 0 ?f0 ?f1" svg:viewBox="0 0 0 0" draw:type="ooxml-non-primitive" draw:enhanced-path="M 800 1 C 366 1 1 343 1 800 1 1234 366 1599 800 1599 1256 1599 1598 1234 1598 800 1598 343 1256 1 800 1 Z N">
            <draw:equation draw:name="f0" draw:formula="logwidth"/>
            <draw:equation draw:name="f1" draw:formula="logheight"/>
          </draw:enhanced-geometry>
        </draw:custom-shape>
        <draw:custom-shape draw:name="Google Shape;455;p6" draw:style-name="Mgr22" draw:text-style-name="MP6" draw:layer="layout" svg:width="0.001cm" svg:height="3.012cm" svg:x="0.125cm" svg:y="14.111cm">
          <text:p/>
          <draw:enhanced-geometry draw:mirror-horizontal="true" draw:mirror-vertical="false" drawooo:sub-view-size="1 43392" draw:text-areas="0 0 ?f0 ?f1" svg:viewBox="0 0 0 0" draw:type="ooxml-non-primitive" draw:enhanced-path="M 0 43391 L 0 0 F N">
            <draw:equation draw:name="f0" draw:formula="logwidth"/>
            <draw:equation draw:name="f1" draw:formula="logheight"/>
          </draw:enhanced-geometry>
        </draw:custom-shape>
        <draw:custom-shape draw:name="Google Shape;456;p6" draw:style-name="Mgr23" draw:text-style-name="MP6" draw:layer="layout" svg:width="0.112cm" svg:height="0.11cm" svg:x="0.07cm" svg:y="17.066cm">
          <text:p/>
          <draw:enhanced-geometry draw:mirror-horizontal="true" draw:mirror-vertical="false" drawooo:sub-view-size="1621 1599" draw:text-areas="0 0 ?f0 ?f1" svg:viewBox="0 0 0 0" draw:type="ooxml-non-primitive" draw:enhanced-path="M 799 1 C 365 1 0 366 0 800 0 1233 365 1598 799 1598 1256 1598 1621 1233 1621 800 1621 366 1256 1 799 1 Z N">
            <draw:equation draw:name="f0" draw:formula="logwidth"/>
            <draw:equation draw:name="f1" draw:formula="logheight"/>
          </draw:enhanced-geometry>
        </draw:custom-shape>
        <draw:custom-shape draw:name="Google Shape;457;p6" draw:style-name="Mgr23" draw:text-style-name="MP6" draw:layer="layout" svg:width="0.112cm" svg:height="0.11cm" svg:x="0.07cm" svg:y="14.059cm">
          <text:p/>
          <draw:enhanced-geometry draw:mirror-horizontal="true" draw:mirror-vertical="false" drawooo:sub-view-size="1621 1598" draw:text-areas="0 0 ?f0 ?f1" svg:viewBox="0 0 0 0" draw:type="ooxml-non-primitive" draw:enhanced-path="M 799 0 C 365 0 0 342 0 799 0 1233 365 1598 799 1598 1256 1598 1621 1233 1621 799 1621 342 1256 0 799 0 Z N">
            <draw:equation draw:name="f0" draw:formula="logwidth"/>
            <draw:equation draw:name="f1" draw:formula="logheight"/>
          </draw:enhanced-geometry>
        </draw:custom-shape>
        <draw:custom-shape draw:name="Google Shape;458;p6" draw:style-name="Mgr22" draw:text-style-name="MP6" draw:layer="layout" svg:width="1.237cm" svg:height="4.494cm" svg:x="-1.347cm" svg:y="13.536cm">
          <text:p/>
          <draw:enhanced-geometry draw:mirror-horizontal="true" draw:mirror-vertical="false" drawooo:sub-view-size="17827 64734" draw:text-areas="0 0 ?f0 ?f1" svg:viewBox="0 0 0 0" draw:type="ooxml-non-primitive" draw:enhanced-path="M 17827 64733 L 4314 51221 4314 28258 0 23944 0 1 F N">
            <draw:equation draw:name="f0" draw:formula="logwidth"/>
            <draw:equation draw:name="f1" draw:formula="logheight"/>
          </draw:enhanced-geometry>
        </draw:custom-shape>
        <draw:custom-shape draw:name="Google Shape;459;p6" draw:style-name="Mgr23" draw:text-style-name="MP6" draw:layer="layout" svg:width="0.11cm" svg:height="0.112cm" svg:x="-0.163cm" svg:y="13.482cm">
          <text:p/>
          <draw:enhanced-geometry draw:mirror-horizontal="true" draw:mirror-vertical="false" drawooo:sub-view-size="1599 1622" draw:text-areas="0 0 ?f0 ?f1" svg:viewBox="0 0 0 0" draw:type="ooxml-non-primitive" draw:enhanced-path="M 799 1 C 343 1 0 366 0 800 0 1256 343 1621 799 1621 1233 1621 1598 1256 1598 800 1598 366 1233 1 799 1 Z N">
            <draw:equation draw:name="f0" draw:formula="logwidth"/>
            <draw:equation draw:name="f1" draw:formula="logheight"/>
          </draw:enhanced-geometry>
        </draw:custom-shape>
        <draw:custom-shape draw:name="Google Shape;460;p6" draw:style-name="Mgr22" draw:text-style-name="MP6" draw:layer="layout" svg:width="0.484cm" svg:height="1.546cm" svg:x="-0.892cm" svg:y="14.896cm">
          <text:p/>
          <draw:enhanced-geometry draw:mirror-horizontal="true" draw:mirror-vertical="false" drawooo:sub-view-size="6985 22279" draw:text-areas="0 0 ?f0 ?f1" svg:viewBox="0 0 0 0" draw:type="ooxml-non-primitive" draw:enhanced-path="M 0 22278 L 6985 15294 6985 1 F N">
            <draw:equation draw:name="f0" draw:formula="logwidth"/>
            <draw:equation draw:name="f1" draw:formula="logheight"/>
          </draw:enhanced-geometry>
        </draw:custom-shape>
        <draw:custom-shape draw:name="Google Shape;461;p6" draw:style-name="Mgr23" draw:text-style-name="MP6" draw:layer="layout" svg:width="0.11cm" svg:height="0.11cm" svg:x="-0.948cm" svg:y="14.844cm">
          <text:p/>
          <draw:enhanced-geometry draw:mirror-horizontal="true" draw:mirror-vertical="false" drawooo:sub-view-size="1599 1599" draw:text-areas="0 0 ?f0 ?f1" svg:viewBox="0 0 0 0" draw:type="ooxml-non-primitive" draw:enhanced-path="M 800 1 C 343 1 1 343 1 799 1 1233 343 1598 800 1598 1233 1598 1599 1233 1599 799 1599 343 1233 1 800 1 Z N">
            <draw:equation draw:name="f0" draw:formula="logwidth"/>
            <draw:equation draw:name="f1" draw:formula="logheight"/>
          </draw:enhanced-geometry>
        </draw:custom-shape>
        <draw:custom-shape draw:name="Google Shape;462;p6" draw:style-name="Mgr22" draw:text-style-name="MP6" draw:layer="layout" svg:width="0.001cm" svg:height="1.188cm" svg:x="-1.587cm" svg:y="16.843cm">
          <text:p/>
          <draw:enhanced-geometry draw:mirror-horizontal="true" draw:mirror-vertical="false" drawooo:sub-view-size="1 17120" draw:text-areas="0 0 ?f0 ?f1" svg:viewBox="0 0 0 0" draw:type="ooxml-non-primitive" draw:enhanced-path="M 0 17119 L 0 0 F N">
            <draw:equation draw:name="f0" draw:formula="logwidth"/>
            <draw:equation draw:name="f1" draw:formula="logheight"/>
          </draw:enhanced-geometry>
        </draw:custom-shape>
        <draw:custom-shape draw:name="Google Shape;463;p6" draw:style-name="Mgr23" draw:text-style-name="MP6" draw:layer="layout" svg:width="0.11cm" svg:height="0.11cm" svg:x="-1.64cm" svg:y="16.79cm">
          <text:p/>
          <draw:enhanced-geometry draw:mirror-horizontal="true" draw:mirror-vertical="false" drawooo:sub-view-size="1599 1598" draw:text-areas="0 0 ?f0 ?f1" svg:viewBox="0 0 0 0" draw:type="ooxml-non-primitive" draw:enhanced-path="M 799 0 C 343 0 1 365 1 799 1 1233 343 1598 799 1598 1233 1598 1598 1233 1598 799 1598 365 1233 0 799 0 Z N">
            <draw:equation draw:name="f0" draw:formula="logwidth"/>
            <draw:equation draw:name="f1" draw:formula="logheight"/>
          </draw:enhanced-geometry>
        </draw:custom-shape>
        <draw:custom-shape draw:name="Google Shape;464;p6" draw:style-name="Mgr22" draw:text-style-name="MP6" draw:layer="layout" svg:width="0.456cm" svg:height="1.077cm" svg:x="-2.935cm" svg:y="16.953cm">
          <text:p/>
          <draw:enhanced-geometry draw:mirror-horizontal="true" draw:mirror-vertical="false" drawooo:sub-view-size="6575 15522" draw:text-areas="0 0 ?f0 ?f1" svg:viewBox="0 0 0 0" draw:type="ooxml-non-primitive" draw:enhanced-path="M 6575 15521 L 6575 6574 1 0 F N">
            <draw:equation draw:name="f0" draw:formula="logwidth"/>
            <draw:equation draw:name="f1" draw:formula="logheight"/>
          </draw:enhanced-geometry>
        </draw:custom-shape>
        <draw:custom-shape draw:name="Google Shape;465;p6" draw:style-name="Mgr23" draw:text-style-name="MP6" draw:layer="layout" svg:width="0.121cm" svg:height="0.111cm" svg:x="-2.544cm" svg:y="16.9cm">
          <text:p/>
          <draw:enhanced-geometry draw:mirror-horizontal="true" draw:mirror-vertical="false" drawooo:sub-view-size="1758 1611" draw:text-areas="0 0 ?f0 ?f1" svg:viewBox="0 0 0 0" draw:type="ooxml-non-primitive" draw:enhanced-path="M 868 1 C 662 1 457 92 297 252 0 549 0 1074 297 1370 457 1530 662 1610 868 1610 1073 1610 1279 1530 1438 1370 1758 1074 1758 549 1438 252 1279 92 1073 1 868 1 Z N">
            <draw:equation draw:name="f0" draw:formula="logwidth"/>
            <draw:equation draw:name="f1" draw:formula="logheight"/>
          </draw:enhanced-geometry>
        </draw:custom-shape>
      </draw:g>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presentation:header/></text:p>
          </draw:text-box>
        </draw:frame>
        <draw:frame presentation:style-name="Mpr10" draw:text-style-name="MP4" draw:layer="backgroundobjects" svg:width="8.266cm" svg:height="1.269cm" svg:x="10.783cm" svg:y="0cm" presentation:class="date-time">
          <draw:text-box>
            <text:p text:style-name="MP3"><presentation:date-time/></text:p>
          </draw:text-box>
        </draw:frame>
        <draw:frame presentation:style-name="Mpr11" draw:text-style-name="MP2" draw:layer="backgroundobjects" svg:width="8.266cm" svg:height="1.269cm" svg:x="0cm" svg:y="24.13cm" presentation:class="footer">
          <draw:text-box>
            <text:p text:style-name="MP1"><presentation:footer/></text:p>
          </draw:text-box>
        </draw:frame>
        <draw:frame presentation:style-name="Mpr11" draw:text-style-name="MP4" draw:layer="backgroundobjects" svg:width="8.266cm" svg:height="1.269cm" svg:x="10.783cm" svg:y="24.13cm" presentation:class="page-number">
          <draw:text-box>
            <text:p text:style-name="MP3"><text:page-number>1</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724"/>
    <meta:generator>LibreOfficeDev/6.0.5.2$Linux_X86_64 LibreOffice_project/</meta:generator>
  </office:meta>
</office:document-meta>
</file>